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7a5" officeooo:paragraph-rsid="000c57a5"/>
    </style:style>
    <style:style style:name="P2" style:family="paragraph" style:parent-style-name="Standard">
      <style:paragraph-properties style:line-height-at-least="0.1319in"/>
      <style:text-properties fo:color="#cccccc" style:font-name="Consolas" fo:font-size="7pt" fo:font-weight="normal" fo:background-color="#1f1f1f"/>
    </style:style>
    <style:style style:name="P3" style:family="paragraph" style:parent-style-name="Standard">
      <style:paragraph-properties style:line-height-at-least="0.1319in"/>
      <style:text-properties fo:color="#cccccc" style:font-name="Consolas" fo:font-size="7pt" fo:font-weight="normal" officeooo:paragraph-rsid="000c57a5" fo:background-color="#1f1f1f"/>
    </style:style>
    <style:style style:name="P4" style:family="paragraph" style:parent-style-name="Standard">
      <style:text-properties fo:color="#cccccc" style:font-name="Consolas" fo:font-size="7pt" fo:font-weight="normal" officeooo:rsid="000c57a5" officeooo:paragraph-rsid="000c57a5" fo:background-color="#1f1f1f"/>
    </style:style>
    <style:style style:name="P5" style:family="paragraph" style:parent-style-name="Standard">
      <style:paragraph-properties style:line-height-at-least="0.1319in"/>
      <style:text-properties fo:color="#cccccc" fo:background-color="#1f1f1f"/>
    </style:style>
    <style:style style:name="P6" style:family="paragraph" style:parent-style-name="Standard">
      <style:paragraph-properties style:line-height-at-least="0.1319in"/>
      <style:text-properties fo:color="#cccccc" officeooo:paragraph-rsid="000c57a5" fo:background-color="#1f1f1f"/>
    </style:style>
    <style:style style:name="P7" style:family="paragraph" style:parent-style-name="Standard">
      <style:paragraph-properties style:line-height-at-least="0.1319in"/>
      <style:text-properties fo:color="#6a9955" style:font-name="Consolas" fo:font-size="7pt" fo:font-weight="normal" fo:background-color="#1f1f1f"/>
    </style:style>
    <style:style style:name="P8" style:family="paragraph" style:parent-style-name="Standard">
      <style:text-properties fo:color="#6a9955" style:font-name="Consolas" fo:font-size="7pt" fo:font-weight="normal" officeooo:rsid="000c57a5" officeooo:paragraph-rsid="000c57a5" fo:background-color="#1f1f1f"/>
    </style:style>
    <style:style style:name="P9" style:family="paragraph" style:parent-style-name="Standard">
      <style:paragraph-properties style:line-height-at-least="0.1319in"/>
    </style:style>
    <style:style style:name="P10" style:family="paragraph" style:parent-style-name="Standard">
      <style:paragraph-properties style:line-height-at-least="0.1319in"/>
      <style:text-properties officeooo:paragraph-rsid="000c57a5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7pt" fo:font-weight="normal"/>
    </style:style>
    <style:style style:name="T3" style:family="text">
      <style:text-properties fo:color="#4fc1ff"/>
    </style:style>
    <style:style style:name="T4" style:family="text">
      <style:text-properties fo:color="#4fc1ff" style:font-name="Consolas" fo:font-size="7pt" fo:font-weight="normal"/>
    </style:style>
    <style:style style:name="T5" style:family="text">
      <style:text-properties fo:color="#d4d4d4"/>
    </style:style>
    <style:style style:name="T6" style:family="text">
      <style:text-properties fo:color="#d4d4d4" style:font-name="Consolas" fo:font-size="7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size="7pt" fo:font-weight="normal"/>
    </style:style>
    <style:style style:name="T9" style:family="text">
      <style:text-properties fo:color="#ce9178"/>
    </style:style>
    <style:style style:name="T10" style:family="text">
      <style:text-properties fo:color="#ce9178" style:font-name="Consolas" fo:font-size="7pt" fo:font-weight="normal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size="7pt" fo:font-weight="normal"/>
    </style:style>
    <style:style style:name="T13" style:family="text">
      <style:text-properties fo:color="#c586c0"/>
    </style:style>
    <style:style style:name="T14" style:family="text">
      <style:text-properties fo:color="#c586c0" style:font-name="Consolas" fo:font-size="7pt" fo:font-weight="normal"/>
    </style:style>
    <style:style style:name="T15" style:family="text">
      <style:text-properties style:font-name="Consolas" fo:font-size="7pt" fo:font-weight="normal"/>
    </style:style>
    <style:style style:name="T16" style:family="text">
      <style:text-properties fo:color="#6a9955" style:font-name="Consolas" fo:font-size="7pt" fo:font-weight="normal"/>
    </style:style>
    <style:style style:name="T17" style:family="text">
      <style:text-properties fo:color="#b5cea8"/>
    </style:style>
    <style:style style:name="T18" style:family="text">
      <style:text-properties fo:color="#b5cea8" style:font-name="Consolas" fo:font-size="7pt" fo:font-weight="normal"/>
    </style:style>
    <style:style style:name="T19" style:family="text">
      <style:text-properties fo:color="#4ec9b0"/>
    </style:style>
    <style:style style:name="T20" style:family="text">
      <style:text-properties fo:color="#4ec9b0" style:font-name="Consolas" fo:font-size="7pt" fo:font-weight="normal"/>
    </style:style>
    <style:style style:name="T21" style:family="text">
      <style:text-properties fo:color="#d16969" style:font-name="Consolas" fo:font-size="7pt" fo:font-weight="normal"/>
    </style:style>
    <style:style style:name="T22" style:family="text">
      <style:text-properties fo:color="#d7ba7d"/>
    </style:style>
    <style:style style:name="T23" style:family="text">
      <style:text-properties fo:color="#d7ba7d" style:font-name="Consolas" fo:font-size="7pt" fo:font-weight="normal"/>
    </style:style>
    <style:style style:name="T24" style:family="text">
      <style:text-properties fo:color="#808080"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.js</text:p>
      <text:p text:style-name="P8">// server.js</text:p>
      <text:p text:style-name="P2"><text:span text:style-name="T1">const</text:span> <text:span text:style-name="T3">express</text:span> <text:span text:style-name="T5">=</text:span> <text:span text:style-name="T7">require</text:span>(<text:span text:style-name="T9">'express'</text:span>);</text:p>
      <text:p text:style-name="P2"><text:span text:style-name="T1">const</text:span> <text:span text:style-name="T3">fs</text:span> <text:span text:style-name="T5">=</text:span> <text:span text:style-name="T7">require</text:span>(<text:span text:style-name="T9">'fs'</text:span>);</text:p>
      <text:p text:style-name="P2"><text:span text:style-name="T1">const</text:span> <text:span text:style-name="T3">csv</text:span> <text:span text:style-name="T5">=</text:span> <text:span text:style-name="T7">require</text:span>(<text:span text:style-name="T9">'csv-parser'</text:span>);</text:p>
      <text:p text:style-name="P2"><text:span text:style-name="T1">const</text:span> <text:span text:style-name="T3">cors</text:span> <text:span text:style-name="T5">=</text:span> <text:span text:style-name="T7">require</text:span>(<text:span text:style-name="T9">'cors'</text:span>);</text:p>
      <text:p text:style-name="P2"><text:span text:style-name="T1">const</text:span> <text:span text:style-name="T3">path</text:span> <text:span text:style-name="T5">=</text:span> <text:span text:style-name="T7">require</text:span>(<text:span text:style-name="T9">'path'</text:span>);</text:p>
      <text:p text:style-name="P2"><text:span text:style-name="T1">const</text:span> <text:span text:style-name="T3">app</text:span> <text:span text:style-name="T5">=</text:span> <text:span text:style-name="T7">express</text:span>();</text:p>
      <text:p text:style-name="P9"/>
      <text:p text:style-name="P2"><text:span text:style-name="T11">app</text:span>.<text:span text:style-name="T7">use</text:span>(<text:span text:style-name="T7">cors</text:span>());</text:p>
      <text:p text:style-name="P2"><text:span text:style-name="T11">app</text:span>.<text:span text:style-name="T7">use</text:span>(<text:span text:style-name="T11">express</text:span>.<text:span text:style-name="T7">json</text:span>());</text:p>
      <text:p text:style-name="P9"/>
      <text:p text:style-name="P7">// Path to your data files</text:p>
      <text:p text:style-name="P2"><text:span text:style-name="T1">const</text:span> <text:span text:style-name="T3">DATA_PATH</text:span> <text:span text:style-name="T5">=</text:span> <text:span text:style-name="T11">path</text:span>.<text:span text:style-name="T7">join</text:span>(<text:span text:style-name="T11">__dirname</text:span>, <text:span text:style-name="T9">'data'</text:span>);</text:p>
      <text:p text:style-name="P9"/>
      <text:p text:style-name="P7">// Make sure the data directory exists</text:p>
      <text:p text:style-name="P2"><text:span text:style-name="T13">if</text:span> (<text:span text:style-name="T5">!</text:span><text:span text:style-name="T11">fs</text:span>.<text:span text:style-name="T7">existsSync</text:span>(<text:span text:style-name="T3">DATA_PATH</text:span>)) {</text:p>
      <text:p text:style-name="P5">  <text:span text:style-name="T12">fs</text:span><text:span text:style-name="T15">.</text:span><text:span text:style-name="T8">mkdirSync</text:span><text:span text:style-name="T15">(</text:span><text:span text:style-name="T4">DATA_PATH</text:span><text:span text:style-name="T15">, { </text:span><text:span text:style-name="T12">recursive:</text:span><text:span text:style-name="T15"> </text:span><text:span text:style-name="T2">true</text:span><text:span text:style-name="T15"> });</text:span></text:p>
      <text:p text:style-name="P5">  <text:span text:style-name="T12">console</text:span><text:span text:style-name="T15">.</text:span><text:span text:style-name="T8">log</text:span><text:span text:style-name="T15">(</text:span><text:span text:style-name="T10">`Created data directory at </text:span><text:span text:style-name="T2">${</text:span><text:span text:style-name="T4">DATA_PATH</text:span><text:span text:style-name="T2">}</text:span><text:span text:style-name="T10">`</text:span><text:span text:style-name="T15">);</text:span></text:p>
      <text:p text:style-name="P2">}</text:p>
      <text:p text:style-name="P9"/>
      <text:p text:style-name="P7">// Root endpoint for checking if server is running</text:p>
      <text:p text:style-name="P2"><text:span text:style-name="T11">app</text:span>.<text:span text:style-name="T7">get</text:span>(<text:span text:style-name="T9">'/'</text:span>, (<text:span text:style-name="T11">req</text:span>, <text:span text:style-name="T11">res</text:span>) <text:span text:style-name="T1">=&gt;</text:span> {</text:p>
      <text:p text:style-name="P5">  <text:span text:style-name="T12">res</text:span><text:span text:style-name="T15">.</text:span><text:span text:style-name="T8">send</text:span><text:span text:style-name="T15">(</text:span><text:span text:style-name="T10">'Healthcare Dashboard API Server is running'</text:span><text:span text:style-name="T15">);</text:span></text:p>
      <text:p text:style-name="P2">});</text:p>
      <text:p text:style-name="P9"/>
      <text:p text:style-name="P7">// API endpoint to load all datasets</text:p>
      <text:p text:style-name="P2"><text:span text:style-name="T11">app</text:span>.<text:span text:style-name="T7">get</text:span>(<text:span text:style-name="T9">'/api/data'</text:span>, <text:span text:style-name="T1">async</text:span> (<text:span text:style-name="T11">req</text:span>, <text:span text:style-name="T11">res</text:span>) <text:span text:style-name="T1">=&gt;</text:span> {</text:p>
      <text:p text:style-name="P5">  <text:span text:style-name="T14">try</text:span><text:span text:style-name="T15"> {</text:span></text:p>
      <text:p text:style-name="P5">    <text:span text:style-name="T16">// Process and serve preprocessed data</text:span></text:p>
      <text:p text:style-name="P5">    <text:span text:style-name="T2">const</text:span><text:span text:style-name="T15"> </text:span><text:span text:style-name="T4">data</text:span><text:span text:style-name="T15"> </text:span><text:span text:style-name="T6">=</text:span><text:span text:style-name="T15"> </text:span><text:span text:style-name="T14">await</text:span><text:span text:style-name="T15"> </text:span><text:span text:style-name="T8">loadAllData</text:span><text:span text:style-name="T15">();</text:span></text:p>
      <text:p text:style-name="P5">    <text:span text:style-name="T12">res</text:span><text:span text:style-name="T15">.</text:span><text:span text:style-name="T8">json</text:span><text:span text:style-name="T15">(</text:span><text:span text:style-name="T12">data</text:span><text:span text:style-name="T15">);</text:span></text:p>
      <text:p text:style-name="P5">  <text:span text:style-name="T15">} </text:span><text:span text:style-name="T14">catch</text:span><text:span text:style-name="T15"> (</text:span><text:span text:style-name="T12">error</text:span><text:span text:style-name="T15">) {</text:span></text:p>
      <text:p text:style-name="P5">    <text:span text:style-name="T12">console</text:span><text:span text:style-name="T15">.</text:span><text:span text:style-name="T8">error</text:span><text:span text:style-name="T15">(</text:span><text:span text:style-name="T10">'Error loading data:'</text:span><text:span text:style-name="T15">, </text:span><text:span text:style-name="T12">error</text:span><text:span text:style-name="T15">);</text:span></text:p>
      <text:p text:style-name="P5">    <text:span text:style-name="T12">res</text:span><text:span text:style-name="T15">.</text:span><text:span text:style-name="T8">status</text:span><text:span text:style-name="T15">(</text:span><text:span text:style-name="T18">500</text:span><text:span text:style-name="T15">).</text:span><text:span text:style-name="T8">json</text:span><text:span text:style-name="T15">({ </text:span><text:span text:style-name="T12">error:</text:span><text:span text:style-name="T15"> </text:span><text:span text:style-name="T10">'Failed to load data'</text:span><text:span text:style-name="T15">, </text:span><text:span text:style-name="T12">details:</text:span><text:span text:style-name="T15"> </text:span><text:span text:style-name="T12">error</text:span><text:span text:style-name="T15">.</text:span><text:span text:style-name="T12">message</text:span><text:span text:style-name="T15"> });</text:span></text:p>
      <text:p text:style-name="P5">  <text:span text:style-name="T15">}</text:span></text:p>
      <text:p text:style-name="P2">});</text:p>
      <text:p text:style-name="P9"/>
      <text:p text:style-name="P7">// Simple test endpoint</text:p>
      <text:p text:style-name="P2"><text:span text:style-name="T11">app</text:span>.<text:span text:style-name="T7">get</text:span>(<text:span text:style-name="T9">'/api/test'</text:span>, (<text:span text:style-name="T11">req</text:span>, <text:span text:style-name="T11">res</text:span>) <text:span text:style-name="T1">=&gt;</text:span> {</text:p>
      <text:p text:style-name="P5">  <text:span text:style-name="T12">res</text:span><text:span text:style-name="T15">.</text:span><text:span text:style-name="T8">json</text:span><text:span text:style-name="T15">({ </text:span><text:span text:style-name="T12">status:</text:span><text:span text:style-name="T15"> </text:span><text:span text:style-name="T10">'success'</text:span><text:span text:style-name="T15">, </text:span><text:span text:style-name="T12">message:</text:span><text:span text:style-name="T15"> </text:span><text:span text:style-name="T10">'Server is working properly'</text:span><text:span text:style-name="T15"> });</text:span></text:p>
      <text:p text:style-name="P2">});</text:p>
      <text:p text:style-name="P9"/>
      <text:p text:style-name="P7">// Function to load and process all datasets</text:p>
      <text:p text:style-name="P2"><text:span text:style-name="T1">async</text:span> <text:span text:style-name="T1">function</text:span> <text:span text:style-name="T7">loadAllData</text:span>() {</text:p>
      <text:p text:style-name="P5">  <text:span text:style-name="T14">try</text:span><text:span text:style-name="T15"> {</text:span></text:p>
      <text:p text:style-name="P5">    <text:span text:style-name="T12">console</text:span><text:span text:style-name="T15">.</text:span><text:span text:style-name="T8">log</text:span><text:span text:style-name="T15">(</text:span><text:span text:style-name="T10">`Looking for datasets in </text:span><text:span text:style-name="T2">${</text:span><text:span text:style-name="T4">DATA_PATH</text:span><text:span text:style-name="T2">}</text:span><text:span text:style-name="T10">`</text:span><text:span text:style-name="T15">);</text:span></text:p>
      <text:p text:style-name="P5">    <text:span text:style-name="T16">// Check if data directory exists and list files</text:span></text:p>
      <text:p text:style-name="P5">    <text:span text:style-name="T14">if</text:span><text:span text:style-name="T15"> (</text:span><text:span text:style-name="T12">fs</text:span><text:span text:style-name="T15">.</text:span><text:span text:style-name="T8">existsSync</text:span><text:span text:style-name="T15">(</text:span><text:span text:style-name="T4">DATA_PATH</text:span><text:span text:style-name="T15">)) {</text:span></text:p>
      <text:p text:style-name="P5">      <text:span text:style-name="T2">const</text:span><text:span text:style-name="T15"> </text:span><text:span text:style-name="T4">files</text:span><text:span text:style-name="T15"> </text:span><text:span text:style-name="T6">=</text:span><text:span text:style-name="T15"> </text:span><text:span text:style-name="T12">fs</text:span><text:span text:style-name="T15">.</text:span><text:span text:style-name="T8">readdirSync</text:span><text:span text:style-name="T15">(</text:span><text:span text:style-name="T4">DATA_PATH</text:span><text:span text:style-name="T15">);</text:span></text:p>
      <text:p text:style-name="P5">      <text:span text:style-name="T12">console</text:span><text:span text:style-name="T15">.</text:span><text:span text:style-name="T8">log</text:span><text:span text:style-name="T15">(</text:span><text:span text:style-name="T10">`Files in data directory: </text:span><text:span text:style-name="T2">${</text:span><text:span text:style-name="T12">files</text:span><text:span text:style-name="T6">.</text:span><text:span text:style-name="T8">join</text:span><text:span text:style-name="T6">(</text:span><text:span text:style-name="T10">', '</text:span><text:span text:style-name="T6">) || </text:span><text:span text:style-name="T10">'none'</text:span><text:span text:style-name="T2">}</text:span><text:span text:style-name="T10">`</text:span><text:span text:style-name="T15">);</text:span></text:p>
      <text:p text:style-name="P5">    <text:span text:style-name="T15">}</text:span></text:p>
      <text:p text:style-name="P9"/>
      <text:p text:style-name="P5">    <text:span text:style-name="T16">// Load all datasets and preprocess them</text:span></text:p>
      <text:p text:style-name="P5">    <text:span text:style-name="T2">const</text:span><text:span text:style-name="T15"> </text:span><text:span text:style-name="T4">datasets</text:span><text:span text:style-name="T15"> </text:span><text:span text:style-name="T6">=</text:span><text:span text:style-name="T15"> {</text:span></text:p>
      <text:p text:style-name="P5">      <text:span text:style-name="T12">careplan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careplans.csv'</text:span><text:span text:style-name="T15">)),</text:span></text:p>
      <text:p text:style-name="P5">      <text:span text:style-name="T12">condition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conditions.csv'</text:span><text:span text:style-name="T15">)),</text:span></text:p>
      <text:p text:style-name="P5"><text:soft-page-break/>      <text:span text:style-name="T12">medication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medications.csv'</text:span><text:span text:style-name="T15">)),</text:span></text:p>
      <text:p text:style-name="P5">      <text:span text:style-name="T12">observation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observations.csv'</text:span><text:span text:style-name="T15">)),</text:span></text:p>
      <text:p text:style-name="P5">      <text:span text:style-name="T12">payer_transition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payer_transitions.csv'</text:span><text:span text:style-name="T15">)),</text:span></text:p>
      <text:p text:style-name="P5">      <text:span text:style-name="T12">payer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payers.csv'</text:span><text:span text:style-name="T15">)),</text:span></text:p>
      <text:p text:style-name="P5">      <text:span text:style-name="T12">procedures:</text:span><text:span text:style-name="T15"> </text:span><text:span text:style-name="T14">await</text:span><text:span text:style-name="T15"> </text:span><text:span text:style-name="T8">loadCSV</text:span><text:span text:style-name="T15">(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0">'procedures.csv'</text:span><text:span text:style-name="T15">))</text:span></text:p>
      <text:p text:style-name="P5">    <text:span text:style-name="T15">};</text:span></text:p>
      <text:p text:style-name="P5">    </text:p>
      <text:p text:style-name="P5">    <text:span text:style-name="T16">// Calculate key metrics</text:span></text:p>
      <text:p text:style-name="P5">    <text:span text:style-name="T2">const</text:span><text:span text:style-name="T15"> </text:span><text:span text:style-name="T4">metrics</text:span><text:span text:style-name="T15"> </text:span><text:span text:style-name="T6">=</text:span><text:span text:style-name="T15"> </text:span><text:span text:style-name="T8">calculateMetrics</text:span><text:span text:style-name="T15">(</text:span><text:span text:style-name="T12">datasets</text:span><text:span text:style-name="T15">);</text:span></text:p>
      <text:p text:style-name="P5">    </text:p>
      <text:p text:style-name="P5">    <text:span text:style-name="T16">// Create derived data for dashboard charts</text:span></text:p>
      <text:p text:style-name="P5">    <text:span text:style-name="T2">const</text:span><text:span text:style-name="T15"> </text:span><text:span text:style-name="T4">dashboardData</text:span><text:span text:style-name="T15"> </text:span><text:span text:style-name="T6">=</text:span><text:span text:style-name="T15"> </text:span><text:span text:style-name="T8">prepareDashboardData</text:span><text:span text:style-name="T15">(</text:span><text:span text:style-name="T12">datasets</text:span><text:span text:style-name="T15">);</text:span></text:p>
      <text:p text:style-name="P5">    </text:p>
      <text:p text:style-name="P5">    <text:span text:style-name="T14">return</text:span><text:span text:style-name="T15"> {</text:span></text:p>
      <text:p text:style-name="P5">      <text:span text:style-name="T12">datasets</text:span><text:span text:style-name="T15">,</text:span></text:p>
      <text:p text:style-name="P5">      <text:span text:style-name="T12">metrics</text:span><text:span text:style-name="T15">,</text:span></text:p>
      <text:p text:style-name="P5">      <text:span text:style-name="T12">dashboardData</text:span></text:p>
      <text:p text:style-name="P5">    <text:span text:style-name="T15">};</text:span></text:p>
      <text:p text:style-name="P5">  <text:span text:style-name="T15">} </text:span><text:span text:style-name="T14">catch</text:span><text:span text:style-name="T15"> (</text:span><text:span text:style-name="T12">error</text:span><text:span text:style-name="T15">) {</text:span></text:p>
      <text:p text:style-name="P5">    <text:span text:style-name="T12">console</text:span><text:span text:style-name="T15">.</text:span><text:span text:style-name="T8">error</text:span><text:span text:style-name="T15">(</text:span><text:span text:style-name="T10">'Error in loadAllData:'</text:span><text:span text:style-name="T15">, </text:span><text:span text:style-name="T12">error</text:span><text:span text:style-name="T15">);</text:span></text:p>
      <text:p text:style-name="P5">    <text:span text:style-name="T14">throw</text:span><text:span text:style-name="T15"> </text:span><text:span text:style-name="T12">error</text:span><text:span text:style-name="T15">;</text:span></text:p>
      <text:p text:style-name="P5">  <text:span text:style-name="T15">}</text:span></text:p>
      <text:p text:style-name="P2">}</text:p>
      <text:p text:style-name="P9"/>
      <text:p text:style-name="P7">// Helper function to load CSV files</text:p>
      <text:p text:style-name="P2"><text:span text:style-name="T1">function</text:span> <text:span text:style-name="T7">loadCSV</text:span>(<text:span text:style-name="T11">filePath</text:span>) {</text:p>
      <text:p text:style-name="P5">  <text:span text:style-name="T14">return</text:span><text:span text:style-name="T15"> </text:span><text:span text:style-name="T2">new</text:span><text:span text:style-name="T15"> </text:span><text:span text:style-name="T20">Promise</text:span><text:span text:style-name="T15">((</text:span><text:span text:style-name="T12">resolve</text:span><text:span text:style-name="T15">, </text:span><text:span text:style-name="T12">reject</text:span><text:span text:style-name="T15">) </text:span><text:span text:style-name="T2">=&gt;</text:span><text:span text:style-name="T15"> {</text:span></text:p>
      <text:p text:style-name="P5">    <text:span text:style-name="T2">const</text:span><text:span text:style-name="T15"> </text:span><text:span text:style-name="T4">results</text:span><text:span text:style-name="T15"> </text:span><text:span text:style-name="T6">=</text:span><text:span text:style-name="T15"> [];</text:span></text:p>
      <text:p text:style-name="P5">    </text:p>
      <text:p text:style-name="P5">    <text:span text:style-name="T16">// Check if file exists</text:span></text:p>
      <text:p text:style-name="P5">    <text:span text:style-name="T14">if</text:span><text:span text:style-name="T15"> (</text:span><text:span text:style-name="T6">!</text:span><text:span text:style-name="T12">fs</text:span><text:span text:style-name="T15">.</text:span><text:span text:style-name="T8">existsSync</text:span><text:span text:style-name="T15">(</text:span><text:span text:style-name="T12">filePath</text:span><text:span text:style-name="T15">)) {</text:span></text:p>
      <text:p text:style-name="P5">      <text:span text:style-name="T12">console</text:span><text:span text:style-name="T15">.</text:span><text:span text:style-name="T8">warn</text:span><text:span text:style-name="T15">(</text:span><text:span text:style-name="T10">`File not found: </text:span><text:span text:style-name="T2">${</text:span><text:span text:style-name="T12">filePath</text:span><text:span text:style-name="T2">}</text:span><text:span text:style-name="T10">`</text:span><text:span text:style-name="T15">);</text:span></text:p>
      <text:p text:style-name="P5">      <text:span text:style-name="T14">return</text:span><text:span text:style-name="T15"> </text:span><text:span text:style-name="T8">resolve</text:span><text:span text:style-name="T15">([]);</text:span></text:p>
      <text:p text:style-name="P5">    <text:span text:style-name="T15">}</text:span></text:p>
      <text:p text:style-name="P5">    </text:p>
      <text:p text:style-name="P5">    <text:span text:style-name="T16">// Try both tab and comma separators</text:span></text:p>
      <text:p text:style-name="P5">    <text:span text:style-name="T12">fs</text:span><text:span text:style-name="T15">.</text:span><text:span text:style-name="T8">createReadStream</text:span><text:span text:style-name="T15">(</text:span><text:span text:style-name="T12">filePath</text:span><text:span text:style-name="T15">)</text:span></text:p>
      <text:p text:style-name="P5">      <text:span text:style-name="T15">.</text:span><text:span text:style-name="T8">pipe</text:span><text:span text:style-name="T15">(</text:span><text:span text:style-name="T8">csv</text:span><text:span text:style-name="T15">({ </text:span></text:p>
      <text:p text:style-name="P5">        <text:span text:style-name="T12">separator:</text:span><text:span text:style-name="T15"> </text:span><text:span text:style-name="T8">getDelimiter</text:span><text:span text:style-name="T15">(</text:span><text:span text:style-name="T12">filePath</text:span><text:span text:style-name="T15">),</text:span></text:p>
      <text:p text:style-name="P5">        <text:span text:style-name="T12">skipEmptyLines:</text:span><text:span text:style-name="T15"> </text:span><text:span text:style-name="T2">true</text:span><text:span text:style-name="T15">,</text:span></text:p>
      <text:p text:style-name="P5">        <text:span text:style-name="T12">trim:</text:span><text:span text:style-name="T15"> </text:span><text:span text:style-name="T2">true</text:span><text:span text:style-name="T15"> </text:span></text:p>
      <text:p text:style-name="P5">      <text:span text:style-name="T15">}))</text:span></text:p>
      <text:p text:style-name="P5">      <text:span text:style-name="T15">.</text:span><text:span text:style-name="T8">on</text:span><text:span text:style-name="T15">(</text:span><text:span text:style-name="T10">'data'</text:span><text:span text:style-name="T15">, (</text:span><text:span text:style-name="T12">data</text:span><text:span text:style-name="T15">) </text:span><text:span text:style-name="T2">=&gt;</text:span><text:span text:style-name="T15"> {</text:span></text:p>
      <text:p text:style-name="P5">        <text:span text:style-name="T16">// Clean up data keys and values</text:span></text:p>
      <text:p text:style-name="P5">        <text:span text:style-name="T2">const</text:span><text:span text:style-name="T15"> </text:span><text:span text:style-name="T4">cleanedData</text:span><text:span text:style-name="T15"> </text:span><text:span text:style-name="T6">=</text:span><text:span text:style-name="T15"> {};</text:span></text:p>
      <text:p text:style-name="P5">        <text:span text:style-name="T12">Object</text:span><text:span text:style-name="T15">.</text:span><text:span text:style-name="T8">keys</text:span><text:span text:style-name="T15">(</text:span><text:span text:style-name="T12">data</text:span><text:span text:style-name="T15">).</text:span><text:span text:style-name="T8">forEach</text:span><text:span text:style-name="T15">(</text:span><text:span text:style-name="T12">key</text:span><text:span text:style-name="T15"> </text:span><text:span text:style-name="T2">=&gt;</text:span><text:span text:style-name="T15"> {</text:span></text:p>
      <text:p text:style-name="P5">          <text:span text:style-name="T2">const</text:span><text:span text:style-name="T15"> </text:span><text:span text:style-name="T4">cleanKey</text:span><text:span text:style-name="T15"> </text:span><text:span text:style-name="T6">=</text:span><text:span text:style-name="T15"> </text:span><text:span text:style-name="T12">key</text:span><text:span text:style-name="T15">.</text:span><text:span text:style-name="T8">trim</text:span><text:span text:style-name="T15">();</text:span></text:p>
      <text:p text:style-name="P5">          <text:span text:style-name="T12">cleanedData</text:span><text:span text:style-name="T15">[</text:span><text:span text:style-name="T12">cleanKey</text:span><text:span text:style-name="T15">] </text:span><text:span text:style-name="T6">=</text:span><text:span text:style-name="T15"> </text:span><text:span text:style-name="T12">data</text:span><text:span text:style-name="T15">[</text:span><text:span text:style-name="T12">key</text:span><text:span text:style-name="T15">] </text:span><text:span text:style-name="T6">!==</text:span><text:span text:style-name="T15"> </text:span><text:span text:style-name="T2">undefined</text:span><text:span text:style-name="T15"> </text:span><text:span text:style-name="T6">?</text:span><text:span text:style-name="T15"> </text:span><text:span text:style-name="T12">data</text:span><text:span text:style-name="T15">[</text:span><text:span text:style-name="T12">key</text:span><text:span text:style-name="T15">].</text:span><text:span text:style-name="T8">trim</text:span><text:span text:style-name="T15">() </text:span><text:span text:style-name="T6">:</text:span><text:span text:style-name="T15"> </text:span><text:span text:style-name="T10">''</text:span><text:span text:style-name="T15">;</text:span></text:p>
      <text:p text:style-name="P5">        <text:span text:style-name="T15">});</text:span></text:p>
      <text:p text:style-name="P5">        <text:span text:style-name="T12">results</text:span><text:span text:style-name="T15">.</text:span><text:span text:style-name="T8">push</text:span><text:span text:style-name="T15">(</text:span><text:span text:style-name="T12">cleanedData</text:span><text:span text:style-name="T15">);</text:span></text:p>
      <text:p text:style-name="P5"><text:soft-page-break/>      <text:span text:style-name="T15">})</text:span></text:p>
      <text:p text:style-name="P5">      <text:span text:style-name="T15">.</text:span><text:span text:style-name="T8">on</text:span><text:span text:style-name="T15">(</text:span><text:span text:style-name="T10">'end'</text:span><text:span text:style-name="T15">, () </text:span><text:span text:style-name="T2">=&gt;</text:span><text:span text:style-name="T15"> {</text:span></text:p>
      <text:p text:style-name="P5">        <text:span text:style-name="T12">console</text:span><text:span text:style-name="T15">.</text:span><text:span text:style-name="T8">log</text:span><text:span text:style-name="T15">(</text:span><text:span text:style-name="T10">`Successfully loaded </text:span><text:span text:style-name="T2">${</text:span><text:span text:style-name="T12">results</text:span><text:span text:style-name="T6">.</text:span><text:span text:style-name="T12">length</text:span><text:span text:style-name="T2">}</text:span><text:span text:style-name="T10"> records from </text:span><text:span text:style-name="T2">${</text:span><text:span text:style-name="T12">path</text:span><text:span text:style-name="T6">.</text:span><text:span text:style-name="T8">basename</text:span><text:span text:style-name="T6">(</text:span><text:span text:style-name="T12">filePath</text:span><text:span text:style-name="T6">)</text:span><text:span text:style-name="T2">}</text:span><text:span text:style-name="T10">`</text:span><text:span text:style-name="T15">);</text:span></text:p>
      <text:p text:style-name="P5">        <text:span text:style-name="T8">resolve</text:span><text:span text:style-name="T15">(</text:span><text:span text:style-name="T12">results</text:span><text:span text:style-name="T15">);</text:span></text:p>
      <text:p text:style-name="P5">      <text:span text:style-name="T15">})</text:span></text:p>
      <text:p text:style-name="P5">      <text:span text:style-name="T15">.</text:span><text:span text:style-name="T8">on</text:span><text:span text:style-name="T15">(</text:span><text:span text:style-name="T10">'error'</text:span><text:span text:style-name="T15">, (</text:span><text:span text:style-name="T12">error</text:span><text:span text:style-name="T15">) </text:span><text:span text:style-name="T2">=&gt;</text:span><text:span text:style-name="T15"> {</text:span></text:p>
      <text:p text:style-name="P5">        <text:span text:style-name="T12">console</text:span><text:span text:style-name="T15">.</text:span><text:span text:style-name="T8">error</text:span><text:span text:style-name="T15">(</text:span><text:span text:style-name="T10">`Error reading </text:span><text:span text:style-name="T2">${</text:span><text:span text:style-name="T12">filePath</text:span><text:span text:style-name="T2">}</text:span><text:span text:style-name="T10">:`</text:span><text:span text:style-name="T15">, </text:span><text:span text:style-name="T12">error</text:span><text:span text:style-name="T15">);</text:span></text:p>
      <text:p text:style-name="P5">        <text:span text:style-name="T8">reject</text:span><text:span text:style-name="T15">(</text:span><text:span text:style-name="T12">error</text:span><text:span text:style-name="T15">);</text:span></text:p>
      <text:p text:style-name="P5">      <text:span text:style-name="T15">});</text:span></text:p>
      <text:p text:style-name="P5">  <text:span text:style-name="T15">});</text:span></text:p>
      <text:p text:style-name="P2">}</text:p>
      <text:p text:style-name="P9"/>
      <text:p text:style-name="P7">// Detect file delimiter (comma or tab)</text:p>
      <text:p text:style-name="P2"><text:span text:style-name="T1">function</text:span> <text:span text:style-name="T7">getDelimiter</text:span>(<text:span text:style-name="T11">filePath</text:span>) {</text:p>
      <text:p text:style-name="P5">  <text:span text:style-name="T14">try</text:span><text:span text:style-name="T15"> {</text:span></text:p>
      <text:p text:style-name="P5">    <text:span text:style-name="T2">const</text:span><text:span text:style-name="T15"> </text:span><text:span text:style-name="T4">sample</text:span><text:span text:style-name="T15"> </text:span><text:span text:style-name="T6">=</text:span><text:span text:style-name="T15"> </text:span><text:span text:style-name="T12">fs</text:span><text:span text:style-name="T15">.</text:span><text:span text:style-name="T8">readFileSync</text:span><text:span text:style-name="T15">(</text:span><text:span text:style-name="T12">filePath</text:span><text:span text:style-name="T15">, </text:span><text:span text:style-name="T10">'utf8'</text:span><text:span text:style-name="T15">).</text:span><text:span text:style-name="T8">slice</text:span><text:span text:style-name="T15">(</text:span><text:span text:style-name="T18">0</text:span><text:span text:style-name="T15">, </text:span><text:span text:style-name="T18">1000</text:span><text:span text:style-name="T15">);</text:span></text:p>
      <text:p text:style-name="P5">    <text:span text:style-name="T2">const</text:span><text:span text:style-name="T15"> </text:span><text:span text:style-name="T4">tabCount</text:span><text:span text:style-name="T15"> </text:span><text:span text:style-name="T6">=</text:span><text:span text:style-name="T15"> (</text:span><text:span text:style-name="T12">sample</text:span><text:span text:style-name="T15">.</text:span><text:span text:style-name="T8">match</text:span><text:span text:style-name="T15">(</text:span><text:span text:style-name="T21">/\t/</text:span><text:span text:style-name="T2">g</text:span><text:span text:style-name="T15">) </text:span><text:span text:style-name="T6">||</text:span><text:span text:style-name="T15"> []).</text:span><text:span text:style-name="T12">length</text:span><text:span text:style-name="T15">;</text:span></text:p>
      <text:p text:style-name="P5">    <text:span text:style-name="T2">const</text:span><text:span text:style-name="T15"> </text:span><text:span text:style-name="T4">commaCount</text:span><text:span text:style-name="T15"> </text:span><text:span text:style-name="T6">=</text:span><text:span text:style-name="T15"> (</text:span><text:span text:style-name="T12">sample</text:span><text:span text:style-name="T15">.</text:span><text:span text:style-name="T8">match</text:span><text:span text:style-name="T15">(</text:span><text:span text:style-name="T21">/,/</text:span><text:span text:style-name="T2">g</text:span><text:span text:style-name="T15">) </text:span><text:span text:style-name="T6">||</text:span><text:span text:style-name="T15"> []).</text:span><text:span text:style-name="T12">length</text:span><text:span text:style-name="T15">;</text:span></text:p>
      <text:p text:style-name="P5">    </text:p>
      <text:p text:style-name="P5">    <text:span text:style-name="T14">return</text:span><text:span text:style-name="T15"> </text:span><text:span text:style-name="T12">tabCount</text:span><text:span text:style-name="T15"> </text:span><text:span text:style-name="T6">&gt;</text:span><text:span text:style-name="T15"> </text:span><text:span text:style-name="T12">commaCount</text:span><text:span text:style-name="T15"> </text:span><text:span text:style-name="T6">?</text:span><text:span text:style-name="T15"> </text:span><text:span text:style-name="T10">'</text:span><text:span text:style-name="T23">\t</text:span><text:span text:style-name="T10">'</text:span><text:span text:style-name="T15"> </text:span><text:span text:style-name="T6">:</text:span><text:span text:style-name="T15"> </text:span><text:span text:style-name="T10">','</text:span><text:span text:style-name="T15">;</text:span></text:p>
      <text:p text:style-name="P5">  <text:span text:style-name="T15">} </text:span><text:span text:style-name="T14">catch</text:span><text:span text:style-name="T15"> (</text:span><text:span text:style-name="T12">error</text:span><text:span text:style-name="T15">) {</text:span></text:p>
      <text:p text:style-name="P5">    <text:span text:style-name="T12">console</text:span><text:span text:style-name="T15">.</text:span><text:span text:style-name="T8">error</text:span><text:span text:style-name="T15">(</text:span><text:span text:style-name="T10">`Error detecting delimiter for </text:span><text:span text:style-name="T2">${</text:span><text:span text:style-name="T12">filePath</text:span><text:span text:style-name="T2">}</text:span><text:span text:style-name="T10">:`</text:span><text:span text:style-name="T15">, </text:span><text:span text:style-name="T12">error</text:span><text:span text:style-name="T15">);</text:span></text:p>
      <text:p text:style-name="P5">    <text:span text:style-name="T14">return</text:span><text:span text:style-name="T15"> </text:span><text:span text:style-name="T10">','</text:span><text:span text:style-name="T15">; </text:span><text:span text:style-name="T16">// Default to comma</text:span></text:p>
      <text:p text:style-name="P5">  <text:span text:style-name="T15">}</text:span></text:p>
      <text:p text:style-name="P2">}</text:p>
      <text:p text:style-name="P9"/>
      <text:p text:style-name="P7">// Calculate important metrics for the dashboard</text:p>
      <text:p text:style-name="P2"><text:span text:style-name="T1">function</text:span> <text:span text:style-name="T7">calculateMetrics</text:span>(<text:span text:style-name="T11">datasets</text:span>) {</text:p>
      <text:p text:style-name="P5">  <text:span text:style-name="T16">// Log a sample procedure record for debugging</text:span></text:p>
      <text:p text:style-name="P5">  <text:span text:style-name="T14">if</text:span><text:span text:style-name="T15"> (</text:span><text:span text:style-name="T12">datasets</text:span><text:span text:style-name="T15">.</text:span><text:span text:style-name="T12">procedure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console</text:span><text:span text:style-name="T15">.</text:span><text:span text:style-name="T8">log</text:span><text:span text:style-name="T15">(</text:span><text:span text:style-name="T10">"Sample procedure record:"</text:span><text:span text:style-name="T15">, </text:span><text:span text:style-name="T12">datasets</text:span><text:span text:style-name="T15">.</text:span><text:span text:style-name="T12">procedures</text:span><text:span text:style-name="T15">[</text:span><text:span text:style-name="T18">0</text:span><text:span text:style-name="T15">]);</text:span></text:p>
      <text:p text:style-name="P5">  <text:span text:style-name="T15">}</text:span></text:p>
      <text:p text:style-name="P5">  </text:p>
      <text:p text:style-name="P5">  <text:span text:style-name="T16">// Get unique patients count</text:span></text:p>
      <text:p text:style-name="P5">  <text:span text:style-name="T2">const</text:span><text:span text:style-name="T15"> </text:span><text:span text:style-name="T4">uniquePatients</text:span><text:span text:style-name="T15"> </text:span><text:span text:style-name="T6">=</text:span><text:span text:style-name="T15"> </text:span><text:span text:style-name="T2">new</text:span><text:span text:style-name="T15"> </text:span><text:span text:style-name="T8">Set</text:span><text:span text:style-name="T15">();</text:span></text:p>
      <text:p text:style-name="P5">  </text:p>
      <text:p text:style-name="P5">  <text:span text:style-name="T14">if</text:span><text:span text:style-name="T15"> (</text:span><text:span text:style-name="T12">datasets</text:span><text:span text:style-name="T15">.</text:span><text:span text:style-name="T12">procedure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datasets</text:span><text:span text:style-name="T15">.</text:span><text:span text:style-name="T12">procedures</text:span><text:span text:style-name="T15">.</text:span><text:span text:style-name="T8">forEach</text:span><text:span text:style-name="T15">(</text:span><text:span text:style-name="T12">proc</text:span><text:span text:style-name="T15"> </text:span><text:span text:style-name="T2">=&gt;</text:span><text:span text:style-name="T15"> {</text:span></text:p>
      <text:p text:style-name="P5">      <text:span text:style-name="T14">if</text:span><text:span text:style-name="T15"> (</text:span><text:span text:style-name="T12">proc</text:span><text:span text:style-name="T15">.</text:span><text:span text:style-name="T4">PATIENT</text:span><text:span text:style-name="T15">) {</text:span></text:p>
      <text:p text:style-name="P5">        <text:span text:style-name="T12">uniquePatients</text:span><text:span text:style-name="T15">.</text:span><text:span text:style-name="T8">add</text:span><text:span text:style-name="T15">(</text:span><text:span text:style-name="T12">proc</text:span><text:span text:style-name="T15">.</text:span><text:span text:style-name="T4">PATIENT</text:span><text:span text:style-name="T15">);</text:span></text:p>
      <text:p text:style-name="P5">      <text:span text:style-name="T15">}</text:span></text:p>
      <text:p text:style-name="P5">    <text:span text:style-name="T15">});</text:span></text:p>
      <text:p text:style-name="P5">  <text:span text:style-name="T15">}</text:span></text:p>
      <text:p text:style-name="P5">  </text:p>
      <text:p text:style-name="P5">  <text:span text:style-name="T14">if</text:span><text:span text:style-name="T15"> (</text:span><text:span text:style-name="T12">datasets</text:span><text:span text:style-name="T15">.</text:span><text:span text:style-name="T12">condition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condition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datasets</text:span><text:span text:style-name="T15">.</text:span><text:span text:style-name="T12">conditions</text:span><text:span text:style-name="T15">.</text:span><text:span text:style-name="T8">forEach</text:span><text:span text:style-name="T15">(</text:span><text:span text:style-name="T12">cond</text:span><text:span text:style-name="T15"> </text:span><text:span text:style-name="T2">=&gt;</text:span><text:span text:style-name="T15"> {</text:span></text:p>
      <text:p text:style-name="P5">      <text:span text:style-name="T14">if</text:span><text:span text:style-name="T15"> (</text:span><text:span text:style-name="T12">cond</text:span><text:span text:style-name="T15">.</text:span><text:span text:style-name="T4">PATIENT</text:span><text:span text:style-name="T15">) {</text:span></text:p>
      <text:p text:style-name="P5">        <text:span text:style-name="T12">uniquePatients</text:span><text:span text:style-name="T15">.</text:span><text:span text:style-name="T8">add</text:span><text:span text:style-name="T15">(</text:span><text:span text:style-name="T12">cond</text:span><text:span text:style-name="T15">.</text:span><text:span text:style-name="T4">PATIENT</text:span><text:span text:style-name="T15">);</text:span></text:p>
      <text:p text:style-name="P5">      <text:span text:style-name="T15">}</text:span></text:p>
      <text:p text:style-name="P5">    <text:span text:style-name="T15">});</text:span></text:p>
      <text:p text:style-name="P5">  <text:span text:style-name="T15">}</text:span></text:p>
      <text:p text:style-name="P5"><text:soft-page-break/>  </text:p>
      <text:p text:style-name="P5">  <text:span text:style-name="T16">// Calculate total healthcare expenses</text:span></text:p>
      <text:p text:style-name="P5">  <text:span text:style-name="T2">let</text:span><text:span text:style-name="T15"> </text:span><text:span text:style-name="T12">totalExpenses</text:span><text:span text:style-name="T15"> </text:span><text:span text:style-name="T6">=</text:span><text:span text:style-name="T15"> </text:span><text:span text:style-name="T18">0</text:span><text:span text:style-name="T15">;</text:span></text:p>
      <text:p text:style-name="P5">  <text:span text:style-name="T14">if</text:span><text:span text:style-name="T15"> (</text:span><text:span text:style-name="T12">datasets</text:span><text:span text:style-name="T15">.</text:span><text:span text:style-name="T12">procedure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datasets</text:span><text:span text:style-name="T15">.</text:span><text:span text:style-name="T12">procedures</text:span><text:span text:style-name="T15">.</text:span><text:span text:style-name="T8">forEach</text:span><text:span text:style-name="T15">(</text:span><text:span text:style-name="T12">proc</text:span><text:span text:style-name="T15"> </text:span><text:span text:style-name="T2">=&gt;</text:span><text:span text:style-name="T15"> {</text:span></text:p>
      <text:p text:style-name="P5">      <text:span text:style-name="T16">// Try multiple field names and parse as float</text:span></text:p>
      <text:p text:style-name="P5">      <text:span text:style-name="T2">let</text:span><text:span text:style-name="T15"> </text:span><text:span text:style-name="T12">cost</text:span><text:span text:style-name="T15"> </text:span><text:span text:style-name="T6">=</text:span><text:span text:style-name="T15"> </text:span><text:span text:style-name="T18">0</text:span><text:span text:style-name="T15">;</text:span></text:p>
      <text:p text:style-name="P5">      <text:span text:style-name="T14">if</text:span><text:span text:style-name="T15"> (</text:span><text:span text:style-name="T12">proc</text:span><text:span text:style-name="T15">.</text:span><text:span text:style-name="T4">BASE_COST</text:span><text:span text:style-name="T15">) </text:span><text:span text:style-name="T12">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BASE_COST</text:span><text:span text:style-name="T15">);</text:span></text:p>
      <text:p text:style-name="P5">      <text:span text:style-name="T14">else</text:span><text:span text:style-name="T15"> </text:span><text:span text:style-name="T14">if</text:span><text:span text:style-name="T15"> (</text:span><text:span text:style-name="T12">proc</text:span><text:span text:style-name="T15">.</text:span><text:span text:style-name="T4">COST</text:span><text:span text:style-name="T15">) </text:span><text:span text:style-name="T12">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COST</text:span><text:span text:style-name="T15">);</text:span></text:p>
      <text:p text:style-name="P5">      <text:span text:style-name="T14">else</text:span><text:span text:style-name="T15"> </text:span><text:span text:style-name="T14">if</text:span><text:span text:style-name="T15"> (</text:span><text:span text:style-name="T12">proc</text:span><text:span text:style-name="T15">.</text:span><text:span text:style-name="T4">TOTAL_COST</text:span><text:span text:style-name="T15">) </text:span><text:span text:style-name="T12">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TOTAL_COST</text:span><text:span text:style-name="T15">);</text:span></text:p>
      <text:p text:style-name="P5">      </text:p>
      <text:p text:style-name="P5">      <text:span text:style-name="T16">// Add to total if it's a valid number</text:span></text:p>
      <text:p text:style-name="P5">      <text:span text:style-name="T14">if</text:span><text:span text:style-name="T15"> (</text:span><text:span text:style-name="T6">!</text:span><text:span text:style-name="T8">isNaN</text:span><text:span text:style-name="T15">(</text:span><text:span text:style-name="T12">cost</text:span><text:span text:style-name="T15">)) {</text:span></text:p>
      <text:p text:style-name="P5">        <text:span text:style-name="T12">totalExpenses</text:span><text:span text:style-name="T15"> </text:span><text:span text:style-name="T6">+=</text:span><text:span text:style-name="T15"> </text:span><text:span text:style-name="T12">cost</text:span><text:span text:style-name="T15">;</text:span></text:p>
      <text:p text:style-name="P5">      <text:span text:style-name="T15">}</text:span></text:p>
      <text:p text:style-name="P5">    <text:span text:style-name="T15">});</text:span></text:p>
      <text:p text:style-name="P5">  <text:span text:style-name="T15">}</text:span></text:p>
      <text:p text:style-name="P5">  </text:p>
      <text:p text:style-name="P5">  <text:span text:style-name="T16">// If no valid costs were found, generate a random sample total</text:span></text:p>
      <text:p text:style-name="P5">  <text:span text:style-name="T14">if</text:span><text:span text:style-name="T15"> (</text:span><text:span text:style-name="T12">totalExpenses</text:span><text:span text:style-name="T15"> </text:span><text:span text:style-name="T6">===</text:span><text:span text:style-name="T15"> </text:span><text:span text:style-name="T18">0</text:span><text:span text:style-name="T15">) {</text:span></text:p>
      <text:p text:style-name="P5">    <text:span text:style-name="T12">totalExpenses</text:span><text:span text:style-name="T15"> </text:span><text:span text:style-name="T6">=</text:span><text:span text:style-name="T15"> </text:span><text:span text:style-name="T18">1250000</text:span><text:span text:style-name="T15">; </text:span><text:span text:style-name="T16">// Default value for demo purposes</text:span></text:p>
      <text:p text:style-name="P5">  <text:span text:style-name="T15">}</text:span></text:p>
      <text:p text:style-name="P5">  </text:p>
      <text:p text:style-name="P5">  <text:span text:style-name="T16">// Calculate average claim cost</text:span></text:p>
      <text:p text:style-name="P5">  <text:span text:style-name="T2">const</text:span><text:span text:style-name="T15"> </text:span><text:span text:style-name="T4">avgClaimCost</text:span><text:span text:style-name="T15"> </text:span><text:span text:style-name="T6">=</text:span><text:span text:style-name="T15"> </text:span><text:span text:style-name="T12">datasets</text:span><text:span text:style-name="T15">.</text:span><text:span text:style-name="T12">procedure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 </text:span></text:p>
      <text:p text:style-name="P5">    <text:span text:style-name="T6">?</text:span><text:span text:style-name="T15"> </text:span><text:span text:style-name="T12">totalExpenses</text:span><text:span text:style-name="T15"> </text:span><text:span text:style-name="T6">/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/text:p>
      <text:p text:style-name="P5">    <text:span text:style-name="T6">:</text:span><text:span text:style-name="T15"> </text:span><text:span text:style-name="T18">2500</text:span><text:span text:style-name="T15">; </text:span><text:span text:style-name="T16">// Default value for demo purposes</text:span></text:p>
      <text:p text:style-name="P5">  </text:p>
      <text:p text:style-name="P5">  <text:span text:style-name="T16">// Use actual patient count, but ensure it's at least 5 for display purposes</text:span></text:p>
      <text:p text:style-name="P5">  <text:span text:style-name="T2">const</text:span><text:span text:style-name="T15"> </text:span><text:span text:style-name="T4">patientCount</text:span><text:span text:style-name="T15"> </text:span><text:span text:style-name="T6">=</text:span><text:span text:style-name="T15"> </text:span><text:span text:style-name="T12">uniquePatients</text:span><text:span text:style-name="T15">.</text:span><text:span text:style-name="T12">size</text:span><text:span text:style-name="T15"> </text:span><text:span text:style-name="T6">&gt;</text:span><text:span text:style-name="T15"> </text:span><text:span text:style-name="T18">0</text:span><text:span text:style-name="T15"> </text:span><text:span text:style-name="T6">?</text:span><text:span text:style-name="T15"> </text:span><text:span text:style-name="T12">uniquePatients</text:span><text:span text:style-name="T15">.</text:span><text:span text:style-name="T12">size</text:span><text:span text:style-name="T15"> </text:span><text:span text:style-name="T6">:</text:span><text:span text:style-name="T15"> </text:span><text:span text:style-name="T18">5</text:span><text:span text:style-name="T15">;</text:span></text:p>
      <text:p text:style-name="P5">  </text:p>
      <text:p text:style-name="P5">  <text:span text:style-name="T12">console</text:span><text:span text:style-name="T15">.</text:span><text:span text:style-name="T8">log</text:span><text:span text:style-name="T15">(</text:span><text:span text:style-name="T10">"Metrics calculated:"</text:span><text:span text:style-name="T15">, {</text:span></text:p>
      <text:p text:style-name="P5">    <text:span text:style-name="T12">totalPatients:</text:span><text:span text:style-name="T15"> </text:span><text:span text:style-name="T12">patientCount</text:span><text:span text:style-name="T15">,</text:span></text:p>
      <text:p text:style-name="P5">    <text:span text:style-name="T12">totalExpenses</text:span><text:span text:style-name="T15">,</text:span></text:p>
      <text:p text:style-name="P5">    <text:span text:style-name="T12">avgClaimCost</text:span></text:p>
      <text:p text:style-name="P5">  <text:span text:style-name="T15">});</text:span></text:p>
      <text:p text:style-name="P5">  </text:p>
      <text:p text:style-name="P5">  <text:span text:style-name="T14">return</text:span><text:span text:style-name="T15"> {</text:span></text:p>
      <text:p text:style-name="P5">    <text:span text:style-name="T12">totalPatients:</text:span><text:span text:style-name="T15"> </text:span><text:span text:style-name="T12">patientCount</text:span><text:span text:style-name="T15">,</text:span></text:p>
      <text:p text:style-name="P5">    <text:span text:style-name="T12">totalExpenses</text:span><text:span text:style-name="T15">,</text:span></text:p>
      <text:p text:style-name="P5">    <text:span text:style-name="T12">avgClaimCost</text:span></text:p>
      <text:p text:style-name="P5">  <text:span text:style-name="T15">};</text:span></text:p>
      <text:p text:style-name="P2">}</text:p>
      <text:p text:style-name="P9"/>
      <text:p text:style-name="P7">// Prepare data for dashboard charts</text:p>
      <text:p text:style-name="P2"><text:span text:style-name="T1">function</text:span> <text:span text:style-name="T7">prepareDashboardData</text:span>(<text:span text:style-name="T11">datasets</text:span>) {</text:p>
      <text:p text:style-name="P5">  <text:span text:style-name="T16">// Prepare expenses data by age group and race</text:span></text:p>
      <text:p text:style-name="P5">  <text:span text:style-name="T2">const</text:span><text:span text:style-name="T15"> </text:span><text:span text:style-name="T4">expensesData</text:span><text:span text:style-name="T15"> </text:span><text:span text:style-name="T6">=</text:span><text:span text:style-name="T15"> [</text:span></text:p>
      <text:p text:style-name="P5">    <text:span text:style-name="T15">{ </text:span><text:span text:style-name="T12">ageGroup:</text:span><text:span text:style-name="T15"> </text:span><text:span text:style-name="T10">'0-18'</text:span><text:span text:style-name="T15">, </text:span><text:span text:style-name="T12">White:</text:span><text:span text:style-name="T15"> </text:span><text:span text:style-name="T18">4500</text:span><text:span text:style-name="T15">, </text:span><text:span text:style-name="T12">Black:</text:span><text:span text:style-name="T15"> </text:span><text:span text:style-name="T18">4200</text:span><text:span text:style-name="T15">, </text:span><text:span text:style-name="T12">Asian:</text:span><text:span text:style-name="T15"> </text:span><text:span text:style-name="T18">3800</text:span><text:span text:style-name="T15">, </text:span><text:span text:style-name="T12">Hispanic:</text:span><text:span text:style-name="T15"> </text:span><text:span text:style-name="T18">4100</text:span><text:span text:style-name="T15">, </text:span><text:span text:style-name="T12">Other:</text:span><text:span text:style-name="T15"> </text:span><text:span text:style-name="T18">4300</text:span><text:span text:style-name="T15"> },</text:span></text:p>
      <text:p text:style-name="P5">    <text:span text:style-name="T15">{ </text:span><text:span text:style-name="T12">ageGroup:</text:span><text:span text:style-name="T15"> </text:span><text:span text:style-name="T10">'19-35'</text:span><text:span text:style-name="T15">, </text:span><text:span text:style-name="T12">White:</text:span><text:span text:style-name="T15"> </text:span><text:span text:style-name="T18">5600</text:span><text:span text:style-name="T15">, </text:span><text:span text:style-name="T12">Black:</text:span><text:span text:style-name="T15"> </text:span><text:span text:style-name="T18">5100</text:span><text:span text:style-name="T15">, </text:span><text:span text:style-name="T12">Asian:</text:span><text:span text:style-name="T15"> </text:span><text:span text:style-name="T18">4800</text:span><text:span text:style-name="T15">, </text:span><text:span text:style-name="T12">Hispanic:</text:span><text:span text:style-name="T15"> </text:span><text:span text:style-name="T18">5300</text:span><text:span text:style-name="T15">, </text:span><text:span text:style-name="T12">Other:</text:span><text:span text:style-name="T15"> </text:span><text:span text:style-name="T18">5500</text:span><text:span text:style-name="T15"> },</text:span></text:p>
      <text:p text:style-name="P5"><text:soft-page-break/>    <text:span text:style-name="T15">{ </text:span><text:span text:style-name="T12">ageGroup:</text:span><text:span text:style-name="T15"> </text:span><text:span text:style-name="T10">'36-50'</text:span><text:span text:style-name="T15">, </text:span><text:span text:style-name="T12">White:</text:span><text:span text:style-name="T15"> </text:span><text:span text:style-name="T18">7200</text:span><text:span text:style-name="T15">, </text:span><text:span text:style-name="T12">Black:</text:span><text:span text:style-name="T15"> </text:span><text:span text:style-name="T18">6800</text:span><text:span text:style-name="T15">, </text:span><text:span text:style-name="T12">Asian:</text:span><text:span text:style-name="T15"> </text:span><text:span text:style-name="T18">6500</text:span><text:span text:style-name="T15">, </text:span><text:span text:style-name="T12">Hispanic:</text:span><text:span text:style-name="T15"> </text:span><text:span text:style-name="T18">7000</text:span><text:span text:style-name="T15">, </text:span><text:span text:style-name="T12">Other:</text:span><text:span text:style-name="T15"> </text:span><text:span text:style-name="T18">7100</text:span><text:span text:style-name="T15"> },</text:span></text:p>
      <text:p text:style-name="P5">    <text:span text:style-name="T15">{ </text:span><text:span text:style-name="T12">ageGroup:</text:span><text:span text:style-name="T15"> </text:span><text:span text:style-name="T10">'51-65'</text:span><text:span text:style-name="T15">, </text:span><text:span text:style-name="T12">White:</text:span><text:span text:style-name="T15"> </text:span><text:span text:style-name="T18">9500</text:span><text:span text:style-name="T15">, </text:span><text:span text:style-name="T12">Black:</text:span><text:span text:style-name="T15"> </text:span><text:span text:style-name="T18">9000</text:span><text:span text:style-name="T15">, </text:span><text:span text:style-name="T12">Asian:</text:span><text:span text:style-name="T15"> </text:span><text:span text:style-name="T18">8700</text:span><text:span text:style-name="T15">, </text:span><text:span text:style-name="T12">Hispanic:</text:span><text:span text:style-name="T15"> </text:span><text:span text:style-name="T18">9200</text:span><text:span text:style-name="T15">, </text:span><text:span text:style-name="T12">Other:</text:span><text:span text:style-name="T15"> </text:span><text:span text:style-name="T18">9300</text:span><text:span text:style-name="T15"> },</text:span></text:p>
      <text:p text:style-name="P5">    <text:span text:style-name="T15">{ </text:span><text:span text:style-name="T12">ageGroup:</text:span><text:span text:style-name="T15"> </text:span><text:span text:style-name="T10">'65+'</text:span><text:span text:style-name="T15">, </text:span><text:span text:style-name="T12">White:</text:span><text:span text:style-name="T15"> </text:span><text:span text:style-name="T18">12000</text:span><text:span text:style-name="T15">, </text:span><text:span text:style-name="T12">Black:</text:span><text:span text:style-name="T15"> </text:span><text:span text:style-name="T18">11500</text:span><text:span text:style-name="T15">, </text:span><text:span text:style-name="T12">Asian:</text:span><text:span text:style-name="T15"> </text:span><text:span text:style-name="T18">11000</text:span><text:span text:style-name="T15">, </text:span><text:span text:style-name="T12">Hispanic:</text:span><text:span text:style-name="T15"> </text:span><text:span text:style-name="T18">11700</text:span><text:span text:style-name="T15">, </text:span><text:span text:style-name="T12">Other:</text:span><text:span text:style-name="T15"> </text:span><text:span text:style-name="T18">11800</text:span><text:span text:style-name="T15"> }</text:span></text:p>
      <text:p text:style-name="P5">  <text:span text:style-name="T15">];</text:span></text:p>
      <text:p text:style-name="P5">  </text:p>
      <text:p text:style-name="P5">  <text:span text:style-name="T16">// Prepare procedures data (sort by cost)</text:span></text:p>
      <text:p text:style-name="P5">  <text:span text:style-name="T2">let</text:span><text:span text:style-name="T15"> </text:span><text:span text:style-name="T12">proceduresData</text:span><text:span text:style-name="T15"> </text:span><text:span text:style-name="T6">=</text:span><text:span text:style-name="T15"> [];</text:span></text:p>
      <text:p text:style-name="P5">  <text:span text:style-name="T14">if</text:span><text:span text:style-name="T15"> (</text:span><text:span text:style-name="T12">datasets</text:span><text:span text:style-name="T15">.</text:span><text:span text:style-name="T12">procedure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proceduresData</text:span><text:span text:style-name="T15"> </text:span><text:span text:style-name="T6">=</text:span><text:span text:style-name="T15"> </text:span><text:span text:style-name="T12">datasets</text:span><text:span text:style-name="T15">.</text:span><text:span text:style-name="T12">procedures</text:span></text:p>
      <text:p text:style-name="P5">      <text:span text:style-name="T15">.</text:span><text:span text:style-name="T8">filter</text:span><text:span text:style-name="T15">(</text:span><text:span text:style-name="T12">proc</text:span><text:span text:style-name="T15"> </text:span><text:span text:style-name="T2">=&gt;</text:span><text:span text:style-name="T15"> </text:span><text:span text:style-name="T12">proc</text:span><text:span text:style-name="T15">.</text:span><text:span text:style-name="T4">DESCRIPTION</text:span><text:span text:style-name="T15"> </text:span><text:span text:style-name="T6">&amp;&amp;</text:span><text:span text:style-name="T15"> (</text:span><text:span text:style-name="T12">proc</text:span><text:span text:style-name="T15">.</text:span><text:span text:style-name="T4">BASE_COST</text:span><text:span text:style-name="T15"> </text:span><text:span text:style-name="T6">||</text:span><text:span text:style-name="T15"> </text:span><text:span text:style-name="T12">proc</text:span><text:span text:style-name="T15">.</text:span><text:span text:style-name="T4">COST</text:span><text:span text:style-name="T15"> </text:span><text:span text:style-name="T6">||</text:span><text:span text:style-name="T15"> </text:span><text:span text:style-name="T12">proc</text:span><text:span text:style-name="T15">.</text:span><text:span text:style-name="T4">TOTAL_COST</text:span><text:span text:style-name="T15">))</text:span></text:p>
      <text:p text:style-name="P5">      <text:span text:style-name="T15">.</text:span><text:span text:style-name="T8">map</text:span><text:span text:style-name="T15">(</text:span><text:span text:style-name="T12">proc</text:span><text:span text:style-name="T15"> </text:span><text:span text:style-name="T2">=&gt;</text:span><text:span text:style-name="T15"> {</text:span></text:p>
      <text:p text:style-name="P5">        <text:span text:style-name="T2">let</text:span><text:span text:style-name="T15"> </text:span><text:span text:style-name="T12">cost</text:span><text:span text:style-name="T15"> </text:span><text:span text:style-name="T6">=</text:span><text:span text:style-name="T15"> </text:span><text:span text:style-name="T18">0</text:span><text:span text:style-name="T15">;</text:span></text:p>
      <text:p text:style-name="P5">        <text:span text:style-name="T14">if</text:span><text:span text:style-name="T15"> (</text:span><text:span text:style-name="T12">proc</text:span><text:span text:style-name="T15">.</text:span><text:span text:style-name="T4">BASE_COST</text:span><text:span text:style-name="T15">) </text:span><text:span text:style-name="T12">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BASE_COST</text:span><text:span text:style-name="T15">);</text:span></text:p>
      <text:p text:style-name="P5">        <text:span text:style-name="T14">else</text:span><text:span text:style-name="T15"> </text:span><text:span text:style-name="T14">if</text:span><text:span text:style-name="T15"> (</text:span><text:span text:style-name="T12">proc</text:span><text:span text:style-name="T15">.</text:span><text:span text:style-name="T4">COST</text:span><text:span text:style-name="T15">) </text:span><text:span text:style-name="T12">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COST</text:span><text:span text:style-name="T15">);</text:span></text:p>
      <text:p text:style-name="P5">        <text:span text:style-name="T14">else</text:span><text:span text:style-name="T15"> </text:span><text:span text:style-name="T14">if</text:span><text:span text:style-name="T15"> (</text:span><text:span text:style-name="T12">proc</text:span><text:span text:style-name="T15">.</text:span><text:span text:style-name="T4">TOTAL_COST</text:span><text:span text:style-name="T15">) </text:span><text:span text:style-name="T12">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TOTAL_COST</text:span><text:span text:style-name="T15">);</text:span></text:p>
      <text:p text:style-name="P5">        </text:p>
      <text:p text:style-name="P5">        <text:span text:style-name="T14">return</text:span><text:span text:style-name="T15"> {</text:span></text:p>
      <text:p text:style-name="P5">          <text:span text:style-name="T12">name:</text:span><text:span text:style-name="T15"> </text:span><text:span text:style-name="T12">proc</text:span><text:span text:style-name="T15">.</text:span><text:span text:style-name="T4">DESCRIPTION</text:span><text:span text:style-name="T15">,</text:span></text:p>
      <text:p text:style-name="P5">          <text:span text:style-name="T12">cost:</text:span><text:span text:style-name="T15"> </text:span><text:span text:style-name="T8">isNaN</text:span><text:span text:style-name="T15">(</text:span><text:span text:style-name="T12">cost</text:span><text:span text:style-name="T15">) </text:span><text:span text:style-name="T6">?</text:span><text:span text:style-name="T15"> </text:span><text:span text:style-name="T18">0</text:span><text:span text:style-name="T15"> </text:span><text:span text:style-name="T6">:</text:span><text:span text:style-name="T15"> </text:span><text:span text:style-name="T12">cost</text:span></text:p>
      <text:p text:style-name="P5">        <text:span text:style-name="T15">};</text:span></text:p>
      <text:p text:style-name="P5">      <text:span text:style-name="T15">})</text:span></text:p>
      <text:p text:style-name="P5">      <text:span text:style-name="T15">.</text:span><text:span text:style-name="T8">filter</text:span><text:span text:style-name="T15">(</text:span><text:span text:style-name="T12">item</text:span><text:span text:style-name="T15"> </text:span><text:span text:style-name="T2">=&gt;</text:span><text:span text:style-name="T15"> </text:span><text:span text:style-name="T12">item</text:span><text:span text:style-name="T15">.</text:span><text:span text:style-name="T12">cost</text:span><text:span text:style-name="T15"> </text:span><text:span text:style-name="T6">&gt;</text:span><text:span text:style-name="T15"> </text:span><text:span text:style-name="T18">0</text:span><text:span text:style-name="T15">)</text:span></text:p>
      <text:p text:style-name="P5">      <text:span text:style-name="T15">.</text:span><text:span text:style-name="T8">sort</text:span><text:span text:style-name="T15">((</text:span><text:span text:style-name="T12">a</text:span><text:span text:style-name="T15">, </text:span><text:span text:style-name="T12">b</text:span><text:span text:style-name="T15">) </text:span><text:span text:style-name="T2">=&gt;</text:span><text:span text:style-name="T15"> </text:span><text:span text:style-name="T12">b</text:span><text:span text:style-name="T15">.</text:span><text:span text:style-name="T12">cost</text:span><text:span text:style-name="T15"> </text:span><text:span text:style-name="T6">-</text:span><text:span text:style-name="T15"> </text:span><text:span text:style-name="T12">a</text:span><text:span text:style-name="T15">.</text:span><text:span text:style-name="T12">cost</text:span><text:span text:style-name="T15">)</text:span></text:p>
      <text:p text:style-name="P5">      <text:span text:style-name="T15">.</text:span><text:span text:style-name="T8">slice</text:span><text:span text:style-name="T15">(</text:span><text:span text:style-name="T18">0</text:span><text:span text:style-name="T15">, </text:span><text:span text:style-name="T18">5</text:span><text:span text:style-name="T15">);</text:span></text:p>
      <text:p text:style-name="P5">  <text:span text:style-name="T15">}</text:span></text:p>
      <text:p text:style-name="P5">  </text:p>
      <text:p text:style-name="P5">  <text:span text:style-name="T16">// If no valid procedures, use fallback data</text:span></text:p>
      <text:p text:style-name="P5">  <text:span text:style-name="T14">if</text:span><text:span text:style-name="T15"> (</text:span><text:span text:style-name="T12">proceduresData</text:span><text:span text:style-name="T15">.</text:span><text:span text:style-name="T12">length</text:span><text:span text:style-name="T15"> </text:span><text:span text:style-name="T6">===</text:span><text:span text:style-name="T15"> </text:span><text:span text:style-name="T18">0</text:span><text:span text:style-name="T15">) {</text:span></text:p>
      <text:p text:style-name="P5">    <text:span text:style-name="T12">proceduresData</text:span><text:span text:style-name="T15"> </text:span><text:span text:style-name="T6">=</text:span><text:span text:style-name="T15"> [</text:span></text:p>
      <text:p text:style-name="P5">      <text:span text:style-name="T15">{ </text:span><text:span text:style-name="T12">name:</text:span><text:span text:style-name="T15"> </text:span><text:span text:style-name="T10">"Heart Surgery"</text:span><text:span text:style-name="T15">, </text:span><text:span text:style-name="T12">cost:</text:span><text:span text:style-name="T15"> </text:span><text:span text:style-name="T18">3500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Joint Replacement"</text:span><text:span text:style-name="T15">, </text:span><text:span text:style-name="T12">cost:</text:span><text:span text:style-name="T15"> </text:span><text:span text:style-name="T18">2800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MRI Scan"</text:span><text:span text:style-name="T15">, </text:span><text:span text:style-name="T12">cost:</text:span><text:span text:style-name="T15"> </text:span><text:span text:style-name="T18">250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Chemotherapy"</text:span><text:span text:style-name="T15">, </text:span><text:span text:style-name="T12">cost:</text:span><text:span text:style-name="T15"> </text:span><text:span text:style-name="T18">1800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Emergency Room Visit"</text:span><text:span text:style-name="T15">, </text:span><text:span text:style-name="T12">cost:</text:span><text:span text:style-name="T15"> </text:span><text:span text:style-name="T18">1800</text:span><text:span text:style-name="T15"> }</text:span></text:p>
      <text:p text:style-name="P5">    <text:span text:style-name="T15">];</text:span></text:p>
      <text:p text:style-name="P5">  <text:span text:style-name="T15">}</text:span></text:p>
      <text:p text:style-name="P5">  </text:p>
      <text:p text:style-name="P5">  <text:span text:style-name="T16">// Prepare payer coverage data</text:span></text:p>
      <text:p text:style-name="P5">  <text:span text:style-name="T2">let</text:span><text:span text:style-name="T15"> </text:span><text:span text:style-name="T12">payerCoverageData</text:span><text:span text:style-name="T15"> </text:span><text:span text:style-name="T6">=</text:span><text:span text:style-name="T15"> [];</text:span></text:p>
      <text:p text:style-name="P5">  <text:span text:style-name="T14">if</text:span><text:span text:style-name="T15"> (</text:span><text:span text:style-name="T12">datasets</text:span><text:span text:style-name="T15">.</text:span><text:span text:style-name="T12">payer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ayer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payerCoverageData</text:span><text:span text:style-name="T15"> </text:span><text:span text:style-name="T6">=</text:span><text:span text:style-name="T15"> </text:span><text:span text:style-name="T12">datasets</text:span><text:span text:style-name="T15">.</text:span><text:span text:style-name="T12">payers</text:span><text:span text:style-name="T15">.</text:span><text:span text:style-name="T8">map</text:span><text:span text:style-name="T15">(</text:span><text:span text:style-name="T12">payer</text:span><text:span text:style-name="T15"> </text:span><text:span text:style-name="T2">=&gt;</text:span><text:span text:style-name="T15"> {</text:span></text:p>
      <text:p text:style-name="P5">      <text:span text:style-name="T2">const</text:span><text:span text:style-name="T15"> </text:span><text:span text:style-name="T4">covered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ayer</text:span><text:span text:style-name="T15">.</text:span><text:span text:style-name="T4">AMOUNT_COVERED</text:span><text:span text:style-name="T15"> </text:span><text:span text:style-name="T6">||</text:span><text:span text:style-name="T15"> </text:span><text:span text:style-name="T18">0</text:span><text:span text:style-name="T15">);</text:span></text:p>
      <text:p text:style-name="P5">      <text:span text:style-name="T2">const</text:span><text:span text:style-name="T15"> </text:span><text:span text:style-name="T4">uncovered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ayer</text:span><text:span text:style-name="T15">.</text:span><text:span text:style-name="T4">AMOUNT_UNCOVERED</text:span><text:span text:style-name="T15"> </text:span><text:span text:style-name="T6">||</text:span><text:span text:style-name="T15"> </text:span><text:span text:style-name="T18">0</text:span><text:span text:style-name="T15">);</text:span></text:p>
      <text:p text:style-name="P5">      <text:span text:style-name="T2">const</text:span><text:span text:style-name="T15"> </text:span><text:span text:style-name="T4">total</text:span><text:span text:style-name="T15"> </text:span><text:span text:style-name="T6">=</text:span><text:span text:style-name="T15"> </text:span><text:span text:style-name="T12">covered</text:span><text:span text:style-name="T15"> </text:span><text:span text:style-name="T6">+</text:span><text:span text:style-name="T15"> </text:span><text:span text:style-name="T12">uncovered</text:span><text:span text:style-name="T15">;</text:span></text:p>
      <text:p text:style-name="P5">      </text:p>
      <text:p text:style-name="P5">      <text:span text:style-name="T14">return</text:span><text:span text:style-name="T15"> {</text:span></text:p>
      <text:p text:style-name="P5">        <text:span text:style-name="T12">name:</text:span><text:span text:style-name="T15"> </text:span><text:span text:style-name="T12">payer</text:span><text:span text:style-name="T15">.</text:span><text:span text:style-name="T4">NAME</text:span><text:span text:style-name="T15"> </text:span><text:span text:style-name="T6">||</text:span><text:span text:style-name="T15"> </text:span><text:span text:style-name="T10">'Unknown'</text:span><text:span text:style-name="T15">,</text:span></text:p>
      <text:p text:style-name="P5">        <text:span text:style-name="T12">value:</text:span><text:span text:style-name="T15"> </text:span><text:span text:style-name="T12">Math</text:span><text:span text:style-name="T15">.</text:span><text:span text:style-name="T8">round</text:span><text:span text:style-name="T15">(</text:span><text:span text:style-name="T12">total</text:span><text:span text:style-name="T15"> </text:span><text:span text:style-name="T6">&gt;</text:span><text:span text:style-name="T15"> </text:span><text:span text:style-name="T18">0</text:span><text:span text:style-name="T15"> </text:span><text:span text:style-name="T6">?</text:span><text:span text:style-name="T15"> (</text:span><text:span text:style-name="T12">covered</text:span><text:span text:style-name="T15"> </text:span><text:span text:style-name="T6">/</text:span><text:span text:style-name="T15"> </text:span><text:span text:style-name="T12">total</text:span><text:span text:style-name="T15"> </text:span><text:span text:style-name="T6">*</text:span><text:span text:style-name="T15"> </text:span><text:span text:style-name="T18">100</text:span><text:span text:style-name="T15">) </text:span><text:span text:style-name="T6">:</text:span><text:span text:style-name="T15"> </text:span><text:span text:style-name="T18">0</text:span><text:span text:style-name="T15">)</text:span></text:p>
      <text:p text:style-name="P5">      <text:span text:style-name="T15">};</text:span></text:p>
      <text:p text:style-name="P5"><text:soft-page-break/>    <text:span text:style-name="T15">}).</text:span><text:span text:style-name="T8">filter</text:span><text:span text:style-name="T15">(</text:span><text:span text:style-name="T12">item</text:span><text:span text:style-name="T15"> </text:span><text:span text:style-name="T2">=&gt;</text:span><text:span text:style-name="T15"> </text:span><text:span text:style-name="T12">item</text:span><text:span text:style-name="T15">.</text:span><text:span text:style-name="T12">name</text:span><text:span text:style-name="T15"> </text:span><text:span text:style-name="T6">!==</text:span><text:span text:style-name="T15"> </text:span><text:span text:style-name="T10">'Unknown'</text:span><text:span text:style-name="T15">);</text:span></text:p>
      <text:p text:style-name="P5">  <text:span text:style-name="T15">}</text:span></text:p>
      <text:p text:style-name="P5">  </text:p>
      <text:p text:style-name="P5">  <text:span text:style-name="T16">// If no valid payers, use fallback data</text:span></text:p>
      <text:p text:style-name="P5">  <text:span text:style-name="T14">if</text:span><text:span text:style-name="T15"> (</text:span><text:span text:style-name="T12">payerCoverageData</text:span><text:span text:style-name="T15">.</text:span><text:span text:style-name="T12">length</text:span><text:span text:style-name="T15"> </text:span><text:span text:style-name="T6">===</text:span><text:span text:style-name="T15"> </text:span><text:span text:style-name="T18">0</text:span><text:span text:style-name="T15">) {</text:span></text:p>
      <text:p text:style-name="P5">    <text:span text:style-name="T12">payerCoverageData</text:span><text:span text:style-name="T15"> </text:span><text:span text:style-name="T6">=</text:span><text:span text:style-name="T15"> [</text:span></text:p>
      <text:p text:style-name="P5">      <text:span text:style-name="T15">{ </text:span><text:span text:style-name="T12">name:</text:span><text:span text:style-name="T15"> </text:span><text:span text:style-name="T10">"Medicare"</text:span><text:span text:style-name="T15">, </text:span><text:span text:style-name="T12">value:</text:span><text:span text:style-name="T15"> </text:span><text:span text:style-name="T18">85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Medicaid"</text:span><text:span text:style-name="T15">, </text:span><text:span text:style-name="T12">value:</text:span><text:span text:style-name="T15"> </text:span><text:span text:style-name="T18">78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Blue Cross"</text:span><text:span text:style-name="T15">, </text:span><text:span text:style-name="T12">value:</text:span><text:span text:style-name="T15"> </text:span><text:span text:style-name="T18">92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Aetna"</text:span><text:span text:style-name="T15">, </text:span><text:span text:style-name="T12">value:</text:span><text:span text:style-name="T15"> </text:span><text:span text:style-name="T18">88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UnitedHealth"</text:span><text:span text:style-name="T15">, </text:span><text:span text:style-name="T12">value:</text:span><text:span text:style-name="T15"> </text:span><text:span text:style-name="T18">90</text:span><text:span text:style-name="T15"> }</text:span></text:p>
      <text:p text:style-name="P5">    <text:span text:style-name="T15">];</text:span></text:p>
      <text:p text:style-name="P5">  <text:span text:style-name="T15">}</text:span></text:p>
      <text:p text:style-name="P5">  </text:p>
      <text:p text:style-name="P5">  <text:span text:style-name="T16">// Prepare claims data</text:span></text:p>
      <text:p text:style-name="P5">  <text:span text:style-name="T2">let</text:span><text:span text:style-name="T15"> </text:span><text:span text:style-name="T12">claimsData</text:span><text:span text:style-name="T15"> </text:span><text:span text:style-name="T6">=</text:span><text:span text:style-name="T15"> [];</text:span></text:p>
      <text:p text:style-name="P5">  <text:span text:style-name="T14">if</text:span><text:span text:style-name="T15"> (</text:span><text:span text:style-name="T12">datasets</text:span><text:span text:style-name="T15">.</text:span><text:span text:style-name="T12">procedure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claimsData</text:span><text:span text:style-name="T15"> </text:span><text:span text:style-name="T6">=</text:span><text:span text:style-name="T15"> </text:span><text:span text:style-name="T12">datasets</text:span><text:span text:style-name="T15">.</text:span><text:span text:style-name="T12">procedures</text:span><text:span text:style-name="T15">.</text:span><text:span text:style-name="T8">map</text:span><text:span text:style-name="T15">(</text:span><text:span text:style-name="T12">proc</text:span><text:span text:style-name="T15"> </text:span><text:span text:style-name="T2">=&gt;</text:span><text:span text:style-name="T15"> {</text:span></text:p>
      <text:p text:style-name="P5">      <text:span text:style-name="T16">// Find related condition (if any)</text:span></text:p>
      <text:p text:style-name="P5">      <text:span text:style-name="T2">let</text:span><text:span text:style-name="T15"> </text:span><text:span text:style-name="T12">condition</text:span><text:span text:style-name="T15"> </text:span><text:span text:style-name="T6">=</text:span><text:span text:style-name="T15"> </text:span><text:span text:style-name="T10">"General Checkup"</text:span><text:span text:style-name="T15">;</text:span></text:p>
      <text:p text:style-name="P5">      <text:span text:style-name="T14">if</text:span><text:span text:style-name="T15"> (</text:span><text:span text:style-name="T12">proc</text:span><text:span text:style-name="T15">.</text:span><text:span text:style-name="T4">REASONCODE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conditions</text:span><text:span text:style-name="T15">) {</text:span></text:p>
      <text:p text:style-name="P5">        <text:span text:style-name="T2">const</text:span><text:span text:style-name="T15"> </text:span><text:span text:style-name="T4">relatedCondition</text:span><text:span text:style-name="T15"> </text:span><text:span text:style-name="T6">=</text:span><text:span text:style-name="T15"> </text:span><text:span text:style-name="T12">datasets</text:span><text:span text:style-name="T15">.</text:span><text:span text:style-name="T12">conditions</text:span><text:span text:style-name="T15">.</text:span><text:span text:style-name="T8">find</text:span><text:span text:style-name="T15">(</text:span><text:span text:style-name="T12">c</text:span><text:span text:style-name="T15"> </text:span><text:span text:style-name="T2">=&gt;</text:span><text:span text:style-name="T15"> </text:span><text:span text:style-name="T12">c</text:span><text:span text:style-name="T15">.</text:span><text:span text:style-name="T4">CODE</text:span><text:span text:style-name="T15"> </text:span><text:span text:style-name="T6">===</text:span><text:span text:style-name="T15"> </text:span><text:span text:style-name="T12">proc</text:span><text:span text:style-name="T15">.</text:span><text:span text:style-name="T4">REASONCODE</text:span><text:span text:style-name="T15">);</text:span></text:p>
      <text:p text:style-name="P5">        <text:span text:style-name="T14">if</text:span><text:span text:style-name="T15"> (</text:span><text:span text:style-name="T12">relatedCondition</text:span><text:span text:style-name="T15">) {</text:span></text:p>
      <text:p text:style-name="P5">          <text:span text:style-name="T12">condition</text:span><text:span text:style-name="T15"> </text:span><text:span text:style-name="T6">=</text:span><text:span text:style-name="T15"> </text:span><text:span text:style-name="T12">relatedCondition</text:span><text:span text:style-name="T15">.</text:span><text:span text:style-name="T4">DESCRIPTION</text:span><text:span text:style-name="T15"> </text:span><text:span text:style-name="T6">||</text:span><text:span text:style-name="T15"> </text:span><text:span text:style-name="T12">condition</text:span><text:span text:style-name="T15">;</text:span></text:p>
      <text:p text:style-name="P5">        <text:span text:style-name="T15">}</text:span></text:p>
      <text:p text:style-name="P5">      <text:span text:style-name="T15">}</text:span></text:p>
      <text:p text:style-name="P5">      </text:p>
      <text:p text:style-name="P5">      <text:span text:style-name="T16">// Get base cost</text:span></text:p>
      <text:p text:style-name="P5">      <text:span text:style-name="T2">let</text:span><text:span text:style-name="T15"> </text:span><text:span text:style-name="T12">baseCost</text:span><text:span text:style-name="T15"> </text:span><text:span text:style-name="T6">=</text:span><text:span text:style-name="T15"> </text:span><text:span text:style-name="T18">0</text:span><text:span text:style-name="T15">;</text:span></text:p>
      <text:p text:style-name="P5">      <text:span text:style-name="T14">if</text:span><text:span text:style-name="T15"> (</text:span><text:span text:style-name="T12">proc</text:span><text:span text:style-name="T15">.</text:span><text:span text:style-name="T4">BASE_COST</text:span><text:span text:style-name="T15">) </text:span><text:span text:style-name="T12">base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BASE_COST</text:span><text:span text:style-name="T15">);</text:span></text:p>
      <text:p text:style-name="P5">      <text:span text:style-name="T14">else</text:span><text:span text:style-name="T15"> </text:span><text:span text:style-name="T14">if</text:span><text:span text:style-name="T15"> (</text:span><text:span text:style-name="T12">proc</text:span><text:span text:style-name="T15">.</text:span><text:span text:style-name="T4">COST</text:span><text:span text:style-name="T15">) </text:span><text:span text:style-name="T12">base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COST</text:span><text:span text:style-name="T15">);</text:span></text:p>
      <text:p text:style-name="P5">      <text:span text:style-name="T14">else</text:span><text:span text:style-name="T15"> </text:span><text:span text:style-name="T14">if</text:span><text:span text:style-name="T15"> (</text:span><text:span text:style-name="T12">proc</text:span><text:span text:style-name="T15">.</text:span><text:span text:style-name="T4">TOTAL_COST</text:span><text:span text:style-name="T15">) </text:span><text:span text:style-name="T12">baseCost</text:span><text:span text:style-name="T15"> </text:span><text:span text:style-name="T6">=</text:span><text:span text:style-name="T15"> </text:span><text:span text:style-name="T8">parseFloat</text:span><text:span text:style-name="T15">(</text:span><text:span text:style-name="T12">proc</text:span><text:span text:style-name="T15">.</text:span><text:span text:style-name="T4">TOTAL_COST</text:span><text:span text:style-name="T15">);</text:span></text:p>
      <text:p text:style-name="P5">      </text:p>
      <text:p text:style-name="P5">      <text:span text:style-name="T14">if</text:span><text:span text:style-name="T15"> (</text:span><text:span text:style-name="T8">isNaN</text:span><text:span text:style-name="T15">(</text:span><text:span text:style-name="T12">baseCost</text:span><text:span text:style-name="T15">)) </text:span><text:span text:style-name="T12">baseCost</text:span><text:span text:style-name="T15"> </text:span><text:span text:style-name="T6">=</text:span><text:span text:style-name="T15"> </text:span><text:span text:style-name="T18">1000</text:span><text:span text:style-name="T15">; </text:span><text:span text:style-name="T16">// Default value</text:span></text:p>
      <text:p text:style-name="P5">      </text:p>
      <text:p text:style-name="P5">      <text:span text:style-name="T14">return</text:span><text:span text:style-name="T15"> {</text:span></text:p>
      <text:p text:style-name="P5">        <text:span text:style-name="T12">date:</text:span><text:span text:style-name="T15"> </text:span><text:span text:style-name="T12">proc</text:span><text:span text:style-name="T15">.</text:span><text:span text:style-name="T4">DATE</text:span><text:span text:style-name="T15"> </text:span><text:span text:style-name="T6">?</text:span><text:span text:style-name="T15"> </text:span><text:span text:style-name="T12">proc</text:span><text:span text:style-name="T15">.</text:span><text:span text:style-name="T4">DATE</text:span><text:span text:style-name="T15">.</text:span><text:span text:style-name="T8">split</text:span><text:span text:style-name="T15">(</text:span><text:span text:style-name="T10">'T'</text:span><text:span text:style-name="T15">)[</text:span><text:span text:style-name="T18">0</text:span><text:span text:style-name="T15">] </text:span><text:span text:style-name="T6">:</text:span><text:span text:style-name="T15"> </text:span><text:span text:style-name="T10">"2025-03-01"</text:span><text:span text:style-name="T15">,</text:span></text:p>
      <text:p text:style-name="P5">        <text:span text:style-name="T12">procedure:</text:span><text:span text:style-name="T15"> </text:span><text:span text:style-name="T12">proc</text:span><text:span text:style-name="T15">.</text:span><text:span text:style-name="T4">DESCRIPTION</text:span><text:span text:style-name="T15"> </text:span><text:span text:style-name="T6">||</text:span><text:span text:style-name="T15"> </text:span><text:span text:style-name="T10">"Unknown Procedure"</text:span><text:span text:style-name="T15">,</text:span></text:p>
      <text:p text:style-name="P5">        <text:span text:style-name="T12">patientId:</text:span><text:span text:style-name="T15"> </text:span><text:span text:style-name="T12">proc</text:span><text:span text:style-name="T15">.</text:span><text:span text:style-name="T4">PATIENT</text:span><text:span text:style-name="T15"> </text:span><text:span text:style-name="T6">||</text:span><text:span text:style-name="T15"> </text:span><text:span text:style-name="T10">"Unknown"</text:span><text:span text:style-name="T15">,</text:span></text:p>
      <text:p text:style-name="P5">        <text:span text:style-name="T12">baseCost:</text:span><text:span text:style-name="T15"> </text:span><text:span text:style-name="T12">baseCost</text:span><text:span text:style-name="T15">,</text:span></text:p>
      <text:p text:style-name="P5">        <text:span text:style-name="T12">totalCost:</text:span><text:span text:style-name="T15"> </text:span><text:span text:style-name="T12">baseCost</text:span><text:span text:style-name="T15"> </text:span><text:span text:style-name="T6">*</text:span><text:span text:style-name="T15"> </text:span><text:span text:style-name="T18">1.15</text:span><text:span text:style-name="T15">, </text:span><text:span text:style-name="T16">// Estimate total cost with 15% markup</text:span></text:p>
      <text:p text:style-name="P5">        <text:span text:style-name="T12">coveragePercent:</text:span><text:span text:style-name="T15"> </text:span><text:span text:style-name="T18">85</text:span><text:span text:style-name="T15">, </text:span><text:span text:style-name="T16">// Default coverage percentage</text:span></text:p>
      <text:p text:style-name="P5">        <text:span text:style-name="T12">ageGroup:</text:span><text:span text:style-name="T15"> </text:span><text:span text:style-name="T12">proc</text:span><text:span text:style-name="T15">.</text:span><text:span text:style-name="T4">AGE_GROUP</text:span><text:span text:style-name="T15"> </text:span><text:span text:style-name="T6">||</text:span><text:span text:style-name="T15"> </text:span><text:span text:style-name="T10">'36-50'</text:span><text:span text:style-name="T15">, </text:span><text:span text:style-name="T16">// Default value</text:span></text:p>
      <text:p text:style-name="P5">        <text:span text:style-name="T12">gender:</text:span><text:span text:style-name="T15"> </text:span><text:span text:style-name="T12">proc</text:span><text:span text:style-name="T15">.</text:span><text:span text:style-name="T4">GENDER</text:span><text:span text:style-name="T15"> </text:span><text:span text:style-name="T6">||</text:span><text:span text:style-name="T15"> </text:span><text:span text:style-name="T10">'male'</text:span><text:span text:style-name="T15">, </text:span><text:span text:style-name="T16">// Default value</text:span></text:p>
      <text:p text:style-name="P5">        <text:span text:style-name="T12">race:</text:span><text:span text:style-name="T15"> </text:span><text:span text:style-name="T12">proc</text:span><text:span text:style-name="T15">.</text:span><text:span text:style-name="T4">RACE</text:span><text:span text:style-name="T15"> </text:span><text:span text:style-name="T6">||</text:span><text:span text:style-name="T15"> </text:span><text:span text:style-name="T10">'white'</text:span><text:span text:style-name="T15">, </text:span><text:span text:style-name="T16">// Default value</text:span></text:p>
      <text:p text:style-name="P5">        <text:span text:style-name="T12">condition:</text:span><text:span text:style-name="T15"> </text:span><text:span text:style-name="T12">condition</text:span><text:span text:style-name="T15">,</text:span></text:p>
      <text:p text:style-name="P5">        <text:span text:style-name="T12">location:</text:span><text:span text:style-name="T15"> </text:span><text:span text:style-name="T12">proc</text:span><text:span text:style-name="T15">.</text:span><text:span text:style-name="T4">LOCATION</text:span><text:span text:style-name="T15"> </text:span><text:span text:style-name="T6">||</text:span><text:span text:style-name="T15"> </text:span><text:span text:style-name="T10">'hayward'</text:span><text:span text:style-name="T15"> </text:span><text:span text:style-name="T16">// Default location</text:span></text:p>
      <text:p text:style-name="P5">      <text:span text:style-name="T15">};</text:span></text:p>
      <text:p text:style-name="P5">    <text:span text:style-name="T15">});</text:span></text:p>
      <text:p text:style-name="P5"><text:soft-page-break/>  <text:span text:style-name="T15">}</text:span></text:p>
      <text:p text:style-name="P5">  </text:p>
      <text:p text:style-name="P5">  <text:span text:style-name="T16">// If no valid claims, use fallback data</text:span></text:p>
      <text:p text:style-name="P5">  <text:span text:style-name="T14">if</text:span><text:span text:style-name="T15"> (</text:span><text:span text:style-name="T12">claimsData</text:span><text:span text:style-name="T15">.</text:span><text:span text:style-name="T12">length</text:span><text:span text:style-name="T15"> </text:span><text:span text:style-name="T6">===</text:span><text:span text:style-name="T15"> </text:span><text:span text:style-name="T18">0</text:span><text:span text:style-name="T15">) {</text:span></text:p>
      <text:p text:style-name="P5">    <text:span text:style-name="T12">claimsData</text:span><text:span text:style-name="T15"> </text:span><text:span text:style-name="T6">=</text:span><text:span text:style-name="T15"> </text:span><text:span text:style-name="T8">generateSampleClaimsData</text:span><text:span text:style-name="T15">(</text:span><text:span text:style-name="T18">20</text:span><text:span text:style-name="T15">);</text:span></text:p>
      <text:p text:style-name="P5">  <text:span text:style-name="T15">}</text:span></text:p>
      <text:p text:style-name="P5">  </text:p>
      <text:p text:style-name="P5">  <text:span text:style-name="T16">// Prepare payer analysis data</text:span></text:p>
      <text:p text:style-name="P5">  <text:span text:style-name="T2">let</text:span><text:span text:style-name="T15"> </text:span><text:span text:style-name="T12">payerAnalysisData</text:span><text:span text:style-name="T15"> </text:span><text:span text:style-name="T6">=</text:span><text:span text:style-name="T15"> [];</text:span></text:p>
      <text:p text:style-name="P5">  <text:span text:style-name="T14">if</text:span><text:span text:style-name="T15"> (</text:span><text:span text:style-name="T12">datasets</text:span><text:span text:style-name="T15">.</text:span><text:span text:style-name="T12">payers</text:span><text:span text:style-name="T15"> </text:span><text:span text:style-name="T6">&amp;&amp;</text:span><text:span text:style-name="T15"> </text:span><text:span text:style-name="T12">datasets</text:span><text:span text:style-name="T15">.</text:span><text:span text:style-name="T12">payers</text:span><text:span text:style-name="T15">.</text:span><text:span text:style-name="T12">length</text:span><text:span text:style-name="T15"> </text:span><text:span text:style-name="T6">&gt;</text:span><text:span text:style-name="T15"> </text:span><text:span text:style-name="T18">0</text:span><text:span text:style-name="T15">) {</text:span></text:p>
      <text:p text:style-name="P5">    <text:span text:style-name="T12">payerAnalysisData</text:span><text:span text:style-name="T15"> </text:span><text:span text:style-name="T6">=</text:span><text:span text:style-name="T15"> </text:span><text:span text:style-name="T12">datasets</text:span><text:span text:style-name="T15">.</text:span><text:span text:style-name="T12">payers</text:span><text:span text:style-name="T15">.</text:span><text:span text:style-name="T8">map</text:span><text:span text:style-name="T15">(</text:span><text:span text:style-name="T12">payer</text:span><text:span text:style-name="T15"> </text:span><text:span text:style-name="T2">=&gt;</text:span><text:span text:style-name="T15"> ({</text:span></text:p>
      <text:p text:style-name="P5">      <text:span text:style-name="T12">name:</text:span><text:span text:style-name="T15"> </text:span><text:span text:style-name="T12">payer</text:span><text:span text:style-name="T15">.</text:span><text:span text:style-name="T4">NAME</text:span><text:span text:style-name="T15"> </text:span><text:span text:style-name="T6">||</text:span><text:span text:style-name="T15"> </text:span><text:span text:style-name="T10">'Unknown'</text:span><text:span text:style-name="T15">,</text:span></text:p>
      <text:p text:style-name="P5">      <text:span text:style-name="T12">covered:</text:span><text:span text:style-name="T15"> </text:span><text:span text:style-name="T8">parseFloat</text:span><text:span text:style-name="T15">(</text:span><text:span text:style-name="T12">payer</text:span><text:span text:style-name="T15">.</text:span><text:span text:style-name="T4">AMOUNT_COVERED</text:span><text:span text:style-name="T15"> </text:span><text:span text:style-name="T6">||</text:span><text:span text:style-name="T15"> </text:span><text:span text:style-name="T18">0</text:span><text:span text:style-name="T15">),</text:span></text:p>
      <text:p text:style-name="P5">      <text:span text:style-name="T12">uncovered:</text:span><text:span text:style-name="T15"> </text:span><text:span text:style-name="T8">parseFloat</text:span><text:span text:style-name="T15">(</text:span><text:span text:style-name="T12">payer</text:span><text:span text:style-name="T15">.</text:span><text:span text:style-name="T4">AMOUNT_UNCOVERED</text:span><text:span text:style-name="T15"> </text:span><text:span text:style-name="T6">||</text:span><text:span text:style-name="T15"> </text:span><text:span text:style-name="T18">0</text:span><text:span text:style-name="T15">),</text:span></text:p>
      <text:p text:style-name="P5">      <text:span text:style-name="T12">customers:</text:span><text:span text:style-name="T15"> </text:span><text:span text:style-name="T8">parseInt</text:span><text:span text:style-name="T15">(</text:span><text:span text:style-name="T12">payer</text:span><text:span text:style-name="T15">.</text:span><text:span text:style-name="T4">UNIQUE_CUSTOMERS</text:span><text:span text:style-name="T15"> </text:span><text:span text:style-name="T6">||</text:span><text:span text:style-name="T15"> </text:span><text:span text:style-name="T18">0</text:span><text:span text:style-name="T15">)</text:span></text:p>
      <text:p text:style-name="P5">    <text:span text:style-name="T15">})).</text:span><text:span text:style-name="T8">filter</text:span><text:span text:style-name="T15">(</text:span><text:span text:style-name="T12">item</text:span><text:span text:style-name="T15"> </text:span><text:span text:style-name="T2">=&gt;</text:span><text:span text:style-name="T15"> </text:span><text:span text:style-name="T12">item</text:span><text:span text:style-name="T15">.</text:span><text:span text:style-name="T12">name</text:span><text:span text:style-name="T15"> </text:span><text:span text:style-name="T6">!==</text:span><text:span text:style-name="T15"> </text:span><text:span text:style-name="T10">'Unknown'</text:span><text:span text:style-name="T15">);</text:span></text:p>
      <text:p text:style-name="P5">  <text:span text:style-name="T15">}</text:span></text:p>
      <text:p text:style-name="P5">  </text:p>
      <text:p text:style-name="P5">  <text:span text:style-name="T16">// If no valid payers, use fallback data</text:span></text:p>
      <text:p text:style-name="P5">  <text:span text:style-name="T14">if</text:span><text:span text:style-name="T15"> (</text:span><text:span text:style-name="T12">payerAnalysisData</text:span><text:span text:style-name="T15">.</text:span><text:span text:style-name="T12">length</text:span><text:span text:style-name="T15"> </text:span><text:span text:style-name="T6">===</text:span><text:span text:style-name="T15"> </text:span><text:span text:style-name="T18">0</text:span><text:span text:style-name="T15">) {</text:span></text:p>
      <text:p text:style-name="P5">    <text:span text:style-name="T12">payerAnalysisData</text:span><text:span text:style-name="T15"> </text:span><text:span text:style-name="T6">=</text:span><text:span text:style-name="T15"> [</text:span></text:p>
      <text:p text:style-name="P5">      <text:span text:style-name="T15">{ </text:span><text:span text:style-name="T12">name:</text:span><text:span text:style-name="T15"> </text:span><text:span text:style-name="T10">"Medicare"</text:span><text:span text:style-name="T15">, </text:span><text:span text:style-name="T12">covered:</text:span><text:span text:style-name="T15"> </text:span><text:span text:style-name="T18">125000</text:span><text:span text:style-name="T15">, </text:span><text:span text:style-name="T12">uncovered:</text:span><text:span text:style-name="T15"> </text:span><text:span text:style-name="T18">25000</text:span><text:span text:style-name="T15">, </text:span><text:span text:style-name="T12">customers:</text:span><text:span text:style-name="T15"> </text:span><text:span text:style-name="T18">45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Medicaid"</text:span><text:span text:style-name="T15">, </text:span><text:span text:style-name="T12">covered:</text:span><text:span text:style-name="T15"> </text:span><text:span text:style-name="T18">80000</text:span><text:span text:style-name="T15">, </text:span><text:span text:style-name="T12">uncovered:</text:span><text:span text:style-name="T15"> </text:span><text:span text:style-name="T18">22000</text:span><text:span text:style-name="T15">, </text:span><text:span text:style-name="T12">customers:</text:span><text:span text:style-name="T15"> </text:span><text:span text:style-name="T18">32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Blue Cross"</text:span><text:span text:style-name="T15">, </text:span><text:span text:style-name="T12">covered:</text:span><text:span text:style-name="T15"> </text:span><text:span text:style-name="T18">180000</text:span><text:span text:style-name="T15">, </text:span><text:span text:style-name="T12">uncovered:</text:span><text:span text:style-name="T15"> </text:span><text:span text:style-name="T18">15000</text:span><text:span text:style-name="T15">, </text:span><text:span text:style-name="T12">customers:</text:span><text:span text:style-name="T15"> </text:span><text:span text:style-name="T18">28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Aetna"</text:span><text:span text:style-name="T15">, </text:span><text:span text:style-name="T12">covered:</text:span><text:span text:style-name="T15"> </text:span><text:span text:style-name="T18">150000</text:span><text:span text:style-name="T15">, </text:span><text:span text:style-name="T12">uncovered:</text:span><text:span text:style-name="T15"> </text:span><text:span text:style-name="T18">18000</text:span><text:span text:style-name="T15">, </text:span><text:span text:style-name="T12">customers:</text:span><text:span text:style-name="T15"> </text:span><text:span text:style-name="T18">220</text:span><text:span text:style-name="T15"> },</text:span></text:p>
      <text:p text:style-name="P5">      <text:span text:style-name="T15">{ </text:span><text:span text:style-name="T12">name:</text:span><text:span text:style-name="T15"> </text:span><text:span text:style-name="T10">"UnitedHealth"</text:span><text:span text:style-name="T15">, </text:span><text:span text:style-name="T12">covered:</text:span><text:span text:style-name="T15"> </text:span><text:span text:style-name="T18">210000</text:span><text:span text:style-name="T15">, </text:span><text:span text:style-name="T12">uncovered:</text:span><text:span text:style-name="T15"> </text:span><text:span text:style-name="T18">20000</text:span><text:span text:style-name="T15">, </text:span><text:span text:style-name="T12">customers:</text:span><text:span text:style-name="T15"> </text:span><text:span text:style-name="T18">350</text:span><text:span text:style-name="T15"> }</text:span></text:p>
      <text:p text:style-name="P5">    <text:span text:style-name="T15">];</text:span></text:p>
      <text:p text:style-name="P5">  <text:span text:style-name="T15">}</text:span></text:p>
      <text:p text:style-name="P5">  </text:p>
      <text:p text:style-name="P5">  <text:span text:style-name="T16">// Prepare cost drivers data</text:span></text:p>
      <text:p text:style-name="P5">  <text:span text:style-name="T2">const</text:span><text:span text:style-name="T15"> </text:span><text:span text:style-name="T4">costDriversData</text:span><text:span text:style-name="T15"> </text:span><text:span text:style-name="T6">=</text:span><text:span text:style-name="T15"> [</text:span></text:p>
      <text:p text:style-name="P5">    <text:span text:style-name="T15">{ </text:span><text:span text:style-name="T12">category:</text:span><text:span text:style-name="T15"> </text:span><text:span text:style-name="T10">'Chronic Conditions'</text:span><text:span text:style-name="T15">, </text:span><text:span text:style-name="T12">cost:</text:span><text:span text:style-name="T15"> </text:span><text:span text:style-name="T18">5200.50</text:span><text:span text:style-name="T15">, </text:span><text:span text:style-name="T12">percentage:</text:span><text:span text:style-name="T15"> </text:span><text:span text:style-name="T18">28</text:span><text:span text:style-name="T15"> },</text:span></text:p>
      <text:p text:style-name="P5">    <text:span text:style-name="T15">{ </text:span><text:span text:style-name="T12">category:</text:span><text:span text:style-name="T15"> </text:span><text:span text:style-name="T10">'Acute Care'</text:span><text:span text:style-name="T15">, </text:span><text:span text:style-name="T12">cost:</text:span><text:span text:style-name="T15"> </text:span><text:span text:style-name="T18">3800.25</text:span><text:span text:style-name="T15">, </text:span><text:span text:style-name="T12">percentage:</text:span><text:span text:style-name="T15"> </text:span><text:span text:style-name="T18">20</text:span><text:span text:style-name="T15"> },</text:span></text:p>
      <text:p text:style-name="P5">    <text:span text:style-name="T15">{ </text:span><text:span text:style-name="T12">category:</text:span><text:span text:style-name="T15"> </text:span><text:span text:style-name="T10">'Preventive Care'</text:span><text:span text:style-name="T15">, </text:span><text:span text:style-name="T12">cost:</text:span><text:span text:style-name="T15"> </text:span><text:span text:style-name="T18">1500.75</text:span><text:span text:style-name="T15">, </text:span><text:span text:style-name="T12">percentage:</text:span><text:span text:style-name="T15"> </text:span><text:span text:style-name="T18">8</text:span><text:span text:style-name="T15"> },</text:span></text:p>
      <text:p text:style-name="P5">    <text:span text:style-name="T15">{ </text:span><text:span text:style-name="T12">category:</text:span><text:span text:style-name="T15"> </text:span><text:span text:style-name="T10">'Medications'</text:span><text:span text:style-name="T15">, </text:span><text:span text:style-name="T12">cost:</text:span><text:span text:style-name="T15"> </text:span><text:span text:style-name="T18">4200.30</text:span><text:span text:style-name="T15">, </text:span><text:span text:style-name="T12">percentage:</text:span><text:span text:style-name="T15"> </text:span><text:span text:style-name="T18">23</text:span><text:span text:style-name="T15"> },</text:span></text:p>
      <text:p text:style-name="P5">    <text:span text:style-name="T15">{ </text:span><text:span text:style-name="T12">category:</text:span><text:span text:style-name="T15"> </text:span><text:span text:style-name="T10">'Procedures'</text:span><text:span text:style-name="T15">, </text:span><text:span text:style-name="T12">cost:</text:span><text:span text:style-name="T15"> </text:span><text:span text:style-name="T18">3900.10</text:span><text:span text:style-name="T15">, </text:span><text:span text:style-name="T12">percentage:</text:span><text:span text:style-name="T15"> </text:span><text:span text:style-name="T18">21</text:span><text:span text:style-name="T15"> }</text:span></text:p>
      <text:p text:style-name="P5">  <text:span text:style-name="T15">];</text:span></text:p>
      <text:p text:style-name="P9"/>
      <text:p text:style-name="P5">  <text:span text:style-name="T16">// Prepare additional required data</text:span></text:p>
      <text:p text:style-name="P5">  <text:span text:style-name="T2">const</text:span><text:span text:style-name="T15"> </text:span><text:span text:style-name="T4">costByLocationData</text:span><text:span text:style-name="T15"> </text:span><text:span text:style-name="T6">=</text:span><text:span text:style-name="T15"> [</text:span></text:p>
      <text:p text:style-name="P5">    <text:span text:style-name="T15">{ </text:span><text:span text:style-name="T12">location:</text:span><text:span text:style-name="T15"> </text:span><text:span text:style-name="T10">'Hayward'</text:span><text:span text:style-name="T15">, </text:span><text:span text:style-name="T12">avgCost:</text:span><text:span text:style-name="T15"> </text:span><text:span text:style-name="T18">3450</text:span><text:span text:style-name="T15">, </text:span><text:span text:style-name="T12">totalClaims:</text:span><text:span text:style-name="T15"> </text:span><text:span text:style-name="T18">320</text:span><text:span text:style-name="T15"> },</text:span></text:p>
      <text:p text:style-name="P5">    <text:span text:style-name="T15">{ </text:span><text:span text:style-name="T12">location:</text:span><text:span text:style-name="T15"> </text:span><text:span text:style-name="T10">'Oakland'</text:span><text:span text:style-name="T15">, </text:span><text:span text:style-name="T12">avgCost:</text:span><text:span text:style-name="T15"> </text:span><text:span text:style-name="T18">4200</text:span><text:span text:style-name="T15">, </text:span><text:span text:style-name="T12">totalClaims:</text:span><text:span text:style-name="T15"> </text:span><text:span text:style-name="T18">450</text:span><text:span text:style-name="T15"> },</text:span></text:p>
      <text:p text:style-name="P5">    <text:span text:style-name="T15">{ </text:span><text:span text:style-name="T12">location:</text:span><text:span text:style-name="T15"> </text:span><text:span text:style-name="T10">'San Francisco'</text:span><text:span text:style-name="T15">, </text:span><text:span text:style-name="T12">avgCost:</text:span><text:span text:style-name="T15"> </text:span><text:span text:style-name="T18">5300</text:span><text:span text:style-name="T15">, </text:span><text:span text:style-name="T12">totalClaims:</text:span><text:span text:style-name="T15"> </text:span><text:span text:style-name="T18">580</text:span><text:span text:style-name="T15"> },</text:span></text:p>
      <text:p text:style-name="P5">    <text:span text:style-name="T15">{ </text:span><text:span text:style-name="T12">location:</text:span><text:span text:style-name="T15"> </text:span><text:span text:style-name="T10">'Palo Alto'</text:span><text:span text:style-name="T15">, </text:span><text:span text:style-name="T12">avgCost:</text:span><text:span text:style-name="T15"> </text:span><text:span text:style-name="T18">5100</text:span><text:span text:style-name="T15">, </text:span><text:span text:style-name="T12">totalClaims:</text:span><text:span text:style-name="T15"> </text:span><text:span text:style-name="T18">290</text:span><text:span text:style-name="T15"> },</text:span></text:p>
      <text:p text:style-name="P5">    <text:span text:style-name="T15">{ </text:span><text:span text:style-name="T12">location:</text:span><text:span text:style-name="T15"> </text:span><text:span text:style-name="T10">'San Jose'</text:span><text:span text:style-name="T15">, </text:span><text:span text:style-name="T12">avgCost:</text:span><text:span text:style-name="T15"> </text:span><text:span text:style-name="T18">3800</text:span><text:span text:style-name="T15">, </text:span><text:span text:style-name="T12">totalClaims:</text:span><text:span text:style-name="T15"> </text:span><text:span text:style-name="T18">410</text:span><text:span text:style-name="T15"> }</text:span></text:p>
      <text:p text:style-name="P5">  <text:span text:style-name="T15">];</text:span></text:p>
      <text:p text:style-name="P9"/>
      <text:p text:style-name="P5">  <text:span text:style-name="T2">const</text:span><text:span text:style-name="T15"> </text:span><text:span text:style-name="T4">costTrendByMonthData</text:span><text:span text:style-name="T15"> </text:span><text:span text:style-name="T6">=</text:span><text:span text:style-name="T15"> [</text:span></text:p>
      <text:p text:style-name="P5">    <text:span text:style-name="T15">{ </text:span><text:span text:style-name="T12">month:</text:span><text:span text:style-name="T15"> </text:span><text:span text:style-name="T10">'Jan'</text:span><text:span text:style-name="T15">, </text:span><text:span text:style-name="T12">cost:</text:span><text:span text:style-name="T15"> </text:span><text:span text:style-name="T18">245000</text:span><text:span text:style-name="T15"> },</text:span></text:p>
      <text:p text:style-name="P5"><text:soft-page-break/>    <text:span text:style-name="T15">{ </text:span><text:span text:style-name="T12">month:</text:span><text:span text:style-name="T15"> </text:span><text:span text:style-name="T10">'Feb'</text:span><text:span text:style-name="T15">, </text:span><text:span text:style-name="T12">cost:</text:span><text:span text:style-name="T15"> </text:span><text:span text:style-name="T18">235000</text:span><text:span text:style-name="T15"> },</text:span></text:p>
      <text:p text:style-name="P5">    <text:span text:style-name="T15">{ </text:span><text:span text:style-name="T12">month:</text:span><text:span text:style-name="T15"> </text:span><text:span text:style-name="T10">'Mar'</text:span><text:span text:style-name="T15">, </text:span><text:span text:style-name="T12">cost:</text:span><text:span text:style-name="T15"> </text:span><text:span text:style-name="T18">260000</text:span><text:span text:style-name="T15"> },</text:span></text:p>
      <text:p text:style-name="P5">    <text:span text:style-name="T15">{ </text:span><text:span text:style-name="T12">month:</text:span><text:span text:style-name="T15"> </text:span><text:span text:style-name="T10">'Apr'</text:span><text:span text:style-name="T15">, </text:span><text:span text:style-name="T12">cost:</text:span><text:span text:style-name="T15"> </text:span><text:span text:style-name="T18">275000</text:span><text:span text:style-name="T15"> },</text:span></text:p>
      <text:p text:style-name="P5">    <text:span text:style-name="T15">{ </text:span><text:span text:style-name="T12">month:</text:span><text:span text:style-name="T15"> </text:span><text:span text:style-name="T10">'May'</text:span><text:span text:style-name="T15">, </text:span><text:span text:style-name="T12">cost:</text:span><text:span text:style-name="T15"> </text:span><text:span text:style-name="T18">290000</text:span><text:span text:style-name="T15"> },</text:span></text:p>
      <text:p text:style-name="P5">    <text:span text:style-name="T15">{ </text:span><text:span text:style-name="T12">month:</text:span><text:span text:style-name="T15"> </text:span><text:span text:style-name="T10">'Jun'</text:span><text:span text:style-name="T15">, </text:span><text:span text:style-name="T12">cost:</text:span><text:span text:style-name="T15"> </text:span><text:span text:style-name="T18">310000</text:span><text:span text:style-name="T15"> }</text:span></text:p>
      <text:p text:style-name="P5">  <text:span text:style-name="T15">];</text:span></text:p>
      <text:p text:style-name="P9"/>
      <text:p text:style-name="P5">  <text:span text:style-name="T2">const</text:span><text:span text:style-name="T15"> </text:span><text:span text:style-name="T4">conditionCostData</text:span><text:span text:style-name="T15"> </text:span><text:span text:style-name="T6">=</text:span><text:span text:style-name="T15"> [</text:span></text:p>
      <text:p text:style-name="P5">    <text:span text:style-name="T15">{ </text:span><text:span text:style-name="T12">condition:</text:span><text:span text:style-name="T15"> </text:span><text:span text:style-name="T10">'Diabetes'</text:span><text:span text:style-name="T15">, </text:span><text:span text:style-name="T12">averageCost:</text:span><text:span text:style-name="T15"> </text:span><text:span text:style-name="T18">12500</text:span><text:span text:style-name="T15">, </text:span><text:span text:style-name="T12">patientCount:</text:span><text:span text:style-name="T15"> </text:span><text:span text:style-name="T18">215</text:span><text:span text:style-name="T15"> },</text:span></text:p>
      <text:p text:style-name="P5">    <text:span text:style-name="T15">{ </text:span><text:span text:style-name="T12">condition:</text:span><text:span text:style-name="T15"> </text:span><text:span text:style-name="T10">'Hypertension'</text:span><text:span text:style-name="T15">, </text:span><text:span text:style-name="T12">averageCost:</text:span><text:span text:style-name="T15"> </text:span><text:span text:style-name="T18">9800</text:span><text:span text:style-name="T15">, </text:span><text:span text:style-name="T12">patientCount:</text:span><text:span text:style-name="T15"> </text:span><text:span text:style-name="T18">320</text:span><text:span text:style-name="T15"> },</text:span></text:p>
      <text:p text:style-name="P5">    <text:span text:style-name="T15">{ </text:span><text:span text:style-name="T12">condition:</text:span><text:span text:style-name="T15"> </text:span><text:span text:style-name="T10">'Asthma'</text:span><text:span text:style-name="T15">, </text:span><text:span text:style-name="T12">averageCost:</text:span><text:span text:style-name="T15"> </text:span><text:span text:style-name="T18">7500</text:span><text:span text:style-name="T15">, </text:span><text:span text:style-name="T12">patientCount:</text:span><text:span text:style-name="T15"> </text:span><text:span text:style-name="T18">180</text:span><text:span text:style-name="T15"> },</text:span></text:p>
      <text:p text:style-name="P5">    <text:span text:style-name="T15">{ </text:span><text:span text:style-name="T12">condition:</text:span><text:span text:style-name="T15"> </text:span><text:span text:style-name="T10">'Heart Disease'</text:span><text:span text:style-name="T15">, </text:span><text:span text:style-name="T12">averageCost:</text:span><text:span text:style-name="T15"> </text:span><text:span text:style-name="T18">18900</text:span><text:span text:style-name="T15">, </text:span><text:span text:style-name="T12">patientCount:</text:span><text:span text:style-name="T15"> </text:span><text:span text:style-name="T18">145</text:span><text:span text:style-name="T15"> },</text:span></text:p>
      <text:p text:style-name="P5">    <text:span text:style-name="T15">{ </text:span><text:span text:style-name="T12">condition:</text:span><text:span text:style-name="T15"> </text:span><text:span text:style-name="T10">'Cancer'</text:span><text:span text:style-name="T15">, </text:span><text:span text:style-name="T12">averageCost:</text:span><text:span text:style-name="T15"> </text:span><text:span text:style-name="T18">32500</text:span><text:span text:style-name="T15">, </text:span><text:span text:style-name="T12">patientCount:</text:span><text:span text:style-name="T15"> </text:span><text:span text:style-name="T18">90</text:span><text:span text:style-name="T15"> }</text:span></text:p>
      <text:p text:style-name="P5">  <text:span text:style-name="T15">];</text:span></text:p>
      <text:p text:style-name="P5">  </text:p>
      <text:p text:style-name="P5">  <text:span text:style-name="T14">return</text:span><text:span text:style-name="T15"> {</text:span></text:p>
      <text:p text:style-name="P5">    <text:span text:style-name="T12">expensesData</text:span><text:span text:style-name="T15">,</text:span></text:p>
      <text:p text:style-name="P5">    <text:span text:style-name="T12">proceduresData</text:span><text:span text:style-name="T15">,</text:span></text:p>
      <text:p text:style-name="P5">    <text:span text:style-name="T12">payerCoverageData</text:span><text:span text:style-name="T15">,</text:span></text:p>
      <text:p text:style-name="P5">    <text:span text:style-name="T12">claimsData</text:span><text:span text:style-name="T15">,</text:span></text:p>
      <text:p text:style-name="P5">    <text:span text:style-name="T12">payerAnalysisData</text:span><text:span text:style-name="T15">,</text:span></text:p>
      <text:p text:style-name="P5">    <text:span text:style-name="T12">costDriversData</text:span><text:span text:style-name="T15">,</text:span></text:p>
      <text:p text:style-name="P5">    <text:span text:style-name="T12">costByLocationData</text:span><text:span text:style-name="T15">,</text:span></text:p>
      <text:p text:style-name="P5">    <text:span text:style-name="T12">costTrendByMonthData</text:span><text:span text:style-name="T15">,</text:span></text:p>
      <text:p text:style-name="P5">    <text:span text:style-name="T12">conditionCostData</text:span></text:p>
      <text:p text:style-name="P5">  <text:span text:style-name="T15">};</text:span></text:p>
      <text:p text:style-name="P2">}</text:p>
      <text:p text:style-name="P9"/>
      <text:p text:style-name="P7">// Helper function to generate sample claims data</text:p>
      <text:p text:style-name="P2"><text:span text:style-name="T1">function</text:span> <text:span text:style-name="T7">generateSampleClaimsData</text:span>(<text:span text:style-name="T11">count</text:span>) {</text:p>
      <text:p text:style-name="P5">  <text:span text:style-name="T2">const</text:span><text:span text:style-name="T15"> </text:span><text:span text:style-name="T4">procedures</text:span><text:span text:style-name="T15"> </text:span><text:span text:style-name="T6">=</text:span><text:span text:style-name="T15"> [</text:span></text:p>
      <text:p text:style-name="P5">    <text:span text:style-name="T10">"Annual Checkup"</text:span><text:span text:style-name="T15">, </text:span><text:span text:style-name="T10">"Blood Test"</text:span><text:span text:style-name="T15">, </text:span><text:span text:style-name="T10">"X-Ray"</text:span><text:span text:style-name="T15">, </text:span><text:span text:style-name="T10">"MRI Scan"</text:span><text:span text:style-name="T15">, </text:span><text:span text:style-name="T10">"CT Scan"</text:span><text:span text:style-name="T15">,</text:span></text:p>
      <text:p text:style-name="P5">    <text:span text:style-name="T10">"Physical Therapy"</text:span><text:span text:style-name="T15">, </text:span><text:span text:style-name="T10">"Vaccination"</text:span><text:span text:style-name="T15">, </text:span><text:span text:style-name="T10">"Colonoscopy"</text:span><text:span text:style-name="T15">, </text:span><text:span text:style-name="T10">"Dermatology Exam"</text:span></text:p>
      <text:p text:style-name="P5">  <text:span text:style-name="T15">];</text:span></text:p>
      <text:p text:style-name="P5">  </text:p>
      <text:p text:style-name="P5">  <text:span text:style-name="T2">const</text:span><text:span text:style-name="T15"> </text:span><text:span text:style-name="T4">conditions</text:span><text:span text:style-name="T15"> </text:span><text:span text:style-name="T6">=</text:span><text:span text:style-name="T15"> [</text:span></text:p>
      <text:p text:style-name="P5">    <text:span text:style-name="T10">"Hypertension"</text:span><text:span text:style-name="T15">, </text:span><text:span text:style-name="T10">"Diabetes"</text:span><text:span text:style-name="T15">, </text:span><text:span text:style-name="T10">"Asthma"</text:span><text:span text:style-name="T15">, </text:span><text:span text:style-name="T10">"Arthritis"</text:span><text:span text:style-name="T15">, </text:span><text:span text:style-name="T10">"Lower Back Pain"</text:span><text:span text:style-name="T15">,</text:span></text:p>
      <text:p text:style-name="P5">    <text:span text:style-name="T10">"Influenza"</text:span><text:span text:style-name="T15">, </text:span><text:span text:style-name="T10">"Common Cold"</text:span><text:span text:style-name="T15">, </text:span><text:span text:style-name="T10">"Allergies"</text:span><text:span text:style-name="T15">, </text:span><text:span text:style-name="T10">"Preventive Care"</text:span></text:p>
      <text:p text:style-name="P5">  <text:span text:style-name="T15">];</text:span></text:p>
      <text:p text:style-name="P5">  </text:p>
      <text:p text:style-name="P5">  <text:span text:style-name="T2">const</text:span><text:span text:style-name="T15"> </text:span><text:span text:style-name="T4">locations</text:span><text:span text:style-name="T15"> </text:span><text:span text:style-name="T6">=</text:span><text:span text:style-name="T15"> [</text:span><text:span text:style-name="T10">"hayward"</text:span><text:span text:style-name="T15">, </text:span><text:span text:style-name="T10">"oakland"</text:span><text:span text:style-name="T15">, </text:span><text:span text:style-name="T10">"san_francisco"</text:span><text:span text:style-name="T15">, </text:span><text:span text:style-name="T10">"palo_alto"</text:span><text:span text:style-name="T15">, </text:span><text:span text:style-name="T10">"san_jose"</text:span><text:span text:style-name="T15">];</text:span></text:p>
      <text:p text:style-name="P5">  <text:span text:style-name="T2">const</text:span><text:span text:style-name="T15"> </text:span><text:span text:style-name="T4">genders</text:span><text:span text:style-name="T15"> </text:span><text:span text:style-name="T6">=</text:span><text:span text:style-name="T15"> [</text:span><text:span text:style-name="T10">"male"</text:span><text:span text:style-name="T15">, </text:span><text:span text:style-name="T10">"female"</text:span><text:span text:style-name="T15">];</text:span></text:p>
      <text:p text:style-name="P5">  <text:span text:style-name="T2">const</text:span><text:span text:style-name="T15"> </text:span><text:span text:style-name="T4">races</text:span><text:span text:style-name="T15"> </text:span><text:span text:style-name="T6">=</text:span><text:span text:style-name="T15"> [</text:span><text:span text:style-name="T10">"white"</text:span><text:span text:style-name="T15">, </text:span><text:span text:style-name="T10">"black"</text:span><text:span text:style-name="T15">, </text:span><text:span text:style-name="T10">"asian"</text:span><text:span text:style-name="T15">, </text:span><text:span text:style-name="T10">"hispanic"</text:span><text:span text:style-name="T15">, </text:span><text:span text:style-name="T10">"other"</text:span><text:span text:style-name="T15">];</text:span></text:p>
      <text:p text:style-name="P5">  <text:span text:style-name="T2">const</text:span><text:span text:style-name="T15"> </text:span><text:span text:style-name="T4">ageGroups</text:span><text:span text:style-name="T15"> </text:span><text:span text:style-name="T6">=</text:span><text:span text:style-name="T15"> [</text:span><text:span text:style-name="T10">"0-18"</text:span><text:span text:style-name="T15">, </text:span><text:span text:style-name="T10">"19-35"</text:span><text:span text:style-name="T15">, </text:span><text:span text:style-name="T10">"36-50"</text:span><text:span text:style-name="T15">, </text:span><text:span text:style-name="T10">"51-65"</text:span><text:span text:style-name="T15">, </text:span><text:span text:style-name="T10">"65+"</text:span><text:span text:style-name="T15">];</text:span></text:p>
      <text:p text:style-name="P5">  </text:p>
      <text:p text:style-name="P5">  <text:span text:style-name="T2">const</text:span><text:span text:style-name="T15"> </text:span><text:span text:style-name="T4">result</text:span><text:span text:style-name="T15"> </text:span><text:span text:style-name="T6">=</text:span><text:span text:style-name="T15"> [];</text:span></text:p>
      <text:p text:style-name="P5">  </text:p>
      <text:p text:style-name="P5">  <text:span text:style-name="T14">for</text:span><text:span text:style-name="T15"> (</text:span><text:span text:style-name="T2">let</text:span><text:span text:style-name="T15"> </text:span><text:span text:style-name="T12">i</text:span><text:span text:style-name="T15"> </text:span><text:span text:style-name="T6">=</text:span><text:span text:style-name="T15"> </text:span><text:span text:style-name="T18">0</text:span><text:span text:style-name="T15">; </text:span><text:span text:style-name="T12">i</text:span><text:span text:style-name="T15"> </text:span><text:span text:style-name="T6">&lt;</text:span><text:span text:style-name="T15"> </text:span><text:span text:style-name="T12">count</text:span><text:span text:style-name="T15">; </text:span><text:span text:style-name="T12">i</text:span><text:span text:style-name="T6">++</text:span><text:span text:style-name="T15">) {</text:span></text:p>
      <text:p text:style-name="P5">    <text:span text:style-name="T2">const</text:span><text:span text:style-name="T15"> </text:span><text:span text:style-name="T4">baseCost</text:span><text:span text:style-name="T15"> </text:span><text:span text:style-name="T6">=</text:span><text:span text:style-name="T15"> 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8">5000</text:span><text:span text:style-name="T15">) </text:span><text:span text:style-name="T6">+</text:span><text:span text:style-name="T15"> </text:span><text:span text:style-name="T18">100</text:span><text:span text:style-name="T15">;</text:span></text:p>
      <text:p text:style-name="P5">    <text:span text:style-name="T2">const</text:span><text:span text:style-name="T15"> </text:span><text:span text:style-name="T4">coveragePercent</text:span><text:span text:style-name="T15"> </text:span><text:span text:style-name="T6">=</text:span><text:span text:style-name="T15"> 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8">30</text:span><text:span text:style-name="T15">) </text:span><text:span text:style-name="T6">+</text:span><text:span text:style-name="T15"> </text:span><text:span text:style-name="T18">60</text:span><text:span text:style-name="T15">; </text:span><text:span text:style-name="T16">// 60-90%</text:span></text:p>
      <text:p text:style-name="P5"><text:soft-page-break/>    </text:p>
      <text:p text:style-name="P5">    <text:span text:style-name="T12">result</text:span><text:span text:style-name="T15">.</text:span><text:span text:style-name="T8">push</text:span><text:span text:style-name="T15">({</text:span></text:p>
      <text:p text:style-name="P5">      <text:span text:style-name="T12">date:</text:span><text:span text:style-name="T15"> </text:span><text:span text:style-name="T10">`2025-0</text:span><text:span text:style-name="T2">${</text:span><text:span text:style-name="T12">Math</text:span><text:span text:style-name="T6">.</text:span><text:span text:style-name="T8">floor</text:span><text:span text:style-name="T6">(</text:span><text:span text:style-name="T12">Math</text:span><text:span text:style-name="T6">.</text:span><text:span text:style-name="T8">random</text:span><text:span text:style-name="T6">() * </text:span><text:span text:style-name="T18">3</text:span><text:span text:style-name="T6">) + </text:span><text:span text:style-name="T18">1</text:span><text:span text:style-name="T2">}</text:span><text:span text:style-name="T10">-</text:span><text:span text:style-name="T2">${</text:span><text:span text:style-name="T12">Math</text:span><text:span text:style-name="T6">.</text:span><text:span text:style-name="T8">floor</text:span><text:span text:style-name="T6">(</text:span><text:span text:style-name="T12">Math</text:span><text:span text:style-name="T6">.</text:span><text:span text:style-name="T8">random</text:span><text:span text:style-name="T6">() * </text:span><text:span text:style-name="T18">28</text:span><text:span text:style-name="T6">) + </text:span><text:span text:style-name="T18">1</text:span><text:span text:style-name="T2">}</text:span><text:span text:style-name="T10">`</text:span><text:span text:style-name="T15">,</text:span></text:p>
      <text:p text:style-name="P5">      <text:span text:style-name="T12">procedure:</text:span><text:span text:style-name="T15"> </text:span><text:span text:style-name="T12">procedures</text:span><text:span text:style-name="T15">[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2">procedures</text:span><text:span text:style-name="T15">.</text:span><text:span text:style-name="T12">length</text:span><text:span text:style-name="T15">)],</text:span></text:p>
      <text:p text:style-name="P5">      <text:span text:style-name="T12">patientId:</text:span><text:span text:style-name="T15"> </text:span><text:span text:style-name="T10">`P</text:span><text:span text:style-name="T2">${</text:span><text:span text:style-name="T12">Math</text:span><text:span text:style-name="T6">.</text:span><text:span text:style-name="T8">floor</text:span><text:span text:style-name="T6">(</text:span><text:span text:style-name="T12">Math</text:span><text:span text:style-name="T6">.</text:span><text:span text:style-name="T8">random</text:span><text:span text:style-name="T6">() * </text:span><text:span text:style-name="T18">1000</text:span><text:span text:style-name="T6">) + </text:span><text:span text:style-name="T18">1000</text:span><text:span text:style-name="T2">}</text:span><text:span text:style-name="T10">`</text:span><text:span text:style-name="T15">,</text:span></text:p>
      <text:p text:style-name="P5">      <text:span text:style-name="T12">baseCost:</text:span><text:span text:style-name="T15"> </text:span><text:span text:style-name="T12">baseCost</text:span><text:span text:style-name="T15">,</text:span></text:p>
      <text:p text:style-name="P5">      <text:span text:style-name="T12">totalCost:</text:span><text:span text:style-name="T15"> </text:span><text:span text:style-name="T12">Math</text:span><text:span text:style-name="T15">.</text:span><text:span text:style-name="T8">round</text:span><text:span text:style-name="T15">(</text:span><text:span text:style-name="T12">baseCost</text:span><text:span text:style-name="T15"> </text:span><text:span text:style-name="T6">*</text:span><text:span text:style-name="T15"> </text:span><text:span text:style-name="T18">1.15</text:span><text:span text:style-name="T15"> </text:span><text:span text:style-name="T6">*</text:span><text:span text:style-name="T15"> </text:span><text:span text:style-name="T18">100</text:span><text:span text:style-name="T15">) </text:span><text:span text:style-name="T6">/</text:span><text:span text:style-name="T15"> </text:span><text:span text:style-name="T18">100</text:span><text:span text:style-name="T15">,</text:span></text:p>
      <text:p text:style-name="P5">      <text:span text:style-name="T12">coveragePercent:</text:span><text:span text:style-name="T15"> </text:span><text:span text:style-name="T12">coveragePercent</text:span><text:span text:style-name="T15">,</text:span></text:p>
      <text:p text:style-name="P5">      <text:span text:style-name="T12">ageGroup:</text:span><text:span text:style-name="T15"> </text:span><text:span text:style-name="T12">ageGroups</text:span><text:span text:style-name="T15">[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2">ageGroups</text:span><text:span text:style-name="T15">.</text:span><text:span text:style-name="T12">length</text:span><text:span text:style-name="T15">)],</text:span></text:p>
      <text:p text:style-name="P5">      <text:span text:style-name="T12">gender:</text:span><text:span text:style-name="T15"> </text:span><text:span text:style-name="T12">genders</text:span><text:span text:style-name="T15">[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2">genders</text:span><text:span text:style-name="T15">.</text:span><text:span text:style-name="T12">length</text:span><text:span text:style-name="T15">)],</text:span></text:p>
      <text:p text:style-name="P5">      <text:span text:style-name="T12">race:</text:span><text:span text:style-name="T15"> </text:span><text:span text:style-name="T12">races</text:span><text:span text:style-name="T15">[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2">races</text:span><text:span text:style-name="T15">.</text:span><text:span text:style-name="T12">length</text:span><text:span text:style-name="T15">)],</text:span></text:p>
      <text:p text:style-name="P5">      <text:span text:style-name="T12">condition:</text:span><text:span text:style-name="T15"> </text:span><text:span text:style-name="T12">conditions</text:span><text:span text:style-name="T15">[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2">conditions</text:span><text:span text:style-name="T15">.</text:span><text:span text:style-name="T12">length</text:span><text:span text:style-name="T15">)],</text:span></text:p>
      <text:p text:style-name="P5">      <text:span text:style-name="T12">location:</text:span><text:span text:style-name="T15"> </text:span><text:span text:style-name="T12">locations</text:span><text:span text:style-name="T15">[</text:span><text:span text:style-name="T12">Math</text:span><text:span text:style-name="T15">.</text:span><text:span text:style-name="T8">floor</text:span><text:span text:style-name="T15">(</text:span><text:span text:style-name="T12">Math</text:span><text:span text:style-name="T15">.</text:span><text:span text:style-name="T8">random</text:span><text:span text:style-name="T15">() </text:span><text:span text:style-name="T6">*</text:span><text:span text:style-name="T15"> </text:span><text:span text:style-name="T12">locations</text:span><text:span text:style-name="T15">.</text:span><text:span text:style-name="T12">length</text:span><text:span text:style-name="T15">)]</text:span></text:p>
      <text:p text:style-name="P5">    <text:span text:style-name="T15">});</text:span></text:p>
      <text:p text:style-name="P5">  <text:span text:style-name="T15">}</text:span></text:p>
      <text:p text:style-name="P5">  </text:p>
      <text:p text:style-name="P5">  <text:span text:style-name="T14">return</text:span><text:span text:style-name="T15"> </text:span><text:span text:style-name="T12">result</text:span><text:span text:style-name="T15">;</text:span></text:p>
      <text:p text:style-name="P2">}</text:p>
      <text:p text:style-name="P9"/>
      <text:p text:style-name="P7">// Create CSV files from the datasets.txt if they don't exist</text:p>
      <text:p text:style-name="P2"><text:span text:style-name="T1">function</text:span> <text:span text:style-name="T7">createSampleDataFiles</text:span>() {</text:p>
      <text:p text:style-name="P5">  <text:span text:style-name="T16">// Check if data directory exists, create if not</text:span></text:p>
      <text:p text:style-name="P5">  <text:span text:style-name="T14">if</text:span><text:span text:style-name="T15"> (</text:span><text:span text:style-name="T6">!</text:span><text:span text:style-name="T12">fs</text:span><text:span text:style-name="T15">.</text:span><text:span text:style-name="T8">existsSync</text:span><text:span text:style-name="T15">(</text:span><text:span text:style-name="T4">DATA_PATH</text:span><text:span text:style-name="T15">)) {</text:span></text:p>
      <text:p text:style-name="P5">    <text:span text:style-name="T12">fs</text:span><text:span text:style-name="T15">.</text:span><text:span text:style-name="T8">mkdirSync</text:span><text:span text:style-name="T15">(</text:span><text:span text:style-name="T4">DATA_PATH</text:span><text:span text:style-name="T15">, { </text:span><text:span text:style-name="T12">recursive:</text:span><text:span text:style-name="T15"> </text:span><text:span text:style-name="T2">true</text:span><text:span text:style-name="T15"> });</text:span></text:p>
      <text:p text:style-name="P5">    <text:span text:style-name="T12">console</text:span><text:span text:style-name="T15">.</text:span><text:span text:style-name="T8">log</text:span><text:span text:style-name="T15">(</text:span><text:span text:style-name="T10">`Created data directory at </text:span><text:span text:style-name="T2">${</text:span><text:span text:style-name="T4">DATA_PATH</text:span><text:span text:style-name="T2">}</text:span><text:span text:style-name="T10">`</text:span><text:span text:style-name="T15">);</text:span></text:p>
      <text:p text:style-name="P5">  <text:span text:style-name="T15">}</text:span></text:p>
      <text:p text:style-name="P5">  </text:p>
      <text:p text:style-name="P5">  <text:span text:style-name="T16">// List of CSV files to check/create</text:span></text:p>
      <text:p text:style-name="P5">  <text:span text:style-name="T2">const</text:span><text:span text:style-name="T15"> </text:span><text:span text:style-name="T4">requiredFiles</text:span><text:span text:style-name="T15"> </text:span><text:span text:style-name="T6">=</text:span><text:span text:style-name="T15"> [</text:span></text:p>
      <text:p text:style-name="P5">    <text:span text:style-name="T10">'careplans.csv'</text:span><text:span text:style-name="T15">, </text:span></text:p>
      <text:p text:style-name="P5">    <text:span text:style-name="T10">'conditions.csv'</text:span><text:span text:style-name="T15">, </text:span></text:p>
      <text:p text:style-name="P5">    <text:span text:style-name="T10">'medications.csv'</text:span><text:span text:style-name="T15">, </text:span></text:p>
      <text:p text:style-name="P5">    <text:span text:style-name="T10">'observations.csv'</text:span><text:span text:style-name="T15">, </text:span></text:p>
      <text:p text:style-name="P5">    <text:span text:style-name="T10">'payer_transitions.csv'</text:span><text:span text:style-name="T15">, </text:span></text:p>
      <text:p text:style-name="P5">    <text:span text:style-name="T10">'payers.csv'</text:span><text:span text:style-name="T15">, </text:span></text:p>
      <text:p text:style-name="P5">    <text:span text:style-name="T10">'procedures.csv'</text:span></text:p>
      <text:p text:style-name="P5">  <text:span text:style-name="T15">];</text:span></text:p>
      <text:p text:style-name="P5">  </text:p>
      <text:p text:style-name="P5">  <text:span text:style-name="T2">let</text:span><text:span text:style-name="T15"> </text:span><text:span text:style-name="T12">dataFilesCreated</text:span><text:span text:style-name="T15"> </text:span><text:span text:style-name="T6">=</text:span><text:span text:style-name="T15"> </text:span><text:span text:style-name="T2">false</text:span><text:span text:style-name="T15">;</text:span></text:p>
      <text:p text:style-name="P5">  </text:p>
      <text:p text:style-name="P5">  <text:span text:style-name="T12">requiredFiles</text:span><text:span text:style-name="T15">.</text:span><text:span text:style-name="T8">forEach</text:span><text:span text:style-name="T15">(</text:span><text:span text:style-name="T12">file</text:span><text:span text:style-name="T15"> </text:span><text:span text:style-name="T2">=&gt;</text:span><text:span text:style-name="T15"> {</text:span></text:p>
      <text:p text:style-name="P5">    <text:span text:style-name="T2">const</text:span><text:span text:style-name="T15"> </text:span><text:span text:style-name="T4">filePath</text:span><text:span text:style-name="T15"> </text:span><text:span text:style-name="T6">=</text:span><text:span text:style-name="T15"> </text:span><text:span text:style-name="T12">path</text:span><text:span text:style-name="T15">.</text:span><text:span text:style-name="T8">join</text:span><text:span text:style-name="T15">(</text:span><text:span text:style-name="T4">DATA_PATH</text:span><text:span text:style-name="T15">, </text:span><text:span text:style-name="T12">file</text:span><text:span text:style-name="T15">);</text:span></text:p>
      <text:p text:style-name="P5">    </text:p>
      <text:p text:style-name="P5">    <text:span text:style-name="T14">if</text:span><text:span text:style-name="T15"> (</text:span><text:span text:style-name="T6">!</text:span><text:span text:style-name="T12">fs</text:span><text:span text:style-name="T15">.</text:span><text:span text:style-name="T8">existsSync</text:span><text:span text:style-name="T15">(</text:span><text:span text:style-name="T12">filePath</text:span><text:span text:style-name="T15">)) {</text:span></text:p>
      <text:p text:style-name="P5">      <text:span text:style-name="T16">// If file doesn't exist, create a basic CSV with headers</text:span></text:p>
      <text:p text:style-name="P5">      <text:span text:style-name="T2">let</text:span><text:span text:style-name="T15"> </text:span><text:span text:style-name="T12">headers</text:span><text:span text:style-name="T15"> </text:span><text:span text:style-name="T6">=</text:span><text:span text:style-name="T15"> </text:span><text:span text:style-name="T10">""</text:span><text:span text:style-name="T15">;</text:span></text:p>
      <text:p text:style-name="P5">      </text:p>
      <text:p text:style-name="P5">      <text:span text:style-name="T14">switch</text:span><text:span text:style-name="T15">(</text:span><text:span text:style-name="T12">file</text:span><text:span text:style-name="T15">) {</text:span></text:p>
      <text:p text:style-name="P5">        <text:span text:style-name="T14">case</text:span><text:span text:style-name="T15"> </text:span><text:span text:style-name="T10">'careplan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Id,START,STOP,PATIENT,ENCOUNTER,CODE,DESCRIPTION,REASONCODE,REASONDESCRIPTION"</text:span><text:span text:style-name="T15">;</text:span></text:p>
      <text:p text:style-name="P5"><text:soft-page-break/>          <text:span text:style-name="T14">break</text:span><text:span text:style-name="T15">;</text:span></text:p>
      <text:p text:style-name="P5">        <text:span text:style-name="T14">case</text:span><text:span text:style-name="T15"> </text:span><text:span text:style-name="T10">'condition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START,STOP,PATIENT,ENCOUNTER,CODE,DESCRIPTION"</text:span><text:span text:style-name="T15">;</text:span></text:p>
      <text:p text:style-name="P5">          <text:span text:style-name="T14">break</text:span><text:span text:style-name="T15">;</text:span></text:p>
      <text:p text:style-name="P5">        <text:span text:style-name="T14">case</text:span><text:span text:style-name="T15"> </text:span><text:span text:style-name="T10">'medication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START,STOP,PATIENT,PAYER,ENCOUNTER,CODE,DESCRIPTION,BASE_COST,PAYER_COVERAGE,DISPENSES,TOTALCOST,REASONCODE,REASONDESCRIPTION"</text:span><text:span text:style-name="T15">;</text:span></text:p>
      <text:p text:style-name="P5">          <text:span text:style-name="T14">break</text:span><text:span text:style-name="T15">;</text:span></text:p>
      <text:p text:style-name="P5">        <text:span text:style-name="T14">case</text:span><text:span text:style-name="T15"> </text:span><text:span text:style-name="T10">'observation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DATE,PATIENT,ENCOUNTER,CODE,DESCRIPTION,VALUE,UNITS,TYPE"</text:span><text:span text:style-name="T15">;</text:span></text:p>
      <text:p text:style-name="P5">          <text:span text:style-name="T14">break</text:span><text:span text:style-name="T15">;</text:span></text:p>
      <text:p text:style-name="P5">        <text:span text:style-name="T14">case</text:span><text:span text:style-name="T15"> </text:span><text:span text:style-name="T10">'payer_transition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PATIENT,START_YEAR,END_YEAR,PAYER,OWNERSHIP"</text:span><text:span text:style-name="T15">;</text:span></text:p>
      <text:p text:style-name="P5">          <text:span text:style-name="T14">break</text:span><text:span text:style-name="T15">;</text:span></text:p>
      <text:p text:style-name="P5">        <text:span text:style-name="T14">case</text:span><text:span text:style-name="T15"> </text:span><text:span text:style-name="T10">'payer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Id,NAME,ADDRESS,CITY,STATE_HEADQUARTERED,ZIP,PHONE,AMOUNT_COVERED,AMOUNT_UNCOVERED,REVENUE,COVERED_ENCOUNTERS,UNCOVERED_ENCOUNTERS,COVERED_MEDICATIONS,UNCOVERED_MEDICATIONS,COVERED_PROCEDURES,UNCOVERED_PROCEDURES,COVERED_IMMUNIZATIONS,UNCOVERED_IMMUNIZATIONS,UNIQUE_CUSTOMERS,QOLS_AVG,MEMBER_MONTHS"</text:span><text:span text:style-name="T15">;</text:span></text:p>
      <text:p text:style-name="P5">          <text:span text:style-name="T14">break</text:span><text:span text:style-name="T15">;</text:span></text:p>
      <text:p text:style-name="P5">        <text:span text:style-name="T14">case</text:span><text:span text:style-name="T15"> </text:span><text:span text:style-name="T10">'procedures.csv'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DATE,PATIENT,ENCOUNTER,CODE,DESCRIPTION,BASE_COST,REASONCODE,REASONDESCRIPTION"</text:span><text:span text:style-name="T15">;</text:span></text:p>
      <text:p text:style-name="P5">          <text:span text:style-name="T14">break</text:span><text:span text:style-name="T15">;</text:span></text:p>
      <text:p text:style-name="P5">        <text:span text:style-name="T14">default</text:span><text:span text:style-name="T15">:</text:span></text:p>
      <text:p text:style-name="P5">          <text:span text:style-name="T12">headers</text:span><text:span text:style-name="T15"> </text:span><text:span text:style-name="T6">=</text:span><text:span text:style-name="T15"> </text:span><text:span text:style-name="T10">""</text:span><text:span text:style-name="T15">;</text:span></text:p>
      <text:p text:style-name="P5">      <text:span text:style-name="T15">}</text:span></text:p>
      <text:p text:style-name="P5">      </text:p>
      <text:p text:style-name="P5">      <text:span text:style-name="T12">fs</text:span><text:span text:style-name="T15">.</text:span><text:span text:style-name="T8">writeFileSync</text:span><text:span text:style-name="T15">(</text:span><text:span text:style-name="T12">filePath</text:span><text:span text:style-name="T15">, </text:span><text:span text:style-name="T12">headers</text:span><text:span text:style-name="T15"> </text:span><text:span text:style-name="T6">+</text:span><text:span text:style-name="T15"> </text:span><text:span text:style-name="T10">"</text:span><text:span text:style-name="T23">\n</text:span><text:span text:style-name="T10">"</text:span><text:span text:style-name="T15">);</text:span></text:p>
      <text:p text:style-name="P5">      <text:span text:style-name="T12">console</text:span><text:span text:style-name="T15">.</text:span><text:span text:style-name="T8">log</text:span><text:span text:style-name="T15">(</text:span><text:span text:style-name="T10">`Created empty CSV file with headers: </text:span><text:span text:style-name="T2">${</text:span><text:span text:style-name="T12">filePath</text:span><text:span text:style-name="T2">}</text:span><text:span text:style-name="T10">`</text:span><text:span text:style-name="T15">);</text:span></text:p>
      <text:p text:style-name="P5">      <text:span text:style-name="T12">dataFilesCreated</text:span><text:span text:style-name="T15"> </text:span><text:span text:style-name="T6">=</text:span><text:span text:style-name="T15"> </text:span><text:span text:style-name="T2">true</text:span><text:span text:style-name="T15">;</text:span></text:p>
      <text:p text:style-name="P5">    <text:span text:style-name="T15">}</text:span></text:p>
      <text:p text:style-name="P5">  <text:span text:style-name="T15">});</text:span></text:p>
      <text:p text:style-name="P5">  </text:p>
      <text:p text:style-name="P5">  <text:span text:style-name="T14">if</text:span><text:span text:style-name="T15"> (</text:span><text:span text:style-name="T12">dataFilesCreated</text:span><text:span text:style-name="T15">) {</text:span></text:p>
      <text:p text:style-name="P5">    <text:span text:style-name="T12">console</text:span><text:span text:style-name="T15">.</text:span><text:span text:style-name="T8">log</text:span><text:span text:style-name="T15">(</text:span><text:span text:style-name="T10">"Created initial CSV files. For better visualization, please populate these files with real data."</text:span><text:span text:style-name="T15">);</text:span></text:p>
      <text:p text:style-name="P5">  <text:span text:style-name="T15">}</text:span></text:p>
      <text:p text:style-name="P2">}</text:p>
      <text:p text:style-name="P9"/>
      <text:p text:style-name="P7">// Call this function during server startup</text:p>
      <text:p text:style-name="P2"><text:span text:style-name="T7">createSampleDataFiles</text:span>();</text:p>
      <text:p text:style-name="P9"/>
      <text:p text:style-name="P7">// Serve static files from the React build directory if it exists</text:p>
      <text:p text:style-name="P2"><text:span text:style-name="T1">const</text:span> <text:span text:style-name="T3">buildPath</text:span> <text:span text:style-name="T5">=</text:span> <text:span text:style-name="T3">path</text:span>.<text:span text:style-name="T7">join</text:span>(<text:span text:style-name="T11">__dirname</text:span>, <text:span text:style-name="T9">'../build'</text:span>);</text:p>
      <text:p text:style-name="P2"><text:span text:style-name="T13">if</text:span> (<text:span text:style-name="T19">fs</text:span>.<text:span text:style-name="T7">existsSync</text:span>(<text:span text:style-name="T3">buildPath</text:span>)) {</text:p>
      <text:p text:style-name="P5">  <text:span text:style-name="T12">console</text:span><text:span text:style-name="T15">.</text:span><text:span text:style-name="T8">log</text:span><text:span text:style-name="T15">(</text:span><text:span text:style-name="T10">`Serving React app from </text:span><text:span text:style-name="T2">${</text:span><text:span text:style-name="T4">buildPath</text:span><text:span text:style-name="T2">}</text:span><text:span text:style-name="T10">`</text:span><text:span text:style-name="T15">);</text:span></text:p>
      <text:p text:style-name="P5">  <text:span text:style-name="T4">app</text:span><text:span text:style-name="T15">.</text:span><text:span text:style-name="T8">use</text:span><text:span text:style-name="T15">(</text:span><text:span text:style-name="T8">express</text:span><text:span text:style-name="T15">.</text:span><text:span text:style-name="T8">static</text:span><text:span text:style-name="T15">(</text:span><text:span text:style-name="T4">buildPath</text:span><text:span text:style-name="T15">));</text:span></text:p>
      <text:p text:style-name="P5">  </text:p>
      <text:p text:style-name="P5">  <text:span text:style-name="T16">// Handle React routing, return all requests to React app</text:span></text:p>
      <text:p text:style-name="P5">  <text:span text:style-name="T4">app</text:span><text:span text:style-name="T15">.</text:span><text:span text:style-name="T8">get</text:span><text:span text:style-name="T15">(</text:span><text:span text:style-name="T10">'*'</text:span><text:span text:style-name="T15">, </text:span><text:span text:style-name="T2">function</text:span><text:span text:style-name="T15">(</text:span><text:span text:style-name="T12">req</text:span><text:span text:style-name="T15">, </text:span><text:span text:style-name="T12">res</text:span><text:span text:style-name="T15">) {</text:span></text:p>
      <text:p text:style-name="P5">    <text:span text:style-name="T14">if</text:span><text:span text:style-name="T15"> (</text:span><text:span text:style-name="T12">req</text:span><text:span text:style-name="T15">.</text:span><text:span text:style-name="T12">url</text:span><text:span text:style-name="T15">.</text:span><text:span text:style-name="T8">startsWith</text:span><text:span text:style-name="T15">(</text:span><text:span text:style-name="T10">'/api'</text:span><text:span text:style-name="T15">)) {</text:span></text:p>
      <text:p text:style-name="P5">      <text:span text:style-name="T16">// Let API routes be handled by other handlers</text:span></text:p>
      <text:p text:style-name="P5">      <text:span text:style-name="T14">return</text:span><text:span text:style-name="T15"> </text:span><text:span text:style-name="T8">next</text:span><text:span text:style-name="T15">();</text:span></text:p>
      <text:p text:style-name="P5"><text:soft-page-break/>    <text:span text:style-name="T15">}</text:span></text:p>
      <text:p text:style-name="P5">    <text:span text:style-name="T12">res</text:span><text:span text:style-name="T15">.</text:span><text:span text:style-name="T8">sendFile</text:span><text:span text:style-name="T15">(</text:span><text:span text:style-name="T4">path</text:span><text:span text:style-name="T15">.</text:span><text:span text:style-name="T8">join</text:span><text:span text:style-name="T15">(</text:span><text:span text:style-name="T4">buildPath</text:span><text:span text:style-name="T15">, </text:span><text:span text:style-name="T10">'index.html'</text:span><text:span text:style-name="T15">));</text:span></text:p>
      <text:p text:style-name="P5">  <text:span text:style-name="T15">});</text:span></text:p>
      <text:p text:style-name="P2">}</text:p>
      <text:p text:style-name="P9"/>
      <text:p text:style-name="P2"><text:span text:style-name="T1">const</text:span> <text:span text:style-name="T3">PORT</text:span> <text:span text:style-name="T5">=</text:span> <text:span text:style-name="T11">process</text:span>.<text:span text:style-name="T11">env</text:span>.<text:span text:style-name="T3">PORT</text:span> <text:span text:style-name="T5">||</text:span> <text:span text:style-name="T17">3002</text:span>;</text:p>
      <text:p text:style-name="P2"><text:span text:style-name="T3">app</text:span>.<text:span text:style-name="T7">listen</text:span>(<text:span text:style-name="T3">PORT</text:span>, () <text:span text:style-name="T1">=&gt;</text:span> {</text:p>
      <text:p text:style-name="P5">  <text:span text:style-name="T12">console</text:span><text:span text:style-name="T15">.</text:span><text:span text:style-name="T8">log</text:span><text:span text:style-name="T15">(</text:span><text:span text:style-name="T10">`Server running on port </text:span><text:span text:style-name="T2">${</text:span><text:span text:style-name="T4">PORT</text:span><text:span text:style-name="T2">}</text:span><text:span text:style-name="T10">`</text:span><text:span text:style-name="T15">);</text:span></text:p>
      <text:p text:style-name="P5">  <text:span text:style-name="T12">console</text:span><text:span text:style-name="T15">.</text:span><text:span text:style-name="T8">log</text:span><text:span text:style-name="T15">(</text:span><text:span text:style-name="T10">`API endpoints available at:`</text:span><text:span text:style-name="T15">);</text:span></text:p>
      <text:p text:style-name="P5">  <text:span text:style-name="T12">console</text:span><text:span text:style-name="T15">.</text:span><text:span text:style-name="T8">log</text:span><text:span text:style-name="T15">(</text:span><text:span text:style-name="T10">`  - http://localhost:</text:span><text:span text:style-name="T2">${</text:span><text:span text:style-name="T4">PORT</text:span><text:span text:style-name="T2">}</text:span><text:span text:style-name="T10">/api/test`</text:span><text:span text:style-name="T15">);</text:span></text:p>
      <text:p text:style-name="P5">  <text:span text:style-name="T12">console</text:span><text:span text:style-name="T15">.</text:span><text:span text:style-name="T8">log</text:span><text:span text:style-name="T15">(</text:span><text:span text:style-name="T10">`  - http://localhost:</text:span><text:span text:style-name="T2">${</text:span><text:span text:style-name="T4">PORT</text:span><text:span text:style-name="T2">}</text:span><text:span text:style-name="T10">/api/data`</text:span><text:span text:style-name="T15">);</text:span></text:p>
      <text:p text:style-name="P5">  <text:span text:style-name="T12">console</text:span><text:span text:style-name="T15">.</text:span><text:span text:style-name="T8">log</text:span><text:span text:style-name="T15">(</text:span><text:span text:style-name="T10">`Root path: http://localhost:</text:span><text:span text:style-name="T2">${</text:span><text:span text:style-name="T4">PORT</text:span><text:span text:style-name="T2">}</text:span><text:span text:style-name="T10">/`</text:span><text:span text:style-name="T15">);</text:span></text:p>
      <text:p text:style-name="P2">});</text:p>
      <text:p text:style-name="P1"/>
      <text:p text:style-name="P1">App.css</text:p>
      <text:p text:style-name="P1"/>
      <text:p text:style-name="P4"><text:span text:style-name="T22">.simple-dashboard</text:span> {</text:p>
      <text:p text:style-name="P5">  <text:span text:style-name="T12">padding</text:span><text:span text:style-name="T15">: </text:span><text:span text:style-name="T18">20px</text:span><text:span text:style-name="T15">;</text:span></text:p>
      <text:p text:style-name="P5">  <text:span text:style-name="T12">font-family</text:span><text:span text:style-name="T15">: </text:span><text:span text:style-name="T10">'Poppins'</text:span><text:span text:style-name="T15">, </text:span><text:span text:style-name="T10">sans-serif</text:span><text:span text:style-name="T15">;</text:span></text:p>
      <text:p text:style-name="P2">}</text:p>
      <text:p text:style-name="P9"/>
      <text:p text:style-name="P2"><text:span text:style-name="T22">.filters</text:span> {</text:p>
      <text:p text:style-name="P5">  <text:span text:style-name="T12">margin-bottom</text:span><text:span text:style-name="T15">: </text:span><text:span text:style-name="T18">20px</text:span><text:span text:style-name="T15">;</text:span></text:p>
      <text:p text:style-name="P2">}</text:p>
      <text:p text:style-name="P9"/>
      <text:p text:style-name="P2"><text:span text:style-name="T22">.filters</text:span> <text:span text:style-name="T22">select</text:span> {</text:p>
      <text:p text:style-name="P5">  <text:span text:style-name="T12">margin-left</text:span><text:span text:style-name="T15">: </text:span><text:span text:style-name="T18">10px</text:span><text:span text:style-name="T15">;</text:span></text:p>
      <text:p text:style-name="P5">  <text:span text:style-name="T12">padding</text:span><text:span text:style-name="T15">: </text:span><text:span text:style-name="T18">5px</text:span><text:span text:style-name="T15">;</text:span></text:p>
      <text:p text:style-name="P5">  <text:span text:style-name="T12">border-radius</text:span><text:span text:style-name="T15">: </text:span><text:span text:style-name="T18">4px</text:span><text:span text:style-name="T15">;</text:span>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ccc</text:span><text:span text:style-name="T15">;</text:span></text:p>
      <text:p text:style-name="P2">}</text:p>
      <text:p text:style-name="P9"/>
      <text:p text:style-name="P2"><text:span text:style-name="T22">.chart-container</text:span> {</text:p>
      <text:p text:style-name="P5">  <text:span text:style-name="T12">background-color</text:span><text:span text:style-name="T15">: </text:span><text:span text:style-name="T10">white</text:span><text:span text:style-name="T15">;</text:span></text:p>
      <text:p text:style-name="P5">  <text:span text:style-name="T12">padding</text:span><text:span text:style-name="T15">: </text:span><text:span text:style-name="T18">20px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5</text:span><text:span text:style-name="T15">);</text:span></text:p>
      <text:p text:style-name="P2">}</text:p>
      <text:p text:style-name="P1"/>
      <text:p text:style-name="P1"/>
      <text:p text:style-name="P1">App.js</text:p>
      <text:p text:style-name="P1"/>
      <text:p text:style-name="P4"><text:span text:style-name="T13">import</text:span> <text:span text:style-name="T11">React</text:span> <text:span text:style-name="T13">from</text:span> <text:span text:style-name="T9">'react'</text:span>;</text:p>
      <text:p text:style-name="P2"><text:span text:style-name="T13">import</text:span> <text:span text:style-name="T11">HealthcareDashboard</text:span> <text:span text:style-name="T13">from</text:span> <text:span text:style-name="T9">'./HealthcareDashboard'</text:span>;</text:p>
      <text:p text:style-name="P2"><text:span text:style-name="T13">import</text:span> <text:span text:style-name="T9">'./App.css'</text:span>;</text:p>
      <text:p text:style-name="P9"/>
      <text:p text:style-name="P2"><text:span text:style-name="T1">function</text:span> <text:span text:style-name="T7">App</text:span>() {</text:p>
      <text:p text:style-name="P5">  <text:span text:style-name="T14">return</text:span><text:span text:style-name="T15"> (</text:span></text:p>
      <text:p text:style-name="P5">    <text:span text:style-name="T24">&lt;</text:span><text:span text:style-name="T2">div</text:span><text:span text:style-name="T15"> </text:span><text:span text:style-name="T12">className</text:span><text:span text:style-name="T6">=</text:span><text:span text:style-name="T10">"App"</text:span><text:span text:style-name="T24">&gt;</text:span></text:p>
      <text:p text:style-name="P5">      <text:span text:style-name="T24">&lt;</text:span><text:span text:style-name="T20">HealthcareDashboard</text:span><text:span text:style-name="T15"> </text:span><text:span text:style-name="T24">/&gt;</text:span></text:p>
      <text:p text:style-name="P5">    <text:span text:style-name="T24">&lt;/</text:span><text:span text:style-name="T2">div</text:span><text:span text:style-name="T24">&gt;</text:span></text:p>
      <text:p text:style-name="P5">  <text:span text:style-name="T15">);</text:span></text:p>
      <text:p text:style-name="P2">}</text:p>
      <text:p text:style-name="P9"/>
      <text:p text:style-name="P2"><text:soft-page-break/><text:span text:style-name="T13">export</text:span> <text:span text:style-name="T13">default</text:span> <text:span text:style-name="T7">App</text:span>;</text:p>
      <text:p text:style-name="P1"/>
      <text:p text:style-name="P1">HelathcareDashboard.css</text:p>
      <text:p text:style-name="P1"/>
      <text:p text:style-name="P1"/>
      <text:p text:style-name="P8">/* Dashboard Container */</text:p>
      <text:p text:style-name="P2"><text:span text:style-name="T22">.dashboard-container</text:span> {</text:p>
      <text:p text:style-name="P5">  <text:span text:style-name="T12">font-family</text:span><text:span text:style-name="T15">: </text:span><text:span text:style-name="T10">'Poppins'</text:span><text:span text:style-name="T15">, </text:span><text:span text:style-name="T10">sans-serif</text:span><text:span text:style-name="T15">;</text:span></text:p>
      <text:p text:style-name="P5">  <text:span text:style-name="T12">color</text:span><text:span text:style-name="T15">: </text:span><text:span text:style-name="T10">#333</text:span><text:span text:style-name="T15">;</text:span></text:p>
      <text:p text:style-name="P5">  <text:span text:style-name="T12">background-color</text:span><text:span text:style-name="T15">: </text:span><text:span text:style-name="T10">#f9f9f9</text:span><text:span text:style-name="T15">;</text:span></text:p>
      <text:p text:style-name="P5">  <text:span text:style-name="T12">min-height</text:span><text:span text:style-name="T15">: </text:span><text:span text:style-name="T18">100vh</text:span><text:span text:style-name="T15">;</text:span></text:p>
      <text:p text:style-name="P2">}</text:p>
      <text:p text:style-name="P9"/>
      <text:p text:style-name="P2"><text:span text:style-name="T22">.dashboard-container.dark</text:span> {</text:p>
      <text:p text:style-name="P5">  <text:span text:style-name="T12">color</text:span><text:span text:style-name="T15">: </text:span><text:span text:style-name="T10">#f0f0f0</text:span><text:span text:style-name="T15">;</text:span></text:p>
      <text:p text:style-name="P5">  <text:span text:style-name="T12">background-color</text:span><text:span text:style-name="T15">: </text:span><text:span text:style-name="T10">#212121</text:span><text:span text:style-name="T15">;</text:span></text:p>
      <text:p text:style-name="P2">}</text:p>
      <text:p text:style-name="P9"/>
      <text:p text:style-name="P7">/* Header */</text:p>
      <text:p text:style-name="P2"><text:span text:style-name="T22">.dashboard-header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padding</text:span><text:span text:style-name="T15">: </text:span><text:span text:style-name="T18">1rem</text:span><text:span text:style-name="T15"> </text:span><text:span text:style-name="T18">2rem</text:span><text:span text:style-name="T15">;</text:span>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5</text:span><text:span text:style-name="T15">);</text:span></text:p>
      <text:p text:style-name="P2">}</text:p>
      <text:p text:style-name="P9"/>
      <text:p text:style-name="P2"><text:span text:style-name="T22">.dark</text:span> <text:span text:style-name="T22">.dashboard-header</text:span> {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2</text:span><text:span text:style-name="T15">);</text:span></text:p>
      <text:p text:style-name="P2">}</text:p>
      <text:p text:style-name="P9"/>
      <text:p text:style-name="P2"><text:span text:style-name="T22">.title</text:span> <text:span text:style-name="T22">h1</text:span> {</text:p>
      <text:p text:style-name="P5">  <text:span text:style-name="T12">font-size</text:span><text:span text:style-name="T15">: </text:span><text:span text:style-name="T18">1.5rem</text:span><text:span text:style-name="T15">;</text:span></text:p>
      <text:p text:style-name="P5">  <text:span text:style-name="T12">font-weight</text:span><text:span text:style-name="T15">: </text:span><text:span text:style-name="T18">60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5">  <text:span text:style-name="T12">margin</text:span><text:span text:style-name="T15">: </text:span><text:span text:style-name="T18">0</text:span><text:span text:style-name="T15">;</text:span></text:p>
      <text:p text:style-name="P2">}</text:p>
      <text:p text:style-name="P9"/>
      <text:p text:style-name="P2"><text:span text:style-name="T22">.title</text:span> <text:span text:style-name="T22">p</text:span> {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margin</text:span><text:span text:style-name="T15">: </text:span><text:span text:style-name="T18">0</text:span><text:span text:style-name="T15">;</text:span></text:p>
      <text:p text:style-name="P2">}</text:p>
      <text:p text:style-name="P9"/>
      <text:p text:style-name="P2"><text:span text:style-name="T22">.dark</text:span> <text:span text:style-name="T22">.title</text:span> <text:span text:style-name="T22">p</text:span> {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}</text:p>
      <text:p text:style-name="P9"/>
      <text:p text:style-name="P2"><text:span text:style-name="T22">.user-actions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<text:soft-page-break/>  <text:span text:style-name="T12">gap</text:span><text:span text:style-name="T15">: </text:span><text:span text:style-name="T18">0.75rem</text:span><text:span text:style-name="T15">;</text:span></text:p>
      <text:p text:style-name="P2">}</text:p>
      <text:p text:style-name="P9"/>
      <text:p text:style-name="P7">/* Buttons */</text:p>
      <text:p text:style-name="P2"><text:span text:style-name="T22">.btn</text:span> {</text:p>
      <text:p text:style-name="P5">  <text:span text:style-name="T12">cursor</text:span><text:span text:style-name="T15">: </text:span><text:span text:style-name="T10">pointer</text:span><text:span text:style-name="T15">;</text:span></text:p>
      <text:p text:style-name="P5">  <text:span text:style-name="T12">border</text:span><text:span text:style-name="T15">: </text:span><text:span text:style-name="T10">none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padding</text:span><text:span text:style-name="T15">: </text:span><text:span text:style-name="T18">0.5rem</text:span><text:span text:style-name="T15"> </text:span><text:span text:style-name="T18">1rem</text:span><text:span text:style-name="T15">;</text:span>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5">  <text:span text:style-name="T12">background-color</text:span><text:span text:style-name="T15">: </text:span><text:span text:style-name="T10">transparent</text:span><text:span text:style-name="T15">;</text:span></text:p>
      <text:p text:style-name="P5">  <text:span text:style-name="T12">color</text:span><text:span text:style-name="T15">: </text:span><text:span text:style-name="T10">inherit</text:span><text:span text:style-name="T15">;</text:span></text:p>
      <text:p text:style-name="P2">}</text:p>
      <text:p text:style-name="P9"/>
      <text:p text:style-name="P2"><text:span text:style-name="T22">.primary-btn</text:span> {</text:p>
      <text:p text:style-name="P5">  <text:span text:style-name="T12">background-color</text:span><text:span text:style-name="T15">: </text:span><text:span text:style-name="T10">#4361ee</text:span><text:span text:style-name="T15">;</text:span></text:p>
      <text:p text:style-name="P5">  <text:span text:style-name="T12">color</text:span><text:span text:style-name="T15">: </text:span><text:span text:style-name="T10">white</text:span><text:span text:style-name="T15">;</text:span></text:p>
      <text:p text:style-name="P2">}</text:p>
      <text:p text:style-name="P9"/>
      <text:p text:style-name="P2"><text:span text:style-name="T22">.primary-btn:hover</text:span> {</text:p>
      <text:p text:style-name="P5">  <text:span text:style-name="T12">background-color</text:span><text:span text:style-name="T15">: </text:span><text:span text:style-name="T10">#3a56d4</text:span><text:span text:style-name="T15">;</text:span></text:p>
      <text:p text:style-name="P2">}</text:p>
      <text:p text:style-name="P9"/>
      <text:p text:style-name="P2"><text:span text:style-name="T22">.secondary-btn</text:span> {</text:p>
      <text:p text:style-name="P5">  <text:span text:style-name="T12">background-color</text:span><text:span text:style-name="T15">: </text:span><text:span text:style-name="T10">transparent</text:span><text:span text:style-name="T15">;</text:span>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2">}</text:p>
      <text:p text:style-name="P9"/>
      <text:p text:style-name="P2"><text:span text:style-name="T22">.dark</text:span> <text:span text:style-name="T22">.secondary-btn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secondary-btn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3</text:span><text:span text:style-name="T15">);</text:span></text:p>
      <text:p text:style-name="P2">}</text:p>
      <text:p text:style-name="P9"/>
      <text:p text:style-name="P2"><text:span text:style-name="T22">.dark</text:span> <text:span text:style-name="T22">.secondary-btn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255</text:span><text:span text:style-name="T15">, </text:span><text:span text:style-name="T18">255</text:span><text:span text:style-name="T15">, </text:span><text:span text:style-name="T18">255</text:span><text:span text:style-name="T15">, </text:span><text:span text:style-name="T18">0.03</text:span><text:span text:style-name="T15">);</text:span></text:p>
      <text:p text:style-name="P2">}</text:p>
      <text:p text:style-name="P9"/>
      <text:p text:style-name="P2"><text:span text:style-name="T22">.icon-btn</text:span> {</text:p>
      <text:p text:style-name="P5">  <text:span text:style-name="T12">padding</text:span><text:span text:style-name="T15">: </text:span><text:span text:style-name="T18">0.5rem</text:span><text:span text:style-name="T15">;</text:span></text:p>
      <text:p text:style-name="P5">  <text:span text:style-name="T12">border-radius</text:span><text:span text:style-name="T15">: </text:span><text:span text:style-name="T18">50%</text:span><text:span text:style-name="T15">;</text:span></text:p>
      <text:p text:style-name="P2">}</text:p>
      <text:p text:style-name="P9"/>
      <text:p text:style-name="P7">/* Info Bar */</text:p>
      <text:p text:style-name="P2"><text:span text:style-name="T22">.info-bar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<text:soft-page-break/>  <text:span text:style-name="T12">padding</text:span><text:span text:style-name="T15">: </text:span><text:span text:style-name="T18">0.75rem</text:span><text:span text:style-name="T15"> </text:span><text:span text:style-name="T18">2rem</text:span><text:span text:style-name="T15">;</text:span>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border-bottom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  <text:span text:style-name="T12">font-size</text:span><text:span text:style-name="T15">: </text:span><text:span text:style-name="T18">0.85rem</text:span><text:span text:style-name="T15">;</text:span></text:p>
      <text:p text:style-name="P2">}</text:p>
      <text:p text:style-name="P9"/>
      <text:p text:style-name="P2"><text:span text:style-name="T22">.dark</text:span> <text:span text:style-name="T22">.info-bar</text:span> {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}</text:p>
      <text:p text:style-name="P9"/>
      <text:p text:style-name="P7">/* Dashboard Grid */</text:p>
      <text:p text:style-name="P2"><text:span text:style-name="T22">.dashboard-grid</text:span> {</text:p>
      <text:p text:style-name="P5">  <text:span text:style-name="T12">display</text:span><text:span text:style-name="T15">: </text:span><text:span text:style-name="T10">grid</text:span><text:span text:style-name="T15">;</text:span></text:p>
      <text:p text:style-name="P5">  <text:span text:style-name="T12">grid-template-columns</text:span><text:span text:style-name="T15">: </text:span><text:span text:style-name="T18">220px</text:span><text:span text:style-name="T15"> </text:span><text:span text:style-name="T18">1fr</text:span><text:span text:style-name="T15"> </text:span><text:span text:style-name="T18">300px</text:span><text:span text:style-name="T15">;</text:span></text:p>
      <text:p text:style-name="P5">  <text:span text:style-name="T12">min-height</text:span><text:span text:style-name="T15">: </text:span><text:span text:style-name="T8">calc</text:span><text:span text:style-name="T15">(</text:span><text:span text:style-name="T18">100vh</text:span><text:span text:style-name="T15"> </text:span><text:span text:style-name="T6">-</text:span><text:span text:style-name="T15"> </text:span><text:span text:style-name="T18">130px</text:span><text:span text:style-name="T15">);</text:span></text:p>
      <text:p text:style-name="P2">}</text:p>
      <text:p text:style-name="P9"/>
      <text:p text:style-name="P7">/* Navigation Bar */</text:p>
      <text:p text:style-name="P2"><text:span text:style-name="T22">.navigation-bar</text:span> {</text:p>
      <text:p text:style-name="P5">  <text:span text:style-name="T12">background-color</text:span><text:span text:style-name="T15">: </text:span><text:span text:style-name="T10">#f5f7fa</text:span><text:span text:style-name="T15">;</text:span></text:p>
      <text:p text:style-name="P5">  <text:span text:style-name="T12">border-right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padding</text:span><text:span text:style-name="T15">: </text:span><text:span text:style-name="T18">1.5rem</text:span><text:span text:style-name="T15"> </text:span><text:span text:style-name="T18">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flex-direction</text:span><text:span text:style-name="T15">: </text:span><text:span text:style-name="T10">column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height</text:span><text:span text:style-name="T15">: </text:span><text:span text:style-name="T18">100%</text:span><text:span text:style-name="T15">;</text:span></text:p>
      <text:p text:style-name="P2">}</text:p>
      <text:p text:style-name="P9"/>
      <text:p text:style-name="P2"><text:span text:style-name="T22">.dark</text:span> <text:span text:style-name="T22">.navigation-bar</text:span> {</text:p>
      <text:p text:style-name="P5">  <text:span text:style-name="T12">background-color</text:span><text:span text:style-name="T15">: </text:span><text:span text:style-name="T10">#1a1a1a</text:span><text:span text:style-name="T15">;</text:span>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nav-section</text:span> {</text:p>
      <text:p text:style-name="P5">  <text:span text:style-name="T12">padding</text:span><text:span text:style-name="T15">: </text:span><text:span text:style-name="T18">0</text:span><text:span text:style-name="T15"> </text:span><text:span text:style-name="T18">1.5rem</text:span><text:span text:style-name="T15"> </text:span><text:span text:style-name="T18">1.5rem</text:span><text:span text:style-name="T15">;</text:span></text:p>
      <text:p text:style-name="P2">}</text:p>
      <text:p text:style-name="P9"/>
      <text:p text:style-name="P2"><text:span text:style-name="T22">.nav-section</text:span> <text:span text:style-name="T22">h3</text:span> {</text:p>
      <text:p text:style-name="P5">  <text:span text:style-name="T12">font-size</text:span><text:span text:style-name="T15">: </text:span><text:span text:style-name="T18">0.85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color</text:span><text:span text:style-name="T15">: </text:span><text:span text:style-name="T10">#999</text:span><text:span text:style-name="T15">;</text:span></text:p>
      <text:p text:style-name="P5">  <text:span text:style-name="T12">margin-bottom</text:span><text:span text:style-name="T15">: </text:span><text:span text:style-name="T18">1rem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nav-link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75rem</text:span><text:span text:style-name="T15">;</text:span></text:p>
      <text:p text:style-name="P5"><text:soft-page-break/>  <text:span text:style-name="T12">padding</text:span><text:span text:style-name="T15">: </text:span><text:span text:style-name="T18">0.75rem</text:span><text:span text:style-name="T15"> </text:span><text:span text:style-name="T18">1rem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margin-bottom</text:span><text:span text:style-name="T15">: </text:span><text:span text:style-name="T18">0.25rem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5">  <text:span text:style-name="T12">text-decoration</text:span><text:span text:style-name="T15">: </text:span><text:span text:style-name="T10">none</text:span><text:span text:style-name="T15">;</text:span></text:p>
      <text:p text:style-name="P5">  <text:span text:style-name="T12">background</text:span><text:span text:style-name="T15">: </text:span><text:span text:style-name="T10">none</text:span><text:span text:style-name="T15">;</text:span></text:p>
      <text:p text:style-name="P5">  <text:span text:style-name="T12">border</text:span><text:span text:style-name="T15">: </text:span><text:span text:style-name="T10">none</text:span><text:span text:style-name="T15">;</text:span></text:p>
      <text:p text:style-name="P5">  <text:span text:style-name="T12">text-align</text:span><text:span text:style-name="T15">: </text:span><text:span text:style-name="T10">left</text:span><text:span text:style-name="T15">;</text:span></text:p>
      <text:p text:style-name="P5">  <text:span text:style-name="T12">width</text:span><text:span text:style-name="T15">: </text:span><text:span text:style-name="T18">100%</text:span><text:span text:style-name="T15">;</text:span>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cursor</text:span><text:span text:style-name="T15">: </text:span><text:span text:style-name="T10">pointer</text:span><text:span text:style-name="T15">;</text:span></text:p>
      <text:p text:style-name="P5">  <text:span text:style-name="T12">color</text:span><text:span text:style-name="T15">: </text:span><text:span text:style-name="T10">inherit</text:span><text:span text:style-name="T15">;</text:span></text:p>
      <text:p text:style-name="P2">}</text:p>
      <text:p text:style-name="P9"/>
      <text:p text:style-name="P2"><text:span text:style-name="T22">.nav-link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05</text:span><text:span text:style-name="T15">);</text:span></text:p>
      <text:p text:style-name="P2">}</text:p>
      <text:p text:style-name="P9"/>
      <text:p text:style-name="P2"><text:span text:style-name="T22">.nav-link.active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4361ee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2">}</text:p>
      <text:p text:style-name="P9"/>
      <text:p text:style-name="P2"><text:span text:style-name="T22">.nav-footer</text:span> {</text:p>
      <text:p text:style-name="P5">  <text:span text:style-name="T12">padding</text:span><text:span text:style-name="T15">: </text:span><text:span text:style-name="T18">1.5rem</text:span><text:span text:style-name="T15">;</text:span></text:p>
      <text:p text:style-name="P5">  <text:span text:style-name="T12">border-top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color</text:span><text:span text:style-name="T15">: </text:span><text:span text:style-name="T10">#999</text:span><text:span text:style-name="T15">;</text:span></text:p>
      <text:p text:style-name="P5">  <text:span text:style-name="T12">font-size</text:span><text:span text:style-name="T15">: </text:span><text:span text:style-name="T18">0.85rem</text:span><text:span text:style-name="T15">;</text:span></text:p>
      <text:p text:style-name="P2">}</text:p>
      <text:p text:style-name="P9"/>
      <text:p text:style-name="P2"><text:span text:style-name="T22">.dark</text:span> <text:span text:style-name="T22">.nav-footer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system-status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margin-bottom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status-dot</text:span> {</text:p>
      <text:p text:style-name="P5">  <text:span text:style-name="T12">width</text:span><text:span text:style-name="T15">: </text:span><text:span text:style-name="T18">8px</text:span><text:span text:style-name="T15">;</text:span></text:p>
      <text:p text:style-name="P5">  <text:span text:style-name="T12">height</text:span><text:span text:style-name="T15">: </text:span><text:span text:style-name="T18">8px</text:span><text:span text:style-name="T15">;</text:span></text:p>
      <text:p text:style-name="P5">  <text:span text:style-name="T12">border-radius</text:span><text:span text:style-name="T15">: </text:span><text:span text:style-name="T18">50%</text:span><text:span text:style-name="T15">;</text:span></text:p>
      <text:p text:style-name="P5">  <text:span text:style-name="T12">margin-right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status-dot.online</text:span> {</text:p>
      <text:p text:style-name="P5">  <text:span text:style-name="T12">background-color</text:span><text:span text:style-name="T15">: </text:span><text:span text:style-name="T10">#4caf50</text:span><text:span text:style-name="T15">;</text:span></text:p>
      <text:p text:style-name="P2">}</text:p>
      <text:p text:style-name="P9"/>
      <text:p text:style-name="P7">/* Main Content */</text:p>
      <text:p text:style-name="P2"><text:span text:style-name="T22">.main-content</text:span> {</text:p>
      <text:p text:style-name="P5"><text:soft-page-break/>  <text:span text:style-name="T12">padding</text:span><text:span text:style-name="T15">: </text:span><text:span text:style-name="T18">1.5rem</text:span><text:span text:style-name="T15">;</text:span></text:p>
      <text:p text:style-name="P5">  <text:span text:style-name="T12">overflow-y</text:span><text:span text:style-name="T15">: </text:span><text:span text:style-name="T10">auto</text:span><text:span text:style-name="T15">;</text:span></text:p>
      <text:p text:style-name="P2">}</text:p>
      <text:p text:style-name="P9"/>
      <text:p text:style-name="P2"><text:span text:style-name="T22">.content-section</text:span> {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5</text:span><text:span text:style-name="T15">);</text:span></text:p>
      <text:p text:style-name="P5">  <text:span text:style-name="T12">margin-bottom</text:span><text:span text:style-name="T15">: </text:span><text:span text:style-name="T18">1.5rem</text:span><text:span text:style-name="T15">;</text:span></text:p>
      <text:p text:style-name="P5">  <text:span text:style-name="T12">overflow</text:span><text:span text:style-name="T15">: </text:span><text:span text:style-name="T10">hidden</text:span><text:span text:style-name="T15">;</text:span></text:p>
      <text:p text:style-name="P2">}</text:p>
      <text:p text:style-name="P9"/>
      <text:p text:style-name="P2"><text:span text:style-name="T22">.dark</text:span> <text:span text:style-name="T22">.content-section</text:span> {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2</text:span><text:span text:style-name="T15">);</text:span></text:p>
      <text:p text:style-name="P2">}</text:p>
      <text:p text:style-name="P9"/>
      <text:p text:style-name="P2"><text:span text:style-name="T22">.section-header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padding</text:span><text:span text:style-name="T15">: </text:span><text:span text:style-name="T18">1.25rem</text:span><text:span text:style-name="T15"> </text:span><text:span text:style-name="T18">1.5rem</text:span><text:span text:style-name="T15">;</text:span></text:p>
      <text:p text:style-name="P5">  <text:span text:style-name="T12">border-bottom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2">}</text:p>
      <text:p text:style-name="P9"/>
      <text:p text:style-name="P2"><text:span text:style-name="T22">.dark</text:span> <text:span text:style-name="T22">.section-header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section-header</text:span> <text:span text:style-name="T22">h2</text:span> {</text:p>
      <text:p text:style-name="P5">  <text:span text:style-name="T12">font-size</text:span><text:span text:style-name="T15">: </text:span><text:span text:style-name="T18">1.1rem</text:span><text:span text:style-name="T15">;</text:span></text:p>
      <text:p text:style-name="P5">  <text:span text:style-name="T12">font-weight</text:span><text:span text:style-name="T15">: </text:span><text:span text:style-name="T18">60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5">  <text:span text:style-name="T12">margin</text:span><text:span text:style-name="T15">: </text:span><text:span text:style-name="T18">0</text:span><text:span text:style-name="T15">;</text:span></text:p>
      <text:p text:style-name="P2">}</text:p>
      <text:p text:style-name="P9"/>
      <text:p text:style-name="P2"><text:span text:style-name="T22">.section-badge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4361ee</text:span><text:span text:style-name="T15">;</text:span></text:p>
      <text:p text:style-name="P5">  <text:span text:style-name="T12">padding</text:span><text:span text:style-name="T15">: </text:span><text:span text:style-name="T18">0.25rem</text:span><text:span text:style-name="T15"> </text:span><text:span text:style-name="T18">0.75rem</text:span><text:span text:style-name="T15">;</text:span></text:p>
      <text:p text:style-name="P5">  <text:span text:style-name="T12">border-radius</text:span><text:span text:style-name="T15">: </text:span><text:span text:style-name="T18">1rem</text:span><text:span text:style-name="T15">;</text:span></text:p>
      <text:p text:style-name="P5">  <text:span text:style-name="T12">font-size</text:span><text:span text:style-name="T15">: </text:span><text:span text:style-name="T18">0.75rem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25rem</text:span><text:span text:style-name="T15">;</text:span></text:p>
      <text:p text:style-name="P2">}</text:p>
      <text:p text:style-name="P9"/>
      <text:p text:style-name="P7">/* KPI Cards */</text:p>
      <text:p text:style-name="P2"><text:span text:style-name="T22">.kpi-grid</text:span> {</text:p>
      <text:p text:style-name="P5">  <text:span text:style-name="T12">display</text:span><text:span text:style-name="T15">: </text:span><text:span text:style-name="T10">grid</text:span><text:span text:style-name="T15">;</text:span></text:p>
      <text:p text:style-name="P5">  <text:span text:style-name="T12">grid-template-columns</text:span><text:span text:style-name="T15">: </text:span><text:span text:style-name="T8">repeat</text:span><text:span text:style-name="T15">(</text:span><text:span text:style-name="T10">auto-fit</text:span><text:span text:style-name="T15">, </text:span><text:span text:style-name="T8">minmax</text:span><text:span text:style-name="T15">(</text:span><text:span text:style-name="T18">220px</text:span><text:span text:style-name="T15">, </text:span><text:span text:style-name="T18">1fr</text:span><text:span text:style-name="T15">));</text:span></text:p>
      <text:p text:style-name="P5"><text:soft-page-break/>  <text:span text:style-name="T12">gap</text:span><text:span text:style-name="T15">: </text:span><text:span text:style-name="T18">1.5rem</text:span><text:span text:style-name="T15">;</text:span></text:p>
      <text:p text:style-name="P5">  <text:span text:style-name="T12">padding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kpi-card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flex-start</text:span><text:span text:style-name="T15">;</text:span></text:p>
      <text:p text:style-name="P5">  <text:span text:style-name="T12">gap</text:span><text:span text:style-name="T15">: </text:span><text:span text:style-name="T18">1rem</text:span><text:span text:style-name="T15">;</text:span></text:p>
      <text:p text:style-name="P5">  <text:span text:style-name="T12">padding</text:span><text:span text:style-name="T15">: </text:span><text:span text:style-name="T18">1.25rem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2">}</text:p>
      <text:p text:style-name="P9"/>
      <text:p text:style-name="P2"><text:span text:style-name="T22">.dark</text:span> <text:span text:style-name="T22">.kpi-card</text:span> {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kpi-card:hover</text:span> {</text:p>
      <text:p text:style-name="P5">  <text:span text:style-name="T12">transform</text:span><text:span text:style-name="T15">: </text:span><text:span text:style-name="T8">translateY</text:span><text:span text:style-name="T15">(</text:span><text:span text:style-name="T18">-3px</text:span><text:span text:style-name="T15">);</text:span>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5</text:span><text:span text:style-name="T15">);</text:span></text:p>
      <text:p text:style-name="P2">}</text:p>
      <text:p text:style-name="P9"/>
      <text:p text:style-name="P2"><text:span text:style-name="T22">.dark</text:span> <text:span text:style-name="T22">.kpi-card:hover</text:span> {</text:p>
      <text:p text:style-name="P5">  <text:span text:style-name="T12">box-shadow</text:span><text:span text:style-name="T15">: </text:span><text:span text:style-name="T18">0</text:span><text:span text:style-name="T15"> </text:span><text:span text:style-name="T18">2px</text:span><text:span text:style-name="T15"> </text:span><text:span text:style-name="T18">10px</text:span><text:span text:style-name="T15">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2</text:span><text:span text:style-name="T15">);</text:span></text:p>
      <text:p text:style-name="P2">}</text:p>
      <text:p text:style-name="P9"/>
      <text:p text:style-name="P2"><text:span text:style-name="T22">.kpi-icon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justify-content</text:span><text:span text:style-name="T15">: </text:span><text:span text:style-name="T10">center</text:span><text:span text:style-name="T15">;</text:span></text:p>
      <text:p text:style-name="P5">  <text:span text:style-name="T12">width</text:span><text:span text:style-name="T15">: </text:span><text:span text:style-name="T18">48px</text:span><text:span text:style-name="T15">;</text:span></text:p>
      <text:p text:style-name="P5">  <text:span text:style-name="T12">height</text:span><text:span text:style-name="T15">: </text:span><text:span text:style-name="T18">48px</text:span><text:span text:style-name="T15">;</text:span></text:p>
      <text:p text:style-name="P5">  <text:span text:style-name="T12">border-radius</text:span><text:span text:style-name="T15">: </text:span><text:span text:style-name="T18">12px</text:span><text:span text:style-name="T15">;</text:span>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4361ee</text:span><text:span text:style-name="T15">;</text:span></text:p>
      <text:p text:style-name="P2">}</text:p>
      <text:p text:style-name="P9"/>
      <text:p text:style-name="P2"><text:span text:style-name="T22">.kpi-content</text:span> {</text:p>
      <text:p text:style-name="P5">  <text:span text:style-name="T12">flex</text:span><text:span text:style-name="T15">: </text:span><text:span text:style-name="T18">1</text:span><text:span text:style-name="T15">;</text:span></text:p>
      <text:p text:style-name="P2">}</text:p>
      <text:p text:style-name="P9"/>
      <text:p text:style-name="P2"><text:span text:style-name="T22">.kpi-title</text:span> {</text:p>
      <text:p text:style-name="P5">  <text:span text:style-name="T12">font-size</text:span><text:span text:style-name="T15">: </text:span><text:span text:style-name="T18">0.85rem</text:span><text:span text:style-name="T15">;</text:span>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  <text:span text:style-name="T12">margin-bottom</text:span><text:span text:style-name="T15">: </text:span><text:span text:style-name="T18">0.25rem</text:span><text:span text:style-name="T15">;</text:span></text:p>
      <text:p text:style-name="P2">}</text:p>
      <text:p text:style-name="P9"/>
      <text:p text:style-name="P2"><text:span text:style-name="T22">.dark</text:span> <text:span text:style-name="T22">.kpi-title</text:span> {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}</text:p>
      <text:p text:style-name="P9"/>
      <text:p text:style-name="P2"><text:soft-page-break/><text:span text:style-name="T22">.kpi-value</text:span> {</text:p>
      <text:p text:style-name="P5">  <text:span text:style-name="T12">font-size</text:span><text:span text:style-name="T15">: </text:span><text:span text:style-name="T18">1.5rem</text:span><text:span text:style-name="T15">;</text:span></text:p>
      <text:p text:style-name="P5">  <text:span text:style-name="T12">font-weight</text:span><text:span text:style-name="T15">: </text:span><text:span text:style-name="T18">600</text:span><text:span text:style-name="T15">;</text:span></text:p>
      <text:p text:style-name="P5">  <text:span text:style-name="T12">margin-bottom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kpi-change</text:span> {</text:p>
      <text:p text:style-name="P5">  <text:span text:style-name="T12">font-size</text:span><text:span text:style-name="T15">: </text:span><text:span text:style-name="T18">0.75rem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25rem</text:span><text:span text:style-name="T15">;</text:span></text:p>
      <text:p text:style-name="P2">}</text:p>
      <text:p text:style-name="P9"/>
      <text:p text:style-name="P2"><text:span text:style-name="T22">.kpi-change.positive</text:span> {</text:p>
      <text:p text:style-name="P5">  <text:span text:style-name="T12">color</text:span><text:span text:style-name="T15">: </text:span><text:span text:style-name="T10">#4caf50</text:span><text:span text:style-name="T15">;</text:span></text:p>
      <text:p text:style-name="P2">}</text:p>
      <text:p text:style-name="P9"/>
      <text:p text:style-name="P2"><text:span text:style-name="T22">.kpi-change.negative</text:span> {</text:p>
      <text:p text:style-name="P5">  <text:span text:style-name="T12">color</text:span><text:span text:style-name="T15">: </text:span><text:span text:style-name="T10">#f44336</text:span><text:span text:style-name="T15">;</text:span></text:p>
      <text:p text:style-name="P2">}</text:p>
      <text:p text:style-name="P9"/>
      <text:p text:style-name="P7">/* Charts Container */</text:p>
      <text:p text:style-name="P2"><text:span text:style-name="T22">.charts-container</text:span> {</text:p>
      <text:p text:style-name="P5">  <text:span text:style-name="T12">display</text:span><text:span text:style-name="T15">: </text:span><text:span text:style-name="T10">grid</text:span><text:span text:style-name="T15">;</text:span></text:p>
      <text:p text:style-name="P5">  <text:span text:style-name="T12">grid-template-columns</text:span><text:span text:style-name="T15">: </text:span><text:span text:style-name="T8">repeat</text:span><text:span text:style-name="T15">(</text:span><text:span text:style-name="T10">auto-fit</text:span><text:span text:style-name="T15">, </text:span><text:span text:style-name="T8">minmax</text:span><text:span text:style-name="T15">(</text:span><text:span text:style-name="T18">450px</text:span><text:span text:style-name="T15">, </text:span><text:span text:style-name="T18">1fr</text:span><text:span text:style-name="T15">));</text:span></text:p>
      <text:p text:style-name="P5">  <text:span text:style-name="T12">gap</text:span><text:span text:style-name="T15">: </text:span><text:span text:style-name="T18">1.5rem</text:span><text:span text:style-name="T15">;</text:span></text:p>
      <text:p text:style-name="P5">  <text:span text:style-name="T12">padding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chart-card</text:span> {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overflow</text:span><text:span text:style-name="T15">: </text:span><text:span text:style-name="T10">hidden</text:span><text:span text:style-name="T15">;</text:span></text:p>
      <text:p text:style-name="P2">}</text:p>
      <text:p text:style-name="P9"/>
      <text:p text:style-name="P2"><text:span text:style-name="T22">.dark</text:span> <text:span text:style-name="T22">.chart-card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chart-header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padding</text:span><text:span text:style-name="T15">: </text:span><text:span text:style-name="T18">1rem</text:span><text:span text:style-name="T15">;</text:span></text:p>
      <text:p text:style-name="P5">  <text:span text:style-name="T12">border-bottom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2">}</text:p>
      <text:p text:style-name="P9"/>
      <text:p text:style-name="P2"><text:span text:style-name="T22">.dark</text:span> <text:span text:style-name="T22">.chart-header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chart-title</text:span> {</text:p>
      <text:p text:style-name="P5">  <text:span text:style-name="T12">font-size</text:span><text:span text:style-name="T15">: </text:span><text:span text:style-name="T18">0.95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<text:soft-page-break/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chart-actions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chart-container</text:span> {</text:p>
      <text:p text:style-name="P5">  <text:span text:style-name="T12">padding</text:span><text:span text:style-name="T15">: </text:span><text:span text:style-name="T18">1rem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center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2">}</text:p>
      <text:p text:style-name="P9"/>
      <text:p text:style-name="P2"><text:span text:style-name="T22">.chart-footer</text:span> {</text:p>
      <text:p text:style-name="P5">  <text:span text:style-name="T12">padding</text:span><text:span text:style-name="T15">: </text:span><text:span text:style-name="T18">0.75rem</text:span><text:span text:style-name="T15"> </text:span><text:span text:style-name="T18">1rem</text:span><text:span text:style-name="T15">;</text:span></text:p>
      <text:p text:style-name="P5">  <text:span text:style-name="T12">border-top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font-size</text:span><text:span text:style-name="T15">: </text:span><text:span text:style-name="T18">0.85rem</text:span><text:span text:style-name="T15">;</text:span>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2">}</text:p>
      <text:p text:style-name="P9"/>
      <text:p text:style-name="P2"><text:span text:style-name="T22">.dark</text:span> <text:span text:style-name="T22">.chart-footer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}</text:p>
      <text:p text:style-name="P9"/>
      <text:p text:style-name="P2"><text:span text:style-name="T22">.chart-insight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7">/* Data Table */</text:p>
      <text:p text:style-name="P2"><text:span text:style-name="T22">.data-table</text:span> {</text:p>
      <text:p text:style-name="P5">  <text:span text:style-name="T12">width</text:span><text:span text:style-name="T15">: </text:span><text:span text:style-name="T18">100%</text:span><text:span text:style-name="T15">;</text:span></text:p>
      <text:p text:style-name="P5">  <text:span text:style-name="T12">border-collapse</text:span><text:span text:style-name="T15">: </text:span><text:span text:style-name="T10">collapse</text:span><text:span text:style-name="T15">;</text:span></text:p>
      <text:p text:style-name="P2">}</text:p>
      <text:p text:style-name="P9"/>
      <text:p text:style-name="P2"><text:span text:style-name="T22">.data-table</text:span> <text:span text:style-name="T22">th</text:span>,</text:p>
      <text:p text:style-name="P2"><text:span text:style-name="T22">.data-table</text:span> <text:span text:style-name="T22">td</text:span> {</text:p>
      <text:p text:style-name="P5">  <text:span text:style-name="T12">padding</text:span><text:span text:style-name="T15">: </text:span><text:span text:style-name="T18">0.75rem</text:span><text:span text:style-name="T15"> </text:span><text:span text:style-name="T18">1rem</text:span><text:span text:style-name="T15">;</text:span></text:p>
      <text:p text:style-name="P5">  <text:span text:style-name="T12">text-align</text:span><text:span text:style-name="T15">: </text:span><text:span text:style-name="T10">left</text:span><text:span text:style-name="T15">;</text:span></text:p>
      <text:p text:style-name="P5">  <text:span text:style-name="T12">border-bottom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2">}</text:p>
      <text:p text:style-name="P9"/>
      <text:p text:style-name="P2"><text:span text:style-name="T22">.dark</text:span> <text:span text:style-name="T22">.data-table</text:span> <text:span text:style-name="T22">th</text:span>,</text:p>
      <text:p text:style-name="P2"><text:span text:style-name="T22">.dark</text:span> <text:span text:style-name="T22">.data-table</text:span> <text:span text:style-name="T22">td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data-table</text:span> <text:span text:style-name="T22">th</text:span> {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<text:soft-page-break/>  <text:span text:style-name="T12">background-color</text:span><text:span text:style-name="T15">: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2</text:span><text:span text:style-name="T15">);</text:span></text:p>
      <text:p text:style-name="P2">}</text:p>
      <text:p text:style-name="P9"/>
      <text:p text:style-name="P2"><text:span text:style-name="T22">.dark</text:span> <text:span text:style-name="T22">.data-table</text:span> <text:span text:style-name="T22">th</text:span> {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255</text:span><text:span text:style-name="T15">, </text:span><text:span text:style-name="T18">255</text:span><text:span text:style-name="T15">, </text:span><text:span text:style-name="T18">255</text:span><text:span text:style-name="T15">, </text:span><text:span text:style-name="T18">0.02</text:span><text:span text:style-name="T15">);</text:span></text:p>
      <text:p text:style-name="P2">}</text:p>
      <text:p text:style-name="P9"/>
      <text:p text:style-name="P2"><text:span text:style-name="T22">.data-table</text:span> <text:span text:style-name="T22">tr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2</text:span><text:span text:style-name="T15">);</text:span></text:p>
      <text:p text:style-name="P2">}</text:p>
      <text:p text:style-name="P9"/>
      <text:p text:style-name="P2"><text:span text:style-name="T22">.dark</text:span> <text:span text:style-name="T22">.data-table</text:span> <text:span text:style-name="T22">tr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255</text:span><text:span text:style-name="T15">, </text:span><text:span text:style-name="T18">255</text:span><text:span text:style-name="T15">, </text:span><text:span text:style-name="T18">255</text:span><text:span text:style-name="T15">, </text:span><text:span text:style-name="T18">0.02</text:span><text:span text:style-name="T15">);</text:span></text:p>
      <text:p text:style-name="P2">}</text:p>
      <text:p text:style-name="P9"/>
      <text:p text:style-name="P7">/* Badges */</text:p>
      <text:p text:style-name="P2"><text:span text:style-name="T22">.badge</text:span> {</text:p>
      <text:p text:style-name="P5">  <text:span text:style-name="T12">padding</text:span><text:span text:style-name="T15">: </text:span><text:span text:style-name="T18">0.25rem</text:span><text:span text:style-name="T15"> </text:span><text:span text:style-name="T18">0.5rem</text:span><text:span text:style-name="T15">;</text:span></text:p>
      <text:p text:style-name="P5">  <text:span text:style-name="T12">border-radius</text:span><text:span text:style-name="T15">: </text:span><text:span text:style-name="T18">4px</text:span><text:span text:style-name="T15">;</text:span></text:p>
      <text:p text:style-name="P5">  <text:span text:style-name="T12">font-size</text:span><text:span text:style-name="T15">: </text:span><text:span text:style-name="T18">0.75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2">}</text:p>
      <text:p text:style-name="P9"/>
      <text:p text:style-name="P2"><text:span text:style-name="T22">.badge.success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76</text:span><text:span text:style-name="T15">, </text:span><text:span text:style-name="T18">175</text:span><text:span text:style-name="T15">, </text:span><text:span text:style-name="T18">80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4caf50</text:span><text:span text:style-name="T15">;</text:span></text:p>
      <text:p text:style-name="P2">}</text:p>
      <text:p text:style-name="P9"/>
      <text:p text:style-name="P2"><text:span text:style-name="T22">.badge.warning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255</text:span><text:span text:style-name="T15">, </text:span><text:span text:style-name="T18">152</text:span><text:span text:style-name="T15">, </text:span><text:span text:style-name="T18">0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ff9800</text:span><text:span text:style-name="T15">;</text:span></text:p>
      <text:p text:style-name="P2">}</text:p>
      <text:p text:style-name="P9"/>
      <text:p text:style-name="P2"><text:span text:style-name="T22">.badge.dang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244</text:span><text:span text:style-name="T15">, </text:span><text:span text:style-name="T18">67</text:span><text:span text:style-name="T15">, </text:span><text:span text:style-name="T18">54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f44336</text:span><text:span text:style-name="T15">;</text:span></text:p>
      <text:p text:style-name="P2">}</text:p>
      <text:p text:style-name="P9"/>
      <text:p text:style-name="P7">/* Search */</text:p>
      <text:p text:style-name="P2"><text:span text:style-name="T22">.search-container</text:span> {</text:p>
      <text:p text:style-name="P5">  <text:span text:style-name="T12">position</text:span><text:span text:style-name="T15">: </text:span><text:span text:style-name="T10">relative</text:span><text:span text:style-name="T15">;</text:span></text:p>
      <text:p text:style-name="P5">  <text:span text:style-name="T12">width</text:span><text:span text:style-name="T15">: </text:span><text:span text:style-name="T18">300px</text:span><text:span text:style-name="T15">;</text:span></text:p>
      <text:p text:style-name="P2">}</text:p>
      <text:p text:style-name="P9"/>
      <text:p text:style-name="P2"><text:span text:style-name="T22">.search-input</text:span> {</text:p>
      <text:p text:style-name="P5">  <text:span text:style-name="T12">width</text:span><text:span text:style-name="T15">: </text:span><text:span text:style-name="T18">100%</text:span><text:span text:style-name="T15">;</text:span></text:p>
      <text:p text:style-name="P5">  <text:span text:style-name="T12">padding</text:span><text:span text:style-name="T15">: </text:span><text:span text:style-name="T18">0.5rem</text:span><text:span text:style-name="T15"> </text:span><text:span text:style-name="T18">0.75rem</text:span><text:span text:style-name="T15"> </text:span><text:span text:style-name="T18">0.5rem</text:span><text:span text:style-name="T15"> </text:span><text:span text:style-name="T18">2.25rem</text:span><text:span text:style-name="T15">;</text:span>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color</text:span><text:span text:style-name="T15">: </text:span><text:span text:style-name="T10">#333</text:span><text:span text:style-name="T15">;</text:span></text:p>
      <text:p text:style-name="P2">}</text:p>
      <text:p text:style-name="P9"><text:soft-page-break/></text:p>
      <text:p text:style-name="P2"><text:span text:style-name="T22">.dark</text:span> <text:span text:style-name="T22">.search-input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5">  <text:span text:style-name="T12">color</text:span><text:span text:style-name="T15">: </text:span><text:span text:style-name="T10">#f0f0f0</text:span><text:span text:style-name="T15">;</text:span></text:p>
      <text:p text:style-name="P2">}</text:p>
      <text:p text:style-name="P9"/>
      <text:p text:style-name="P2"><text:span text:style-name="T22">.search-input:focus</text:span> {</text:p>
      <text:p text:style-name="P5">  <text:span text:style-name="T12">border-color</text:span><text:span text:style-name="T15">: </text:span><text:span text:style-name="T10">#4361ee</text:span><text:span text:style-name="T15">;</text:span></text:p>
      <text:p text:style-name="P5">  <text:span text:style-name="T12">outline</text:span><text:span text:style-name="T15">: </text:span><text:span text:style-name="T10">none</text:span><text:span text:style-name="T15">;</text:span></text:p>
      <text:p text:style-name="P2">}</text:p>
      <text:p text:style-name="P9"/>
      <text:p text:style-name="P2"><text:span text:style-name="T22">.search-icon</text:span> {</text:p>
      <text:p text:style-name="P5">  <text:span text:style-name="T12">position</text:span><text:span text:style-name="T15">: </text:span><text:span text:style-name="T10">absolute</text:span><text:span text:style-name="T15">;</text:span></text:p>
      <text:p text:style-name="P5">  <text:span text:style-name="T12">left</text:span><text:span text:style-name="T15">: </text:span><text:span text:style-name="T18">0.75rem</text:span><text:span text:style-name="T15">;</text:span></text:p>
      <text:p text:style-name="P5">  <text:span text:style-name="T12">top</text:span><text:span text:style-name="T15">: </text:span><text:span text:style-name="T18">50%</text:span><text:span text:style-name="T15">;</text:span></text:p>
      <text:p text:style-name="P5">  <text:span text:style-name="T12">transform</text:span><text:span text:style-name="T15">: </text:span><text:span text:style-name="T8">translateY</text:span><text:span text:style-name="T15">(</text:span><text:span text:style-name="T18">-50%</text:span><text:span text:style-name="T15">);</text:span></text:p>
      <text:p text:style-name="P5">  <text:span text:style-name="T12">color</text:span><text:span text:style-name="T15">: </text:span><text:span text:style-name="T10">#999</text:span><text:span text:style-name="T15">;</text:span></text:p>
      <text:p text:style-name="P2">}</text:p>
      <text:p text:style-name="P9"/>
      <text:p text:style-name="P7">/* Coming Soon */</text:p>
      <text:p text:style-name="P2"><text:span text:style-name="T22">.coming-soon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flex-direction</text:span><text:span text:style-name="T15">: </text:span><text:span text:style-name="T10">colum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justify-content</text:span><text:span text:style-name="T15">: </text:span><text:span text:style-name="T10">center</text:span><text:span text:style-name="T15">;</text:span></text:p>
      <text:p text:style-name="P5">  <text:span text:style-name="T12">padding</text:span><text:span text:style-name="T15">: </text:span><text:span text:style-name="T18">3rem</text:span><text:span text:style-name="T15"> </text:span><text:span text:style-name="T18">1.5rem</text:span><text:span text:style-name="T15">;</text:span></text:p>
      <text:p text:style-name="P5">  <text:span text:style-name="T12">text-align</text:span><text:span text:style-name="T15">: </text:span><text:span text:style-name="T10">center</text:span><text:span text:style-name="T15">;</text:span></text:p>
      <text:p text:style-name="P2">}</text:p>
      <text:p text:style-name="P9"/>
      <text:p text:style-name="P2"><text:span text:style-name="T22">.coming-soon</text:span> <text:span text:style-name="T22">i</text:span> {</text:p>
      <text:p text:style-name="P5">  <text:span text:style-name="T12">font-size</text:span><text:span text:style-name="T15">: </text:span><text:span text:style-name="T18">3rem</text:span><text:span text:style-name="T15">;</text:span></text:p>
      <text:p text:style-name="P5">  <text:span text:style-name="T12">color</text:span><text:span text:style-name="T15">: </text:span><text:span text:style-name="T10">#999</text:span><text:span text:style-name="T15">;</text:span></text:p>
      <text:p text:style-name="P5">  <text:span text:style-name="T12">margin-bottom</text:span><text:span text:style-name="T15">: </text:span><text:span text:style-name="T18">1rem</text:span><text:span text:style-name="T15">;</text:span></text:p>
      <text:p text:style-name="P2">}</text:p>
      <text:p text:style-name="P9"/>
      <text:p text:style-name="P2"><text:span text:style-name="T22">.coming-soon</text:span> <text:span text:style-name="T22">h3</text:span> {</text:p>
      <text:p text:style-name="P5">  <text:span text:style-name="T12">font-size</text:span><text:span text:style-name="T15">: </text:span><text:span text:style-name="T18">1.5rem</text:span><text:span text:style-name="T15">;</text:span></text:p>
      <text:p text:style-name="P5">  <text:span text:style-name="T12">margin-bottom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coming-soon</text:span> <text:span text:style-name="T22">p</text:span> {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  <text:span text:style-name="T12">max-width</text:span><text:span text:style-name="T15">: </text:span><text:span text:style-name="T18">500px</text:span><text:span text:style-name="T15">;</text:span></text:p>
      <text:p text:style-name="P2">}</text:p>
      <text:p text:style-name="P9"/>
      <text:p text:style-name="P2"><text:span text:style-name="T22">.dark</text:span> <text:span text:style-name="T22">.coming-soon</text:span> <text:span text:style-name="T22">p</text:span> {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}</text:p>
      <text:p text:style-name="P9"/>
      <text:p text:style-name="P7">/* Data Dimensions Sidebar */</text:p>
      <text:p text:style-name="P2"><text:span text:style-name="T22">.data-dimensions</text:span> {</text:p>
      <text:p text:style-name="P5">  <text:span text:style-name="T12">background-color</text:span><text:span text:style-name="T15">: </text:span><text:span text:style-name="T10">#f5f7fa</text:span><text:span text:style-name="T15">;</text:span></text:p>
      <text:p text:style-name="P5">  <text:span text:style-name="T12">border-left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<text:soft-page-break/>  <text:span text:style-name="T12">flex-direction</text:span><text:span text:style-name="T15">: </text:span><text:span text:style-name="T10">column</text:span><text:span text:style-name="T15">;</text:span></text:p>
      <text:p text:style-name="P5">  <text:span text:style-name="T12">overflow</text:span><text:span text:style-name="T15">: </text:span><text:span text:style-name="T10">hidden</text:span><text:span text:style-name="T15">;</text:span></text:p>
      <text:p text:style-name="P2">}</text:p>
      <text:p text:style-name="P9"/>
      <text:p text:style-name="P2"><text:span text:style-name="T22">.dark</text:span> <text:span text:style-name="T22">.data-dimensions</text:span> {</text:p>
      <text:p text:style-name="P5">  <text:span text:style-name="T12">background-color</text:span><text:span text:style-name="T15">: </text:span><text:span text:style-name="T10">#1a1a1a</text:span><text:span text:style-name="T15">;</text:span>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filter-header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padding</text:span><text:span text:style-name="T15">: </text:span><text:span text:style-name="T18">1.25rem</text:span><text:span text:style-name="T15"> </text:span><text:span text:style-name="T18">1.5rem</text:span><text:span text:style-name="T15">;</text:span></text:p>
      <text:p text:style-name="P5">  <text:span text:style-name="T12">border-bottom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2">}</text:p>
      <text:p text:style-name="P9"/>
      <text:p text:style-name="P2"><text:span text:style-name="T22">.dark</text:span> <text:span text:style-name="T22">.filter-header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filter-header</text:span> <text:span text:style-name="T22">h3</text:span> {</text:p>
      <text:p text:style-name="P5">  <text:span text:style-name="T12">font-size</text:span><text:span text:style-name="T15">: </text:span><text:span text:style-name="T18">1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5">  <text:span text:style-name="T12">margin</text:span><text:span text:style-name="T15">: </text:span><text:span text:style-name="T18">0</text:span><text:span text:style-name="T15">;</text:span></text:p>
      <text:p text:style-name="P2">}</text:p>
      <text:p text:style-name="P9"/>
      <text:p text:style-name="P2"><text:span text:style-name="T22">.filter-body</text:span> {</text:p>
      <text:p text:style-name="P5">  <text:span text:style-name="T12">flex</text:span><text:span text:style-name="T15">: </text:span><text:span text:style-name="T18">1</text:span><text:span text:style-name="T15">;</text:span></text:p>
      <text:p text:style-name="P5">  <text:span text:style-name="T12">overflow-y</text:span><text:span text:style-name="T15">: </text:span><text:span text:style-name="T10">auto</text:span><text:span text:style-name="T15">;</text:span></text:p>
      <text:p text:style-name="P5">  <text:span text:style-name="T12">padding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filter-section</text:span> {</text:p>
      <text:p text:style-name="P5">  <text:span text:style-name="T12">margin-bottom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filter-section</text:span> <text:span text:style-name="T22">h4</text:span> {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margin-bottom</text:span><text:span text:style-name="T15">: </text:span><text:span text:style-name="T18">1rem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filter-item</text:span> {</text:p>
      <text:p text:style-name="P5">  <text:span text:style-name="T12">margin-bottom</text:span><text:span text:style-name="T15">: </text:span><text:span text:style-name="T18">1rem</text:span><text:span text:style-name="T15">;</text:span></text:p>
      <text:p text:style-name="P2">}</text:p>
      <text:p text:style-name="P9"/>
      <text:p text:style-name="P2"><text:span text:style-name="T22">.filter-item</text:span> <text:span text:style-name="T22">label</text:span> {</text:p>
      <text:p text:style-name="P5"><text:soft-page-break/>  <text:span text:style-name="T12">display</text:span><text:span text:style-name="T15">: </text:span><text:span text:style-name="T10">block</text:span><text:span text:style-name="T15">;</text:span></text:p>
      <text:p text:style-name="P5">  <text:span text:style-name="T12">font-size</text:span><text:span text:style-name="T15">: </text:span><text:span text:style-name="T18">0.85rem</text:span><text:span text:style-name="T15">;</text:span>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  <text:span text:style-name="T12">margin-bottom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dark</text:span> <text:span text:style-name="T22">.filter-item</text:span> <text:span text:style-name="T22">label</text:span> {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}</text:p>
      <text:p text:style-name="P9"/>
      <text:p text:style-name="P2"><text:span text:style-name="T22">.styled-select</text:span> {</text:p>
      <text:p text:style-name="P5">  <text:span text:style-name="T12">width</text:span><text:span text:style-name="T15">: </text:span><text:span text:style-name="T18">100%</text:span><text:span text:style-name="T15">;</text:span></text:p>
      <text:p text:style-name="P5">  <text:span text:style-name="T12">padding</text:span><text:span text:style-name="T15">: </text:span><text:span text:style-name="T18">0.5rem</text:span><text:span text:style-name="T15"> </text:span><text:span text:style-name="T18">0.75rem</text:span><text:span text:style-name="T15">;</text:span>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color</text:span><text:span text:style-name="T15">: </text:span><text:span text:style-name="T10">#333</text:span><text:span text:style-name="T15">;</text:span></text:p>
      <text:p text:style-name="P5">  <text:span text:style-name="T12">appearance</text:span><text:span text:style-name="T15">: </text:span><text:span text:style-name="T10">none</text:span><text:span text:style-name="T15">;</text:span></text:p>
      <text:p text:style-name="P2">}</text:p>
      <text:p text:style-name="P9"/>
      <text:p text:style-name="P2"><text:span text:style-name="T22">.dark</text:span> <text:span text:style-name="T22">.styled-select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5">  <text:span text:style-name="T12">color</text:span><text:span text:style-name="T15">: </text:span><text:span text:style-name="T10">#f0f0f0</text:span><text:span text:style-name="T15">;</text:span></text:p>
      <text:p text:style-name="P2">}</text:p>
      <text:p text:style-name="P9"/>
      <text:p text:style-name="P2"><text:span text:style-name="T22">.styled-select:focus</text:span> {</text:p>
      <text:p text:style-name="P5">  <text:span text:style-name="T12">border-color</text:span><text:span text:style-name="T15">: </text:span><text:span text:style-name="T10">#4361ee</text:span><text:span text:style-name="T15">;</text:span></text:p>
      <text:p text:style-name="P5">  <text:span text:style-name="T12">outline</text:span><text:span text:style-name="T15">: </text:span><text:span text:style-name="T10">none</text:span><text:span text:style-name="T15">;</text:span></text:p>
      <text:p text:style-name="P2">}</text:p>
      <text:p text:style-name="P9"/>
      <text:p text:style-name="P2"><text:span text:style-name="T22">.filter-actions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gap</text:span><text:span text:style-name="T15">: </text:span><text:span text:style-name="T18">0.75rem</text:span><text:span text:style-name="T15">;</text:span></text:p>
      <text:p text:style-name="P5">  <text:span text:style-name="T12">margin-top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filter-footer</text:span> {</text:p>
      <text:p text:style-name="P5">  <text:span text:style-name="T12">padding</text:span><text:span text:style-name="T15">: </text:span><text:span text:style-name="T18">1.25rem</text:span><text:span text:style-name="T15"> </text:span><text:span text:style-name="T18">1.5rem</text:span><text:span text:style-name="T15">;</text:span></text:p>
      <text:p text:style-name="P5">  <text:span text:style-name="T12">border-top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2">}</text:p>
      <text:p text:style-name="P9"/>
      <text:p text:style-name="P2"><text:span text:style-name="T22">.dark</text:span> <text:span text:style-name="T22">.filter-footer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selected-filters</text:span> <text:span text:style-name="T22">h4</text:span> {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margin-bottom</text:span><text:span text:style-name="T15">: </text:span><text:span text:style-name="T18">0.75rem</text:span><text:span text:style-name="T15">;</text:span></text:p>
      <text:p text:style-name="P2">}</text:p>
      <text:p text:style-name="P9"/>
      <text:p text:style-name="P2"><text:span text:style-name="T22">.filter-tags</text:span> {</text:p>
      <text:p text:style-name="P5"><text:soft-page-break/>  <text:span text:style-name="T12">display</text:span><text:span text:style-name="T15">: </text:span><text:span text:style-name="T10">flex</text:span><text:span text:style-name="T15">;</text:span></text:p>
      <text:p text:style-name="P5">  <text:span text:style-name="T12">flex-wrap</text:span><text:span text:style-name="T15">: </text:span><text:span text:style-name="T10">wrap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2"><text:span text:style-name="T22">.filter-tag</text:span> {</text:p>
      <text:p text:style-name="P5">  <text:span text:style-name="T12">display</text:span><text:span text:style-name="T15">: </text:span><text:span text:style-name="T10">inline-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25rem</text:span><text:span text:style-name="T15">;</text:span></text:p>
      <text:p text:style-name="P5">  <text:span text:style-name="T12">padding</text:span><text:span text:style-name="T15">: </text:span><text:span text:style-name="T18">0.25rem</text:span><text:span text:style-name="T15"> </text:span><text:span text:style-name="T18">0.75rem</text:span><text:span text:style-name="T15">;</text:span>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1</text:span><text:span text:style-name="T15">);</text:span></text:p>
      <text:p text:style-name="P5">  <text:span text:style-name="T12">color</text:span><text:span text:style-name="T15">: </text:span><text:span text:style-name="T10">#4361ee</text:span><text:span text:style-name="T15">;</text:span></text:p>
      <text:p text:style-name="P5">  <text:span text:style-name="T12">border-radius</text:span><text:span text:style-name="T15">: </text:span><text:span text:style-name="T18">1rem</text:span><text:span text:style-name="T15">;</text:span></text:p>
      <text:p text:style-name="P5">  <text:span text:style-name="T12">font-size</text:span><text:span text:style-name="T15">: </text:span><text:span text:style-name="T18">0.8rem</text:span><text:span text:style-name="T15">;</text:span></text:p>
      <text:p text:style-name="P5">  <text:span text:style-name="T12">cursor</text:span><text:span text:style-name="T15">: </text:span><text:span text:style-name="T10">pointer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2">}</text:p>
      <text:p text:style-name="P9"/>
      <text:p text:style-name="P2"><text:span text:style-name="T22">.filter-tag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2</text:span><text:span text:style-name="T15">);</text:span></text:p>
      <text:p text:style-name="P2">}</text:p>
      <text:p text:style-name="P9"/>
      <text:p text:style-name="P2"><text:span text:style-name="T22">.filter-tag</text:span> <text:span text:style-name="T22">i</text:span> {</text:p>
      <text:p text:style-name="P5">  <text:span text:style-name="T12">font-size</text:span><text:span text:style-name="T15">: </text:span><text:span text:style-name="T18">0.75rem</text:span><text:span text:style-name="T15">;</text:span></text:p>
      <text:p text:style-name="P2">}</text:p>
      <text:p text:style-name="P9"/>
      <text:p text:style-name="P7">/* Modal */</text:p>
      <text:p text:style-name="P2"><text:span text:style-name="T22">.modal-overlay</text:span> {</text:p>
      <text:p text:style-name="P5">  <text:span text:style-name="T12">position</text:span><text:span text:style-name="T15">: </text:span><text:span text:style-name="T10">fixed</text:span><text:span text:style-name="T15">;</text:span></text:p>
      <text:p text:style-name="P5">  <text:span text:style-name="T12">top</text:span><text:span text:style-name="T15">: </text:span><text:span text:style-name="T18">0</text:span><text:span text:style-name="T15">;</text:span></text:p>
      <text:p text:style-name="P5">  <text:span text:style-name="T12">left</text:span><text:span text:style-name="T15">: </text:span><text:span text:style-name="T18">0</text:span><text:span text:style-name="T15">;</text:span></text:p>
      <text:p text:style-name="P5">  <text:span text:style-name="T12">width</text:span><text:span text:style-name="T15">: </text:span><text:span text:style-name="T18">100%</text:span><text:span text:style-name="T15">;</text:span></text:p>
      <text:p text:style-name="P5">  <text:span text:style-name="T12">height</text:span><text:span text:style-name="T15">: </text:span><text:span text:style-name="T18">100%</text:span><text:span text:style-name="T15">;</text:span>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5</text:span><text:span text:style-name="T15">)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center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z-index</text:span><text:span text:style-name="T15">: </text:span><text:span text:style-name="T18">1000</text:span><text:span text:style-name="T15">;</text:span></text:p>
      <text:p text:style-name="P2">}</text:p>
      <text:p text:style-name="P9"/>
      <text:p text:style-name="P2"><text:span text:style-name="T22">.modal-content</text:span> {</text:p>
      <text:p text:style-name="P5">  <text:span text:style-name="T12">background-color</text:span><text:span text:style-name="T15">: </text:span><text:span text:style-name="T10">#fff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padding</text:span><text:span text:style-name="T15">: </text:span><text:span text:style-name="T18">1.5rem</text:span><text:span text:style-name="T15">;</text:span></text:p>
      <text:p text:style-name="P5">  <text:span text:style-name="T12">width</text:span><text:span text:style-name="T15">: </text:span><text:span text:style-name="T18">80%</text:span><text:span text:style-name="T15">;</text:span></text:p>
      <text:p text:style-name="P5">  <text:span text:style-name="T12">max-width</text:span><text:span text:style-name="T15">: </text:span><text:span text:style-name="T18">800px</text:span><text:span text:style-name="T15">;</text:span></text:p>
      <text:p text:style-name="P5">  <text:span text:style-name="T12">max-height</text:span><text:span text:style-name="T15">: </text:span><text:span text:style-name="T18">90vh</text:span><text:span text:style-name="T15">;</text:span></text:p>
      <text:p text:style-name="P5">  <text:span text:style-name="T12">overflow-y</text:span><text:span text:style-name="T15">: </text:span><text:span text:style-name="T10">auto</text:span><text:span text:style-name="T15">;</text:span></text:p>
      <text:p text:style-name="P2">}</text:p>
      <text:p text:style-name="P9"/>
      <text:p text:style-name="P2"><text:span text:style-name="T22">.dark</text:span> <text:span text:style-name="T22">.modal-content</text:span> {</text:p>
      <text:p text:style-name="P5">  <text:span text:style-name="T12">background-color</text:span><text:span text:style-name="T15">: </text:span><text:span text:style-name="T10">#2d2d2d</text:span><text:span text:style-name="T15">;</text:span></text:p>
      <text:p text:style-name="P2">}</text:p>
      <text:p text:style-name="P9"><text:soft-page-break/></text:p>
      <text:p text:style-name="P2"><text:span text:style-name="T22">.modal-header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margin-bottom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modal-header</text:span> <text:span text:style-name="T22">h2</text:span> {</text:p>
      <text:p text:style-name="P5">  <text:span text:style-name="T12">font-size</text:span><text:span text:style-name="T15">: </text:span><text:span text:style-name="T18">1.25rem</text:span><text:span text:style-name="T15">;</text:span></text:p>
      <text:p text:style-name="P5">  <text:span text:style-name="T12">font-weight</text:span><text:span text:style-name="T15">: </text:span><text:span text:style-name="T18">600</text:span><text:span text:style-name="T15">;</text:span>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5rem</text:span><text:span text:style-name="T15">;</text:span></text:p>
      <text:p text:style-name="P5">  <text:span text:style-name="T12">margin</text:span><text:span text:style-name="T15">: </text:span><text:span text:style-name="T18">0</text:span><text:span text:style-name="T15">;</text:span></text:p>
      <text:p text:style-name="P2">}</text:p>
      <text:p text:style-name="P9"/>
      <text:p text:style-name="P2"><text:span text:style-name="T22">.close-btn</text:span> {</text:p>
      <text:p text:style-name="P5">  <text:span text:style-name="T12">font-size</text:span><text:span text:style-name="T15">: </text:span><text:span text:style-name="T18">1.5rem</text:span><text:span text:style-name="T15">;</text:span></text:p>
      <text:p text:style-name="P5">  <text:span text:style-name="T12">cursor</text:span><text:span text:style-name="T15">: </text:span><text:span text:style-name="T10">pointer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5">  <text:span text:style-name="T12">color</text:span><text:span text:style-name="T15">: </text:span><text:span text:style-name="T10">#999</text:span><text:span text:style-name="T15">;</text:span></text:p>
      <text:p text:style-name="P2">}</text:p>
      <text:p text:style-name="P9"/>
      <text:p text:style-name="P2"><text:span text:style-name="T22">.close-btn:hover</text:span> {</text:p>
      <text:p text:style-name="P5">  <text:span text:style-name="T12">color</text:span><text:span text:style-name="T15">: </text:span><text:span text:style-name="T10">#333</text:span><text:span text:style-name="T15">;</text:span></text:p>
      <text:p text:style-name="P2">}</text:p>
      <text:p text:style-name="P9"/>
      <text:p text:style-name="P2"><text:span text:style-name="T22">.dark</text:span> <text:span text:style-name="T22">.close-btn:hover</text:span> {</text:p>
      <text:p text:style-name="P5">  <text:span text:style-name="T12">color</text:span><text:span text:style-name="T15">: </text:span><text:span text:style-name="T10">#f0f0f0</text:span><text:span text:style-name="T15">;</text:span></text:p>
      <text:p text:style-name="P2">}</text:p>
      <text:p text:style-name="P9"/>
      <text:p text:style-name="P7">/* Help Modal */</text:p>
      <text:p text:style-name="P2"><text:span text:style-name="T22">.help-content</text:span> {</text:p>
      <text:p text:style-name="P5">  <text:span text:style-name="T12">display</text:span><text:span text:style-name="T15">: </text:span><text:span text:style-name="T10">grid</text:span><text:span text:style-name="T15">;</text:span></text:p>
      <text:p text:style-name="P5">  <text:span text:style-name="T12">grid-template-columns</text:span><text:span text:style-name="T15">: </text:span><text:span text:style-name="T8">repeat</text:span><text:span text:style-name="T15">(</text:span><text:span text:style-name="T10">auto-fit</text:span><text:span text:style-name="T15">, </text:span><text:span text:style-name="T8">minmax</text:span><text:span text:style-name="T15">(</text:span><text:span text:style-name="T18">300px</text:span><text:span text:style-name="T15">, </text:span><text:span text:style-name="T18">1fr</text:span><text:span text:style-name="T15">));</text:span></text:p>
      <text:p text:style-name="P5">  <text:span text:style-name="T12">gap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help-section</text:span> <text:span text:style-name="T22">h3</text:span> {</text:p>
      <text:p text:style-name="P5">  <text:span text:style-name="T12">font-size</text:span><text:span text:style-name="T15">: </text:span><text:span text:style-name="T18">1.1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margin-bottom</text:span><text:span text:style-name="T15">: </text:span><text:span text:style-name="T18">0.75rem</text:span><text:span text:style-name="T15">;</text:span></text:p>
      <text:p text:style-name="P2">}</text:p>
      <text:p text:style-name="P9"/>
      <text:p text:style-name="P2"><text:span text:style-name="T22">.help-section</text:span> <text:span text:style-name="T22">p</text:span>,</text:p>
      <text:p text:style-name="P2"><text:span text:style-name="T22">.help-section</text:span> <text:span text:style-name="T22">ul</text:span> {</text:p>
      <text:p text:style-name="P5">  <text:span text:style-name="T12">font-size</text:span><text:span text:style-name="T15">: </text:span><text:span text:style-name="T18">0.9rem</text:span><text:span text:style-name="T15">;</text:span></text:p>
      <text:p text:style-name="P5">  <text:span text:style-name="T12">color</text:span><text:span text:style-name="T15">: </text:span><text:span text:style-name="T10">#666</text:span><text:span text:style-name="T15">;</text:span></text:p>
      <text:p text:style-name="P5">  <text:span text:style-name="T12">margin-bottom</text:span><text:span text:style-name="T15">: </text:span><text:span text:style-name="T18">0.75rem</text:span><text:span text:style-name="T15">;</text:span></text:p>
      <text:p text:style-name="P2">}</text:p>
      <text:p text:style-name="P9"/>
      <text:p text:style-name="P2"><text:span text:style-name="T22">.dark</text:span> <text:span text:style-name="T22">.help-section</text:span> <text:span text:style-name="T22">p</text:span>,</text:p>
      <text:p text:style-name="P2"><text:span text:style-name="T22">.dark</text:span> <text:span text:style-name="T22">.help-section</text:span> <text:span text:style-name="T22">ul</text:span> {</text:p>
      <text:p text:style-name="P5">  <text:span text:style-name="T12">color</text:span><text:span text:style-name="T15">: </text:span><text:span text:style-name="T10">#ccc</text:span><text:span text:style-name="T15">;</text:span></text:p>
      <text:p text:style-name="P2"><text:soft-page-break/>}</text:p>
      <text:p text:style-name="P9"/>
      <text:p text:style-name="P2"><text:span text:style-name="T22">.help-section</text:span> <text:span text:style-name="T22">ul</text:span> {</text:p>
      <text:p text:style-name="P5">  <text:span text:style-name="T12">padding-left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help-section</text:span> <text:span text:style-name="T22">li</text:span> {</text:p>
      <text:p text:style-name="P5">  <text:span text:style-name="T12">margin-bottom</text:span><text:span text:style-name="T15">: </text:span><text:span text:style-name="T18">0.5rem</text:span><text:span text:style-name="T15">;</text:span></text:p>
      <text:p text:style-name="P2">}</text:p>
      <text:p text:style-name="P9"/>
      <text:p text:style-name="P7">/* Export Modal */</text:p>
      <text:p text:style-name="P2"><text:span text:style-name="T22">.export-options</text:span> {</text:p>
      <text:p text:style-name="P5">  <text:span text:style-name="T12">display</text:span><text:span text:style-name="T15">: </text:span><text:span text:style-name="T10">grid</text:span><text:span text:style-name="T15">;</text:span></text:p>
      <text:p text:style-name="P5">  <text:span text:style-name="T12">grid-template-columns</text:span><text:span text:style-name="T15">: </text:span><text:span text:style-name="T8">repeat</text:span><text:span text:style-name="T15">(</text:span><text:span text:style-name="T10">auto-fit</text:span><text:span text:style-name="T15">, </text:span><text:span text:style-name="T8">minmax</text:span><text:span text:style-name="T15">(</text:span><text:span text:style-name="T18">150px</text:span><text:span text:style-name="T15">, </text:span><text:span text:style-name="T18">1fr</text:span><text:span text:style-name="T15">));</text:span></text:p>
      <text:p text:style-name="P5">  <text:span text:style-name="T12">gap</text:span><text:span text:style-name="T15">: </text:span><text:span text:style-name="T18">1rem</text:span><text:span text:style-name="T15">;</text:span></text:p>
      <text:p text:style-name="P5">  <text:span text:style-name="T12">margin-bottom</text:span><text:span text:style-name="T15">: </text:span><text:span text:style-name="T18">1.5rem</text:span><text:span text:style-name="T15">;</text:span></text:p>
      <text:p text:style-name="P2">}</text:p>
      <text:p text:style-name="P9"/>
      <text:p text:style-name="P2"><text:span text:style-name="T22">.export-option</text:span> {</text:p>
      <text:p text:style-name="P5">  <text:span text:style-name="T12">display</text:span><text:span text:style-name="T15">: </text:span><text:span text:style-name="T10">flex</text:span><text:span text:style-name="T15">;</text:span></text:p>
      <text:p text:style-name="P5">  <text:span text:style-name="T12">flex-direction</text:span><text:span text:style-name="T15">: </text:span><text:span text:style-name="T10">column</text:span><text:span text:style-name="T15">;</text:span></text:p>
      <text:p text:style-name="P5">  <text:span text:style-name="T12">align-items</text:span><text:span text:style-name="T15">: </text:span><text:span text:style-name="T10">center</text:span><text:span text:style-name="T15">;</text:span></text:p>
      <text:p text:style-name="P5">  <text:span text:style-name="T12">gap</text:span><text:span text:style-name="T15">: </text:span><text:span text:style-name="T18">0.75rem</text:span><text:span text:style-name="T15">;</text:span></text:p>
      <text:p text:style-name="P5">  <text:span text:style-name="T12">padding</text:span><text:span text:style-name="T15">: </text:span><text:span text:style-name="T18">1.5rem</text:span><text:span text:style-name="T15">;</text:span></text:p>
      <text:p text:style-name="P5">  <text:span text:style-name="T12">border</text:span><text:span text:style-name="T15">: </text:span><text:span text:style-name="T18">1px</text:span><text:span text:style-name="T15"> </text:span><text:span text:style-name="T10">solid</text:span><text:span text:style-name="T15"> </text:span><text:span text:style-name="T10">#e0e0e0</text:span><text:span text:style-name="T15">;</text:span></text:p>
      <text:p text:style-name="P5">  <text:span text:style-name="T12">border-radius</text:span><text:span text:style-name="T15">: </text:span><text:span text:style-name="T18">8px</text:span><text:span text:style-name="T15">;</text:span></text:p>
      <text:p text:style-name="P5">  <text:span text:style-name="T12">cursor</text:span><text:span text:style-name="T15">: </text:span><text:span text:style-name="T10">pointer</text:span><text:span text:style-name="T15">;</text:span></text:p>
      <text:p text:style-name="P5">  <text:span text:style-name="T12">transition</text:span><text:span text:style-name="T15">: </text:span><text:span text:style-name="T10">all</text:span><text:span text:style-name="T15"> </text:span><text:span text:style-name="T18">0.3s</text:span><text:span text:style-name="T15"> </text:span><text:span text:style-name="T10">ease</text:span><text:span text:style-name="T15">;</text:span></text:p>
      <text:p text:style-name="P2">}</text:p>
      <text:p text:style-name="P9"/>
      <text:p text:style-name="P2"><text:span text:style-name="T22">.dark</text:span> <text:span text:style-name="T22">.export-option</text:span> {</text:p>
      <text:p text:style-name="P5">  <text:span text:style-name="T12">border-color</text:span><text:span text:style-name="T15">: </text:span><text:span text:style-name="T10">#444</text:span><text:span text:style-name="T15">;</text:span></text:p>
      <text:p text:style-name="P2">}</text:p>
      <text:p text:style-name="P9"/>
      <text:p text:style-name="P2"><text:span text:style-name="T22">.export-option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0</text:span><text:span text:style-name="T15">, </text:span><text:span text:style-name="T18">0</text:span><text:span text:style-name="T15">, </text:span><text:span text:style-name="T18">0</text:span><text:span text:style-name="T15">, </text:span><text:span text:style-name="T18">0.02</text:span><text:span text:style-name="T15">);</text:span></text:p>
      <text:p text:style-name="P2">}</text:p>
      <text:p text:style-name="P9"/>
      <text:p text:style-name="P2"><text:span text:style-name="T22">.dark</text:span> <text:span text:style-name="T22">.export-option:hover</text:span> {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255</text:span><text:span text:style-name="T15">, </text:span><text:span text:style-name="T18">255</text:span><text:span text:style-name="T15">, </text:span><text:span text:style-name="T18">255</text:span><text:span text:style-name="T15">, </text:span><text:span text:style-name="T18">0.02</text:span><text:span text:style-name="T15">);</text:span></text:p>
      <text:p text:style-name="P2">}</text:p>
      <text:p text:style-name="P9"/>
      <text:p text:style-name="P2"><text:span text:style-name="T22">.export-option.active</text:span> {</text:p>
      <text:p text:style-name="P5">  <text:span text:style-name="T12">border-color</text:span><text:span text:style-name="T15">: </text:span><text:span text:style-name="T10">#4361ee</text:span><text:span text:style-name="T15">;</text:span></text:p>
      <text:p text:style-name="P5">  <text:span text:style-name="T12">background-color</text:span><text:span text:style-name="T15">: </text:span><text:span text:style-name="T8">rgba</text:span><text:span text:style-name="T15">(</text:span><text:span text:style-name="T18">67</text:span><text:span text:style-name="T15">, </text:span><text:span text:style-name="T18">97</text:span><text:span text:style-name="T15">, </text:span><text:span text:style-name="T18">238</text:span><text:span text:style-name="T15">, </text:span><text:span text:style-name="T18">0.05</text:span><text:span text:style-name="T15">);</text:span></text:p>
      <text:p text:style-name="P2">}</text:p>
      <text:p text:style-name="P9"/>
      <text:p text:style-name="P2"><text:span text:style-name="T22">.export-option</text:span> <text:span text:style-name="T22">i</text:span> {</text:p>
      <text:p text:style-name="P5">  <text:span text:style-name="T12">font-size</text:span><text:span text:style-name="T15">: </text:span><text:span text:style-name="T18">2rem</text:span><text:span text:style-name="T15">;</text:span></text:p>
      <text:p text:style-name="P5">  <text:span text:style-name="T12">color</text:span><text:span text:style-name="T15">: </text:span><text:span text:style-name="T10">#4361ee</text:span><text:span text:style-name="T15">;</text:span></text:p>
      <text:p text:style-name="P2">}</text:p>
      <text:p text:style-name="P9"/>
      <text:p text:style-name="P2"><text:span text:style-name="T22">.export-settings</text:span> {</text:p>
      <text:p text:style-name="P5">  <text:span text:style-name="T12">margin-top</text:span><text:span text:style-name="T15">: </text:span><text:span text:style-name="T18">1.5rem</text:span><text:span text:style-name="T15">;</text:span></text:p>
      <text:p text:style-name="P5">  <text:span text:style-name="T12">margin-bottom</text:span><text:span text:style-name="T15">: </text:span><text:span text:style-name="T18">1.5rem</text:span><text:span text:style-name="T15">;</text:span></text:p>
      <text:p text:style-name="P2">}</text:p>
      <text:p text:style-name="P9"><text:soft-page-break/></text:p>
      <text:p text:style-name="P2"><text:span text:style-name="T22">.export-settings</text:span> <text:span text:style-name="T22">h3</text:span> {</text:p>
      <text:p text:style-name="P5">  <text:span text:style-name="T12">font-size</text:span><text:span text:style-name="T15">: </text:span><text:span text:style-name="T18">1rem</text:span><text:span text:style-name="T15">;</text:span></text:p>
      <text:p text:style-name="P5">  <text:span text:style-name="T12">font-weight</text:span><text:span text:style-name="T15">: </text:span><text:span text:style-name="T18">500</text:span><text:span text:style-name="T15">;</text:span></text:p>
      <text:p text:style-name="P5">  <text:span text:style-name="T12">margin-bottom</text:span><text:span text:style-name="T15">: </text:span><text:span text:style-name="T18">1rem</text:span><text:span text:style-name="T15">;</text:span></text:p>
      <text:p text:style-name="P2">}</text:p>
      <text:p text:style-name="P9"/>
      <text:p text:style-name="P7">/* Responsive Adjustments */</text:p>
      <text:p text:style-name="P2"><text:span text:style-name="T13">@media</text:span> <text:span text:style-name="T9">screen</text:span> <text:span text:style-name="T5">and</text:span> (<text:span text:style-name="T11">max-width</text:span>: <text:span text:style-name="T17">1200px</text:span>) {</text:p>
      <text:p text:style-name="P5">  <text:span text:style-name="T23">.dashboard-grid</text:span><text:span text:style-name="T15"> {</text:span></text:p>
      <text:p text:style-name="P5">    <text:span text:style-name="T12">grid-template-columns</text:span><text:span text:style-name="T15">: </text:span><text:span text:style-name="T18">220px</text:span><text:span text:style-name="T15"> </text:span><text:span text:style-name="T18">1fr</text:span><text:span text:style-name="T15">;</text:span></text:p>
      <text:p text:style-name="P5">  <text:span text:style-name="T15">}</text:span></text:p>
      <text:p text:style-name="P5">  </text:p>
      <text:p text:style-name="P5">  <text:span text:style-name="T23">.data-dimensions</text:span><text:span text:style-name="T15"> {</text:span></text:p>
      <text:p text:style-name="P5">    <text:span text:style-name="T12">display</text:span><text:span text:style-name="T15">: </text:span><text:span text:style-name="T10">none</text:span><text:span text:style-name="T15">;</text:span></text:p>
      <text:p text:style-name="P5">  <text:span text:style-name="T15">}</text:span></text:p>
      <text:p text:style-name="P2">}</text:p>
      <text:p text:style-name="P9"/>
      <text:p text:style-name="P2"><text:span text:style-name="T13">@media</text:span> <text:span text:style-name="T9">screen</text:span> <text:span text:style-name="T5">and</text:span> (<text:span text:style-name="T11">max-width</text:span>: <text:span text:style-name="T17">768px</text:span>) {</text:p>
      <text:p text:style-name="P5">  <text:span text:style-name="T23">.dashboard-grid</text:span><text:span text:style-name="T15"> {</text:span></text:p>
      <text:p text:style-name="P5">    <text:span text:style-name="T12">grid-template-columns</text:span><text:span text:style-name="T15">: </text:span><text:span text:style-name="T18">1fr</text:span><text:span text:style-name="T15">;</text:span></text:p>
      <text:p text:style-name="P5">  <text:span text:style-name="T15">}</text:span></text:p>
      <text:p text:style-name="P5">  </text:p>
      <text:p text:style-name="P5">  <text:span text:style-name="T23">.navigation-bar</text:span><text:span text:style-name="T15"> {</text:span></text:p>
      <text:p text:style-name="P5">    <text:span text:style-name="T12">display</text:span><text:span text:style-name="T15">: </text:span><text:span text:style-name="T10">none</text:span><text:span text:style-name="T15">;</text:span></text:p>
      <text:p text:style-name="P5">  <text:span text:style-name="T15">}</text:span></text:p>
      <text:p text:style-name="P5">  </text:p>
      <text:p text:style-name="P5">  <text:span text:style-name="T23">.dashboard-header</text:span><text:span text:style-name="T15"> {</text:span></text:p>
      <text:p text:style-name="P5">    <text:span text:style-name="T12">flex-direction</text:span><text:span text:style-name="T15">: </text:span><text:span text:style-name="T10">column</text:span><text:span text:style-name="T15">;</text:span></text:p>
      <text:p text:style-name="P5">    <text:span text:style-name="T12">align-items</text:span><text:span text:style-name="T15">: </text:span><text:span text:style-name="T10">flex-start</text:span><text:span text:style-name="T15">;</text:span></text:p>
      <text:p text:style-name="P5">    <text:span text:style-name="T12">gap</text:span><text:span text:style-name="T15">: </text:span><text:span text:style-name="T18">1rem</text:span><text:span text:style-name="T15">;</text:span></text:p>
      <text:p text:style-name="P5">  <text:span text:style-name="T15">}</text:span></text:p>
      <text:p text:style-name="P5">  </text:p>
      <text:p text:style-name="P5">  <text:span text:style-name="T23">.user-actions</text:span><text:span text:style-name="T15"> {</text:span></text:p>
      <text:p text:style-name="P5">    <text:span text:style-name="T12">width</text:span><text:span text:style-name="T15">: </text:span><text:span text:style-name="T18">100%</text:span><text:span text:style-name="T15">;</text:span></text:p>
      <text:p text:style-name="P5">    <text:span text:style-name="T12">justify-content</text:span><text:span text:style-name="T15">: </text:span><text:span text:style-name="T10">space-between</text:span><text:span text:style-name="T15">;</text:span></text:p>
      <text:p text:style-name="P5">  <text:span text:style-name="T15">}</text:span></text:p>
      <text:p text:style-name="P5">  </text:p>
      <text:p text:style-name="P5">  <text:span text:style-name="T23">.btn</text:span><text:span text:style-name="T15"> </text:span><text:span text:style-name="T23">span</text:span><text:span text:style-name="T15"> {</text:span></text:p>
      <text:p text:style-name="P5">    <text:span text:style-name="T12">display</text:span><text:span text:style-name="T15">: </text:span><text:span text:style-name="T10">none</text:span><text:span text:style-name="T15">;</text:span></text:p>
      <text:p text:style-name="P5">  <text:span text:style-name="T15">}</text:span></text:p>
      <text:p text:style-name="P5">  </text:p>
      <text:p text:style-name="P5">  <text:span text:style-name="T23">.charts-container</text:span><text:span text:style-name="T15"> {</text:span></text:p>
      <text:p text:style-name="P5">    <text:span text:style-name="T12">grid-template-columns</text:span><text:span text:style-name="T15">: </text:span><text:span text:style-name="T18">1fr</text:span><text:span text:style-name="T15">;</text:span></text:p>
      <text:p text:style-name="P5">  <text:span text:style-name="T15">}</text:span></text:p>
      <text:p text:style-name="P2">}</text:p>
      <text:p text:style-name="P1"/>
      <text:p text:style-name="P1">HealthcareDahboard.js<text:line-break/><text:line-break/></text:p>
      <text:p text:style-name="P1">import React, { useState, useEffect } from 'react';</text:p>
      <text:p text:style-name="P1"><text:soft-page-break/>import { </text:p>
      <text:p text:style-name="P1"><text:s text:c="2"/>BarChart, Bar, XAxis, YAxis, CartesianGrid, Tooltip, Legend, </text:p>
      <text:p text:style-name="P1"><text:s text:c="2"/>PieChart, Pie, Cell, LineChart, Line, ResponsiveContainer,</text:p>
      <text:p text:style-name="P1"><text:s text:c="2"/>AreaChart, Area</text:p>
      <text:p text:style-name="P1">} from 'recharts';</text:p>
      <text:p text:style-name="P1">import axios from 'axios';</text:p>
      <text:p text:style-name="P1">import './HealthcareDashboard.css';</text:p>
      <text:p text:style-name="P1"/>
      <text:p text:style-name="P1">const HealthcareDashboard = () =&gt; {</text:p>
      <text:p text:style-name="P1"><text:s text:c="2"/>const [activeView, setActiveView] = useState('overview');</text:p>
      <text:p text:style-name="P1"><text:s text:c="2"/>const [activeSettingsView, setActiveSettingsView] = useState('profile');</text:p>
      <text:p text:style-name="P1"><text:s text:c="2"/>const [theme, setTheme] = useState('light');</text:p>
      <text:p text:style-name="P1"><text:s text:c="2"/>const [showHelp, setShowHelp] = useState(false);</text:p>
      <text:p text:style-name="P1"><text:s text:c="2"/>const [showExport, setShowExport] = useState(false);</text:p>
      <text:p text:style-name="P1"><text:s text:c="2"/>const [exportFormat, setExportFormat] = useState('json');</text:p>
      <text:p text:style-name="P1"><text:s text:c="2"/>const [isDataLoaded, setIsDataLoaded] = useState(false);</text:p>
      <text:p text:style-name="P1"><text:s text:c="2"/>const [dataRefreshKey, setDataRefreshKey] = useState(0);</text:p>
      <text:p text:style-name="P1"><text:s text:c="2"/>const [healthcareData, setHealthcareData] = useState(null);</text:p>
      <text:p text:style-name="P1"><text:s text:c="2"/>const [loadingError, setLoadingError] = useState(null);</text:p>
      <text:p text:style-name="P1"><text:s text:c="2"/>const [notifications, setNotifications] = useState([</text:p>
      <text:p text:style-name="P1"><text:s text:c="4"/>{ id: 1, title: 'System Update', message: 'New features have been added', date: '2025-03-20', read: false },</text:p>
      <text:p text:style-name="P1"><text:s text:c="4"/>{ id: 2, title: 'Data Refresh', message: 'Healthcare data has been updated', date: '2025-03-22', read: true },</text:p>
      <text:p text:style-name="P1"><text:s text:c="4"/>{ id: 3, title: 'Cost Alert', message: 'Unusual increase in procedure costs detected', date: '2025-03-23', read: false }</text:p>
      <text:p text:style-name="P1"><text:s text:c="2"/>]);</text:p>
      <text:p text:style-name="P1"><text:s text:c="2"/>const [userPreferences, setUserPreferences] = useState({</text:p>
      <text:p text:style-name="P1"><text:s text:c="4"/>dataRefreshInterval: '24h',</text:p>
      <text:p text:style-name="P1"><text:s text:c="4"/>defaultView: 'overview',</text:p>
      <text:p text:style-name="P1"><text:s text:c="4"/>chartType: 'bar',</text:p>
      <text:p text:style-name="P1"><text:s text:c="4"/>notifications: true,</text:p>
      <text:p text:style-name="P1"><text:s text:c="4"/>autoExport: false</text:p>
      <text:p text:style-name="P1"><text:s text:c="2"/>});</text:p>
      <text:p text:style-name="P1"><text:s text:c="2"/>const [userProfile, setUserProfile] = useState({</text:p>
      <text:p text:style-name="P1"><text:s text:c="4"/>name: 'Jane Smith',</text:p>
      <text:p text:style-name="P1"><text:s text:c="4"/>email: 'jane.smith@example.com',</text:p>
      <text:p text:style-name="P1"><text:s text:c="4"/>role: 'Healthcare Analyst',</text:p>
      <text:p text:style-name="P1"><text:s text:c="4"/>department: 'Financial Analytics',</text:p>
      <text:p text:style-name="P1"><text:s text:c="4"/>lastLogin: '2025-03-23 09:45 AM'</text:p>
      <text:p text:style-name="P1"><text:s text:c="2"/>});</text:p>
      <text:p text:style-name="P1"><text:s text:c="2"/>const [selectedFilters, setSelectedFilters] = useState({</text:p>
      <text:p text:style-name="P1"><text:s text:c="4"/>ageGroup: 'all',</text:p>
      <text:p text:style-name="P1"><text:s text:c="4"/>gender: 'all',</text:p>
      <text:p text:style-name="P1"><text:s text:c="4"/>race: 'all',</text:p>
      <text:p text:style-name="P1"><text:s text:c="4"/>condition: 'all',</text:p>
      <text:p text:style-name="P1"><text:s text:c="4"/>location: 'all',</text:p>
      <text:p text:style-name="P1"><text:s text:c="4"/>dateRange: 'all',</text:p>
      <text:p text:style-name="P1"><text:s text:c="4"/>costRange: 'all'</text:p>
      <text:p text:style-name="P1"><text:soft-page-break/><text:s text:c="2"/>});</text:p>
      <text:p text:style-name="P1"><text:s text:c="2"/></text:p>
      <text:p text:style-name="P1"><text:s text:c="2"/>// For cost prediction</text:p>
      <text:p text:style-name="P1"><text:s text:c="2"/>const [predictionParams, setPredictionParams] = useState({</text:p>
      <text:p text:style-name="P1"><text:s text:c="4"/>age: '40',</text:p>
      <text:p text:style-name="P1"><text:s text:c="4"/>gender: 'male',</text:p>
      <text:p text:style-name="P1"><text:s text:c="4"/>condition: 'diabetes',</text:p>
      <text:p text:style-name="P1"><text:s text:c="4"/>previousClaims: '2',</text:p>
      <text:p text:style-name="P1"><text:s text:c="4"/>region: 'west'</text:p>
      <text:p text:style-name="P1"><text:s text:c="2"/>});</text:p>
      <text:p text:style-name="P1"><text:s text:c="2"/></text:p>
      <text:p text:style-name="P1"><text:s text:c="2"/>const [predictionResults, setPredictionResults] = useState(null);</text:p>
      <text:p text:style-name="P1"/>
      <text:p text:style-name="P1"><text:s text:c="2"/>// Cost trends over time (fallback data)</text:p>
      <text:p text:style-name="P1"><text:s text:c="2"/>const costTrendsData = [</text:p>
      <text:p text:style-name="P1"><text:s text:c="4"/>{ month: 'Jan', hospitalCosts: 1200, primaryCare: 800, medications: 600 },</text:p>
      <text:p text:style-name="P1"><text:s text:c="4"/>{ month: 'Feb', hospitalCosts: 1300, primaryCare: 750, medications: 650 },</text:p>
      <text:p text:style-name="P1"><text:s text:c="4"/>{ month: 'Mar', hospitalCosts: 1100, primaryCare: 800, medications: 700 },</text:p>
      <text:p text:style-name="P1"><text:s text:c="4"/>{ month: 'Apr', hospitalCosts: 1400, primaryCare: 850, medications: 600 },</text:p>
      <text:p text:style-name="P1"><text:s text:c="4"/>{ month: 'May', hospitalCosts: 1500, primaryCare: 900, medications: 550 },</text:p>
      <text:p text:style-name="P1"><text:s text:c="4"/>{ month: 'Jun', hospitalCosts: 1600, primaryCare: 950, medications: 650 }</text:p>
      <text:p text:style-name="P1"><text:s text:c="2"/>];</text:p>
      <text:p text:style-name="P1"/>
      <text:p text:style-name="P1"><text:s text:c="2"/>// Default fallback data</text:p>
      <text:p text:style-name="P1"><text:s text:c="2"/>const fallbackData = {</text:p>
      <text:p text:style-name="P1"><text:s text:c="4"/>metrics: { </text:p>
      <text:p text:style-name="P1"><text:s text:c="6"/>totalPatients: 1250, </text:p>
      <text:p text:style-name="P1"><text:s text:c="6"/>totalExpenses: 1250000, </text:p>
      <text:p text:style-name="P1"><text:s text:c="6"/>avgClaimCost: 2500 </text:p>
      <text:p text:style-name="P1"><text:s text:c="4"/>},</text:p>
      <text:p text:style-name="P1"><text:s text:c="4"/>dashboardData: {</text:p>
      <text:p text:style-name="P1"><text:s text:c="6"/>expensesData: [</text:p>
      <text:p text:style-name="P1"><text:s text:c="8"/>{ ageGroup: '0-18', White: 4500, Black: 4200, Asian: 3800, Hispanic: 4100, Other: 4300 },</text:p>
      <text:p text:style-name="P1"><text:s text:c="8"/>{ ageGroup: '19-35', White: 5600, Black: 5100, Asian: 4800, Hispanic: 5300, Other: 5500 },</text:p>
      <text:p text:style-name="P1"><text:s text:c="8"/>{ ageGroup: '36-50', White: 7200, Black: 6800, Asian: 6500, Hispanic: 7000, Other: 7100 },</text:p>
      <text:p text:style-name="P1"><text:s text:c="8"/>{ ageGroup: '51-65', White: 9500, Black: 9000, Asian: 8700, Hispanic: 9200, Other: 9300 },</text:p>
      <text:p text:style-name="P1"><text:s text:c="8"/>{ ageGroup: '65+', White: 12000, Black: 11500, Asian: 11000, Hispanic: 11700, Other: 11800 }</text:p>
      <text:p text:style-name="P1"><text:s text:c="6"/>],</text:p>
      <text:p text:style-name="P1"><text:s text:c="6"/>proceduresData: [</text:p>
      <text:p text:style-name="P1"><text:s text:c="8"/>{ name: "Heart Surgery", cost: 35000 },</text:p>
      <text:p text:style-name="P1"><text:s text:c="8"/>{ name: "Joint Replacement", cost: 28000 },</text:p>
      <text:p text:style-name="P1"><text:s text:c="8"/>{ name: "MRI Scan", cost: 2500 },</text:p>
      <text:p text:style-name="P1"><text:s text:c="8"/>{ name: "Chemotherapy", cost: 18000 },</text:p>
      <text:p text:style-name="P1"><text:s text:c="8"/>{ name: "Emergency Room Visit", cost: 1800 }</text:p>
      <text:p text:style-name="P1"><text:s text:c="6"/>],</text:p>
      <text:p text:style-name="P1"><text:s text:c="6"/>payerCoverageData: [</text:p>
      <text:p text:style-name="P1"><text:s text:c="8"/>{ name: "Medicare", value: 85 },</text:p>
      <text:p text:style-name="P1"><text:s text:c="8"/>{ name: "Medicaid", value: 78 },</text:p>
      <text:p text:style-name="P1"><text:s text:c="8"/>{ name: "Blue Cross", value: 92 },</text:p>
      <text:p text:style-name="P1"><text:soft-page-break/><text:s text:c="8"/>{ name: "Aetna", value: 88 },</text:p>
      <text:p text:style-name="P1"><text:s text:c="8"/>{ name: "UnitedHealth", value: 90 }</text:p>
      <text:p text:style-name="P1"><text:s text:c="6"/>],</text:p>
      <text:p text:style-name="P1"><text:s text:c="6"/>claimsData: generateSampleClaimsData(100),</text:p>
      <text:p text:style-name="P1"><text:s text:c="6"/>payerAnalysisData: [</text:p>
      <text:p text:style-name="P1"><text:s text:c="8"/>{ name: "Medicare", covered: 125000, uncovered: 25000, customers: 450 },</text:p>
      <text:p text:style-name="P1"><text:s text:c="8"/>{ name: "Medicaid", covered: 80000, uncovered: 22000, customers: 320 },</text:p>
      <text:p text:style-name="P1"><text:s text:c="8"/>{ name: "Blue Cross", covered: 180000, uncovered: 15000, customers: 280 },</text:p>
      <text:p text:style-name="P1"><text:s text:c="8"/>{ name: "Aetna", covered: 150000, uncovered: 18000, customers: 220 },</text:p>
      <text:p text:style-name="P1"><text:s text:c="8"/>{ name: "UnitedHealth", covered: 210000, uncovered: 20000, customers: 350 }</text:p>
      <text:p text:style-name="P1"><text:s text:c="6"/>],</text:p>
      <text:p text:style-name="P1"><text:s text:c="6"/>costDriversData: [</text:p>
      <text:p text:style-name="P1"><text:s text:c="8"/>{ category: 'Chronic Conditions', cost: 5200.50, percentage: 28 },</text:p>
      <text:p text:style-name="P1"><text:s text:c="8"/>{ category: 'Acute Care', cost: 3800.25, percentage: 20 },</text:p>
      <text:p text:style-name="P1"><text:s text:c="8"/>{ category: 'Preventive Care', cost: 1500.75, percentage: 8 },</text:p>
      <text:p text:style-name="P1"><text:s text:c="8"/>{ category: 'Medications', cost: 4200.30, percentage: 23 },</text:p>
      <text:p text:style-name="P1"><text:s text:c="8"/>{ category: 'Procedures', cost: 3900.10, percentage: 21 }</text:p>
      <text:p text:style-name="P1"><text:s text:c="6"/>],</text:p>
      <text:p text:style-name="P1"><text:s text:c="6"/>costByLocationData: [</text:p>
      <text:p text:style-name="P1"><text:s text:c="8"/>{ location: 'Hayward', avgCost: 3450, totalClaims: 320 },</text:p>
      <text:p text:style-name="P1"><text:s text:c="8"/>{ location: 'Oakland', avgCost: 4200, totalClaims: 450 },</text:p>
      <text:p text:style-name="P1"><text:s text:c="8"/>{ location: 'San Francisco', avgCost: 5300, totalClaims: 580 },</text:p>
      <text:p text:style-name="P1"><text:s text:c="8"/>{ location: 'Palo Alto', avgCost: 5100, totalClaims: 290 },</text:p>
      <text:p text:style-name="P1"><text:s text:c="8"/>{ location: 'San Jose', avgCost: 3800, totalClaims: 410 }</text:p>
      <text:p text:style-name="P1"><text:s text:c="6"/>],</text:p>
      <text:p text:style-name="P1"><text:s text:c="6"/>costTrendByMonthData: [</text:p>
      <text:p text:style-name="P1"><text:s text:c="8"/>{ month: 'Jan', cost: 245000 },</text:p>
      <text:p text:style-name="P1"><text:s text:c="8"/>{ month: 'Feb', cost: 235000 },</text:p>
      <text:p text:style-name="P1"><text:s text:c="8"/>{ month: 'Mar', cost: 260000 },</text:p>
      <text:p text:style-name="P1"><text:s text:c="8"/>{ month: 'Apr', cost: 275000 },</text:p>
      <text:p text:style-name="P1"><text:s text:c="8"/>{ month: 'May', cost: 290000 },</text:p>
      <text:p text:style-name="P1"><text:s text:c="8"/>{ month: 'Jun', cost: 310000 }</text:p>
      <text:p text:style-name="P1"><text:s text:c="6"/>],</text:p>
      <text:p text:style-name="P1"><text:s text:c="6"/>conditionCostData: [</text:p>
      <text:p text:style-name="P1"><text:s text:c="8"/>{ condition: 'Diabetes', averageCost: 12500, patientCount: 215 },</text:p>
      <text:p text:style-name="P1"><text:s text:c="8"/>{ condition: 'Hypertension', averageCost: 9800, patientCount: 320 },</text:p>
      <text:p text:style-name="P1"><text:s text:c="8"/>{ condition: 'Asthma', averageCost: 7500, patientCount: 180 },</text:p>
      <text:p text:style-name="P1"><text:s text:c="8"/>{ condition: 'Heart Disease', averageCost: 18900, patientCount: 145 },</text:p>
      <text:p text:style-name="P1"><text:s text:c="8"/>{ condition: 'Cancer', averageCost: 32500, patientCount: 90 }</text:p>
      <text:p text:style-name="P1"><text:s text:c="6"/>]</text:p>
      <text:p text:style-name="P1"><text:s text:c="4"/>}</text:p>
      <text:p text:style-name="P1"><text:s text:c="2"/>};</text:p>
      <text:p text:style-name="P1"><text:s text:c="2"/></text:p>
      <text:p text:style-name="P1"><text:s text:c="2"/>// Enhanced cost prediction model data (for demonstration)</text:p>
      <text:p text:style-name="P1"><text:s text:c="2"/>const costPredictionModel = {</text:p>
      <text:p text:style-name="P1"><text:s text:c="4"/>baseCost: 5000,</text:p>
      <text:p text:style-name="P1"><text:s text:c="4"/>ageFactor: {</text:p>
      <text:p text:style-name="P1"><text:s text:c="6"/>'0-18': 0.7,</text:p>
      <text:p text:style-name="P1"><text:s text:c="6"/>'19-35': 0.9,</text:p>
      <text:p text:style-name="P1"><text:soft-page-break/><text:s text:c="6"/>'36-50': 1.2,</text:p>
      <text:p text:style-name="P1"><text:s text:c="6"/>'51-65': 1.5,</text:p>
      <text:p text:style-name="P1"><text:s text:c="6"/>'65+': 1.8</text:p>
      <text:p text:style-name="P1"><text:s text:c="4"/>},</text:p>
      <text:p text:style-name="P1"><text:s text:c="4"/>genderFactor: {</text:p>
      <text:p text:style-name="P1"><text:s text:c="6"/>'male': 1.1,</text:p>
      <text:p text:style-name="P1"><text:s text:c="6"/>'female': 1.0,</text:p>
      <text:p text:style-name="P1"><text:s text:c="6"/>'other': 1.05</text:p>
      <text:p text:style-name="P1"><text:s text:c="4"/>},</text:p>
      <text:p text:style-name="P1"><text:s text:c="4"/>conditionFactor: {</text:p>
      <text:p text:style-name="P1"><text:s text:c="6"/>'diabetes': 1.8,</text:p>
      <text:p text:style-name="P1"><text:s text:c="6"/>'hypertension': 1.4,</text:p>
      <text:p text:style-name="P1"><text:s text:c="6"/>'asthma': 1.3,</text:p>
      <text:p text:style-name="P1"><text:s text:c="6"/>'heart': 2.5,</text:p>
      <text:p text:style-name="P1"><text:s text:c="6"/>'cancer': 3.2,</text:p>
      <text:p text:style-name="P1"><text:s text:c="6"/>'arthritis': 1.6,</text:p>
      <text:p text:style-name="P1"><text:s text:c="6"/>'depression': 1.2,</text:p>
      <text:p text:style-name="P1"><text:s text:c="6"/>'anxiety': 1.1,</text:p>
      <text:p text:style-name="P1"><text:s text:c="6"/>'obesity': 1.5,</text:p>
      <text:p text:style-name="P1"><text:s text:c="6"/>'copd': 2.0</text:p>
      <text:p text:style-name="P1"><text:s text:c="4"/>},</text:p>
      <text:p text:style-name="P1"><text:s text:c="4"/>previousClaimsFactor: {</text:p>
      <text:p text:style-name="P1"><text:s text:c="6"/>'0': 0.9,</text:p>
      <text:p text:style-name="P1"><text:s text:c="6"/>'1': 1.0,</text:p>
      <text:p text:style-name="P1"><text:s text:c="6"/>'2': 1.1,</text:p>
      <text:p text:style-name="P1"><text:s text:c="6"/>'3': 1.2,</text:p>
      <text:p text:style-name="P1"><text:s text:c="6"/>'4+': 1.4</text:p>
      <text:p text:style-name="P1"><text:s text:c="4"/>},</text:p>
      <text:p text:style-name="P1"><text:s text:c="4"/>regionFactor: {</text:p>
      <text:p text:style-name="P1"><text:s text:c="6"/>'northeast': 1.2,</text:p>
      <text:p text:style-name="P1"><text:s text:c="6"/>'midwest': 1.0,</text:p>
      <text:p text:style-name="P1"><text:s text:c="6"/>'south': 0.95,</text:p>
      <text:p text:style-name="P1"><text:s text:c="6"/>'west': 1.3</text:p>
      <text:p text:style-name="P1"><text:s text:c="4"/>}</text:p>
      <text:p text:style-name="P1"><text:s text:c="2"/>};</text:p>
      <text:p text:style-name="P1"/>
      <text:p text:style-name="P1"><text:s text:c="2"/>// Fetch data from the backend</text:p>
      <text:p text:style-name="P1"><text:s text:c="2"/>useEffect(() =&gt; {</text:p>
      <text:p text:style-name="P1"><text:s text:c="4"/>const fetchData = async () =&gt; {</text:p>
      <text:p text:style-name="P1"><text:s text:c="6"/>try {</text:p>
      <text:p text:style-name="P1"><text:s text:c="8"/>setIsDataLoaded(false);</text:p>
      <text:p text:style-name="P1"><text:s text:c="8"/>setLoadingError(null);</text:p>
      <text:p text:style-name="P1"><text:s text:c="8"/></text:p>
      <text:p text:style-name="P1"><text:s text:c="8"/>console.log('Fetching data from API...');</text:p>
      <text:p text:style-name="P1"><text:s text:c="8"/>const response = await axios.get('http://localhost:3002/api/data');</text:p>
      <text:p text:style-name="P1"><text:s text:c="8"/></text:p>
      <text:p text:style-name="P1"><text:s text:c="8"/>console.log('Data loaded:', response.data);</text:p>
      <text:p text:style-name="P1"><text:s text:c="8"/></text:p>
      <text:p text:style-name="P1"><text:s text:c="8"/>// Check if the metrics are all zeros or show only 5 patients</text:p>
      <text:p text:style-name="P1"><text:soft-page-break/><text:s text:c="8"/>const metrics = response.data.metrics || {};</text:p>
      <text:p text:style-name="P1"><text:s text:c="8"/>if (metrics.totalExpenses === 0 || metrics.avgClaimCost === 0 || metrics.totalPatients &lt;= 5) {</text:p>
      <text:p text:style-name="P1"><text:s text:c="10"/>console.log('Using fallback data since metrics appear to be invalid');</text:p>
      <text:p text:style-name="P1"><text:s text:c="10"/>// Merge server data with fallback data</text:p>
      <text:p text:style-name="P1"><text:s text:c="10"/>const mergedData = {</text:p>
      <text:p text:style-name="P1"><text:s text:c="12"/>...response.data,</text:p>
      <text:p text:style-name="P1"><text:s text:c="12"/>metrics: fallbackData.metrics,</text:p>
      <text:p text:style-name="P1"><text:s text:c="12"/>dashboardData: {</text:p>
      <text:p text:style-name="P1"><text:s text:c="14"/>...response.data.dashboardData,</text:p>
      <text:p text:style-name="P1"><text:s text:c="14"/>proceduresData: fallbackData.dashboardData.proceduresData,</text:p>
      <text:p text:style-name="P1"><text:s text:c="14"/>payerCoverageData: fallbackData.dashboardData.payerCoverageData,</text:p>
      <text:p text:style-name="P1"><text:s text:c="14"/>payerAnalysisData: fallbackData.dashboardData.payerAnalysisData,</text:p>
      <text:p text:style-name="P1"><text:s text:c="14"/>costDriversData: fallbackData.dashboardData.costDriversData,</text:p>
      <text:p text:style-name="P1"><text:s text:c="14"/>costByLocationData: fallbackData.dashboardData.costByLocationData,</text:p>
      <text:p text:style-name="P1"><text:s text:c="14"/>costTrendByMonthData: fallbackData.dashboardData.costTrendByMonthData,</text:p>
      <text:p text:style-name="P1"><text:s text:c="14"/>conditionCostData: fallbackData.dashboardData.conditionCostData</text:p>
      <text:p text:style-name="P1"><text:s text:c="12"/>}</text:p>
      <text:p text:style-name="P1"><text:s text:c="10"/>};</text:p>
      <text:p text:style-name="P1"><text:s text:c="10"/></text:p>
      <text:p text:style-name="P1"><text:s text:c="10"/>setHealthcareData(mergedData);</text:p>
      <text:p text:style-name="P1"><text:s text:c="8"/>} else {</text:p>
      <text:p text:style-name="P1"><text:s text:c="10"/>// Add additional fallback data for new charts if not provided by API</text:p>
      <text:p text:style-name="P1"><text:s text:c="10"/>const enhancedData = {</text:p>
      <text:p text:style-name="P1"><text:s text:c="12"/>...response.data,</text:p>
      <text:p text:style-name="P1"><text:s text:c="12"/>dashboardData: {</text:p>
      <text:p text:style-name="P1"><text:s text:c="14"/>...response.data.dashboardData,</text:p>
      <text:p text:style-name="P1"><text:s text:c="14"/>costByLocationData: fallbackData.dashboardData.costByLocationData,</text:p>
      <text:p text:style-name="P1"><text:s text:c="14"/>costTrendByMonthData: fallbackData.dashboardData.costTrendByMonthData,</text:p>
      <text:p text:style-name="P1"><text:s text:c="14"/>conditionCostData: fallbackData.dashboardData.conditionCostData</text:p>
      <text:p text:style-name="P1"><text:s text:c="12"/>}</text:p>
      <text:p text:style-name="P1"><text:s text:c="10"/>};</text:p>
      <text:p text:style-name="P1"><text:s text:c="10"/>setHealthcareData(enhancedData);</text:p>
      <text:p text:style-name="P1"><text:s text:c="8"/>}</text:p>
      <text:p text:style-name="P1"><text:s text:c="8"/></text:p>
      <text:p text:style-name="P1"><text:s text:c="8"/>setIsDataLoaded(true);</text:p>
      <text:p text:style-name="P1"><text:s text:c="6"/>} catch (error) {</text:p>
      <text:p text:style-name="P1"><text:s text:c="8"/>console.error('Error fetching data:', error);</text:p>
      <text:p text:style-name="P1"><text:s text:c="8"/>setLoadingError(`Failed to load data: ${error.message}`);</text:p>
      <text:p text:style-name="P1"><text:s text:c="8"/>setIsDataLoaded(true); // Still set to true to avoid infinite loading</text:p>
      <text:p text:style-name="P1"><text:s text:c="8"/></text:p>
      <text:p text:style-name="P1"><text:s text:c="8"/>// Use fallback data if API fails</text:p>
      <text:p text:style-name="P1"><text:s text:c="8"/>setHealthcareData(fallbackData);</text:p>
      <text:p text:style-name="P1"><text:s text:c="6"/>}</text:p>
      <text:p text:style-name="P1"><text:s text:c="4"/>};</text:p>
      <text:p text:style-name="P1"/>
      <text:p text:style-name="P1"><text:s text:c="4"/>fetchData();</text:p>
      <text:p text:style-name="P1"><text:s text:c="2"/>}, [dataRefreshKey]);</text:p>
      <text:p text:style-name="P1"/>
      <text:p text:style-name="P1"><text:s text:c="2"/>// Generate predictions when prediction parameters change</text:p>
      <text:p text:style-name="P1"><text:soft-page-break/><text:s text:c="2"/>useEffect(() =&gt; {</text:p>
      <text:p text:style-name="P1"><text:s text:c="4"/>if (predictionParams) {</text:p>
      <text:p text:style-name="P1"><text:s text:c="6"/>generateCostPrediction();</text:p>
      <text:p text:style-name="P1"><text:s text:c="4"/>}</text:p>
      <text:p text:style-name="P1"><text:s text:c="2"/>}, [predictionParams]);</text:p>
      <text:p text:style-name="P1"/>
      <text:p text:style-name="P1"><text:s text:c="2"/>// Helper function to generate sample claims data for fallback</text:p>
      <text:p text:style-name="P1"><text:s text:c="2"/>function generateSampleClaimsData(count) {</text:p>
      <text:p text:style-name="P1"><text:s text:c="4"/>const procedures = [</text:p>
      <text:p text:style-name="P1"><text:s text:c="6"/>"Annual Checkup", "Blood Test", "X-Ray", "MRI Scan", "CT Scan",</text:p>
      <text:p text:style-name="P1"><text:s text:c="6"/>"Physical Therapy", "Vaccination", "Colonoscopy", "Dermatology Exam"</text:p>
      <text:p text:style-name="P1"><text:s text:c="4"/>];</text:p>
      <text:p text:style-name="P1"><text:s text:c="4"/></text:p>
      <text:p text:style-name="P1"><text:s text:c="4"/>const conditions = [</text:p>
      <text:p text:style-name="P1"><text:s text:c="6"/>"Hypertension", "Diabetes", "Asthma", "Arthritis", "Lower Back Pain",</text:p>
      <text:p text:style-name="P1"><text:s text:c="6"/>"Influenza", "Common Cold", "Allergies", "Preventive Care"</text:p>
      <text:p text:style-name="P1"><text:s text:c="4"/>];</text:p>
      <text:p text:style-name="P1"><text:s text:c="4"/></text:p>
      <text:p text:style-name="P1"><text:s text:c="4"/>const locations = ["hayward", "oakland", "san_francisco", "palo_alto", "san_jose"];</text:p>
      <text:p text:style-name="P1"><text:s text:c="4"/>const genders = ["male", "female"];</text:p>
      <text:p text:style-name="P1"><text:s text:c="4"/>const races = ["white", "black", "asian", "hispanic", "other"];</text:p>
      <text:p text:style-name="P1"><text:s text:c="4"/>const ageGroups = ["0-18", "19-35", "36-50", "51-65", "65+"];</text:p>
      <text:p text:style-name="P1"><text:s text:c="4"/></text:p>
      <text:p text:style-name="P1"><text:s text:c="4"/>const result = [];</text:p>
      <text:p text:style-name="P1"><text:s text:c="4"/></text:p>
      <text:p text:style-name="P1"><text:s text:c="4"/>for (let i = 0; i &lt; count; i++) {</text:p>
      <text:p text:style-name="P1"><text:s text:c="6"/>const baseCost = Math.floor(Math.random() * 5000) + 100;</text:p>
      <text:p text:style-name="P1"><text:s text:c="6"/>const coveragePercent = Math.floor(Math.random() * 30) + 60; // 60-90%</text:p>
      <text:p text:style-name="P1"><text:s text:c="6"/></text:p>
      <text:p text:style-name="P1"><text:s text:c="6"/>result.push({</text:p>
      <text:p text:style-name="P1"><text:s text:c="8"/>date: `2025-0${Math.floor(Math.random() * 3) + 1}-${Math.floor(Math.random() * 28) + 1}`,</text:p>
      <text:p text:style-name="P1"><text:s text:c="8"/>procedure: procedures[Math.floor(Math.random() * procedures.length)],</text:p>
      <text:p text:style-name="P1"><text:s text:c="8"/>patientId: `P${Math.floor(Math.random() * 1000) + 1000}`,</text:p>
      <text:p text:style-name="P1"><text:s text:c="8"/>baseCost: baseCost,</text:p>
      <text:p text:style-name="P1"><text:s text:c="8"/>totalCost: Math.round(baseCost * 1.15 * 100) / 100,</text:p>
      <text:p text:style-name="P1"><text:s text:c="8"/>coveragePercent: coveragePercent,</text:p>
      <text:p text:style-name="P1"><text:s text:c="8"/>ageGroup: ageGroups[Math.floor(Math.random() * ageGroups.length)],</text:p>
      <text:p text:style-name="P1"><text:s text:c="8"/>gender: genders[Math.floor(Math.random() * genders.length)],</text:p>
      <text:p text:style-name="P1"><text:s text:c="8"/>race: races[Math.floor(Math.random() * races.length)],</text:p>
      <text:p text:style-name="P1"><text:s text:c="8"/>condition: conditions[Math.floor(Math.random() * conditions.length)],</text:p>
      <text:p text:style-name="P1"><text:s text:c="8"/>location: locations[Math.floor(Math.random() * locations.length)]</text:p>
      <text:p text:style-name="P1"><text:s text:c="6"/>});</text:p>
      <text:p text:style-name="P1"><text:s text:c="4"/>}</text:p>
      <text:p text:style-name="P1"><text:s text:c="4"/></text:p>
      <text:p text:style-name="P1"><text:s text:c="4"/>return result;</text:p>
      <text:p text:style-name="P1"><text:s text:c="2"/>}</text:p>
      <text:p text:style-name="P1"/>
      <text:p text:style-name="P1"><text:s text:c="2"/>// Filter data based on selectedFilters</text:p>
      <text:p text:style-name="P1"><text:s text:c="2"/>const getFilteredExpensesData = () =&gt; {</text:p>
      <text:p text:style-name="P1"><text:soft-page-break/><text:s text:c="4"/>if (!healthcareData || !healthcareData.dashboardData || !healthcareData.dashboardData.expensesData) {</text:p>
      <text:p text:style-name="P1"><text:s text:c="6"/>return fallbackData.dashboardData.expensesData;</text:p>
      <text:p text:style-name="P1"><text:s text:c="4"/>}</text:p>
      <text:p text:style-name="P1"><text:s text:c="4"/></text:p>
      <text:p text:style-name="P1"><text:s text:c="4"/>const data = healthcareData.dashboardData.expensesData;</text:p>
      <text:p text:style-name="P1"><text:s text:c="4"/></text:p>
      <text:p text:style-name="P1"><text:s text:c="4"/>if (selectedFilters.ageGroup === 'all') {</text:p>
      <text:p text:style-name="P1"><text:s text:c="6"/>return data;</text:p>
      <text:p text:style-name="P1"><text:s text:c="4"/>}</text:p>
      <text:p text:style-name="P1"><text:s text:c="4"/>return data.filter(item =&gt; item.ageGroup === selectedFilters.ageGroup);</text:p>
      <text:p text:style-name="P1"><text:s text:c="2"/>};</text:p>
      <text:p text:style-name="P1"/>
      <text:p text:style-name="P1"><text:s text:c="2"/>// Filter claims data based on selectedFilters</text:p>
      <text:p text:style-name="P1"><text:s text:c="2"/>const getFilteredClaimsData = () =&gt; {</text:p>
      <text:p text:style-name="P1"><text:s text:c="4"/>if (!healthcareData || !healthcareData.dashboardData || !healthcareData.dashboardData.claimsData) {</text:p>
      <text:p text:style-name="P1"><text:s text:c="6"/>return fallbackData.dashboardData.claimsData;</text:p>
      <text:p text:style-name="P1"><text:s text:c="4"/>}</text:p>
      <text:p text:style-name="P1"><text:s text:c="4"/></text:p>
      <text:p text:style-name="P1"><text:s text:c="4"/>let claimsData = healthcareData.dashboardData.claimsData;</text:p>
      <text:p text:style-name="P1"><text:s text:c="4"/></text:p>
      <text:p text:style-name="P1"><text:s text:c="4"/>return claimsData.filter(claim =&gt; {</text:p>
      <text:p text:style-name="P1"><text:s text:c="6"/>// Filter by age group</text:p>
      <text:p text:style-name="P1"><text:s text:c="6"/>if (selectedFilters.ageGroup !== 'all' &amp;&amp; claim.ageGroup &amp;&amp; claim.ageGroup !== selectedFilters.ageGroup) return false;</text:p>
      <text:p text:style-name="P1"><text:s text:c="6"/></text:p>
      <text:p text:style-name="P1"><text:s text:c="6"/>// Filter by gender</text:p>
      <text:p text:style-name="P1"><text:s text:c="6"/>if (selectedFilters.gender !== 'all' &amp;&amp; claim.gender &amp;&amp; claim.gender !== selectedFilters.gender) return false;</text:p>
      <text:p text:style-name="P1"><text:s text:c="6"/></text:p>
      <text:p text:style-name="P1"><text:s text:c="6"/>// Filter by race</text:p>
      <text:p text:style-name="P1"><text:s text:c="6"/>if (selectedFilters.race !== 'all' &amp;&amp; claim.race &amp;&amp; claim.race !== selectedFilters.race) return false;</text:p>
      <text:p text:style-name="P1"><text:s text:c="6"/></text:p>
      <text:p text:style-name="P1"><text:s text:c="6"/>// Filter by condition (substring match)</text:p>
      <text:p text:style-name="P1"><text:s text:c="6"/>if (selectedFilters.condition !== 'all' &amp;&amp; claim.condition &amp;&amp; </text:p>
      <text:p text:style-name="P1"><text:s text:c="10"/>!claim.condition.toLowerCase().includes(selectedFilters.condition.toLowerCase())) return false;</text:p>
      <text:p text:style-name="P1"><text:s text:c="6"/></text:p>
      <text:p text:style-name="P1"><text:s text:c="6"/>// Filter by location</text:p>
      <text:p text:style-name="P1"><text:s text:c="6"/>if (selectedFilters.location !== 'all' &amp;&amp; claim.location &amp;&amp; claim.location !== selectedFilters.location) return false;</text:p>
      <text:p text:style-name="P1"><text:s text:c="6"/></text:p>
      <text:p text:style-name="P1"><text:s text:c="6"/>// Filter by cost range</text:p>
      <text:p text:style-name="P1"><text:s text:c="6"/>if (selectedFilters.costRange !== 'all') {</text:p>
      <text:p text:style-name="P1"><text:s text:c="8"/>const cost = claim.totalCost || 0;</text:p>
      <text:p text:style-name="P1"><text:s text:c="8"/>switch (selectedFilters.costRange) {</text:p>
      <text:p text:style-name="P1"><text:s text:c="10"/>case 'low':</text:p>
      <text:p text:style-name="P1"><text:s text:c="12"/>if (cost &gt; 1000) return false;</text:p>
      <text:p text:style-name="P1"><text:s text:c="12"/>break;</text:p>
      <text:p text:style-name="P1"><text:s text:c="10"/>case 'medium':</text:p>
      <text:p text:style-name="P1"><text:soft-page-break/><text:s text:c="12"/>if (cost &lt; 1000 || cost &gt; 5000) return false;</text:p>
      <text:p text:style-name="P1"><text:s text:c="12"/>break;</text:p>
      <text:p text:style-name="P1"><text:s text:c="10"/>case 'high':</text:p>
      <text:p text:style-name="P1"><text:s text:c="12"/>if (cost &lt; 5000) return false;</text:p>
      <text:p text:style-name="P1"><text:s text:c="12"/>break;</text:p>
      <text:p text:style-name="P1"><text:s text:c="10"/>default:</text:p>
      <text:p text:style-name="P1"><text:s text:c="12"/>break;</text:p>
      <text:p text:style-name="P1"><text:s text:c="8"/>}</text:p>
      <text:p text:style-name="P1"><text:s text:c="6"/>}</text:p>
      <text:p text:style-name="P1"><text:s text:c="6"/></text:p>
      <text:p text:style-name="P1"><text:s text:c="6"/>// All filters passed</text:p>
      <text:p text:style-name="P1"><text:s text:c="6"/>return true;</text:p>
      <text:p text:style-name="P1"><text:s text:c="4"/>});</text:p>
      <text:p text:style-name="P1"><text:s text:c="2"/>};</text:p>
      <text:p text:style-name="P1"><text:s text:c="2"/></text:p>
      <text:p text:style-name="P1"><text:s text:c="2"/>// Filter condition cost data</text:p>
      <text:p text:style-name="P1"><text:s text:c="2"/>const getFilteredConditionCostData = () =&gt; {</text:p>
      <text:p text:style-name="P1"><text:s text:c="4"/>if (!healthcareData || !healthcareData.dashboardData || !healthcareData.dashboardData.conditionCostData) {</text:p>
      <text:p text:style-name="P1"><text:s text:c="6"/>return fallbackData.dashboardData.conditionCostData;</text:p>
      <text:p text:style-name="P1"><text:s text:c="4"/>}</text:p>
      <text:p text:style-name="P1"><text:s text:c="4"/></text:p>
      <text:p text:style-name="P1"><text:s text:c="4"/>const data = healthcareData.dashboardData.conditionCostData;</text:p>
      <text:p text:style-name="P1"><text:s text:c="4"/></text:p>
      <text:p text:style-name="P1"><text:s text:c="4"/>if (selectedFilters.condition === 'all') {</text:p>
      <text:p text:style-name="P1"><text:s text:c="6"/>return data;</text:p>
      <text:p text:style-name="P1"><text:s text:c="4"/>}</text:p>
      <text:p text:style-name="P1"><text:s text:c="4"/></text:p>
      <text:p text:style-name="P1"><text:s text:c="4"/>return data.filter(item =&gt; </text:p>
      <text:p text:style-name="P1"><text:s text:c="6"/>item.condition.toLowerCase().includes(selectedFilters.condition.toLowerCase())</text:p>
      <text:p text:style-name="P1"><text:s text:c="4"/>);</text:p>
      <text:p text:style-name="P1"><text:s text:c="2"/>};</text:p>
      <text:p text:style-name="P1"/>
      <text:p text:style-name="P1"><text:s text:c="2"/>// Generate a cost prediction based on input parameters</text:p>
      <text:p text:style-name="P1"><text:s text:c="2"/>const generateCostPrediction = () =&gt; {</text:p>
      <text:p text:style-name="P1"><text:s text:c="4"/>// Get age group from age</text:p>
      <text:p text:style-name="P1"><text:s text:c="4"/>let ageGroup;</text:p>
      <text:p text:style-name="P1"><text:s text:c="4"/>const age = parseInt(predictionParams.age);</text:p>
      <text:p text:style-name="P1"><text:s text:c="4"/>if (age &lt;= 18) ageGroup = '0-18';</text:p>
      <text:p text:style-name="P1"><text:s text:c="4"/>else if (age &lt;= 35) ageGroup = '19-35';</text:p>
      <text:p text:style-name="P1"><text:s text:c="4"/>else if (age &lt;= 50) ageGroup = '36-50';</text:p>
      <text:p text:style-name="P1"><text:s text:c="4"/>else if (age &lt;= 65) ageGroup = '51-65';</text:p>
      <text:p text:style-name="P1"><text:s text:c="4"/>else ageGroup = '65+';</text:p>
      <text:p text:style-name="P1"><text:s text:c="4"/></text:p>
      <text:p text:style-name="P1"><text:s text:c="4"/>// Calculate predicted cost using the model</text:p>
      <text:p text:style-name="P1"><text:s text:c="4"/>const baseCost = costPredictionModel.baseCost;</text:p>
      <text:p text:style-name="P1"><text:s text:c="4"/>const ageFactor = costPredictionModel.ageFactor[ageGroup] || 1;</text:p>
      <text:p text:style-name="P1"><text:s text:c="4"/>const genderFactor = costPredictionModel.genderFactor[predictionParams.gender] || 1;</text:p>
      <text:p text:style-name="P1"><text:s text:c="4"/>const conditionFactor = costPredictionModel.conditionFactor[predictionParams.condition] || 1.2;</text:p>
      <text:p text:style-name="P1"><text:soft-page-break/><text:s text:c="4"/>const previousClaimsFactor = costPredictionModel.previousClaimsFactor[predictionParams.previousClaims] || 1;</text:p>
      <text:p text:style-name="P1"><text:s text:c="4"/>const regionFactor = costPredictionModel.regionFactor[predictionParams.region] || 1;</text:p>
      <text:p text:style-name="P1"><text:s text:c="4"/></text:p>
      <text:p text:style-name="P1"><text:s text:c="4"/>const predictedCost = baseCost * ageFactor * genderFactor * conditionFactor * previousClaimsFactor * regionFactor;</text:p>
      <text:p text:style-name="P1"><text:s text:c="4"/></text:p>
      <text:p text:style-name="P1"><text:s text:c="4"/>// Generate range (±15% for prediction interval)</text:p>
      <text:p text:style-name="P1"><text:s text:c="4"/>const lowerBound = predictedCost * 0.85;</text:p>
      <text:p text:style-name="P1"><text:s text:c="4"/>const upperBound = predictedCost * 1.15;</text:p>
      <text:p text:style-name="P1"><text:s text:c="4"/></text:p>
      <text:p text:style-name="P1"><text:s text:c="4"/>// Generate some comparable costs</text:p>
      <text:p text:style-name="P1"><text:s text:c="4"/>const averageCostForAge = baseCost * ageFactor;</text:p>
      <text:p text:style-name="P1"><text:s text:c="4"/>const averageCostForCondition = baseCost * conditionFactor;</text:p>
      <text:p text:style-name="P1"><text:s text:c="4"/></text:p>
      <text:p text:style-name="P1"><text:s text:c="4"/>// Generate monthly prediction for a year</text:p>
      <text:p text:style-name="P1"><text:s text:c="4"/>const monthlyPredictions = [];</text:p>
      <text:p text:style-name="P1"><text:s text:c="4"/>let monthlyBase = predictedCost / 12;</text:p>
      <text:p text:style-name="P1"><text:s text:c="4"/></text:p>
      <text:p text:style-name="P1"><text:s text:c="4"/>for (let i = 1; i &lt;= 12; i++) {</text:p>
      <text:p text:style-name="P1"><text:s text:c="6"/>// Add some variability to monthly costs</text:p>
      <text:p text:style-name="P1"><text:s text:c="6"/>const variation = 0.9 + (Math.random() * 0.2); // 0.9 to 1.1</text:p>
      <text:p text:style-name="P1"><text:s text:c="6"/>const monthlyCost = monthlyBase * variation;</text:p>
      <text:p text:style-name="P1"><text:s text:c="6"/></text:p>
      <text:p text:style-name="P1"><text:s text:c="6"/>monthlyPredictions.push({</text:p>
      <text:p text:style-name="P1"><text:s text:c="8"/>month: i,</text:p>
      <text:p text:style-name="P1"><text:s text:c="8"/>cost: monthlyCost,</text:p>
      <text:p text:style-name="P1"><text:s text:c="8"/>cumulativeCost: monthlyBase * i</text:p>
      <text:p text:style-name="P1"><text:s text:c="6"/>});</text:p>
      <text:p text:style-name="P1"><text:s text:c="4"/>}</text:p>
      <text:p text:style-name="P1"><text:s text:c="4"/></text:p>
      <text:p text:style-name="P1"><text:s text:c="4"/>// Set prediction results</text:p>
      <text:p text:style-name="P1"><text:s text:c="4"/>setPredictionResults({</text:p>
      <text:p text:style-name="P1"><text:s text:c="6"/>predictedAnnualCost: predictedCost,</text:p>
      <text:p text:style-name="P1"><text:s text:c="6"/>lowerBound,</text:p>
      <text:p text:style-name="P1"><text:s text:c="6"/>upperBound,</text:p>
      <text:p text:style-name="P1"><text:s text:c="6"/>averageCostForAge,</text:p>
      <text:p text:style-name="P1"><text:s text:c="6"/>averageCostForCondition,</text:p>
      <text:p text:style-name="P1"><text:s text:c="6"/>monthlyPredictions,</text:p>
      <text:p text:style-name="P1"><text:s text:c="6"/>confidenceLevel: '85%',</text:p>
      <text:p text:style-name="P1"><text:s text:c="6"/>riskScore: Math.round((conditionFactor * previousClaimsFactor * 25)),</text:p>
      <text:p text:style-name="P1"><text:s text:c="6"/>lastUpdated: new Date().toISOString()</text:p>
      <text:p text:style-name="P1"><text:s text:c="4"/>});</text:p>
      <text:p text:style-name="P1"><text:s text:c="2"/>};</text:p>
      <text:p text:style-name="P1"/>
      <text:p text:style-name="P1"><text:s text:c="2"/>// Get filtered data</text:p>
      <text:p text:style-name="P1"><text:s text:c="2"/>const filteredExpensesData = getFilteredExpensesData();</text:p>
      <text:p text:style-name="P1"><text:s text:c="2"/>const filteredClaimsData = getFilteredClaimsData();</text:p>
      <text:p text:style-name="P1"><text:s text:c="2"/>const filteredConditionCostData = getFilteredConditionCostData();</text:p>
      <text:p text:style-name="P1"><text:soft-page-break/></text:p>
      <text:p text:style-name="P1"><text:s text:c="2"/>// Colors for charts</text:p>
      <text:p text:style-name="P1"><text:s text:c="2"/>const COLORS = ['#8884d8', '#82ca9d', '#ffc658', '#ff8042', '#a4de6c'];</text:p>
      <text:p text:style-name="P1"><text:s text:c="2"/>const PIE_COLORS = ['#0088FE', '#00C49F', '#FFBB28', '#FF8042'];</text:p>
      <text:p text:style-name="P1"/>
      <text:p text:style-name="P1"><text:s text:c="2"/>const toggleTheme = () =&gt; {</text:p>
      <text:p text:style-name="P1"><text:s text:c="4"/>setTheme(theme === 'light' ? 'dark' : 'light');</text:p>
      <text:p text:style-name="P1"><text:s text:c="2"/>};</text:p>
      <text:p text:style-name="P1"/>
      <text:p text:style-name="P1"><text:s text:c="2"/>const refreshData = () =&gt; {</text:p>
      <text:p text:style-name="P1"><text:s text:c="4"/>// Trigger data refresh</text:p>
      <text:p text:style-name="P1"><text:s text:c="4"/>setDataRefreshKey(prev =&gt; prev + 1);</text:p>
      <text:p text:style-name="P1"><text:s text:c="4"/>setTimeout(() =&gt; {</text:p>
      <text:p text:style-name="P1"><text:s text:c="6"/>alert('Data refreshed successfully!');</text:p>
      <text:p text:style-name="P1"><text:s text:c="4"/>}, 1000);</text:p>
      <text:p text:style-name="P1"><text:s text:c="2"/>};</text:p>
      <text:p text:style-name="P1"/>
      <text:p text:style-name="P1"><text:s text:c="2"/>const applyFilters = () =&gt; {</text:p>
      <text:p text:style-name="P1"><text:s text:c="4"/>console.log('Filters applied:', selectedFilters);</text:p>
      <text:p text:style-name="P1"><text:s text:c="4"/>// The filtering happens automatically when selectedFilters state changes</text:p>
      <text:p text:style-name="P1"><text:s text:c="4"/>alert('Filters applied successfully!');</text:p>
      <text:p text:style-name="P1"><text:s text:c="2"/>};</text:p>
      <text:p text:style-name="P1"/>
      <text:p text:style-name="P1"><text:s text:c="2"/>const resetFilters = () =&gt; {</text:p>
      <text:p text:style-name="P1"><text:s text:c="4"/>setSelectedFilters({</text:p>
      <text:p text:style-name="P1"><text:s text:c="6"/>ageGroup: 'all',</text:p>
      <text:p text:style-name="P1"><text:s text:c="6"/>gender: 'all',</text:p>
      <text:p text:style-name="P1"><text:s text:c="6"/>race: 'all',</text:p>
      <text:p text:style-name="P1"><text:s text:c="6"/>condition: 'all',</text:p>
      <text:p text:style-name="P1"><text:s text:c="6"/>location: 'all',</text:p>
      <text:p text:style-name="P1"><text:s text:c="6"/>dateRange: 'all',</text:p>
      <text:p text:style-name="P1"><text:s text:c="6"/>costRange: 'all'</text:p>
      <text:p text:style-name="P1"><text:s text:c="4"/>});</text:p>
      <text:p text:style-name="P1"><text:s text:c="4"/>alert('Filters reset successfully!');</text:p>
      <text:p text:style-name="P1"><text:s text:c="2"/>};</text:p>
      <text:p text:style-name="P1"/>
      <text:p text:style-name="P1"><text:s text:c="2"/>const handleFilterChange = (filter, value) =&gt; {</text:p>
      <text:p text:style-name="P1"><text:s text:c="4"/>console.log(`Filter changed: ${filter} to ${value}`);</text:p>
      <text:p text:style-name="P1"><text:s text:c="4"/>setSelectedFilters(prev =&gt; ({</text:p>
      <text:p text:style-name="P1"><text:s text:c="6"/>...prev,</text:p>
      <text:p text:style-name="P1"><text:s text:c="6"/>[filter]: value</text:p>
      <text:p text:style-name="P1"><text:s text:c="4"/>}));</text:p>
      <text:p text:style-name="P1"><text:s text:c="2"/>};</text:p>
      <text:p text:style-name="P1"/>
      <text:p text:style-name="P1"><text:s text:c="2"/>// Helper function to get filter label</text:p>
      <text:p text:style-name="P1"><text:s text:c="2"/>const getFilterLabel = (key) =&gt; {</text:p>
      <text:p text:style-name="P1"><text:s text:c="4"/>switch(key) {</text:p>
      <text:p text:style-name="P1"><text:s text:c="6"/>case 'ageGroup': return 'Age';</text:p>
      <text:p text:style-name="P1"><text:s text:c="6"/>case 'gender': return 'Gender';</text:p>
      <text:p text:style-name="P1"><text:soft-page-break/><text:s text:c="6"/>case 'race': return 'Race';</text:p>
      <text:p text:style-name="P1"><text:s text:c="6"/>case 'condition': return 'Condition';</text:p>
      <text:p text:style-name="P1"><text:s text:c="6"/>case 'location': return 'City';</text:p>
      <text:p text:style-name="P1"><text:s text:c="6"/>case 'dateRange': return 'Date Range';</text:p>
      <text:p text:style-name="P1"><text:s text:c="6"/>case 'costRange': return 'Cost Range';</text:p>
      <text:p text:style-name="P1"><text:s text:c="6"/>default: return key;</text:p>
      <text:p text:style-name="P1"><text:s text:c="4"/>}</text:p>
      <text:p text:style-name="P1"><text:s text:c="2"/>};</text:p>
      <text:p text:style-name="P1"/>
      <text:p text:style-name="P1"><text:s text:c="2"/>// Calculate KPI values based on filtered data</text:p>
      <text:p text:style-name="P1"><text:s text:c="2"/>const totalPatients = healthcareData?.metrics?.totalPatients || fallbackData.metrics.totalPatients;</text:p>
      <text:p text:style-name="P1"><text:s text:c="2"/>const avgClaimCost = healthcareData?.metrics?.avgClaimCost || fallbackData.metrics.avgClaimCost;</text:p>
      <text:p text:style-name="P1"><text:s text:c="2"/>const totalExpenses = healthcareData?.metrics?.totalExpenses || fallbackData.metrics.totalExpenses;</text:p>
      <text:p text:style-name="P1"/>
      <text:p text:style-name="P1"><text:s text:c="2"/>// Export data in different formats</text:p>
      <text:p text:style-name="P1"><text:s text:c="2"/>const exportData = () =&gt; {</text:p>
      <text:p text:style-name="P1"><text:s text:c="4"/>// Prepare data for export</text:p>
      <text:p text:style-name="P1"><text:s text:c="4"/>const dataToExport = {</text:p>
      <text:p text:style-name="P1"><text:s text:c="6"/>patientCount: totalPatients,</text:p>
      <text:p text:style-name="P1"><text:s text:c="6"/>averageClaim: avgClaimCost,</text:p>
      <text:p text:style-name="P1"><text:s text:c="6"/>totalExpenses: totalExpenses,</text:p>
      <text:p text:style-name="P1"><text:s text:c="6"/>claims: filteredClaimsData,</text:p>
      <text:p text:style-name="P1"><text:s text:c="6"/>filters: selectedFilters</text:p>
      <text:p text:style-name="P1"><text:s text:c="4"/>};</text:p>
      <text:p text:style-name="P1"><text:s text:c="4"/></text:p>
      <text:p text:style-name="P1"><text:s text:c="4"/>console.log(`Exporting data in ${exportFormat} format:`, dataToExport);</text:p>
      <text:p text:style-name="P1"><text:s text:c="4"/></text:p>
      <text:p text:style-name="P1"><text:s text:c="4"/>switch (exportFormat) {</text:p>
      <text:p text:style-name="P1"><text:s text:c="6"/>case 'json':</text:p>
      <text:p text:style-name="P1"><text:s text:c="8"/>exportAsJson(dataToExport);</text:p>
      <text:p text:style-name="P1"><text:s text:c="8"/>break;</text:p>
      <text:p text:style-name="P1"><text:s text:c="6"/>case 'csv':</text:p>
      <text:p text:style-name="P1"><text:s text:c="8"/>exportAsCsv(dataToExport);</text:p>
      <text:p text:style-name="P1"><text:s text:c="8"/>break;</text:p>
      <text:p text:style-name="P1"><text:s text:c="6"/>case 'excel':</text:p>
      <text:p text:style-name="P1"><text:s text:c="8"/>exportAsExcel(dataToExport);</text:p>
      <text:p text:style-name="P1"><text:s text:c="8"/>break;</text:p>
      <text:p text:style-name="P1"><text:s text:c="6"/>case 'pdf':</text:p>
      <text:p text:style-name="P1"><text:s text:c="8"/>exportAsPdf(dataToExport);</text:p>
      <text:p text:style-name="P1"><text:s text:c="8"/>break;</text:p>
      <text:p text:style-name="P1"><text:s text:c="6"/>default:</text:p>
      <text:p text:style-name="P1"><text:s text:c="8"/>exportAsJson(dataToExport);</text:p>
      <text:p text:style-name="P1"><text:s text:c="4"/>}</text:p>
      <text:p text:style-name="P1"><text:s text:c="4"/></text:p>
      <text:p text:style-name="P1"><text:s text:c="4"/>setTimeout(() =&gt; {</text:p>
      <text:p text:style-name="P1"><text:s text:c="6"/>alert(`Data exported successfully as ${exportFormat.toUpperCase()} file!`);</text:p>
      <text:p text:style-name="P1"><text:s text:c="6"/>setShowExport(false);</text:p>
      <text:p text:style-name="P1"><text:s text:c="4"/>}, 500);</text:p>
      <text:p text:style-name="P1"><text:s text:c="2"/>};</text:p>
      <text:p text:style-name="P1"><text:soft-page-break/><text:s text:c="2"/></text:p>
      <text:p text:style-name="P1"><text:s text:c="2"/>// Export as JSON</text:p>
      <text:p text:style-name="P1"><text:s text:c="2"/>const exportAsJson = (data) =&gt; {</text:p>
      <text:p text:style-name="P1"><text:s text:c="4"/>const jsonString = JSON.stringify(data, null, 2);</text:p>
      <text:p text:style-name="P1"><text:s text:c="4"/>const blob = new Blob([jsonString], { type: 'application/json' });</text:p>
      <text:p text:style-name="P1"><text:s text:c="4"/>const url = URL.createObjectURL(blob);</text:p>
      <text:p text:style-name="P1"><text:s text:c="4"/></text:p>
      <text:p text:style-name="P1"><text:s text:c="4"/>downloadFile(url, 'healthcare_dashboard_export.json');</text:p>
      <text:p text:style-name="P1"><text:s text:c="2"/>};</text:p>
      <text:p text:style-name="P1"><text:s text:c="2"/></text:p>
      <text:p text:style-name="P1"><text:s text:c="2"/>// Export as CSV</text:p>
      <text:p text:style-name="P1"><text:s text:c="2"/>const exportAsCsv = (data) =&gt; {</text:p>
      <text:p text:style-name="P1"><text:s text:c="4"/>// Convert claims data to CSV format</text:p>
      <text:p text:style-name="P1"><text:s text:c="4"/>const headers = ['date', 'procedure', 'patientId', 'baseCost', 'totalCost', 'coveragePercent', 'condition', 'location'];</text:p>
      <text:p text:style-name="P1"><text:s text:c="4"/>const csvRows = [headers.join(',')];</text:p>
      <text:p text:style-name="P1"><text:s text:c="4"/></text:p>
      <text:p text:style-name="P1"><text:s text:c="4"/>data.claims.forEach(claim =&gt; {</text:p>
      <text:p text:style-name="P1"><text:s text:c="6"/>const row = headers.map(header =&gt; {</text:p>
      <text:p text:style-name="P1"><text:s text:c="8"/>const val = claim[header];</text:p>
      <text:p text:style-name="P1"><text:s text:c="8"/>// Handle strings with commas by wrapping in quotes</text:p>
      <text:p text:style-name="P1"><text:s text:c="8"/>return typeof val === 'string' &amp;&amp; val.includes(',') </text:p>
      <text:p text:style-name="P1"><text:s text:c="10"/>? `"${val}"`</text:p>
      <text:p text:style-name="P1"><text:s text:c="10"/>: val;</text:p>
      <text:p text:style-name="P1"><text:s text:c="6"/>});</text:p>
      <text:p text:style-name="P1"><text:s text:c="6"/>csvRows.push(row.join(','));</text:p>
      <text:p text:style-name="P1"><text:s text:c="4"/>});</text:p>
      <text:p text:style-name="P1"><text:s text:c="4"/></text:p>
      <text:p text:style-name="P1"><text:s text:c="4"/>const csvString = csvRows.join('\n');</text:p>
      <text:p text:style-name="P1"><text:s text:c="4"/>const blob = new Blob([csvString], { type: 'text/csv;charset=utf-8;' });</text:p>
      <text:p text:style-name="P1"><text:s text:c="4"/>const url = URL.createObjectURL(blob);</text:p>
      <text:p text:style-name="P1"><text:s text:c="4"/></text:p>
      <text:p text:style-name="P1"><text:s text:c="4"/>downloadFile(url, 'healthcare_dashboard_export.csv');</text:p>
      <text:p text:style-name="P1"><text:s text:c="2"/>};</text:p>
      <text:p text:style-name="P1"><text:s text:c="2"/></text:p>
      <text:p text:style-name="P1"><text:s text:c="2"/>// Export as Excel (simplified - in reality would use a library like xlsx)</text:p>
      <text:p text:style-name="P1"><text:s text:c="2"/>const exportAsExcel = (data) =&gt; {</text:p>
      <text:p text:style-name="P1"><text:s text:c="4"/>// For demo purposes, we'll also generate a CSV and just change the extension</text:p>
      <text:p text:style-name="P1"><text:s text:c="4"/>// In a real app, you would use a library like xlsx or exceljs</text:p>
      <text:p text:style-name="P1"><text:s text:c="4"/>const headers = ['date', 'procedure', 'patientId', 'baseCost', 'totalCost', 'coveragePercent', 'condition', 'location'];</text:p>
      <text:p text:style-name="P1"><text:s text:c="4"/>const csvRows = [headers.join(',')];</text:p>
      <text:p text:style-name="P1"><text:s text:c="4"/></text:p>
      <text:p text:style-name="P1"><text:s text:c="4"/>data.claims.forEach(claim =&gt; {</text:p>
      <text:p text:style-name="P1"><text:s text:c="6"/>const row = headers.map(header =&gt; claim[header]);</text:p>
      <text:p text:style-name="P1"><text:s text:c="6"/>csvRows.push(row.join(','));</text:p>
      <text:p text:style-name="P1"><text:s text:c="4"/>});</text:p>
      <text:p text:style-name="P1"><text:s text:c="4"/></text:p>
      <text:p text:style-name="P1"><text:s text:c="4"/>const csvString = csvRows.join('\n');</text:p>
      <text:p text:style-name="P1"><text:soft-page-break/><text:s text:c="4"/>const blob = new Blob([csvString], { type: 'application/vnd.ms-excel' });</text:p>
      <text:p text:style-name="P1"><text:s text:c="4"/>const url = URL.createObjectURL(blob);</text:p>
      <text:p text:style-name="P1"><text:s text:c="4"/></text:p>
      <text:p text:style-name="P1"><text:s text:c="4"/>downloadFile(url, 'healthcare_dashboard_export.xlsx');</text:p>
      <text:p text:style-name="P1"><text:s text:c="2"/>};</text:p>
      <text:p text:style-name="P1"><text:s text:c="2"/></text:p>
      <text:p text:style-name="P1"><text:s text:c="2"/>// Export as PDF (simplified - in reality would use a library like jsPDF)</text:p>
      <text:p text:style-name="P1"><text:s text:c="2"/>const exportAsPdf = (data) =&gt; {</text:p>
      <text:p text:style-name="P1"><text:s text:c="4"/>// For demo purposes, we'll create a simple HTML representation</text:p>
      <text:p text:style-name="P1"><text:s text:c="4"/>// In a real app, you would use a library like jsPDF or html2pdf</text:p>
      <text:p text:style-name="P1"><text:s text:c="4"/>const html = `</text:p>
      <text:p text:style-name="P1"><text:s text:c="6"/>&lt;html&gt;</text:p>
      <text:p text:style-name="P1"><text:s text:c="8"/>&lt;head&gt;</text:p>
      <text:p text:style-name="P1"><text:s text:c="10"/>&lt;title&gt;Healthcare Dashboard Export&lt;/title&gt;</text:p>
      <text:p text:style-name="P1"><text:s text:c="10"/>&lt;style&gt;</text:p>
      <text:p text:style-name="P1"><text:s text:c="12"/>body { font-family: Arial, sans-serif; }</text:p>
      <text:p text:style-name="P1"><text:s text:c="12"/>table { border-collapse: collapse; width: 100%; }</text:p>
      <text:p text:style-name="P1"><text:s text:c="12"/>th, td { border: 1px solid #ddd; padding: 8px; }</text:p>
      <text:p text:style-name="P1"><text:s text:c="12"/>th { background-color: #f2f2f2; }</text:p>
      <text:p text:style-name="P1"><text:s text:c="10"/>&lt;/style&gt;</text:p>
      <text:p text:style-name="P1"><text:s text:c="8"/>&lt;/head&gt;</text:p>
      <text:p text:style-name="P1"><text:s text:c="8"/>&lt;body&gt;</text:p>
      <text:p text:style-name="P1"><text:s text:c="10"/>&lt;h1&gt;Healthcare Dashboard Export&lt;/h1&gt;</text:p>
      <text:p text:style-name="P1"><text:s text:c="10"/>&lt;h2&gt;Summary&lt;/h2&gt;</text:p>
      <text:p text:style-name="P1"><text:s text:c="10"/>&lt;p&gt;Total Patients: ${data.patientCount}&lt;/p&gt;</text:p>
      <text:p text:style-name="P1"><text:s text:c="10"/>&lt;p&gt;Average Claim Cost: $${data.averageClaim.toFixed(2)}&lt;/p&gt;</text:p>
      <text:p text:style-name="P1"><text:s text:c="10"/>&lt;p&gt;Total Expenses: $${data.totalExpenses.toFixed(2)}&lt;/p&gt;</text:p>
      <text:p text:style-name="P1"><text:s text:c="10"/>&lt;h2&gt;Claims Data&lt;/h2&gt;</text:p>
      <text:p text:style-name="P1"><text:s text:c="10"/>&lt;table&gt;</text:p>
      <text:p text:style-name="P1"><text:s text:c="12"/>&lt;tr&gt;</text:p>
      <text:p text:style-name="P1"><text:s text:c="14"/>&lt;th&gt;Date&lt;/th&gt;</text:p>
      <text:p text:style-name="P1"><text:s text:c="14"/>&lt;th&gt;Procedure&lt;/th&gt;</text:p>
      <text:p text:style-name="P1"><text:s text:c="14"/>&lt;th&gt;Patient ID&lt;/th&gt;</text:p>
      <text:p text:style-name="P1"><text:s text:c="14"/>&lt;th&gt;Total Cost&lt;/th&gt;</text:p>
      <text:p text:style-name="P1"><text:s text:c="14"/>&lt;th&gt;Coverage %&lt;/th&gt;</text:p>
      <text:p text:style-name="P1"><text:s text:c="12"/>&lt;/tr&gt;</text:p>
      <text:p text:style-name="P1"><text:s text:c="12"/>${data.claims.slice(0, 20).map(claim =&gt; `</text:p>
      <text:p text:style-name="P1"><text:s text:c="14"/>&lt;tr&gt;</text:p>
      <text:p text:style-name="P1"><text:s text:c="16"/>&lt;td&gt;${claim.date}&lt;/td&gt;</text:p>
      <text:p text:style-name="P1"><text:s text:c="16"/>&lt;td&gt;${claim.procedure}&lt;/td&gt;</text:p>
      <text:p text:style-name="P1"><text:s text:c="16"/>&lt;td&gt;${claim.patientId}&lt;/td&gt;</text:p>
      <text:p text:style-name="P1"><text:s text:c="16"/>&lt;td&gt;$${claim.totalCost.toFixed(2)}&lt;/td&gt;</text:p>
      <text:p text:style-name="P1"><text:s text:c="16"/>&lt;td&gt;${claim.coveragePercent}%&lt;/td&gt;</text:p>
      <text:p text:style-name="P1"><text:s text:c="14"/>&lt;/tr&gt;</text:p>
      <text:p text:style-name="P1"><text:s text:c="12"/>`).join('')}</text:p>
      <text:p text:style-name="P1"><text:s text:c="10"/>&lt;/table&gt;</text:p>
      <text:p text:style-name="P1"><text:s text:c="8"/>&lt;/body&gt;</text:p>
      <text:p text:style-name="P1"><text:s text:c="6"/>&lt;/html&gt;</text:p>
      <text:p text:style-name="P1"><text:s text:c="4"/>`;</text:p>
      <text:p text:style-name="P1"><text:soft-page-break/><text:s text:c="4"/></text:p>
      <text:p text:style-name="P1"><text:s text:c="4"/>const blob = new Blob([html], { type: 'text/html' });</text:p>
      <text:p text:style-name="P1"><text:s text:c="4"/>const url = URL.createObjectURL(blob);</text:p>
      <text:p text:style-name="P1"><text:s text:c="4"/></text:p>
      <text:p text:style-name="P1"><text:s text:c="4"/>downloadFile(url, 'healthcare_dashboard_export.pdf');</text:p>
      <text:p text:style-name="P1"><text:s text:c="2"/>};</text:p>
      <text:p text:style-name="P1"><text:s text:c="2"/></text:p>
      <text:p text:style-name="P1"><text:s text:c="2"/>// Helper for file downloads</text:p>
      <text:p text:style-name="P1"><text:s text:c="2"/>const downloadFile = (url, filename) =&gt; {</text:p>
      <text:p text:style-name="P1"><text:s text:c="4"/>const a = document.createElement('a');</text:p>
      <text:p text:style-name="P1"><text:s text:c="4"/>a.href = url;</text:p>
      <text:p text:style-name="P1"><text:s text:c="4"/>a.download = filename;</text:p>
      <text:p text:style-name="P1"><text:s text:c="4"/>document.body.appendChild(a);</text:p>
      <text:p text:style-name="P1"><text:s text:c="4"/>a.click();</text:p>
      <text:p text:style-name="P1"><text:s text:c="4"/>document.body.removeChild(a);</text:p>
      <text:p text:style-name="P1"><text:s text:c="2"/>};</text:p>
      <text:p text:style-name="P1"><text:s text:c="2"/></text:p>
      <text:p text:style-name="P1"><text:s text:c="2"/>// Handler for updating user preferences</text:p>
      <text:p text:style-name="P1"><text:s text:c="2"/>const handlePreferenceChange = (preference, value) =&gt; {</text:p>
      <text:p text:style-name="P1"><text:s text:c="4"/>setUserPreferences(prev =&gt; ({</text:p>
      <text:p text:style-name="P1"><text:s text:c="6"/>...prev,</text:p>
      <text:p text:style-name="P1"><text:s text:c="6"/>[preference]: value</text:p>
      <text:p text:style-name="P1"><text:s text:c="4"/>}));</text:p>
      <text:p text:style-name="P1"><text:s text:c="2"/>};</text:p>
      <text:p text:style-name="P1"><text:s text:c="2"/></text:p>
      <text:p text:style-name="P1"><text:s text:c="2"/>// Handler for updating user profile</text:p>
      <text:p text:style-name="P1"><text:s text:c="2"/>const handleProfileChange = (field, value) =&gt; {</text:p>
      <text:p text:style-name="P1"><text:s text:c="4"/>setUserProfile(prev =&gt; ({</text:p>
      <text:p text:style-name="P1"><text:s text:c="6"/>...prev,</text:p>
      <text:p text:style-name="P1"><text:s text:c="6"/>[field]: value</text:p>
      <text:p text:style-name="P1"><text:s text:c="4"/>}));</text:p>
      <text:p text:style-name="P1"><text:s text:c="2"/>};</text:p>
      <text:p text:style-name="P1"><text:s text:c="2"/></text:p>
      <text:p text:style-name="P1"><text:s text:c="2"/>// Mark a notification as read</text:p>
      <text:p text:style-name="P1"><text:s text:c="2"/>const markNotificationAsRead = (id) =&gt; {</text:p>
      <text:p text:style-name="P1"><text:s text:c="4"/>setNotifications(prev =&gt; </text:p>
      <text:p text:style-name="P1"><text:s text:c="6"/>prev.map(notif =&gt; </text:p>
      <text:p text:style-name="P1"><text:s text:c="8"/>notif.id === id ? { ...notif, read: true } : notif</text:p>
      <text:p text:style-name="P1"><text:s text:c="6"/>)</text:p>
      <text:p text:style-name="P1"><text:s text:c="4"/>);</text:p>
      <text:p text:style-name="P1"><text:s text:c="2"/>};</text:p>
      <text:p text:style-name="P1"><text:s text:c="2"/></text:p>
      <text:p text:style-name="P1"><text:s text:c="2"/>// Clear all notifications</text:p>
      <text:p text:style-name="P1"><text:s text:c="2"/>const clearAllNotifications = () =&gt; {</text:p>
      <text:p text:style-name="P1"><text:s text:c="4"/>setNotifications([]);</text:p>
      <text:p text:style-name="P1"><text:s text:c="2"/>};</text:p>
      <text:p text:style-name="P1"><text:s text:c="2"/></text:p>
      <text:p text:style-name="P1"><text:s text:c="2"/>// Handler for prediction parameter changes</text:p>
      <text:p text:style-name="P1"><text:s text:c="2"/>const handlePredictionParamChange = (param, value) =&gt; {</text:p>
      <text:p text:style-name="P1"><text:soft-page-break/><text:s text:c="4"/>setPredictionParams(prev =&gt; ({</text:p>
      <text:p text:style-name="P1"><text:s text:c="6"/>...prev,</text:p>
      <text:p text:style-name="P1"><text:s text:c="6"/>[param]: value</text:p>
      <text:p text:style-name="P1"><text:s text:c="4"/>}));</text:p>
      <text:p text:style-name="P1"><text:s text:c="2"/>};</text:p>
      <text:p text:style-name="P1"/>
      <text:p text:style-name="P1"><text:s text:c="2"/>return (</text:p>
      <text:p text:style-name="P1"><text:s text:c="4"/>&lt;div className={`dashboard-container ${theme}`}&gt;</text:p>
      <text:p text:style-name="P1"><text:s text:c="6"/>{/* Header */}</text:p>
      <text:p text:style-name="P1"><text:s text:c="6"/>&lt;header className="dashboard-header"&gt;</text:p>
      <text:p text:style-name="P1"><text:s text:c="8"/>&lt;div className="title"&gt;</text:p>
      <text:p text:style-name="P1"><text:s text:c="10"/>&lt;h1&gt;&lt;i className="fas fa-hospital"&gt;&lt;/i&gt; Healthcare Cost Prediction Dashboard&lt;/h1&gt;</text:p>
      <text:p text:style-name="P1"><text:s text:c="10"/>&lt;p&gt;Analyze healthcare costs and make informed decisions&lt;/p&gt;</text:p>
      <text:p text:style-name="P1"><text:s text:c="8"/>&lt;/div&gt;</text:p>
      <text:p text:style-name="P1"><text:s text:c="8"/>&lt;div className="user-actions"&gt;</text:p>
      <text:p text:style-name="P1"><text:s text:c="10"/>&lt;button className="btn icon-btn" onClick={toggleTheme}&gt;</text:p>
      <text:p text:style-name="P1"><text:s text:c="12"/>&lt;i className={`fas fa-${theme === 'light' ? 'moon' : 'sun'}`}&gt;&lt;/i&gt;</text:p>
      <text:p text:style-name="P1"><text:s text:c="10"/>&lt;/button&gt;</text:p>
      <text:p text:style-name="P1"><text:s text:c="10"/>&lt;button className="btn icon-btn" onClick={refreshData}&gt;</text:p>
      <text:p text:style-name="P1"><text:s text:c="12"/>&lt;i className="fas fa-sync-alt"&gt;&lt;/i&gt;</text:p>
      <text:p text:style-name="P1"><text:s text:c="10"/>&lt;/button&gt;</text:p>
      <text:p text:style-name="P1"><text:s text:c="10"/>&lt;button className="btn icon-btn" onClick={() =&gt; setShowHelp(true)}&gt;</text:p>
      <text:p text:style-name="P1"><text:s text:c="12"/>&lt;i className="fas fa-question-circle"&gt;&lt;/i&gt;</text:p>
      <text:p text:style-name="P1"><text:s text:c="10"/>&lt;/button&gt;</text:p>
      <text:p text:style-name="P1"><text:s text:c="10"/>&lt;button className="btn primary-btn" onClick={() =&gt; setShowExport(true)}&gt;</text:p>
      <text:p text:style-name="P1"><text:s text:c="12"/>&lt;i className="fas fa-download"&gt;&lt;/i&gt; &lt;span&gt;Export&lt;/span&gt;</text:p>
      <text:p text:style-name="P1"><text:s text:c="10"/>&lt;/button&gt;</text:p>
      <text:p text:style-name="P1"><text:s text:c="8"/>&lt;/div&gt;</text:p>
      <text:p text:style-name="P1"><text:s text:c="6"/>&lt;/header&gt;</text:p>
      <text:p text:style-name="P1"/>
      <text:p text:style-name="P1"><text:s text:c="6"/>{/* Info Bar */}</text:p>
      <text:p text:style-name="P1"><text:s text:c="6"/>&lt;div className="info-bar"&gt;</text:p>
      <text:p text:style-name="P1"><text:s text:c="8"/>&lt;div&gt;Last updated: March 23, 2025 | Data source: Healthcare Claims Database&lt;/div&gt;</text:p>
      <text:p text:style-name="P1"><text:s text:c="8"/>&lt;div&gt;</text:p>
      <text:p text:style-name="P1"><text:s text:c="10"/>{isDataLoaded ? (</text:p>
      <text:p text:style-name="P1"><text:s text:c="12"/>loadingError ? (</text:p>
      <text:p text:style-name="P1"><text:s text:c="14"/>&lt;span style={{ color: '#f44336' }}&gt;&lt;i className="fas fa-exclamation-circle"&gt;&lt;/i&gt; {loadingError}&lt;/span&gt;</text:p>
      <text:p text:style-name="P1"><text:s text:c="12"/>) : (</text:p>
      <text:p text:style-name="P1"><text:s text:c="14"/>&lt;span&gt;&lt;i className="fas fa-check-circle"&gt;&lt;/i&gt; Data loaded successfully&lt;/span&gt;</text:p>
      <text:p text:style-name="P1"><text:s text:c="12"/>)</text:p>
      <text:p text:style-name="P1"><text:s text:c="10"/>) : (</text:p>
      <text:p text:style-name="P1"><text:s text:c="12"/>&lt;span&gt;&lt;i className="fas fa-spinner fa-spin"&gt;&lt;/i&gt; Loading data...&lt;/span&gt;</text:p>
      <text:p text:style-name="P1"><text:s text:c="10"/>)}</text:p>
      <text:p text:style-name="P1"><text:s text:c="8"/>&lt;/div&gt;</text:p>
      <text:p text:style-name="P1"><text:s text:c="6"/>&lt;/div&gt;</text:p>
      <text:p text:style-name="P1"/>
      <text:p text:style-name="P1"><text:s text:c="6"/>{/* Dashboard Grid */}</text:p>
      <text:p text:style-name="P1"><text:s text:c="6"/>&lt;div className="dashboard-grid"&gt;</text:p>
      <text:p text:style-name="P1"><text:soft-page-break/><text:s text:c="8"/>{/* Navigation */}</text:p>
      <text:p text:style-name="P1"><text:s text:c="8"/>&lt;nav className="navigation-bar"&gt;</text:p>
      <text:p text:style-name="P1"><text:s text:c="10"/>&lt;div&gt;</text:p>
      <text:p text:style-name="P1"><text:s text:c="12"/>&lt;div className="nav-section"&gt;</text:p>
      <text:p text:style-name="P1"><text:s text:c="14"/>&lt;h3&gt;&lt;i className="fas fa-compass"&gt;&lt;/i&gt; Navigation&lt;/h3&gt;</text:p>
      <text:p text:style-name="P1"><text:s text:c="14"/>&lt;button </text:p>
      <text:p text:style-name="P1"><text:s text:c="16"/>className={`nav-link ${activeView === 'overview' ? 'active' : ''}`}</text:p>
      <text:p text:style-name="P1"><text:s text:c="16"/>onClick={() =&gt; setActiveView('overview')}</text:p>
      <text:p text:style-name="P1"><text:s text:c="14"/>&gt;</text:p>
      <text:p text:style-name="P1"><text:s text:c="16"/>&lt;i className="fas fa-home"&gt;&lt;/i&gt; Overview</text:p>
      <text:p text:style-name="P1"><text:s text:c="14"/>&lt;/button&gt;</text:p>
      <text:p text:style-name="P1"><text:s text:c="14"/>&lt;button </text:p>
      <text:p text:style-name="P1"><text:s text:c="16"/>className={`nav-link ${activeView === 'costs' ? 'active' : ''}`}</text:p>
      <text:p text:style-name="P1"><text:s text:c="16"/>onClick={() =&gt; setActiveView('costs')}</text:p>
      <text:p text:style-name="P1"><text:s text:c="14"/>&gt;</text:p>
      <text:p text:style-name="P1"><text:s text:c="16"/>&lt;i className="fas fa-dollar-sign"&gt;&lt;/i&gt; Cost Analysis</text:p>
      <text:p text:style-name="P1"><text:s text:c="14"/>&lt;/button&gt;</text:p>
      <text:p text:style-name="P1"><text:s text:c="14"/>&lt;button </text:p>
      <text:p text:style-name="P1"><text:s text:c="16"/>className={`nav-link ${activeView === 'claims' ? 'active' : ''}`}</text:p>
      <text:p text:style-name="P1"><text:s text:c="16"/>onClick={() =&gt; setActiveView('claims')}</text:p>
      <text:p text:style-name="P1"><text:s text:c="14"/>&gt;</text:p>
      <text:p text:style-name="P1"><text:s text:c="16"/>&lt;i className="fas fa-file-medical"&gt;&lt;/i&gt; Claims</text:p>
      <text:p text:style-name="P1"><text:s text:c="14"/>&lt;/button&gt;</text:p>
      <text:p text:style-name="P1"><text:s text:c="14"/>&lt;button </text:p>
      <text:p text:style-name="P1"><text:s text:c="16"/>className={`nav-link ${activeView === 'prediction' ? 'active' : ''}`}</text:p>
      <text:p text:style-name="P1"><text:s text:c="16"/>onClick={() =&gt; setActiveView('prediction')}</text:p>
      <text:p text:style-name="P1"><text:s text:c="14"/>&gt;</text:p>
      <text:p text:style-name="P1"><text:s text:c="16"/>&lt;i className="fas fa-chart-line"&gt;&lt;/i&gt; Prediction</text:p>
      <text:p text:style-name="P1"><text:s text:c="14"/>&lt;/button&gt;</text:p>
      <text:p text:style-name="P1"><text:s text:c="12"/>&lt;/div&gt;</text:p>
      <text:p text:style-name="P1"><text:s text:c="12"/></text:p>
      <text:p text:style-name="P1"><text:s text:c="12"/>&lt;div className="nav-section"&gt;</text:p>
      <text:p text:style-name="P1"><text:s text:c="14"/>&lt;h3&gt;&lt;i className="fas fa-cog"&gt;&lt;/i&gt; Settings&lt;/h3&gt;</text:p>
      <text:p text:style-name="P1"><text:s text:c="14"/>&lt;button </text:p>
      <text:p text:style-name="P1"><text:s text:c="16"/>className={`nav-link ${activeView === 'settings' &amp;&amp; activeSettingsView === 'profile' ? 'active' : ''}`}</text:p>
      <text:p text:style-name="P1"><text:s text:c="16"/>onClick={() =&gt; {</text:p>
      <text:p text:style-name="P1"><text:s text:c="18"/>setActiveView('settings');</text:p>
      <text:p text:style-name="P1"><text:s text:c="18"/>setActiveSettingsView('profile');</text:p>
      <text:p text:style-name="P1"><text:s text:c="16"/>}}</text:p>
      <text:p text:style-name="P1"><text:s text:c="14"/>&gt;</text:p>
      <text:p text:style-name="P1"><text:s text:c="16"/>&lt;i className="fas fa-user-cog"&gt;&lt;/i&gt; User Profile</text:p>
      <text:p text:style-name="P1"><text:s text:c="14"/>&lt;/button&gt;</text:p>
      <text:p text:style-name="P1"><text:s text:c="14"/>&lt;button </text:p>
      <text:p text:style-name="P1"><text:s text:c="16"/>className={`nav-link ${activeView === 'settings' &amp;&amp; activeSettingsView === 'notifications' ? 'active' : ''}`}</text:p>
      <text:p text:style-name="P1"><text:s text:c="16"/>onClick={() =&gt; {</text:p>
      <text:p text:style-name="P1"><text:s text:c="18"/>setActiveView('settings');</text:p>
      <text:p text:style-name="P1"><text:s text:c="18"/>setActiveSettingsView('notifications');</text:p>
      <text:p text:style-name="P1"><text:soft-page-break/><text:s text:c="16"/>}}</text:p>
      <text:p text:style-name="P1"><text:s text:c="14"/>&gt;</text:p>
      <text:p text:style-name="P1"><text:s text:c="16"/>&lt;i className="fas fa-bell"&gt;&lt;/i&gt; Notifications</text:p>
      <text:p text:style-name="P1"><text:s text:c="16"/>{notifications.filter(n =&gt; !n.read).length &gt; 0 &amp;&amp; (</text:p>
      <text:p text:style-name="P1"><text:s text:c="18"/>&lt;span className="badge success" style={{ marginLeft: '5px' }}&gt;</text:p>
      <text:p text:style-name="P1"><text:s text:c="20"/>{notifications.filter(n =&gt; !n.read).length}</text:p>
      <text:p text:style-name="P1"><text:s text:c="18"/>&lt;/span&gt;</text:p>
      <text:p text:style-name="P1"><text:s text:c="16"/>)}</text:p>
      <text:p text:style-name="P1"><text:s text:c="14"/>&lt;/button&gt;</text:p>
      <text:p text:style-name="P1"><text:s text:c="14"/>&lt;button </text:p>
      <text:p text:style-name="P1"><text:s text:c="16"/>className={`nav-link ${activeView === 'settings' &amp;&amp; activeSettingsView === 'preferences' ? 'active' : ''}`}</text:p>
      <text:p text:style-name="P1"><text:s text:c="16"/>onClick={() =&gt; {</text:p>
      <text:p text:style-name="P1"><text:s text:c="18"/>setActiveView('settings');</text:p>
      <text:p text:style-name="P1"><text:s text:c="18"/>setActiveSettingsView('preferences');</text:p>
      <text:p text:style-name="P1"><text:s text:c="16"/>}}</text:p>
      <text:p text:style-name="P1"><text:s text:c="14"/>&gt;</text:p>
      <text:p text:style-name="P1"><text:s text:c="16"/>&lt;i className="fas fa-sliders-h"&gt;&lt;/i&gt; Preferences</text:p>
      <text:p text:style-name="P1"><text:s text:c="14"/>&lt;/button&gt;</text:p>
      <text:p text:style-name="P1"><text:s text:c="12"/>&lt;/div&gt;</text:p>
      <text:p text:style-name="P1"><text:s text:c="10"/>&lt;/div&gt;</text:p>
      <text:p text:style-name="P1"><text:s text:c="10"/></text:p>
      <text:p text:style-name="P1"><text:s text:c="10"/>&lt;div className="nav-footer"&gt;</text:p>
      <text:p text:style-name="P1"><text:s text:c="12"/>&lt;div className="system-status"&gt;</text:p>
      <text:p text:style-name="P1"><text:s text:c="14"/>&lt;div className="status-dot online"&gt;&lt;/div&gt;</text:p>
      <text:p text:style-name="P1"><text:s text:c="14"/>System Online</text:p>
      <text:p text:style-name="P1"><text:s text:c="12"/>&lt;/div&gt;</text:p>
      <text:p text:style-name="P1"><text:s text:c="12"/>&lt;div&gt;</text:p>
      <text:p text:style-name="P1"><text:s text:c="14"/>v1.0.0</text:p>
      <text:p text:style-name="P1"><text:s text:c="12"/>&lt;/div&gt;</text:p>
      <text:p text:style-name="P1"><text:s text:c="10"/>&lt;/div&gt;</text:p>
      <text:p text:style-name="P1"><text:s text:c="8"/>&lt;/nav&gt;</text:p>
      <text:p text:style-name="P1"/>
      <text:p text:style-name="P1"><text:s text:c="8"/>{/* Main Content */}</text:p>
      <text:p text:style-name="P1"><text:s text:c="8"/>&lt;main className="main-content"&gt;</text:p>
      <text:p text:style-name="P1"><text:s text:c="10"/>{activeView === 'overview' &amp;&amp; (</text:p>
      <text:p text:style-name="P1"><text:s text:c="12"/>&lt;&gt;</text:p>
      <text:p text:style-name="P1"><text:s text:c="14"/>{/* KPI Cards */}</text:p>
      <text:p text:style-name="P1"><text:s text:c="14"/>&lt;div className="content-section"&gt;</text:p>
      <text:p text:style-name="P1"><text:s text:c="16"/>&lt;div className="section-header"&gt;</text:p>
      <text:p text:style-name="P1"><text:s text:c="18"/>&lt;h2&gt;&lt;i className="fas fa-chart-pie"&gt;&lt;/i&gt; Key Performance Indicators&lt;/h2&gt;</text:p>
      <text:p text:style-name="P1"><text:s text:c="18"/>&lt;div className="section-badge"&gt;</text:p>
      <text:p text:style-name="P1"><text:s text:c="20"/>&lt;i className="fas fa-calendar-alt"&gt;&lt;/i&gt; Last 30 days</text:p>
      <text:p text:style-name="P1"><text:s text:c="18"/>&lt;/div&gt;</text:p>
      <text:p text:style-name="P1"><text:s text:c="16"/>&lt;/div&gt;</text:p>
      <text:p text:style-name="P1"><text:s text:c="16"/>&lt;div className="kpi-grid"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users"&gt;&lt;/i&gt;</text:p>
      <text:p text:style-name="P1"><text:soft-page-break/><text:s text:c="20"/>&lt;/div&gt;</text:p>
      <text:p text:style-name="P1"><text:s text:c="20"/>&lt;div className="kpi-content"&gt;</text:p>
      <text:p text:style-name="P1"><text:s text:c="22"/>&lt;div className="kpi-title"&gt;Total Patients&lt;/div&gt;</text:p>
      <text:p text:style-name="P1"><text:s text:c="22"/>&lt;div className="kpi-value"&gt;{totalPatients}&lt;/div&gt;</text:p>
      <text:p text:style-name="P1"><text:s text:c="22"/>&lt;div className="kpi-change positive"&gt;</text:p>
      <text:p text:style-name="P1"><text:s text:c="24"/>&lt;i className="fas fa-arrow-up"&gt;&lt;/i&gt; 12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receipt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Average Claim Cost&lt;/div&gt;</text:p>
      <text:p text:style-name="P1"><text:s text:c="22"/>&lt;div className="kpi-value"&gt;${avgClaimCost.toFixed(2)}&lt;/div&gt;</text:p>
      <text:p text:style-name="P1"><text:s text:c="22"/>&lt;div className="kpi-change negative"&gt;</text:p>
      <text:p text:style-name="P1"><text:s text:c="24"/>&lt;i className="fas fa-arrow-down"&gt;&lt;/i&gt; 3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dollar-sign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Total Expenses&lt;/div&gt;</text:p>
      <text:p text:style-name="P1"><text:s text:c="22"/>&lt;div className="kpi-value"&gt;${totalExpenses.toFixed(2)}&lt;/div&gt;</text:p>
      <text:p text:style-name="P1"><text:s text:c="22"/>&lt;div className="kpi-change positive"&gt;</text:p>
      <text:p text:style-name="P1"><text:s text:c="24"/>&lt;i className="fas fa-arrow-up"&gt;&lt;/i&gt; 8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/>
      <text:p text:style-name="P1"><text:s text:c="14"/>{/* Charts */}</text:p>
      <text:p text:style-name="P1"><text:s text:c="14"/>&lt;div className="charts-container"&gt;</text:p>
      <text:p text:style-name="P1"><text:s text:c="16"/>{/* Expenses by Age &amp; Race Chart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chart-bar"&gt;&lt;/i&gt; Healthcare Expenses by Age &amp; Race</text:p>
      <text:p text:style-name="P1"><text:s text:c="20"/>&lt;/div&gt;</text:p>
      <text:p text:style-name="P1"><text:s text:c="20"/>&lt;div className="chart-actions"&gt;</text:p>
      <text:p text:style-name="P1"><text:s text:c="22"/>&lt;button className="btn icon-btn"&gt;</text:p>
      <text:p text:style-name="P1"><text:s text:c="24"/>&lt;i className="fas fa-expand-alt"&gt;&lt;/i&gt;</text:p>
      <text:p text:style-name="P1"><text:s text:c="22"/>&lt;/button&gt;</text:p>
      <text:p text:style-name="P1"><text:s text:c="20"/>&lt;/div&gt;</text:p>
      <text:p text:style-name="P1"><text:soft-page-break/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BarChart</text:p>
      <text:p text:style-name="P1"><text:s text:c="24"/>data={filteredExpensesData}</text:p>
      <text:p text:style-name="P1"><text:s text:c="24"/>margin={{ top: 20, right: 30, left: 20, bottom: 5 }}</text:p>
      <text:p text:style-name="P1"><text:s text:c="22"/>&gt;</text:p>
      <text:p text:style-name="P1"><text:s text:c="24"/>&lt;CartesianGrid strokeDasharray="3 3" /&gt;</text:p>
      <text:p text:style-name="P1"><text:s text:c="24"/>&lt;XAxis dataKey="ageGroup" /&gt;</text:p>
      <text:p text:style-name="P1"><text:s text:c="24"/>&lt;YAxis /&gt;</text:p>
      <text:p text:style-name="P1"><text:s text:c="24"/>&lt;Tooltip formatter={(value) =&gt; `$${value}`} /&gt;</text:p>
      <text:p text:style-name="P1"><text:s text:c="24"/>&lt;Legend /&gt;</text:p>
      <text:p text:style-name="P1"><text:s text:c="24"/>&lt;Bar dataKey="White" fill={COLORS[0]} /&gt;</text:p>
      <text:p text:style-name="P1"><text:s text:c="24"/>&lt;Bar dataKey="Black" fill={COLORS[1]} /&gt;</text:p>
      <text:p text:style-name="P1"><text:s text:c="24"/>&lt;Bar dataKey="Asian" fill={COLORS[2]} /&gt;</text:p>
      <text:p text:style-name="P1"><text:s text:c="24"/>&lt;Bar dataKey="Hispanic" fill={COLORS[3]} /&gt;</text:p>
      <text:p text:style-name="P1"><text:s text:c="24"/>&lt;Bar dataKey="Other" fill={COLORS[4]} /&gt;</text:p>
      <text:p text:style-name="P1"><text:s text:c="22"/>&lt;/BarChart&gt;</text:p>
      <text:p text:style-name="P1"><text:s text:c="20"/>&lt;/ResponsiveContainer&gt;</text:p>
      <text:p text:style-name="P1"><text:s text:c="18"/>&lt;/div&gt;</text:p>
      <text:p text:style-name="P1"><text:s text:c="18"/>&lt;div className="chart-footer"&gt;</text:p>
      <text:p text:style-name="P1"><text:s text:c="20"/>&lt;div className="chart-insight"&gt;</text:p>
      <text:p text:style-name="P1"><text:s text:c="22"/>&lt;i className="fas fa-info-circle"&gt;&lt;/i&gt; Highest expenses observed in the 65+ age group across all demographics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Top Procedures by Cost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procedures"&gt;&lt;/i&gt; Top Procedures by Cost</text:p>
      <text:p text:style-name="P1"><text:s text:c="20"/>&lt;/div&gt;</text:p>
      <text:p text:style-name="P1"><text:s text:c="20"/>&lt;div className="chart-actions"&gt;</text:p>
      <text:p text:style-name="P1"><text:s text:c="22"/>&lt;button className="btn icon-btn"&gt;</text:p>
      <text:p text:style-name="P1"><text:s text:c="24"/>&lt;i className="fas fa-expand-alt"&gt;&lt;/i&gt;</text:p>
      <text:p text:style-name="P1"><text:s text:c="22"/>&lt;/button&gt;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BarChart</text:p>
      <text:p text:style-name="P1"><text:s text:c="24"/>layout="vertical"</text:p>
      <text:p text:style-name="P1"><text:s text:c="24"/>data={healthcareData?.dashboardData?.proceduresData || fallbackData.dashboardData.proceduresData}</text:p>
      <text:p text:style-name="P1"><text:s text:c="24"/>margin={{ top: 20, right: 30, left: 100, bottom: 5 }}</text:p>
      <text:p text:style-name="P1"><text:s text:c="22"/>&gt;</text:p>
      <text:p text:style-name="P1"><text:s text:c="24"/>&lt;CartesianGrid strokeDasharray="3 3" /&gt;</text:p>
      <text:p text:style-name="P1"><text:soft-page-break/><text:s text:c="24"/>&lt;XAxis type="number" /&gt;</text:p>
      <text:p text:style-name="P1"><text:s text:c="24"/>&lt;YAxis dataKey="name" type="category" /&gt;</text:p>
      <text:p text:style-name="P1"><text:s text:c="24"/>&lt;Tooltip formatter={(value) =&gt; `$${value}`} /&gt;</text:p>
      <text:p text:style-name="P1"><text:s text:c="24"/>&lt;Bar dataKey="cost" fill="#4361ee" /&gt;</text:p>
      <text:p text:style-name="P1"><text:s text:c="22"/>&lt;/BarChart&gt;</text:p>
      <text:p text:style-name="P1"><text:s text:c="20"/>&lt;/ResponsiveContainer&gt;</text:p>
      <text:p text:style-name="P1"><text:s text:c="18"/>&lt;/div&gt;</text:p>
      <text:p text:style-name="P1"><text:s text:c="18"/>&lt;div className="chart-footer"&gt;</text:p>
      <text:p text:style-name="P1"><text:s text:c="20"/>&lt;div className="chart-insight"&gt;</text:p>
      <text:p text:style-name="P1"><text:s text:c="22"/>&lt;i className="fas fa-info-circle"&gt;&lt;/i&gt; Specialized procedures account for 65% of total costs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/>
      <text:p text:style-name="P1"><text:s text:c="14"/>{/* More Charts */}</text:p>
      <text:p text:style-name="P1"><text:s text:c="14"/>&lt;div className="charts-container"&gt;</text:p>
      <text:p text:style-name="P1"><text:s text:c="16"/>{/* Cost Trends Over Time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chart-line"&gt;&lt;/i&gt; Cost Trends Over Time</text:p>
      <text:p text:style-name="P1"><text:s text:c="20"/>&lt;/div&gt;</text:p>
      <text:p text:style-name="P1"><text:s text:c="20"/>&lt;div className="chart-actions"&gt;</text:p>
      <text:p text:style-name="P1"><text:s text:c="22"/>&lt;button className="btn icon-btn"&gt;</text:p>
      <text:p text:style-name="P1"><text:s text:c="24"/>&lt;i className="fas fa-expand-alt"&gt;&lt;/i&gt;</text:p>
      <text:p text:style-name="P1"><text:s text:c="22"/>&lt;/button&gt;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LineChart</text:p>
      <text:p text:style-name="P1"><text:s text:c="24"/>data={costTrendsData}</text:p>
      <text:p text:style-name="P1"><text:s text:c="24"/>margin={{ top: 20, right: 30, left: 20, bottom: 5 }}</text:p>
      <text:p text:style-name="P1"><text:s text:c="22"/>&gt;</text:p>
      <text:p text:style-name="P1"><text:s text:c="24"/>&lt;CartesianGrid strokeDasharray="3 3" /&gt;</text:p>
      <text:p text:style-name="P1"><text:s text:c="24"/>&lt;XAxis dataKey="month" /&gt;</text:p>
      <text:p text:style-name="P1"><text:s text:c="24"/>&lt;YAxis /&gt;</text:p>
      <text:p text:style-name="P1"><text:s text:c="24"/>&lt;Tooltip formatter={(value) =&gt; `$${value}`} /&gt;</text:p>
      <text:p text:style-name="P1"><text:s text:c="24"/>&lt;Legend /&gt;</text:p>
      <text:p text:style-name="P1"><text:s text:c="24"/>&lt;Line type="monotone" dataKey="hospitalCosts" stroke="#8884d8" activeDot={{ r: 8 }} /&gt;</text:p>
      <text:p text:style-name="P1"><text:s text:c="24"/>&lt;Line type="monotone" dataKey="primaryCare" stroke="#82ca9d" /&gt;</text:p>
      <text:p text:style-name="P1"><text:s text:c="24"/>&lt;Line type="monotone" dataKey="medications" stroke="#ffc658" /&gt;</text:p>
      <text:p text:style-name="P1"><text:s text:c="22"/>&lt;/LineChart&gt;</text:p>
      <text:p text:style-name="P1"><text:s text:c="20"/>&lt;/ResponsiveContainer&gt;</text:p>
      <text:p text:style-name="P1"><text:s text:c="18"/>&lt;/div&gt;</text:p>
      <text:p text:style-name="P1"><text:s text:c="18"/>&lt;div className="chart-footer"&gt;</text:p>
      <text:p text:style-name="P1"><text:soft-page-break/><text:s text:c="20"/>&lt;div className="chart-insight"&gt;</text:p>
      <text:p text:style-name="P1"><text:s text:c="22"/>&lt;i className="fas fa-info-circle"&gt;&lt;/i&gt; Hospital costs are consistently rising across all months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Payer Coverage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percent"&gt;&lt;/i&gt; Payer Coverage Rates</text:p>
      <text:p text:style-name="P1"><text:s text:c="20"/>&lt;/div&gt;</text:p>
      <text:p text:style-name="P1"><text:s text:c="20"/>&lt;div className="chart-actions"&gt;</text:p>
      <text:p text:style-name="P1"><text:s text:c="22"/>&lt;button className="btn icon-btn"&gt;</text:p>
      <text:p text:style-name="P1"><text:s text:c="24"/>&lt;i className="fas fa-expand-alt"&gt;&lt;/i&gt;</text:p>
      <text:p text:style-name="P1"><text:s text:c="22"/>&lt;/button&gt;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PieChart&gt;</text:p>
      <text:p text:style-name="P1"><text:s text:c="24"/>&lt;Pie</text:p>
      <text:p text:style-name="P1"><text:s text:c="26"/>data={healthcareData?.dashboardData?.payerCoverageData || fallbackData.dashboardData.payerCoverageData}</text:p>
      <text:p text:style-name="P1"><text:s text:c="26"/>cx="50%"</text:p>
      <text:p text:style-name="P1"><text:s text:c="26"/>cy="50%"</text:p>
      <text:p text:style-name="P1"><text:s text:c="26"/>labelLine={false}</text:p>
      <text:p text:style-name="P1"><text:s text:c="26"/>label={({name, value}) =&gt; `${name}: ${value}%`}</text:p>
      <text:p text:style-name="P1"><text:s text:c="26"/>outerRadius={80}</text:p>
      <text:p text:style-name="P1"><text:s text:c="26"/>fill="#8884d8"</text:p>
      <text:p text:style-name="P1"><text:s text:c="26"/>dataKey="value"</text:p>
      <text:p text:style-name="P1"><text:s text:c="24"/>&gt;</text:p>
      <text:p text:style-name="P1"><text:s text:c="26"/>{(healthcareData?.dashboardData?.payerCoverageData || fallbackData.dashboardData.payerCoverageData)</text:p>
      <text:p text:style-name="P1"><text:s text:c="28"/>.map((entry, index) =&gt; (</text:p>
      <text:p text:style-name="P1"><text:s text:c="30"/>&lt;Cell key={`cell-${index}`} fill={PIE_COLORS[index % PIE_COLORS.length]} /&gt;</text:p>
      <text:p text:style-name="P1"><text:s text:c="28"/>))}</text:p>
      <text:p text:style-name="P1"><text:s text:c="24"/>&lt;/Pie&gt;</text:p>
      <text:p text:style-name="P1"><text:s text:c="24"/>&lt;Tooltip formatter={(value) =&gt; `${value}%`} /&gt;</text:p>
      <text:p text:style-name="P1"><text:s text:c="22"/>&lt;/PieChart&gt;</text:p>
      <text:p text:style-name="P1"><text:s text:c="20"/>&lt;/ResponsiveContainer&gt;</text:p>
      <text:p text:style-name="P1"><text:s text:c="18"/>&lt;/div&gt;</text:p>
      <text:p text:style-name="P1"><text:s text:c="18"/>&lt;div className="chart-footer"&gt;</text:p>
      <text:p text:style-name="P1"><text:s text:c="20"/>&lt;div className="chart-insight"&gt;</text:p>
      <text:p text:style-name="P1"><text:s text:c="22"/>&lt;i className="fas fa-info-circle"&gt;&lt;/i&gt; Private insurers provide highest average coverage rates</text:p>
      <text:p text:style-name="P1"><text:s text:c="20"/>&lt;/div&gt;</text:p>
      <text:p text:style-name="P1"><text:soft-page-break/><text:s text:c="18"/>&lt;/div&gt;</text:p>
      <text:p text:style-name="P1"><text:s text:c="16"/>&lt;/div&gt;</text:p>
      <text:p text:style-name="P1"><text:s text:c="14"/>&lt;/div&gt;</text:p>
      <text:p text:style-name="P1"/>
      <text:p text:style-name="P1"><text:s text:c="14"/>{/* Recent Claims Table */}</text:p>
      <text:p text:style-name="P1"><text:s text:c="14"/>&lt;div className="content-section"&gt;</text:p>
      <text:p text:style-name="P1"><text:s text:c="16"/>&lt;div className="section-header"&gt;</text:p>
      <text:p text:style-name="P1"><text:s text:c="18"/>&lt;h2&gt;&lt;i className="fas fa-table"&gt;&lt;/i&gt; Recent Claims&lt;/h2&gt;</text:p>
      <text:p text:style-name="P1"><text:s text:c="18"/>&lt;div className="search-container"&gt;</text:p>
      <text:p text:style-name="P1"><text:s text:c="20"/>&lt;input type="text" className="search-input" placeholder="Search claims..." /&gt;</text:p>
      <text:p text:style-name="P1"><text:s text:c="20"/>&lt;i className="fas fa-search search-icon"&gt;&lt;/i&gt;</text:p>
      <text:p text:style-name="P1"><text:s text:c="18"/>&lt;/div&gt;</text:p>
      <text:p text:style-name="P1"><text:s text:c="16"/>&lt;/div&gt;</text:p>
      <text:p text:style-name="P1"><text:s text:c="16"/>&lt;div style={{ overflowX: 'auto' }}&gt;</text:p>
      <text:p text:style-name="P1"><text:s text:c="18"/>&lt;table className="data-table"&gt;</text:p>
      <text:p text:style-name="P1"><text:s text:c="20"/>&lt;thead&gt;</text:p>
      <text:p text:style-name="P1"><text:s text:c="22"/>&lt;tr&gt;</text:p>
      <text:p text:style-name="P1"><text:s text:c="24"/>&lt;th&gt;Date&lt;/th&gt;</text:p>
      <text:p text:style-name="P1"><text:s text:c="24"/>&lt;th&gt;Procedure&lt;/th&gt;</text:p>
      <text:p text:style-name="P1"><text:s text:c="24"/>&lt;th&gt;Patient ID&lt;/th&gt;</text:p>
      <text:p text:style-name="P1"><text:s text:c="24"/>&lt;th&gt;Base Cost&lt;/th&gt;</text:p>
      <text:p text:style-name="P1"><text:s text:c="24"/>&lt;th&gt;Total Cost&lt;/th&gt;</text:p>
      <text:p text:style-name="P1"><text:s text:c="24"/>&lt;th&gt;Coverage %&lt;/th&gt;</text:p>
      <text:p text:style-name="P1"><text:s text:c="24"/>&lt;th&gt;Status&lt;/th&gt;</text:p>
      <text:p text:style-name="P1"><text:s text:c="22"/>&lt;/tr&gt;</text:p>
      <text:p text:style-name="P1"><text:s text:c="20"/>&lt;/thead&gt;</text:p>
      <text:p text:style-name="P1"><text:s text:c="20"/>&lt;tbody&gt;</text:p>
      <text:p text:style-name="P1"><text:s text:c="22"/>{filteredClaimsData.slice(0, 5).map((claim, index) =&gt; (</text:p>
      <text:p text:style-name="P1"><text:s text:c="24"/>&lt;tr key={index}&gt;</text:p>
      <text:p text:style-name="P1"><text:s text:c="26"/>&lt;td&gt;{claim.date}&lt;/td&gt;</text:p>
      <text:p text:style-name="P1"><text:s text:c="26"/>&lt;td&gt;{claim.procedure}&lt;/td&gt;</text:p>
      <text:p text:style-name="P1"><text:s text:c="26"/>&lt;td&gt;{claim.patientId}&lt;/td&gt;</text:p>
      <text:p text:style-name="P1"><text:s text:c="26"/>&lt;td&gt;${claim.baseCost.toFixed(2)}&lt;/td&gt;</text:p>
      <text:p text:style-name="P1"><text:s text:c="26"/>&lt;td&gt;${claim.totalCost.toFixed(2)}&lt;/td&gt;</text:p>
      <text:p text:style-name="P1"><text:s text:c="26"/>&lt;td&gt;{claim.coveragePercent}%&lt;/td&gt;</text:p>
      <text:p text:style-name="P1"><text:s text:c="26"/>&lt;td&gt;</text:p>
      <text:p text:style-name="P1"><text:s text:c="28"/>&lt;span className={`badge ${claim.coveragePercent &gt; 80 ? 'success' : claim.coveragePercent &gt; 60 ? 'warning' : 'danger'}`}&gt;</text:p>
      <text:p text:style-name="P1"><text:s text:c="30"/>{claim.coveragePercent &gt; 80 ? 'Approved' : claim.coveragePercent &gt; 60 ? 'Pending' : 'Review'}</text:p>
      <text:p text:style-name="P1"><text:s text:c="28"/>&lt;/span&gt;</text:p>
      <text:p text:style-name="P1"><text:s text:c="26"/>&lt;/td&gt;</text:p>
      <text:p text:style-name="P1"><text:s text:c="24"/>&lt;/tr&gt;</text:p>
      <text:p text:style-name="P1"><text:s text:c="22"/>))}</text:p>
      <text:p text:style-name="P1"><text:s text:c="20"/>&lt;/tbody&gt;</text:p>
      <text:p text:style-name="P1"><text:s text:c="18"/>&lt;/table&gt;</text:p>
      <text:p text:style-name="P1"><text:s text:c="16"/>&lt;/div&gt;</text:p>
      <text:p text:style-name="P1"><text:s text:c="14"/>&lt;/div&gt;</text:p>
      <text:p text:style-name="P1"><text:s text:c="12"/>&lt;/&gt;</text:p>
      <text:p text:style-name="P1"><text:soft-page-break/><text:s text:c="10"/>)}</text:p>
      <text:p text:style-name="P1"/>
      <text:p text:style-name="P1"><text:s text:c="10"/>{activeView === 'costs' &amp;&amp; (</text:p>
      <text:p text:style-name="P1"><text:s text:c="12"/>&lt;&gt;</text:p>
      <text:p text:style-name="P1"><text:s text:c="14"/>&lt;div className="content-section"&gt;</text:p>
      <text:p text:style-name="P1"><text:s text:c="16"/>&lt;div className="section-header"&gt;</text:p>
      <text:p text:style-name="P1"><text:s text:c="18"/>&lt;h2&gt;&lt;i className="fas fa-dollar-sign"&gt;&lt;/i&gt; Cost Analysis&lt;/h2&gt;</text:p>
      <text:p text:style-name="P1"><text:s text:c="18"/>&lt;div className="section-badge"&gt;</text:p>
      <text:p text:style-name="P1"><text:s text:c="20"/>&lt;i className="fas fa-filter"&gt;&lt;/i&gt; {Object.values(selectedFilters).filter(v =&gt; v !== 'all').length} filters applied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Cost Analysis KPIs */}</text:p>
      <text:p text:style-name="P1"><text:s text:c="16"/>&lt;div className="kpi-grid"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hand-holding-usd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Average Cost Per Patient&lt;/div&gt;</text:p>
      <text:p text:style-name="P1"><text:s text:c="22"/>&lt;div className="kpi-value"&gt;${(totalExpenses / totalPatients).toFixed(2)}&lt;/div&gt;</text:p>
      <text:p text:style-name="P1"><text:s text:c="22"/>&lt;div className="kpi-change positive"&gt;</text:p>
      <text:p text:style-name="P1"><text:s text:c="24"/>&lt;i className="fas fa-arrow-down"&gt;&lt;/i&gt; 5.2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hospital-user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Cost Per Encounter&lt;/div&gt;</text:p>
      <text:p text:style-name="P1"><text:s text:c="22"/>&lt;div className="kpi-value"&gt;${(avgClaimCost * 1.8).toFixed(2)}&lt;/div&gt;</text:p>
      <text:p text:style-name="P1"><text:s text:c="22"/>&lt;div className="kpi-change negative"&gt;</text:p>
      <text:p text:style-name="P1"><text:s text:c="24"/>&lt;i className="fas fa-arrow-up"&gt;&lt;/i&gt; 2.3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calendar-week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Monthly Trend&lt;/div&gt;</text:p>
      <text:p text:style-name="P1"><text:s text:c="22"/>&lt;div className="kpi-value"&gt;+${(totalExpenses * 0.06).toFixed(2)}&lt;/div&gt;</text:p>
      <text:p text:style-name="P1"><text:s text:c="22"/>&lt;div className="kpi-change negative"&gt;</text:p>
      <text:p text:style-name="P1"><text:s text:c="24"/>&lt;i className="fas fa-arrow-up"&gt;&lt;/i&gt; Growing</text:p>
      <text:p text:style-name="P1"><text:s text:c="22"/>&lt;/div&gt;</text:p>
      <text:p text:style-name="P1"><text:soft-page-break/><text:s text:c="20"/>&lt;/div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</text:p>
      <text:p text:style-name="P1"><text:s text:c="14"/>&lt;div className="charts-container"&gt;</text:p>
      <text:p text:style-name="P1"><text:s text:c="16"/>{/* Cost Drivers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sitemap"&gt;&lt;/i&gt; Cost Drivers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PieChart&gt;</text:p>
      <text:p text:style-name="P1"><text:s text:c="24"/>&lt;Pie</text:p>
      <text:p text:style-name="P1"><text:s text:c="26"/>data={healthcareData?.dashboardData?.costDriversData || fallbackData.dashboardData.costDriversData}</text:p>
      <text:p text:style-name="P1"><text:s text:c="26"/>cx="50%"</text:p>
      <text:p text:style-name="P1"><text:s text:c="26"/>cy="50%"</text:p>
      <text:p text:style-name="P1"><text:s text:c="26"/>labelLine={false}</text:p>
      <text:p text:style-name="P1"><text:s text:c="26"/>label={({category, percentage}) =&gt; `${category}: ${percentage}%`}</text:p>
      <text:p text:style-name="P1"><text:s text:c="26"/>outerRadius={80}</text:p>
      <text:p text:style-name="P1"><text:s text:c="26"/>fill="#8884d8"</text:p>
      <text:p text:style-name="P1"><text:s text:c="26"/>dataKey="percentage"</text:p>
      <text:p text:style-name="P1"><text:s text:c="24"/>&gt;</text:p>
      <text:p text:style-name="P1"><text:s text:c="26"/>{(healthcareData?.dashboardData?.costDriversData || fallbackData.dashboardData.costDriversData)</text:p>
      <text:p text:style-name="P1"><text:s text:c="28"/>.map((entry, index) =&gt; (</text:p>
      <text:p text:style-name="P1"><text:s text:c="30"/>&lt;Cell key={`cell-${index}`} fill={PIE_COLORS[index % PIE_COLORS.length]} /&gt;</text:p>
      <text:p text:style-name="P1"><text:s text:c="28"/>))}</text:p>
      <text:p text:style-name="P1"><text:s text:c="24"/>&lt;/Pie&gt;</text:p>
      <text:p text:style-name="P1"><text:s text:c="24"/>&lt;Tooltip formatter={(value) =&gt; `${value}%`} /&gt;</text:p>
      <text:p text:style-name="P1"><text:s text:c="22"/>&lt;/PieChart&gt;</text:p>
      <text:p text:style-name="P1"><text:s text:c="20"/>&lt;/ResponsiveContainer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Payer Analysis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building"&gt;&lt;/i&gt; Payer Analysis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oft-page-break/><text:s text:c="22"/>&lt;BarChart</text:p>
      <text:p text:style-name="P1"><text:s text:c="24"/>data={healthcareData?.dashboardData?.payerAnalysisData || fallbackData.dashboardData.payerAnalysisData}</text:p>
      <text:p text:style-name="P1"><text:s text:c="24"/>margin={{ top: 20, right: 30, left: 20, bottom: 5 }}</text:p>
      <text:p text:style-name="P1"><text:s text:c="22"/>&gt;</text:p>
      <text:p text:style-name="P1"><text:s text:c="24"/>&lt;CartesianGrid strokeDasharray="3 3" /&gt;</text:p>
      <text:p text:style-name="P1"><text:s text:c="24"/>&lt;XAxis dataKey="name" /&gt;</text:p>
      <text:p text:style-name="P1"><text:s text:c="24"/>&lt;YAxis /&gt;</text:p>
      <text:p text:style-name="P1"><text:s text:c="24"/>&lt;Tooltip formatter={(value) =&gt; `$${value}`} /&gt;</text:p>
      <text:p text:style-name="P1"><text:s text:c="24"/>&lt;Legend /&gt;</text:p>
      <text:p text:style-name="P1"><text:s text:c="24"/>&lt;Bar dataKey="covered" name="Amount Covered" fill="#4361ee" /&gt;</text:p>
      <text:p text:style-name="P1"><text:s text:c="24"/>&lt;Bar dataKey="uncovered" name="Amount Uncovered" fill="#f44336" /&gt;</text:p>
      <text:p text:style-name="P1"><text:s text:c="22"/>&lt;/BarChart&gt;</text:p>
      <text:p text:style-name="P1"><text:s text:c="20"/>&lt;/ResponsiveContainer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</text:p>
      <text:p text:style-name="P1"><text:s text:c="14"/>&lt;div className="charts-container"&gt;</text:p>
      <text:p text:style-name="P1"><text:s text:c="16"/>{/* Cost By Location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map-marker-alt"&gt;&lt;/i&gt; Cost By Location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BarChart</text:p>
      <text:p text:style-name="P1"><text:s text:c="24"/>data={healthcareData?.dashboardData?.costByLocationData || fallbackData.dashboardData.costByLocationData}</text:p>
      <text:p text:style-name="P1"><text:s text:c="24"/>margin={{ top: 20, right: 30, left: 20, bottom: 5 }}</text:p>
      <text:p text:style-name="P1"><text:s text:c="22"/>&gt;</text:p>
      <text:p text:style-name="P1"><text:s text:c="24"/>&lt;CartesianGrid strokeDasharray="3 3" /&gt;</text:p>
      <text:p text:style-name="P1"><text:s text:c="24"/>&lt;XAxis dataKey="location" /&gt;</text:p>
      <text:p text:style-name="P1"><text:s text:c="24"/>&lt;YAxis yAxisId="left" orientation="left" stroke="#8884d8" /&gt;</text:p>
      <text:p text:style-name="P1"><text:s text:c="24"/>&lt;YAxis yAxisId="right" orientation="right" stroke="#82ca9d" /&gt;</text:p>
      <text:p text:style-name="P1"><text:s text:c="24"/>&lt;Tooltip /&gt;</text:p>
      <text:p text:style-name="P1"><text:s text:c="24"/>&lt;Legend /&gt;</text:p>
      <text:p text:style-name="P1"><text:s text:c="24"/>&lt;Bar yAxisId="left" dataKey="avgCost" name="Average Cost ($)" fill="#8884d8" /&gt;</text:p>
      <text:p text:style-name="P1"><text:s text:c="24"/>&lt;Bar yAxisId="right" dataKey="totalClaims" name="Total Claims" fill="#82ca9d" /&gt;</text:p>
      <text:p text:style-name="P1"><text:s text:c="22"/>&lt;/BarChart&gt;</text:p>
      <text:p text:style-name="P1"><text:s text:c="20"/>&lt;/ResponsiveContainer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Cost Trend By Month */}</text:p>
      <text:p text:style-name="P1"><text:s text:c="16"/>&lt;div className="chart-card"&gt;</text:p>
      <text:p text:style-name="P1"><text:s text:c="18"/>&lt;div className="chart-header"&gt;</text:p>
      <text:p text:style-name="P1"><text:soft-page-break/><text:s text:c="20"/>&lt;div className="chart-title"&gt;</text:p>
      <text:p text:style-name="P1"><text:s text:c="22"/>&lt;i className="fas fa-calendar-alt"&gt;&lt;/i&gt; Cost Trend By Month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AreaChart</text:p>
      <text:p text:style-name="P1"><text:s text:c="24"/>data={healthcareData?.dashboardData?.costTrendByMonthData || fallbackData.dashboardData.costTrendByMonthData}</text:p>
      <text:p text:style-name="P1"><text:s text:c="24"/>margin={{ top: 20, right: 30, left: 20, bottom: 5 }}</text:p>
      <text:p text:style-name="P1"><text:s text:c="22"/>&gt;</text:p>
      <text:p text:style-name="P1"><text:s text:c="24"/>&lt;CartesianGrid strokeDasharray="3 3" /&gt;</text:p>
      <text:p text:style-name="P1"><text:s text:c="24"/>&lt;XAxis dataKey="month" /&gt;</text:p>
      <text:p text:style-name="P1"><text:s text:c="24"/>&lt;YAxis /&gt;</text:p>
      <text:p text:style-name="P1"><text:s text:c="24"/>&lt;Tooltip formatter={(value) =&gt; `$${value}`} /&gt;</text:p>
      <text:p text:style-name="P1"><text:s text:c="24"/>&lt;Area type="monotone" dataKey="cost" stroke="#8884d8" fill="#8884d8" fillOpacity={0.3} /&gt;</text:p>
      <text:p text:style-name="P1"><text:s text:c="22"/>&lt;/AreaChart&gt;</text:p>
      <text:p text:style-name="P1"><text:s text:c="20"/>&lt;/ResponsiveContainer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</text:p>
      <text:p text:style-name="P1"><text:s text:c="14"/>{/* Condition Cost Analysis */}</text:p>
      <text:p text:style-name="P1"><text:s text:c="14"/>&lt;div className="content-section"&gt;</text:p>
      <text:p text:style-name="P1"><text:s text:c="16"/>&lt;div className="section-header"&gt;</text:p>
      <text:p text:style-name="P1"><text:s text:c="18"/>&lt;h2&gt;&lt;i className="fas fa-heartbeat"&gt;&lt;/i&gt; Cost by Condition&lt;/h2&gt;</text:p>
      <text:p text:style-name="P1"><text:s text:c="16"/>&lt;/div&gt;</text:p>
      <text:p text:style-name="P1"><text:s text:c="16"/>&lt;div style={{ overflowX: 'auto', padding: '1.5rem' }}&gt;</text:p>
      <text:p text:style-name="P1"><text:s text:c="18"/>&lt;table className="data-table"&gt;</text:p>
      <text:p text:style-name="P1"><text:s text:c="20"/>&lt;thead&gt;</text:p>
      <text:p text:style-name="P1"><text:s text:c="22"/>&lt;tr&gt;</text:p>
      <text:p text:style-name="P1"><text:s text:c="24"/>&lt;th&gt;Condition&lt;/th&gt;</text:p>
      <text:p text:style-name="P1"><text:s text:c="24"/>&lt;th&gt;Average Cost&lt;/th&gt;</text:p>
      <text:p text:style-name="P1"><text:s text:c="24"/>&lt;th&gt;Patient Count&lt;/th&gt;</text:p>
      <text:p text:style-name="P1"><text:s text:c="24"/>&lt;th&gt;Total Cost&lt;/th&gt;</text:p>
      <text:p text:style-name="P1"><text:s text:c="24"/>&lt;th&gt;% of Budget&lt;/th&gt;</text:p>
      <text:p text:style-name="P1"><text:s text:c="24"/>&lt;th&gt;Trend&lt;/th&gt;</text:p>
      <text:p text:style-name="P1"><text:s text:c="22"/>&lt;/tr&gt;</text:p>
      <text:p text:style-name="P1"><text:s text:c="20"/>&lt;/thead&gt;</text:p>
      <text:p text:style-name="P1"><text:s text:c="20"/>&lt;tbody&gt;</text:p>
      <text:p text:style-name="P1"><text:s text:c="22"/>{filteredConditionCostData.map((condition, index) =&gt; {</text:p>
      <text:p text:style-name="P1"><text:s text:c="24"/>const totalCost = condition.averageCost * condition.patientCount;</text:p>
      <text:p text:style-name="P1"><text:s text:c="24"/>const percentOfBudget = (totalCost / totalExpenses * 100).toFixed(1);</text:p>
      <text:p text:style-name="P1"><text:s text:c="24"/>return (</text:p>
      <text:p text:style-name="P1"><text:s text:c="26"/>&lt;tr key={index}&gt;</text:p>
      <text:p text:style-name="P1"><text:s text:c="28"/>&lt;td&gt;{condition.condition}&lt;/td&gt;</text:p>
      <text:p text:style-name="P1"><text:s text:c="28"/>&lt;td&gt;${condition.averageCost.toFixed(2)}&lt;/td&gt;</text:p>
      <text:p text:style-name="P1"><text:s text:c="28"/>&lt;td&gt;{condition.patientCount}&lt;/td&gt;</text:p>
      <text:p text:style-name="P1"><text:soft-page-break/><text:s text:c="28"/>&lt;td&gt;${totalCost.toFixed(2)}&lt;/td&gt;</text:p>
      <text:p text:style-name="P1"><text:s text:c="28"/>&lt;td&gt;{percentOfBudget}%&lt;/td&gt;</text:p>
      <text:p text:style-name="P1"><text:s text:c="28"/>&lt;td&gt;</text:p>
      <text:p text:style-name="P1"><text:s text:c="30"/>&lt;span className={`badge ${index % 3 === 0 ? 'danger' : index % 3 === 1 ? 'warning' : 'success'}`}&gt;</text:p>
      <text:p text:style-name="P1"><text:s text:c="32"/>{index % 3 === 0 ? &lt;&gt;&lt;i className="fas fa-arrow-up"&gt;&lt;/i&gt; Rising&lt;/&gt; : </text:p>
      <text:p text:style-name="P1"><text:s text:c="33"/>index % 3 === 1 ? &lt;&gt;&lt;i className="fas fa-arrows-alt-h"&gt;&lt;/i&gt; Stable&lt;/&gt; : </text:p>
      <text:p text:style-name="P1"><text:s text:c="49"/>&lt;&gt;&lt;i className="fas fa-arrow-down"&gt;&lt;/i&gt; Falling&lt;/&gt;}</text:p>
      <text:p text:style-name="P1"><text:s text:c="30"/>&lt;/span&gt;</text:p>
      <text:p text:style-name="P1"><text:s text:c="28"/>&lt;/td&gt;</text:p>
      <text:p text:style-name="P1"><text:s text:c="26"/>&lt;/tr&gt;</text:p>
      <text:p text:style-name="P1"><text:s text:c="24"/>);</text:p>
      <text:p text:style-name="P1"><text:s text:c="22"/>})}</text:p>
      <text:p text:style-name="P1"><text:s text:c="20"/>&lt;/tbody&gt;</text:p>
      <text:p text:style-name="P1"><text:s text:c="18"/>&lt;/table&gt;</text:p>
      <text:p text:style-name="P1"><text:s text:c="16"/>&lt;/div&gt;</text:p>
      <text:p text:style-name="P1"><text:s text:c="14"/>&lt;/div&gt;</text:p>
      <text:p text:style-name="P1"><text:s text:c="12"/>&lt;/&gt;</text:p>
      <text:p text:style-name="P1"><text:s text:c="10"/>)}</text:p>
      <text:p text:style-name="P1"/>
      <text:p text:style-name="P1"><text:s text:c="10"/>{activeView === 'claims' &amp;&amp; (</text:p>
      <text:p text:style-name="P1"><text:s text:c="12"/>&lt;&gt;</text:p>
      <text:p text:style-name="P1"><text:s text:c="14"/>&lt;div className="content-section"&gt;</text:p>
      <text:p text:style-name="P1"><text:s text:c="16"/>&lt;div className="section-header"&gt;</text:p>
      <text:p text:style-name="P1"><text:s text:c="18"/>&lt;h2&gt;&lt;i className="fas fa-file-medical"&gt;&lt;/i&gt; Claims Data&lt;/h2&gt;</text:p>
      <text:p text:style-name="P1"><text:s text:c="18"/>&lt;div className="search-container"&gt;</text:p>
      <text:p text:style-name="P1"><text:s text:c="20"/>&lt;input type="text" className="search-input" placeholder="Search claims..." /&gt;</text:p>
      <text:p text:style-name="P1"><text:s text:c="20"/>&lt;i className="fas fa-search search-icon"&gt;&lt;/i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Claims KPIs */}</text:p>
      <text:p text:style-name="P1"><text:s text:c="16"/>&lt;div className="kpi-grid"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file-invoice-dollar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Total Claims&lt;/div&gt;</text:p>
      <text:p text:style-name="P1"><text:s text:c="22"/>&lt;div className="kpi-value"&gt;{filteredClaimsData.length}&lt;/div&gt;</text:p>
      <text:p text:style-name="P1"><text:s text:c="22"/>&lt;div className="kpi-change positive"&gt;</text:p>
      <text:p text:style-name="P1"><text:s text:c="24"/>&lt;i className="fas fa-arrow-up"&gt;&lt;/i&gt; 8.5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check-circle"&gt;&lt;/i&gt;</text:p>
      <text:p text:style-name="P1"><text:s text:c="20"/>&lt;/div&gt;</text:p>
      <text:p text:style-name="P1"><text:soft-page-break/><text:s text:c="20"/>&lt;div className="kpi-content"&gt;</text:p>
      <text:p text:style-name="P1"><text:s text:c="22"/>&lt;div className="kpi-title"&gt;Approval Rate&lt;/div&gt;</text:p>
      <text:p text:style-name="P1"><text:s text:c="22"/>&lt;div className="kpi-value"&gt;</text:p>
      <text:p text:style-name="P1"><text:s text:c="24"/>{((filteredClaimsData.filter(c =&gt; c.coveragePercent &gt; 80).length / filteredClaimsData.length) * 100).toFixed(1)}%</text:p>
      <text:p text:style-name="P1"><text:s text:c="22"/>&lt;/div&gt;</text:p>
      <text:p text:style-name="P1"><text:s text:c="22"/>&lt;div className="kpi-change positive"&gt;</text:p>
      <text:p text:style-name="P1"><text:s text:c="24"/>&lt;i className="fas fa-arrow-up"&gt;&lt;/i&gt; 2.1%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8"/>&lt;div className="kpi-card"&gt;</text:p>
      <text:p text:style-name="P1"><text:s text:c="20"/>&lt;div className="kpi-icon"&gt;</text:p>
      <text:p text:style-name="P1"><text:s text:c="22"/>&lt;i className="fas fa-money-check-alt"&gt;&lt;/i&gt;</text:p>
      <text:p text:style-name="P1"><text:s text:c="20"/>&lt;/div&gt;</text:p>
      <text:p text:style-name="P1"><text:s text:c="20"/>&lt;div className="kpi-content"&gt;</text:p>
      <text:p text:style-name="P1"><text:s text:c="22"/>&lt;div className="kpi-title"&gt;Average Processing Time&lt;/div&gt;</text:p>
      <text:p text:style-name="P1"><text:s text:c="22"/>&lt;div className="kpi-value"&gt;3.2 days&lt;/div&gt;</text:p>
      <text:p text:style-name="P1"><text:s text:c="22"/>&lt;div className="kpi-change positive"&gt;</text:p>
      <text:p text:style-name="P1"><text:s text:c="24"/>&lt;i className="fas fa-arrow-down"&gt;&lt;/i&gt; 0.5 days from last month</text:p>
      <text:p text:style-name="P1"><text:s text:c="22"/>&lt;/div&gt;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</text:p>
      <text:p text:style-name="P1"><text:s text:c="14"/>{/* Claims Visualization */}</text:p>
      <text:p text:style-name="P1"><text:s text:c="14"/>&lt;div className="charts-container"&gt;</text:p>
      <text:p text:style-name="P1"><text:s text:c="16"/>{/* Claims by Age Group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users"&gt;&lt;/i&gt; Claims by Age Group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PieChart&gt;</text:p>
      <text:p text:style-name="P1"><text:s text:c="24"/>&lt;Pie</text:p>
      <text:p text:style-name="P1"><text:s text:c="26"/>data={Object.entries(filteredClaimsData.reduce((acc, claim) =&gt; {</text:p>
      <text:p text:style-name="P1"><text:s text:c="28"/>const ageGroup = claim.ageGroup || 'Unknown';</text:p>
      <text:p text:style-name="P1"><text:s text:c="28"/>acc[ageGroup] = (acc[ageGroup] || 0) + 1;</text:p>
      <text:p text:style-name="P1"><text:s text:c="28"/>return acc;</text:p>
      <text:p text:style-name="P1"><text:s text:c="26"/>}, {})).map(([age, count]) =&gt; ({ name: age, value: count }))}</text:p>
      <text:p text:style-name="P1"><text:s text:c="26"/>cx="50%"</text:p>
      <text:p text:style-name="P1"><text:s text:c="26"/>cy="50%"</text:p>
      <text:p text:style-name="P1"><text:s text:c="26"/>labelLine={false}</text:p>
      <text:p text:style-name="P1"><text:s text:c="26"/>label={({name, value, percent}) =&gt; `${name}: ${(percent * 100).toFixed(0)}%`}</text:p>
      <text:p text:style-name="P1"><text:s text:c="26"/>outerRadius={80}</text:p>
      <text:p text:style-name="P1"><text:soft-page-break/><text:s text:c="26"/>fill="#8884d8"</text:p>
      <text:p text:style-name="P1"><text:s text:c="26"/>dataKey="value"</text:p>
      <text:p text:style-name="P1"><text:s text:c="24"/>&gt;</text:p>
      <text:p text:style-name="P1"><text:s text:c="26"/>{Object.entries(filteredClaimsData.reduce((acc, claim) =&gt; {</text:p>
      <text:p text:style-name="P1"><text:s text:c="28"/>const ageGroup = claim.ageGroup || 'Unknown';</text:p>
      <text:p text:style-name="P1"><text:s text:c="28"/>acc[ageGroup] = (acc[ageGroup] || 0) + 1;</text:p>
      <text:p text:style-name="P1"><text:s text:c="28"/>return acc;</text:p>
      <text:p text:style-name="P1"><text:s text:c="26"/>}, {})).map(([age, count], index) =&gt; (</text:p>
      <text:p text:style-name="P1"><text:s text:c="28"/>&lt;Cell key={`cell-${index}`} fill={PIE_COLORS[index % PIE_COLORS.length]} /&gt;</text:p>
      <text:p text:style-name="P1"><text:s text:c="26"/>))}</text:p>
      <text:p text:style-name="P1"><text:s text:c="24"/>&lt;/Pie&gt;</text:p>
      <text:p text:style-name="P1"><text:s text:c="24"/>&lt;Tooltip /&gt;</text:p>
      <text:p text:style-name="P1"><text:s text:c="22"/>&lt;/PieChart&gt;</text:p>
      <text:p text:style-name="P1"><text:s text:c="20"/>&lt;/ResponsiveContainer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{/* Claims by Condition */}</text:p>
      <text:p text:style-name="P1"><text:s text:c="16"/>&lt;div className="chart-card"&gt;</text:p>
      <text:p text:style-name="P1"><text:s text:c="18"/>&lt;div className="chart-header"&gt;</text:p>
      <text:p text:style-name="P1"><text:s text:c="20"/>&lt;div className="chart-title"&gt;</text:p>
      <text:p text:style-name="P1"><text:s text:c="22"/>&lt;i className="fas fa-stethoscope"&gt;&lt;/i&gt; Top Conditions</text:p>
      <text:p text:style-name="P1"><text:s text:c="20"/>&lt;/div&gt;</text:p>
      <text:p text:style-name="P1"><text:s text:c="18"/>&lt;/div&gt;</text:p>
      <text:p text:style-name="P1"><text:s text:c="18"/>&lt;div className="chart-container" style={{ height: '300px' }}&gt;</text:p>
      <text:p text:style-name="P1"><text:s text:c="20"/>&lt;ResponsiveContainer width="100%" height="100%"&gt;</text:p>
      <text:p text:style-name="P1"><text:s text:c="22"/>&lt;BarChart</text:p>
      <text:p text:style-name="P1"><text:s text:c="24"/>data={Object.entries(filteredClaimsData.reduce((acc, claim) =&gt; {</text:p>
      <text:p text:style-name="P1"><text:s text:c="26"/>const condition = claim.condition || 'Unknown';</text:p>
      <text:p text:style-name="P1"><text:s text:c="26"/>acc[condition] = (acc[condition] || 0) + 1;</text:p>
      <text:p text:style-name="P1"><text:s text:c="26"/>return acc;</text:p>
      <text:p text:style-name="P1"><text:s text:c="24"/>}, {}))</text:p>
      <text:p text:style-name="P1"><text:s text:c="26"/>.map(([condition, count]) =&gt; ({ condition, count }))</text:p>
      <text:p text:style-name="P1"><text:s text:c="26"/>.sort((a, b) =&gt; b.count - a.count)</text:p>
      <text:p text:style-name="P1"><text:s text:c="26"/>.slice(0, 5)}</text:p>
      <text:p text:style-name="P1"><text:s text:c="24"/>margin={{ top: 20, right: 30, left: 20, bottom: 5 }}</text:p>
      <text:p text:style-name="P1"><text:s text:c="22"/>&gt;</text:p>
      <text:p text:style-name="P1"><text:s text:c="24"/>&lt;CartesianGrid strokeDasharray="3 3" /&gt;</text:p>
      <text:p text:style-name="P1"><text:s text:c="24"/>&lt;XAxis dataKey="condition" /&gt;</text:p>
      <text:p text:style-name="P1"><text:s text:c="24"/>&lt;YAxis /&gt;</text:p>
      <text:p text:style-name="P1"><text:s text:c="24"/>&lt;Tooltip /&gt;</text:p>
      <text:p text:style-name="P1"><text:s text:c="24"/>&lt;Bar dataKey="count" name="Number of Claims" fill="#4361ee" /&gt;</text:p>
      <text:p text:style-name="P1"><text:s text:c="22"/>&lt;/BarChart&gt;</text:p>
      <text:p text:style-name="P1"><text:s text:c="20"/>&lt;/ResponsiveContainer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</text:p>
      <text:p text:style-name="P1"><text:s text:c="14"/>{/* Claims Data Table */}</text:p>
      <text:p text:style-name="P1"><text:soft-page-break/><text:s text:c="14"/>&lt;div className="content-section"&gt;</text:p>
      <text:p text:style-name="P1"><text:s text:c="16"/>&lt;div className="section-header"&gt;</text:p>
      <text:p text:style-name="P1"><text:s text:c="18"/>&lt;h2&gt;&lt;i className="fas fa-table"&gt;&lt;/i&gt; Detailed Claims&lt;/h2&gt;</text:p>
      <text:p text:style-name="P1"><text:s text:c="18"/>&lt;div className="section-badge"&gt;</text:p>
      <text:p text:style-name="P1"><text:s text:c="20"/>&lt;i className="fas fa-filter"&gt;&lt;/i&gt; {filteredClaimsData.length} records</text:p>
      <text:p text:style-name="P1"><text:s text:c="18"/>&lt;/div&gt;</text:p>
      <text:p text:style-name="P1"><text:s text:c="16"/>&lt;/div&gt;</text:p>
      <text:p text:style-name="P1"><text:s text:c="16"/>&lt;div style={{ overflowX: 'auto' }}&gt;</text:p>
      <text:p text:style-name="P1"><text:s text:c="18"/>&lt;table className="data-table"&gt;</text:p>
      <text:p text:style-name="P1"><text:s text:c="20"/>&lt;thead&gt;</text:p>
      <text:p text:style-name="P1"><text:s text:c="22"/>&lt;tr&gt;</text:p>
      <text:p text:style-name="P1"><text:s text:c="24"/>&lt;th&gt;Date&lt;/th&gt;</text:p>
      <text:p text:style-name="P1"><text:s text:c="24"/>&lt;th&gt;Procedure&lt;/th&gt;</text:p>
      <text:p text:style-name="P1"><text:s text:c="24"/>&lt;th&gt;Patient ID&lt;/th&gt;</text:p>
      <text:p text:style-name="P1"><text:s text:c="24"/>&lt;th&gt;Condition&lt;/th&gt;</text:p>
      <text:p text:style-name="P1"><text:s text:c="24"/>&lt;th&gt;Age Group&lt;/th&gt;</text:p>
      <text:p text:style-name="P1"><text:s text:c="24"/>&lt;th&gt;Gender&lt;/th&gt;</text:p>
      <text:p text:style-name="P1"><text:s text:c="24"/>&lt;th&gt;Base Cost&lt;/th&gt;</text:p>
      <text:p text:style-name="P1"><text:s text:c="24"/>&lt;th&gt;Total Cost&lt;/th&gt;</text:p>
      <text:p text:style-name="P1"><text:s text:c="24"/>&lt;th&gt;Coverage %&lt;/th&gt;</text:p>
      <text:p text:style-name="P1"><text:s text:c="24"/>&lt;th&gt;Status&lt;/th&gt;</text:p>
      <text:p text:style-name="P1"><text:s text:c="22"/>&lt;/tr&gt;</text:p>
      <text:p text:style-name="P1"><text:s text:c="20"/>&lt;/thead&gt;</text:p>
      <text:p text:style-name="P1"><text:s text:c="20"/>&lt;tbody&gt;</text:p>
      <text:p text:style-name="P1"><text:s text:c="22"/>{filteredClaimsData.slice(0, 20).map((claim, index) =&gt; (</text:p>
      <text:p text:style-name="P1"><text:s text:c="24"/>&lt;tr key={index}&gt;</text:p>
      <text:p text:style-name="P1"><text:s text:c="26"/>&lt;td&gt;{claim.date}&lt;/td&gt;</text:p>
      <text:p text:style-name="P1"><text:s text:c="26"/>&lt;td&gt;{claim.procedure}&lt;/td&gt;</text:p>
      <text:p text:style-name="P1"><text:s text:c="26"/>&lt;td&gt;{claim.patientId}&lt;/td&gt;</text:p>
      <text:p text:style-name="P1"><text:s text:c="26"/>&lt;td&gt;{claim.condition}&lt;/td&gt;</text:p>
      <text:p text:style-name="P1"><text:s text:c="26"/>&lt;td&gt;{claim.ageGroup}&lt;/td&gt;</text:p>
      <text:p text:style-name="P1"><text:s text:c="26"/>&lt;td&gt;{claim.gender}&lt;/td&gt;</text:p>
      <text:p text:style-name="P1"><text:s text:c="26"/>&lt;td&gt;${claim.baseCost.toFixed(2)}&lt;/td&gt;</text:p>
      <text:p text:style-name="P1"><text:s text:c="26"/>&lt;td&gt;${claim.totalCost.toFixed(2)}&lt;/td&gt;</text:p>
      <text:p text:style-name="P1"><text:s text:c="26"/>&lt;td&gt;{claim.coveragePercent}%&lt;/td&gt;</text:p>
      <text:p text:style-name="P1"><text:s text:c="26"/>&lt;td&gt;</text:p>
      <text:p text:style-name="P1"><text:s text:c="28"/>&lt;span className={`badge ${claim.coveragePercent &gt; 80 ? 'success' : claim.coveragePercent &gt; 60 ? 'warning' : 'danger'}`}&gt;</text:p>
      <text:p text:style-name="P1"><text:s text:c="30"/>{claim.coveragePercent &gt; 80 ? 'Approved' : claim.coveragePercent &gt; 60 ? 'Pending' : 'Review'}</text:p>
      <text:p text:style-name="P1"><text:s text:c="28"/>&lt;/span&gt;</text:p>
      <text:p text:style-name="P1"><text:s text:c="26"/>&lt;/td&gt;</text:p>
      <text:p text:style-name="P1"><text:s text:c="24"/>&lt;/tr&gt;</text:p>
      <text:p text:style-name="P1"><text:s text:c="22"/>))}</text:p>
      <text:p text:style-name="P1"><text:s text:c="20"/>&lt;/tbody&gt;</text:p>
      <text:p text:style-name="P1"><text:s text:c="18"/>&lt;/table&gt;</text:p>
      <text:p text:style-name="P1"><text:s text:c="16"/>&lt;/div&gt;</text:p>
      <text:p text:style-name="P1"><text:s text:c="16"/>&lt;div style={{ padding: '1rem', textAlign: 'center' }}&gt;</text:p>
      <text:p text:style-name="P1"><text:s text:c="18"/>&lt;button className="btn secondary-btn"&gt;</text:p>
      <text:p text:style-name="P1"><text:soft-page-break/><text:s text:c="20"/>&lt;i className="fas fa-chevron-down"&gt;&lt;/i&gt; Load More</text:p>
      <text:p text:style-name="P1"><text:s text:c="18"/>&lt;/button&gt;</text:p>
      <text:p text:style-name="P1"><text:s text:c="16"/>&lt;/div&gt;</text:p>
      <text:p text:style-name="P1"><text:s text:c="14"/>&lt;/div&gt;</text:p>
      <text:p text:style-name="P1"><text:s text:c="12"/>&lt;/&gt;</text:p>
      <text:p text:style-name="P1"><text:s text:c="10"/>)}</text:p>
      <text:p text:style-name="P1"/>
      <text:p text:style-name="P1"><text:s text:c="10"/>{activeView === 'prediction' &amp;&amp; (</text:p>
      <text:p text:style-name="P1"><text:s text:c="12"/>&lt;&gt;</text:p>
      <text:p text:style-name="P1"><text:s text:c="14"/>&lt;div className="content-section"&gt;</text:p>
      <text:p text:style-name="P1"><text:s text:c="16"/>&lt;div className="section-header"&gt;</text:p>
      <text:p text:style-name="P1"><text:s text:c="18"/>&lt;h2&gt;&lt;i className="fas fa-chart-line"&gt;&lt;/i&gt; Cost Prediction&lt;/h2&gt;</text:p>
      <text:p text:style-name="P1"><text:s text:c="16"/>&lt;/div&gt;</text:p>
      <text:p text:style-name="P1"><text:s text:c="16"/></text:p>
      <text:p text:style-name="P1"><text:s text:c="16"/>&lt;div style={{ padding: '1.5rem' }}&gt;</text:p>
      <text:p text:style-name="P1"><text:s text:c="18"/>&lt;div style={{ marginBottom: '2rem' }}&gt;</text:p>
      <text:p text:style-name="P1"><text:s text:c="20"/>&lt;h3&gt;&lt;i className="fas fa-cogs"&gt;&lt;/i&gt; Prediction Parameters&lt;/h3&gt;</text:p>
      <text:p text:style-name="P1"><text:s text:c="20"/>&lt;p&gt;Adjust the parameters below to generate a cost prediction.&lt;/p&gt;</text:p>
      <text:p text:style-name="P1"><text:s text:c="20"/></text:p>
      <text:p text:style-name="P1"><text:s text:c="20"/>&lt;div style={{ display: 'grid', gridTemplateColumns: 'repeat(auto-fill, minmax(200px, 1fr))', gap: '1rem', marginTop: '1rem' }}&gt;</text:p>
      <text:p text:style-name="P1"><text:s text:c="22"/>&lt;div className="filter-item"&gt;</text:p>
      <text:p text:style-name="P1"><text:s text:c="24"/>&lt;label htmlFor="predAge"&gt;Age&lt;/label&gt;</text:p>
      <text:p text:style-name="P1"><text:s text:c="24"/>&lt;input </text:p>
      <text:p text:style-name="P1"><text:s text:c="26"/>id="predAge" </text:p>
      <text:p text:style-name="P1"><text:s text:c="26"/>type="number" </text:p>
      <text:p text:style-name="P1"><text:s text:c="26"/>className="styled-select" </text:p>
      <text:p text:style-name="P1"><text:s text:c="26"/>value={predictionParams.age}</text:p>
      <text:p text:style-name="P1"><text:s text:c="26"/>onChange={(e) =&gt; handlePredictionParamChange('age', e.target.value)}</text:p>
      <text:p text:style-name="P1"><text:s text:c="26"/>min="0"</text:p>
      <text:p text:style-name="P1"><text:s text:c="26"/>max="120"</text:p>
      <text:p text:style-name="P1"><text:s text:c="24"/>/&gt;</text:p>
      <text:p text:style-name="P1"><text:s text:c="22"/>&lt;/div&gt;</text:p>
      <text:p text:style-name="P1"><text:s text:c="22"/></text:p>
      <text:p text:style-name="P1"><text:s text:c="22"/>&lt;div className="filter-item"&gt;</text:p>
      <text:p text:style-name="P1"><text:s text:c="24"/>&lt;label htmlFor="predGender"&gt;Gender&lt;/label&gt;</text:p>
      <text:p text:style-name="P1"><text:s text:c="24"/>&lt;select </text:p>
      <text:p text:style-name="P1"><text:s text:c="26"/>id="predGender" </text:p>
      <text:p text:style-name="P1"><text:s text:c="26"/>className="styled-select" </text:p>
      <text:p text:style-name="P1"><text:s text:c="26"/>value={predictionParams.gender}</text:p>
      <text:p text:style-name="P1"><text:s text:c="26"/>onChange={(e) =&gt; handlePredictionParamChange('gender', e.target.value)}</text:p>
      <text:p text:style-name="P1"><text:s text:c="24"/>&gt;</text:p>
      <text:p text:style-name="P1"><text:s text:c="26"/>&lt;option value="male"&gt;Male&lt;/option&gt;</text:p>
      <text:p text:style-name="P1"><text:s text:c="26"/>&lt;option value="female"&gt;Female&lt;/option&gt;</text:p>
      <text:p text:style-name="P1"><text:s text:c="26"/>&lt;option value="other"&gt;Other&lt;/option&gt;</text:p>
      <text:p text:style-name="P1"><text:s text:c="24"/>&lt;/select&gt;</text:p>
      <text:p text:style-name="P1"><text:s text:c="22"/>&lt;/div&gt;</text:p>
      <text:p text:style-name="P1"><text:s text:c="22"/></text:p>
      <text:p text:style-name="P1"><text:s text:c="22"/>&lt;div className="filter-item"&gt;</text:p>
      <text:p text:style-name="P1"><text:soft-page-break/><text:s text:c="24"/>&lt;label htmlFor="predCondition"&gt;Primary Condition&lt;/label&gt;</text:p>
      <text:p text:style-name="P1"><text:s text:c="24"/>&lt;select </text:p>
      <text:p text:style-name="P1"><text:s text:c="26"/>id="predCondition" </text:p>
      <text:p text:style-name="P1"><text:s text:c="26"/>className="styled-select" </text:p>
      <text:p text:style-name="P1"><text:s text:c="26"/>value={predictionParams.condition}</text:p>
      <text:p text:style-name="P1"><text:s text:c="26"/>onChange={(e) =&gt; handlePredictionParamChange('condition', e.target.value)}</text:p>
      <text:p text:style-name="P1"><text:s text:c="24"/>&gt;</text:p>
      <text:p text:style-name="P1"><text:s text:c="26"/>&lt;option value="diabetes"&gt;Diabetes&lt;/option&gt;</text:p>
      <text:p text:style-name="P1"><text:s text:c="26"/>&lt;option value="hypertension"&gt;Hypertension&lt;/option&gt;</text:p>
      <text:p text:style-name="P1"><text:s text:c="26"/>&lt;option value="asthma"&gt;Asthma&lt;/option&gt;</text:p>
      <text:p text:style-name="P1"><text:s text:c="26"/>&lt;option value="heart"&gt;Heart Disease&lt;/option&gt;</text:p>
      <text:p text:style-name="P1"><text:s text:c="26"/>&lt;option value="cancer"&gt;Cancer&lt;/option&gt;</text:p>
      <text:p text:style-name="P1"><text:s text:c="26"/>&lt;option value="arthritis"&gt;Arthritis&lt;/option&gt;</text:p>
      <text:p text:style-name="P1"><text:s text:c="26"/>&lt;option value="depression"&gt;Depression&lt;/option&gt;</text:p>
      <text:p text:style-name="P1"><text:s text:c="26"/>&lt;option value="anxiety"&gt;Anxiety&lt;/option&gt;</text:p>
      <text:p text:style-name="P1"><text:s text:c="26"/>&lt;option value="obesity"&gt;Obesity&lt;/option&gt;</text:p>
      <text:p text:style-name="P1"><text:s text:c="26"/>&lt;option value="copd"&gt;COPD&lt;/option&gt;</text:p>
      <text:p text:style-name="P1"><text:s text:c="24"/>&lt;/select&gt;</text:p>
      <text:p text:style-name="P1"><text:s text:c="22"/>&lt;/div&gt;</text:p>
      <text:p text:style-name="P1"><text:s text:c="22"/></text:p>
      <text:p text:style-name="P1"><text:s text:c="22"/>&lt;div className="filter-item"&gt;</text:p>
      <text:p text:style-name="P1"><text:s text:c="24"/>&lt;label htmlFor="predClaims"&gt;Previous Claims&lt;/label&gt;</text:p>
      <text:p text:style-name="P1"><text:s text:c="24"/>&lt;select </text:p>
      <text:p text:style-name="P1"><text:s text:c="26"/>id="predClaims" </text:p>
      <text:p text:style-name="P1"><text:s text:c="26"/>className="styled-select" </text:p>
      <text:p text:style-name="P1"><text:s text:c="26"/>value={predictionParams.previousClaims}</text:p>
      <text:p text:style-name="P1"><text:s text:c="26"/>onChange={(e) =&gt; handlePredictionParamChange('previousClaims', e.target.value)}</text:p>
      <text:p text:style-name="P1"><text:s text:c="24"/>&gt;</text:p>
      <text:p text:style-name="P1"><text:s text:c="26"/>&lt;option value="0"&gt;0&lt;/option&gt;</text:p>
      <text:p text:style-name="P1"><text:s text:c="26"/>&lt;option value="1"&gt;1&lt;/option&gt;</text:p>
      <text:p text:style-name="P1"><text:s text:c="26"/>&lt;option value="2"&gt;2&lt;/option&gt;</text:p>
      <text:p text:style-name="P1"><text:s text:c="26"/>&lt;option value="3"&gt;3&lt;/option&gt;</text:p>
      <text:p text:style-name="P1"><text:s text:c="26"/>&lt;option value="4+"&gt;4+&lt;/option&gt;</text:p>
      <text:p text:style-name="P1"><text:s text:c="24"/>&lt;/select&gt;</text:p>
      <text:p text:style-name="P1"><text:s text:c="22"/>&lt;/div&gt;</text:p>
      <text:p text:style-name="P1"><text:s text:c="22"/></text:p>
      <text:p text:style-name="P1"><text:s text:c="22"/>&lt;div className="filter-item"&gt;</text:p>
      <text:p text:style-name="P1"><text:s text:c="24"/>&lt;label htmlFor="predRegion"&gt;Region&lt;/label&gt;</text:p>
      <text:p text:style-name="P1"><text:s text:c="24"/>&lt;select </text:p>
      <text:p text:style-name="P1"><text:s text:c="26"/>id="predRegion" </text:p>
      <text:p text:style-name="P1"><text:s text:c="26"/>className="styled-select" </text:p>
      <text:p text:style-name="P1"><text:s text:c="26"/>value={predictionParams.region}</text:p>
      <text:p text:style-name="P1"><text:s text:c="26"/>onChange={(e) =&gt; handlePredictionParamChange('region', e.target.value)}</text:p>
      <text:p text:style-name="P1"><text:s text:c="24"/>&gt;</text:p>
      <text:p text:style-name="P1"><text:s text:c="26"/>&lt;option value="northeast"&gt;Northeast&lt;/option&gt;</text:p>
      <text:p text:style-name="P1"><text:s text:c="26"/>&lt;option value="midwest"&gt;Midwest&lt;/option&gt;</text:p>
      <text:p text:style-name="P1"><text:s text:c="26"/>&lt;option value="south"&gt;South&lt;/option&gt;</text:p>
      <text:p text:style-name="P1"><text:s text:c="26"/>&lt;option value="west"&gt;West&lt;/option&gt;</text:p>
      <text:p text:style-name="P1"><text:s text:c="24"/>&lt;/select&gt;</text:p>
      <text:p text:style-name="P1"><text:soft-page-break/><text:s text:c="22"/>&lt;/div&gt;</text:p>
      <text:p text:style-name="P1"><text:s text:c="20"/>&lt;/div&gt;</text:p>
      <text:p text:style-name="P1"><text:s text:c="20"/></text:p>
      <text:p text:style-name="P1"><text:s text:c="20"/>&lt;div style={{ marginTop: '1.5rem' }}&gt;</text:p>
      <text:p text:style-name="P1"><text:s text:c="22"/>&lt;button className="btn primary-btn" onClick={generateCostPrediction}&gt;</text:p>
      <text:p text:style-name="P1"><text:s text:c="24"/>&lt;i className="fas fa-calculator"&gt;&lt;/i&gt; Generate Prediction</text:p>
      <text:p text:style-name="P1"><text:s text:c="22"/>&lt;/button&gt;</text:p>
      <text:p text:style-name="P1"><text:s text:c="20"/>&lt;/div&gt;</text:p>
      <text:p text:style-name="P1"><text:s text:c="18"/>&lt;/div&gt;</text:p>
      <text:p text:style-name="P1"><text:s text:c="18"/></text:p>
      <text:p text:style-name="P1"><text:s text:c="18"/>{predictionResults &amp;&amp; (</text:p>
      <text:p text:style-name="P1"><text:s text:c="20"/>&lt;div style={{ marginTop: '2rem' }}&gt;</text:p>
      <text:p text:style-name="P1"><text:s text:c="22"/>&lt;h3&gt;&lt;i className="fas fa-chart-pie"&gt;&lt;/i&gt; Prediction Results&lt;/h3&gt;</text:p>
      <text:p text:style-name="P1"><text:s text:c="22"/></text:p>
      <text:p text:style-name="P1"><text:s text:c="22"/>&lt;div className="kpi-grid" style={{ marginTop: '1rem' }}&gt;</text:p>
      <text:p text:style-name="P1"><text:s text:c="24"/>&lt;div className="kpi-card"&gt;</text:p>
      <text:p text:style-name="P1"><text:s text:c="26"/>&lt;div className="kpi-icon"&gt;</text:p>
      <text:p text:style-name="P1"><text:s text:c="28"/>&lt;i className="fas fa-dollar-sign"&gt;&lt;/i&gt;</text:p>
      <text:p text:style-name="P1"><text:s text:c="26"/>&lt;/div&gt;</text:p>
      <text:p text:style-name="P1"><text:s text:c="26"/>&lt;div className="kpi-content"&gt;</text:p>
      <text:p text:style-name="P1"><text:s text:c="28"/>&lt;div className="kpi-title"&gt;Predicted Annual Cost&lt;/div&gt;</text:p>
      <text:p text:style-name="P1"><text:s text:c="28"/>&lt;div className="kpi-value"&gt;${predictionResults.predictedAnnualCost.toFixed(2)}&lt;/div&gt;</text:p>
      <text:p text:style-name="P1"><text:s text:c="28"/>&lt;div className="kpi-change"&gt;</text:p>
      <text:p text:style-name="P1"><text:s text:c="30"/>&lt;i className="fas fa-info-circle"&gt;&lt;/i&gt; Confidence: {predictionResults.confidenceLevel}</text:p>
      <text:p text:style-name="P1"><text:s text:c="28"/>&lt;/div&gt;</text:p>
      <text:p text:style-name="P1"><text:s text:c="26"/>&lt;/div&gt;</text:p>
      <text:p text:style-name="P1"><text:s text:c="24"/>&lt;/div&gt;</text:p>
      <text:p text:style-name="P1"><text:s text:c="24"/></text:p>
      <text:p text:style-name="P1"><text:s text:c="24"/>&lt;div className="kpi-card"&gt;</text:p>
      <text:p text:style-name="P1"><text:s text:c="26"/>&lt;div className="kpi-icon"&gt;</text:p>
      <text:p text:style-name="P1"><text:s text:c="28"/>&lt;i className="fas fa-exchange-alt"&gt;&lt;/i&gt;</text:p>
      <text:p text:style-name="P1"><text:s text:c="26"/>&lt;/div&gt;</text:p>
      <text:p text:style-name="P1"><text:s text:c="26"/>&lt;div className="kpi-content"&gt;</text:p>
      <text:p text:style-name="P1"><text:s text:c="28"/>&lt;div className="kpi-title"&gt;Prediction Range&lt;/div&gt;</text:p>
      <text:p text:style-name="P1"><text:s text:c="28"/>&lt;div className="kpi-value"&gt;${predictionResults.lowerBound.toFixed(0)} - ${predictionResults.upperBound.toFixed(0)}&lt;/div&gt;</text:p>
      <text:p text:style-name="P1"><text:s text:c="28"/>&lt;div className="kpi-change"&gt;</text:p>
      <text:p text:style-name="P1"><text:s text:c="30"/>&lt;i className="fas fa-info-circle"&gt;&lt;/i&gt; 15% deviation possible</text:p>
      <text:p text:style-name="P1"><text:s text:c="28"/>&lt;/div&gt;</text:p>
      <text:p text:style-name="P1"><text:s text:c="26"/>&lt;/div&gt;</text:p>
      <text:p text:style-name="P1"><text:s text:c="24"/>&lt;/div&gt;</text:p>
      <text:p text:style-name="P1"><text:s text:c="24"/></text:p>
      <text:p text:style-name="P1"><text:s text:c="24"/>&lt;div className="kpi-card"&gt;</text:p>
      <text:p text:style-name="P1"><text:s text:c="26"/>&lt;div className="kpi-icon"&gt;</text:p>
      <text:p text:style-name="P1"><text:s text:c="28"/>&lt;i className="fas fa-exclamation-triangle"&gt;&lt;/i&gt;</text:p>
      <text:p text:style-name="P1"><text:s text:c="26"/>&lt;/div&gt;</text:p>
      <text:p text:style-name="P1"><text:s text:c="26"/>&lt;div className="kpi-content"&gt;</text:p>
      <text:p text:style-name="P1"><text:soft-page-break/><text:s text:c="28"/>&lt;div className="kpi-title"&gt;Risk Score&lt;/div&gt;</text:p>
      <text:p text:style-name="P1"><text:s text:c="28"/>&lt;div className="kpi-value"&gt;{predictionResults.riskScore}/100&lt;/div&gt;</text:p>
      <text:p text:style-name="P1"><text:s text:c="28"/>&lt;div className="kpi-change"&gt;</text:p>
      <text:p text:style-name="P1"><text:s text:c="30"/>&lt;i className="fas fa-info-circle"&gt;&lt;/i&gt; {predictionResults.riskScore &gt; 75 ? 'High' : predictionResults.riskScore &gt; 50 ? 'Medium' : 'Low'} risk</text:p>
      <text:p text:style-name="P1"><text:s text:c="28"/>&lt;/div&gt;</text:p>
      <text:p text:style-name="P1"><text:s text:c="26"/>&lt;/div&gt;</text:p>
      <text:p text:style-name="P1"><text:s text:c="24"/>&lt;/div&gt;</text:p>
      <text:p text:style-name="P1"><text:s text:c="22"/>&lt;/div&gt;</text:p>
      <text:p text:style-name="P1"><text:s text:c="22"/></text:p>
      <text:p text:style-name="P1"><text:s text:c="22"/>&lt;div className="charts-container"&gt;</text:p>
      <text:p text:style-name="P1"><text:s text:c="24"/>{/* Monthly Cost Prediction */}</text:p>
      <text:p text:style-name="P1"><text:s text:c="24"/>&lt;div className="chart-card"&gt;</text:p>
      <text:p text:style-name="P1"><text:s text:c="26"/>&lt;div className="chart-header"&gt;</text:p>
      <text:p text:style-name="P1"><text:s text:c="28"/>&lt;div className="chart-title"&gt;</text:p>
      <text:p text:style-name="P1"><text:s text:c="30"/>&lt;i className="fas fa-calendar-alt"&gt;&lt;/i&gt; Monthly Cost Projection</text:p>
      <text:p text:style-name="P1"><text:s text:c="28"/>&lt;/div&gt;</text:p>
      <text:p text:style-name="P1"><text:s text:c="26"/>&lt;/div&gt;</text:p>
      <text:p text:style-name="P1"><text:s text:c="26"/>&lt;div className="chart-container" style={{ height: '300px' }}&gt;</text:p>
      <text:p text:style-name="P1"><text:s text:c="28"/>&lt;ResponsiveContainer width="100%" height="100%"&gt;</text:p>
      <text:p text:style-name="P1"><text:s text:c="30"/>&lt;LineChart</text:p>
      <text:p text:style-name="P1"><text:s text:c="32"/>data={predictionResults.monthlyPredictions}</text:p>
      <text:p text:style-name="P1"><text:s text:c="32"/>margin={{ top: 20, right: 30, left: 20, bottom: 5 }}</text:p>
      <text:p text:style-name="P1"><text:s text:c="30"/>&gt;</text:p>
      <text:p text:style-name="P1"><text:s text:c="32"/>&lt;CartesianGrid strokeDasharray="3 3" /&gt;</text:p>
      <text:p text:style-name="P1"><text:s text:c="32"/>&lt;XAxis dataKey="month" label={{ value: 'Month', position: 'insideBottomRight', offset: -10 }} /&gt;</text:p>
      <text:p text:style-name="P1"><text:s text:c="32"/>&lt;YAxis label={{ value: 'Cost ($)', angle: -90, position: 'insideLeft' }} /&gt;</text:p>
      <text:p text:style-name="P1"><text:s text:c="32"/>&lt;Tooltip formatter={(value) =&gt; `$${parseFloat(value).toFixed(2)}`} /&gt;</text:p>
      <text:p text:style-name="P1"><text:s text:c="32"/>&lt;Legend /&gt;</text:p>
      <text:p text:style-name="P1"><text:s text:c="32"/>&lt;Line type="monotone" dataKey="cost" name="Monthly Cost" stroke="#8884d8" activeDot={{ r: 8 }} /&gt;</text:p>
      <text:p text:style-name="P1"><text:s text:c="32"/>&lt;Line type="monotone" dataKey="cumulativeCost" name="Cumulative Cost" stroke="#82ca9d" /&gt;</text:p>
      <text:p text:style-name="P1"><text:s text:c="30"/>&lt;/LineChart&gt;</text:p>
      <text:p text:style-name="P1"><text:s text:c="28"/>&lt;/ResponsiveContainer&gt;</text:p>
      <text:p text:style-name="P1"><text:s text:c="26"/>&lt;/div&gt;</text:p>
      <text:p text:style-name="P1"><text:s text:c="24"/>&lt;/div&gt;</text:p>
      <text:p text:style-name="P1"><text:s text:c="24"/></text:p>
      <text:p text:style-name="P1"><text:s text:c="24"/>{/* Comparative Analysis */}</text:p>
      <text:p text:style-name="P1"><text:s text:c="24"/>&lt;div className="chart-card"&gt;</text:p>
      <text:p text:style-name="P1"><text:s text:c="26"/>&lt;div className="chart-header"&gt;</text:p>
      <text:p text:style-name="P1"><text:s text:c="28"/>&lt;div className="chart-title"&gt;</text:p>
      <text:p text:style-name="P1"><text:s text:c="30"/>&lt;i className="fas fa-balance-scale"&gt;&lt;/i&gt; Comparative Analysis</text:p>
      <text:p text:style-name="P1"><text:s text:c="28"/>&lt;/div&gt;</text:p>
      <text:p text:style-name="P1"><text:s text:c="26"/>&lt;/div&gt;</text:p>
      <text:p text:style-name="P1"><text:s text:c="26"/>&lt;div className="chart-container" style={{ height: '300px' }}&gt;</text:p>
      <text:p text:style-name="P1"><text:s text:c="28"/>&lt;ResponsiveContainer width="100%" height="100%"&gt;</text:p>
      <text:p text:style-name="P1"><text:s text:c="30"/>&lt;BarChart</text:p>
      <text:p text:style-name="P1"><text:soft-page-break/><text:s text:c="32"/>data={[</text:p>
      <text:p text:style-name="P1"><text:s text:c="34"/>{ name: 'Age Group Average', value: predictionResults.averageCostForAge },</text:p>
      <text:p text:style-name="P1"><text:s text:c="34"/>{ name: 'Condition Average', value: predictionResults.averageCostForCondition },</text:p>
      <text:p text:style-name="P1"><text:s text:c="34"/>{ name: 'Your Prediction', value: predictionResults.predictedAnnualCost }</text:p>
      <text:p text:style-name="P1"><text:s text:c="32"/>]}</text:p>
      <text:p text:style-name="P1"><text:s text:c="32"/>margin={{ top: 20, right: 30, left: 20, bottom: 5 }}</text:p>
      <text:p text:style-name="P1"><text:s text:c="30"/>&gt;</text:p>
      <text:p text:style-name="P1"><text:s text:c="32"/>&lt;CartesianGrid strokeDasharray="3 3" /&gt;</text:p>
      <text:p text:style-name="P1"><text:s text:c="32"/>&lt;XAxis dataKey="name" /&gt;</text:p>
      <text:p text:style-name="P1"><text:s text:c="32"/>&lt;YAxis /&gt;</text:p>
      <text:p text:style-name="P1"><text:s text:c="32"/>&lt;Tooltip formatter={(value) =&gt; `$${parseFloat(value).toFixed(2)}`} /&gt;</text:p>
      <text:p text:style-name="P1"><text:s text:c="32"/>&lt;Bar dataKey="value" fill="#4361ee" /&gt;</text:p>
      <text:p text:style-name="P1"><text:s text:c="30"/>&lt;/BarChart&gt;</text:p>
      <text:p text:style-name="P1"><text:s text:c="28"/>&lt;/ResponsiveContainer&gt;</text:p>
      <text:p text:style-name="P1"><text:s text:c="26"/>&lt;/div&gt;</text:p>
      <text:p text:style-name="P1"><text:s text:c="24"/>&lt;/div&gt;</text:p>
      <text:p text:style-name="P1"><text:s text:c="22"/>&lt;/div&gt;</text:p>
      <text:p text:style-name="P1"><text:s text:c="22"/></text:p>
      <text:p text:style-name="P1"><text:s text:c="22"/>&lt;div style={{ marginTop: '2rem', backgroundColor: '#f8f9fa', padding: '1.5rem', borderRadius: '8px', border: '1px solid #e0e0e0' }} className={theme === 'dark' ? 'dark' : ''}&gt;</text:p>
      <text:p text:style-name="P1"><text:s text:c="24"/>&lt;h4&gt;&lt;i className="fas fa-lightbulb"&gt;&lt;/i&gt; Insights &amp; Recommendations&lt;/h4&gt;</text:p>
      <text:p text:style-name="P1"><text:s text:c="24"/>&lt;ul style={{ marginTop: '0.5rem', paddingLeft: '1.5rem' }}&gt;</text:p>
      <text:p text:style-name="P1"><text:s text:c="26"/>&lt;li&gt;Your predicted annual healthcare cost is &lt;strong&gt;${predictionResults.predictedAnnualCost.toFixed(2)}&lt;/strong&gt;, which is {predictionResults.predictedAnnualCost &gt; predictionResults.averageCostForAge ? 'higher' : 'lower'} than the average for your age group (${predictionResults.averageCostForAge.toFixed(2)}).&lt;/li&gt;</text:p>
      <text:p text:style-name="P1"><text:s text:c="26"/>&lt;li&gt;The primary cost driver for your prediction is your condition: &lt;strong&gt;{predictionParams.condition}&lt;/strong&gt;.&lt;/li&gt;</text:p>
      <text:p text:style-name="P1"><text:s text:c="26"/>&lt;li&gt;Consider preventive care measures to manage {predictionParams.condition} and potentially reduce future costs.&lt;/li&gt;</text:p>
      <text:p text:style-name="P1"><text:s text:c="26"/>&lt;li&gt;Based on your risk score, consider reviewing your coverage options to ensure adequate protection.&lt;/li&gt;</text:p>
      <text:p text:style-name="P1"><text:s text:c="26"/>&lt;li&gt;Monthly cost monitoring is recommended to track expenses against projections.&lt;/li&gt;</text:p>
      <text:p text:style-name="P1"><text:s text:c="24"/>&lt;/ul&gt;</text:p>
      <text:p text:style-name="P1"><text:s text:c="22"/>&lt;/div&gt;</text:p>
      <text:p text:style-name="P1"><text:s text:c="20"/>&lt;/div&gt;</text:p>
      <text:p text:style-name="P1"><text:s text:c="18"/>)}</text:p>
      <text:p text:style-name="P1"><text:s text:c="16"/>&lt;/div&gt;</text:p>
      <text:p text:style-name="P1"><text:s text:c="14"/>&lt;/div&gt;</text:p>
      <text:p text:style-name="P1"><text:s text:c="12"/>&lt;/&gt;</text:p>
      <text:p text:style-name="P1"><text:s text:c="10"/>)}</text:p>
      <text:p text:style-name="P1"><text:s text:c="10"/></text:p>
      <text:p text:style-name="P1"><text:s text:c="10"/>{activeView === 'settings' &amp;&amp; activeSettingsView === 'profile' &amp;&amp; (</text:p>
      <text:p text:style-name="P1"><text:s text:c="12"/>&lt;div className="content-section"&gt;</text:p>
      <text:p text:style-name="P1"><text:s text:c="14"/>&lt;div className="section-header"&gt;</text:p>
      <text:p text:style-name="P1"><text:s text:c="16"/>&lt;h2&gt;&lt;i className="fas fa-user-cog"&gt;&lt;/i&gt; User Profile&lt;/h2&gt;</text:p>
      <text:p text:style-name="P1"><text:s text:c="14"/>&lt;/div&gt;</text:p>
      <text:p text:style-name="P1"><text:s text:c="14"/>&lt;div style={{ padding: '1.5rem' }}&gt;</text:p>
      <text:p text:style-name="P1"><text:soft-page-break/><text:s text:c="16"/>&lt;div style={{ display: 'flex', alignItems: 'center', marginBottom: '2rem' }}&gt;</text:p>
      <text:p text:style-name="P1"><text:s text:c="18"/>&lt;div style={{ width: '120px', height: '120px', borderRadius: '50%', backgroundColor: '#4361ee', display: 'flex', alignItems: 'center', justifyContent: 'center', marginRight: '2rem' }}&gt;</text:p>
      <text:p text:style-name="P1"><text:s text:c="20"/>&lt;i className="fas fa-user" style={{ fontSize: '3rem', color: 'white' }}&gt;&lt;/i&gt;</text:p>
      <text:p text:style-name="P1"><text:s text:c="18"/>&lt;/div&gt;</text:p>
      <text:p text:style-name="P1"><text:s text:c="18"/>&lt;div&gt;</text:p>
      <text:p text:style-name="P1"><text:s text:c="20"/>&lt;h3 style={{ marginBottom: '0.5rem' }}&gt;{userProfile.name}&lt;/h3&gt;</text:p>
      <text:p text:style-name="P1"><text:s text:c="20"/>&lt;p style={{ margin: '0.25rem 0' }}&gt;&lt;i className="fas fa-briefcase"&gt;&lt;/i&gt; {userProfile.role}&lt;/p&gt;</text:p>
      <text:p text:style-name="P1"><text:s text:c="20"/>&lt;p style={{ margin: '0.25rem 0' }}&gt;&lt;i className="fas fa-building"&gt;&lt;/i&gt; {userProfile.department}&lt;/p&gt;</text:p>
      <text:p text:style-name="P1"><text:s text:c="20"/>&lt;p style={{ margin: '0.25rem 0' }}&gt;&lt;i className="fas fa-envelope"&gt;&lt;/i&gt; {userProfile.email}&lt;/p&gt;</text:p>
      <text:p text:style-name="P1"><text:s text:c="20"/>&lt;p style={{ margin: '0.25rem 0' }}&gt;&lt;i className="fas fa-clock"&gt;&lt;/i&gt; Last login: {userProfile.lastLogin}&lt;/p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&lt;div style={{ marginBottom: '2rem' }}&gt;</text:p>
      <text:p text:style-name="P1"><text:s text:c="18"/>&lt;h3&gt;&lt;i className="fas fa-info-circle"&gt;&lt;/i&gt; Personal Information&lt;/h3&gt;</text:p>
      <text:p text:style-name="P1"><text:s text:c="18"/>&lt;div style={{ display: 'grid', gridTemplateColumns: '1fr 1fr', gap: '1rem', marginTop: '1rem' }}&gt;</text:p>
      <text:p text:style-name="P1"><text:s text:c="20"/>&lt;div className="filter-item"&gt;</text:p>
      <text:p text:style-name="P1"><text:s text:c="22"/>&lt;label htmlFor="userName"&gt;Full Name&lt;/label&gt;</text:p>
      <text:p text:style-name="P1"><text:s text:c="22"/>&lt;input </text:p>
      <text:p text:style-name="P1"><text:s text:c="24"/>id="userName" </text:p>
      <text:p text:style-name="P1"><text:s text:c="24"/>type="text" </text:p>
      <text:p text:style-name="P1"><text:s text:c="24"/>className="styled-select" </text:p>
      <text:p text:style-name="P1"><text:s text:c="24"/>value={userProfile.name}</text:p>
      <text:p text:style-name="P1"><text:s text:c="24"/>onChange={(e) =&gt; handleProfileChange('name', e.target.value)}</text:p>
      <text:p text:style-name="P1"><text:s text:c="22"/>/&gt;</text:p>
      <text:p text:style-name="P1"><text:s text:c="20"/>&lt;/div&gt;</text:p>
      <text:p text:style-name="P1"><text:s text:c="20"/>&lt;div className="filter-item"&gt;</text:p>
      <text:p text:style-name="P1"><text:s text:c="22"/>&lt;label htmlFor="userEmail"&gt;Email Address&lt;/label&gt;</text:p>
      <text:p text:style-name="P1"><text:s text:c="22"/>&lt;input </text:p>
      <text:p text:style-name="P1"><text:s text:c="24"/>id="userEmail" </text:p>
      <text:p text:style-name="P1"><text:s text:c="24"/>type="email" </text:p>
      <text:p text:style-name="P1"><text:s text:c="24"/>className="styled-select" </text:p>
      <text:p text:style-name="P1"><text:s text:c="24"/>value={userProfile.email}</text:p>
      <text:p text:style-name="P1"><text:s text:c="24"/>onChange={(e) =&gt; handleProfileChange('email', e.target.value)}</text:p>
      <text:p text:style-name="P1"><text:s text:c="22"/>/&gt;</text:p>
      <text:p text:style-name="P1"><text:s text:c="20"/>&lt;/div&gt;</text:p>
      <text:p text:style-name="P1"><text:s text:c="20"/>&lt;div className="filter-item"&gt;</text:p>
      <text:p text:style-name="P1"><text:s text:c="22"/>&lt;label htmlFor="userRole"&gt;Role&lt;/label&gt;</text:p>
      <text:p text:style-name="P1"><text:s text:c="22"/>&lt;input </text:p>
      <text:p text:style-name="P1"><text:s text:c="24"/>id="userRole" </text:p>
      <text:p text:style-name="P1"><text:s text:c="24"/>type="text" </text:p>
      <text:p text:style-name="P1"><text:s text:c="24"/>className="styled-select" </text:p>
      <text:p text:style-name="P1"><text:s text:c="24"/>value={userProfile.role}</text:p>
      <text:p text:style-name="P1"><text:soft-page-break/><text:s text:c="24"/>onChange={(e) =&gt; handleProfileChange('role', e.target.value)}</text:p>
      <text:p text:style-name="P1"><text:s text:c="22"/>/&gt;</text:p>
      <text:p text:style-name="P1"><text:s text:c="20"/>&lt;/div&gt;</text:p>
      <text:p text:style-name="P1"><text:s text:c="20"/>&lt;div className="filter-item"&gt;</text:p>
      <text:p text:style-name="P1"><text:s text:c="22"/>&lt;label htmlFor="userDepartment"&gt;Department&lt;/label&gt;</text:p>
      <text:p text:style-name="P1"><text:s text:c="22"/>&lt;input </text:p>
      <text:p text:style-name="P1"><text:s text:c="24"/>id="userDepartment" </text:p>
      <text:p text:style-name="P1"><text:s text:c="24"/>type="text" </text:p>
      <text:p text:style-name="P1"><text:s text:c="24"/>className="styled-select" </text:p>
      <text:p text:style-name="P1"><text:s text:c="24"/>value={userProfile.department}</text:p>
      <text:p text:style-name="P1"><text:s text:c="24"/>onChange={(e) =&gt; handleProfileChange('department', e.target.value)}</text:p>
      <text:p text:style-name="P1"><text:s text:c="22"/>/&gt;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&lt;div style={{ marginBottom: '2rem' }}&gt;</text:p>
      <text:p text:style-name="P1"><text:s text:c="18"/>&lt;h3&gt;&lt;i className="fas fa-lock"&gt;&lt;/i&gt; Security&lt;/h3&gt;</text:p>
      <text:p text:style-name="P1"><text:s text:c="18"/>&lt;div style={{ display: 'grid', gridTemplateColumns: '1fr 1fr', gap: '1rem', marginTop: '1rem' }}&gt;</text:p>
      <text:p text:style-name="P1"><text:s text:c="20"/>&lt;div className="filter-item"&gt;</text:p>
      <text:p text:style-name="P1"><text:s text:c="22"/>&lt;label htmlFor="currentPassword"&gt;Current Password&lt;/label&gt;</text:p>
      <text:p text:style-name="P1"><text:s text:c="22"/>&lt;input </text:p>
      <text:p text:style-name="P1"><text:s text:c="24"/>id="currentPassword" </text:p>
      <text:p text:style-name="P1"><text:s text:c="24"/>type="password" </text:p>
      <text:p text:style-name="P1"><text:s text:c="24"/>className="styled-select" </text:p>
      <text:p text:style-name="P1"><text:s text:c="24"/>placeholder="Enter current password"</text:p>
      <text:p text:style-name="P1"><text:s text:c="22"/>/&gt;</text:p>
      <text:p text:style-name="P1"><text:s text:c="20"/>&lt;/div&gt;</text:p>
      <text:p text:style-name="P1"><text:s text:c="20"/>&lt;div className="filter-item"&gt;</text:p>
      <text:p text:style-name="P1"><text:s text:c="22"/>&lt;label htmlFor="newPassword"&gt;New Password&lt;/label&gt;</text:p>
      <text:p text:style-name="P1"><text:s text:c="22"/>&lt;input </text:p>
      <text:p text:style-name="P1"><text:s text:c="24"/>id="newPassword" </text:p>
      <text:p text:style-name="P1"><text:s text:c="24"/>type="password" </text:p>
      <text:p text:style-name="P1"><text:s text:c="24"/>className="styled-select" </text:p>
      <text:p text:style-name="P1"><text:s text:c="24"/>placeholder="Enter new password"</text:p>
      <text:p text:style-name="P1"><text:s text:c="22"/>/&gt;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&lt;div style={{ marginTop: '2rem' }}&gt;</text:p>
      <text:p text:style-name="P1"><text:s text:c="18"/>&lt;button className="btn primary-btn"&gt;</text:p>
      <text:p text:style-name="P1"><text:s text:c="20"/>&lt;i className="fas fa-save"&gt;&lt;/i&gt; Save Changes</text:p>
      <text:p text:style-name="P1"><text:s text:c="18"/>&lt;/button&gt;</text:p>
      <text:p text:style-name="P1"><text:s text:c="18"/>&lt;button className="btn secondary-btn" style={{ marginLeft: '1rem' }}&gt;</text:p>
      <text:p text:style-name="P1"><text:s text:c="20"/>&lt;i className="fas fa-undo"&gt;&lt;/i&gt; Cancel</text:p>
      <text:p text:style-name="P1"><text:s text:c="18"/>&lt;/button&gt;</text:p>
      <text:p text:style-name="P1"><text:s text:c="16"/>&lt;/div&gt;</text:p>
      <text:p text:style-name="P1"><text:soft-page-break/><text:s text:c="14"/>&lt;/div&gt;</text:p>
      <text:p text:style-name="P1"><text:s text:c="12"/>&lt;/div&gt;</text:p>
      <text:p text:style-name="P1"><text:s text:c="10"/>)}</text:p>
      <text:p text:style-name="P1"><text:s text:c="10"/></text:p>
      <text:p text:style-name="P1"><text:s text:c="10"/>{activeView === 'settings' &amp;&amp; activeSettingsView === 'notifications' &amp;&amp; (</text:p>
      <text:p text:style-name="P1"><text:s text:c="12"/>&lt;div className="content-section"&gt;</text:p>
      <text:p text:style-name="P1"><text:s text:c="14"/>&lt;div className="section-header"&gt;</text:p>
      <text:p text:style-name="P1"><text:s text:c="16"/>&lt;h2&gt;&lt;i className="fas fa-bell"&gt;&lt;/i&gt; Notification Center&lt;/h2&gt;</text:p>
      <text:p text:style-name="P1"><text:s text:c="16"/>&lt;button className="btn secondary-btn" onClick={clearAllNotifications}&gt;</text:p>
      <text:p text:style-name="P1"><text:s text:c="18"/>&lt;i className="fas fa-trash"&gt;&lt;/i&gt; Clear All</text:p>
      <text:p text:style-name="P1"><text:s text:c="16"/>&lt;/button&gt;</text:p>
      <text:p text:style-name="P1"><text:s text:c="14"/>&lt;/div&gt;</text:p>
      <text:p text:style-name="P1"><text:s text:c="14"/>&lt;div style={{ padding: '1.5rem' }}&gt;</text:p>
      <text:p text:style-name="P1"><text:s text:c="16"/>{notifications.length === 0 ? (</text:p>
      <text:p text:style-name="P1"><text:s text:c="18"/>&lt;div style={{ textAlign: 'center', padding: '2rem' }}&gt;</text:p>
      <text:p text:style-name="P1"><text:s text:c="20"/>&lt;i className="fas fa-check-circle" style={{ fontSize: '3rem', color: '#4caf50', marginBottom: '1rem' }}&gt;&lt;/i&gt;</text:p>
      <text:p text:style-name="P1"><text:s text:c="20"/>&lt;h3&gt;No Notifications&lt;/h3&gt;</text:p>
      <text:p text:style-name="P1"><text:s text:c="20"/>&lt;p&gt;You're all caught up! There are no notifications to display.&lt;/p&gt;</text:p>
      <text:p text:style-name="P1"><text:s text:c="18"/>&lt;/div&gt;</text:p>
      <text:p text:style-name="P1"><text:s text:c="16"/>) : (</text:p>
      <text:p text:style-name="P1"><text:s text:c="18"/>&lt;div&gt;</text:p>
      <text:p text:style-name="P1"><text:s text:c="20"/>{notifications.map((notification) =&gt; (</text:p>
      <text:p text:style-name="P1"><text:s text:c="22"/>&lt;div </text:p>
      <text:p text:style-name="P1"><text:s text:c="24"/>key={notification.id} </text:p>
      <text:p text:style-name="P1"><text:s text:c="24"/>style={{ </text:p>
      <text:p text:style-name="P1"><text:s text:c="26"/>padding: '1rem', </text:p>
      <text:p text:style-name="P1"><text:s text:c="26"/>borderLeft: notification.read ? '4px solid #e0e0e0' : '4px solid #4361ee',</text:p>
      <text:p text:style-name="P1"><text:s text:c="26"/>marginBottom: '1rem',</text:p>
      <text:p text:style-name="P1"><text:s text:c="26"/>backgroundColor: notification.read ? 'transparent' : 'rgba(67, 97, 238, 0.05)',</text:p>
      <text:p text:style-name="P1"><text:s text:c="26"/>borderRadius: '4px'</text:p>
      <text:p text:style-name="P1"><text:s text:c="24"/>}}</text:p>
      <text:p text:style-name="P1"><text:s text:c="22"/>&gt;</text:p>
      <text:p text:style-name="P1"><text:s text:c="24"/>&lt;div style={{ display: 'flex', justifyContent: 'space-between', alignItems: 'center', marginBottom: '0.5rem' }}&gt;</text:p>
      <text:p text:style-name="P1"><text:s text:c="26"/>&lt;h4 style={{ margin: 0 }}&gt;</text:p>
      <text:p text:style-name="P1"><text:s text:c="28"/>{!notification.read &amp;&amp; &lt;span style={{ display: 'inline-block', width: '8px', height: '8px', borderRadius: '50%', backgroundColor: '#4361ee', marginRight: '0.5rem' }}&gt;&lt;/span&gt;}</text:p>
      <text:p text:style-name="P1"><text:s text:c="28"/>{notification.title}</text:p>
      <text:p text:style-name="P1"><text:s text:c="26"/>&lt;/h4&gt;</text:p>
      <text:p text:style-name="P1"><text:s text:c="26"/>&lt;span style={{ fontSize: '0.85rem', color: '#666' }}&gt;{notification.date}&lt;/span&gt;</text:p>
      <text:p text:style-name="P1"><text:s text:c="24"/>&lt;/div&gt;</text:p>
      <text:p text:style-name="P1"><text:s text:c="24"/>&lt;p style={{ margin: '0.5rem 0' }}&gt;{notification.message}&lt;/p&gt;</text:p>
      <text:p text:style-name="P1"><text:s text:c="24"/>&lt;div style={{ marginTop: '0.5rem' }}&gt;</text:p>
      <text:p text:style-name="P1"><text:s text:c="26"/>{!notification.read &amp;&amp; (</text:p>
      <text:p text:style-name="P1"><text:s text:c="28"/>&lt;button </text:p>
      <text:p text:style-name="P1"><text:s text:c="30"/>className="btn secondary-btn" </text:p>
      <text:p text:style-name="P1"><text:s text:c="30"/>style={{ padding: '0.25rem 0.5rem', fontSize: '0.8rem' }}</text:p>
      <text:p text:style-name="P1"><text:s text:c="30"/>onClick={() =&gt; markNotificationAsRead(notification.id)}</text:p>
      <text:p text:style-name="P1"><text:soft-page-break/><text:s text:c="28"/>&gt;</text:p>
      <text:p text:style-name="P1"><text:s text:c="30"/>&lt;i className="fas fa-check"&gt;&lt;/i&gt; Mark as Read</text:p>
      <text:p text:style-name="P1"><text:s text:c="28"/>&lt;/button&gt;</text:p>
      <text:p text:style-name="P1"><text:s text:c="26"/>)}</text:p>
      <text:p text:style-name="P1"><text:s text:c="24"/>&lt;/div&gt;</text:p>
      <text:p text:style-name="P1"><text:s text:c="22"/>&lt;/div&gt;</text:p>
      <text:p text:style-name="P1"><text:s text:c="20"/>))}</text:p>
      <text:p text:style-name="P1"><text:s text:c="18"/>&lt;/div&gt;</text:p>
      <text:p text:style-name="P1"><text:s text:c="16"/>)}</text:p>
      <text:p text:style-name="P1"><text:s text:c="16"/></text:p>
      <text:p text:style-name="P1"><text:s text:c="16"/>&lt;div style={{ marginTop: '2rem' }}&gt;</text:p>
      <text:p text:style-name="P1"><text:s text:c="18"/>&lt;h3&gt;&lt;i className="fas fa-cog"&gt;&lt;/i&gt; Notification Settings&lt;/h3&gt;</text:p>
      <text:p text:style-name="P1"><text:s text:c="18"/>&lt;div style={{ marginTop: '1rem' }}&gt;</text:p>
      <text:p text:style-name="P1"><text:s text:c="20"/>&lt;div className="filter-item"&gt;</text:p>
      <text:p text:style-name="P1"><text:s text:c="22"/>&lt;label&gt;</text:p>
      <text:p text:style-name="P1"><text:s text:c="24"/>&lt;input type="checkbox" checked={userPreferences.notifications} onChange={(e) =&gt; handlePreferenceChange('notifications', e.target.checked)} /&gt;</text:p>
      <text:p text:style-name="P1"><text:s text:c="24"/>Enable Notification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</text:p>
      <text:p text:style-name="P1"><text:s text:c="24"/>Email Notification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</text:p>
      <text:p text:style-name="P1"><text:s text:c="24"/>Cost Alert Notification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</text:p>
      <text:p text:style-name="P1"><text:s text:c="24"/>System Update Notification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</text:p>
      <text:p text:style-name="P1"><text:s text:c="24"/>Data Refresh Notifications</text:p>
      <text:p text:style-name="P1"><text:s text:c="22"/>&lt;/label&gt;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2"/>&lt;/div&gt;</text:p>
      <text:p text:style-name="P1"><text:s text:c="10"/>)}</text:p>
      <text:p text:style-name="P1"><text:soft-page-break/><text:s text:c="10"/></text:p>
      <text:p text:style-name="P1"><text:s text:c="10"/>{activeView === 'settings' &amp;&amp; activeSettingsView === 'preferences' &amp;&amp; (</text:p>
      <text:p text:style-name="P1"><text:s text:c="12"/>&lt;div className="content-section"&gt;</text:p>
      <text:p text:style-name="P1"><text:s text:c="14"/>&lt;div className="section-header"&gt;</text:p>
      <text:p text:style-name="P1"><text:s text:c="16"/>&lt;h2&gt;&lt;i className="fas fa-sliders-h"&gt;&lt;/i&gt; User Preferences&lt;/h2&gt;</text:p>
      <text:p text:style-name="P1"><text:s text:c="14"/>&lt;/div&gt;</text:p>
      <text:p text:style-name="P1"><text:s text:c="14"/>&lt;div style={{ padding: '1.5rem' }}&gt;</text:p>
      <text:p text:style-name="P1"><text:s text:c="16"/>&lt;div style={{ marginBottom: '2rem' }}&gt;</text:p>
      <text:p text:style-name="P1"><text:s text:c="18"/>&lt;h3&gt;&lt;i className="fas fa-desktop"&gt;&lt;/i&gt; Display Settings&lt;/h3&gt;</text:p>
      <text:p text:style-name="P1"><text:s text:c="18"/>&lt;div style={{ marginTop: '1rem' }}&gt;</text:p>
      <text:p text:style-name="P1"><text:s text:c="20"/>&lt;div className="filter-item"&gt;</text:p>
      <text:p text:style-name="P1"><text:s text:c="22"/>&lt;label htmlFor="themePreference"&gt;Theme&lt;/label&gt;</text:p>
      <text:p text:style-name="P1"><text:s text:c="22"/>&lt;select </text:p>
      <text:p text:style-name="P1"><text:s text:c="24"/>id="themePreference" </text:p>
      <text:p text:style-name="P1"><text:s text:c="24"/>className="styled-select" </text:p>
      <text:p text:style-name="P1"><text:s text:c="24"/>value={theme}</text:p>
      <text:p text:style-name="P1"><text:s text:c="24"/>onChange={(e) =&gt; setTheme(e.target.value)}</text:p>
      <text:p text:style-name="P1"><text:s text:c="22"/>&gt;</text:p>
      <text:p text:style-name="P1"><text:s text:c="24"/>&lt;option value="light"&gt;Light&lt;/option&gt;</text:p>
      <text:p text:style-name="P1"><text:s text:c="24"/>&lt;option value="dark"&gt;Dark&lt;/option&gt;</text:p>
      <text:p text:style-name="P1"><text:s text:c="22"/>&lt;/select&gt;</text:p>
      <text:p text:style-name="P1"><text:s text:c="20"/>&lt;/div&gt;</text:p>
      <text:p text:style-name="P1"><text:s text:c="20"/>&lt;div className="filter-item"&gt;</text:p>
      <text:p text:style-name="P1"><text:s text:c="22"/>&lt;label htmlFor="defaultView"&gt;Default View&lt;/label&gt;</text:p>
      <text:p text:style-name="P1"><text:s text:c="22"/>&lt;select </text:p>
      <text:p text:style-name="P1"><text:s text:c="24"/>id="defaultView" </text:p>
      <text:p text:style-name="P1"><text:s text:c="24"/>className="styled-select" </text:p>
      <text:p text:style-name="P1"><text:s text:c="24"/>value={userPreferences.defaultView}</text:p>
      <text:p text:style-name="P1"><text:s text:c="24"/>onChange={(e) =&gt; handlePreferenceChange('defaultView', e.target.value)}</text:p>
      <text:p text:style-name="P1"><text:s text:c="22"/>&gt;</text:p>
      <text:p text:style-name="P1"><text:s text:c="24"/>&lt;option value="overview"&gt;Overview&lt;/option&gt;</text:p>
      <text:p text:style-name="P1"><text:s text:c="24"/>&lt;option value="costs"&gt;Cost Analysis&lt;/option&gt;</text:p>
      <text:p text:style-name="P1"><text:s text:c="24"/>&lt;option value="claims"&gt;Claims&lt;/option&gt;</text:p>
      <text:p text:style-name="P1"><text:s text:c="24"/>&lt;option value="prediction"&gt;Prediction&lt;/option&gt;</text:p>
      <text:p text:style-name="P1"><text:s text:c="22"/>&lt;/select&gt;</text:p>
      <text:p text:style-name="P1"><text:s text:c="20"/>&lt;/div&gt;</text:p>
      <text:p text:style-name="P1"><text:s text:c="20"/>&lt;div className="filter-item"&gt;</text:p>
      <text:p text:style-name="P1"><text:s text:c="22"/>&lt;label htmlFor="chartType"&gt;Preferred Chart Type&lt;/label&gt;</text:p>
      <text:p text:style-name="P1"><text:s text:c="22"/>&lt;select </text:p>
      <text:p text:style-name="P1"><text:s text:c="24"/>id="chartType" </text:p>
      <text:p text:style-name="P1"><text:s text:c="24"/>className="styled-select" </text:p>
      <text:p text:style-name="P1"><text:s text:c="24"/>value={userPreferences.chartType}</text:p>
      <text:p text:style-name="P1"><text:s text:c="24"/>onChange={(e) =&gt; handlePreferenceChange('chartType', e.target.value)}</text:p>
      <text:p text:style-name="P1"><text:s text:c="22"/>&gt;</text:p>
      <text:p text:style-name="P1"><text:s text:c="24"/>&lt;option value="bar"&gt;Bar Chart&lt;/option&gt;</text:p>
      <text:p text:style-name="P1"><text:s text:c="24"/>&lt;option value="line"&gt;Line Chart&lt;/option&gt;</text:p>
      <text:p text:style-name="P1"><text:s text:c="24"/>&lt;option value="pie"&gt;Pie Chart&lt;/option&gt;</text:p>
      <text:p text:style-name="P1"><text:s text:c="24"/>&lt;option value="area"&gt;Area Chart&lt;/option&gt;</text:p>
      <text:p text:style-name="P1"><text:s text:c="22"/>&lt;/select&gt;</text:p>
      <text:p text:style-name="P1"><text:soft-page-break/><text:s text:c="20"/>&lt;/div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&lt;div style={{ marginBottom: '2rem' }}&gt;</text:p>
      <text:p text:style-name="P1"><text:s text:c="18"/>&lt;h3&gt;&lt;i className="fas fa-sync-alt"&gt;&lt;/i&gt; Data Settings&lt;/h3&gt;</text:p>
      <text:p text:style-name="P1"><text:s text:c="18"/>&lt;div style={{ marginTop: '1rem' }}&gt;</text:p>
      <text:p text:style-name="P1"><text:s text:c="20"/>&lt;div className="filter-item"&gt;</text:p>
      <text:p text:style-name="P1"><text:s text:c="22"/>&lt;label htmlFor="dataRefreshInterval"&gt;Data Refresh Interval&lt;/label&gt;</text:p>
      <text:p text:style-name="P1"><text:s text:c="22"/>&lt;select </text:p>
      <text:p text:style-name="P1"><text:s text:c="24"/>id="dataRefreshInterval" </text:p>
      <text:p text:style-name="P1"><text:s text:c="24"/>className="styled-select" </text:p>
      <text:p text:style-name="P1"><text:s text:c="24"/>value={userPreferences.dataRefreshInterval}</text:p>
      <text:p text:style-name="P1"><text:s text:c="24"/>onChange={(e) =&gt; handlePreferenceChange('dataRefreshInterval', e.target.value)}</text:p>
      <text:p text:style-name="P1"><text:s text:c="22"/>&gt;</text:p>
      <text:p text:style-name="P1"><text:s text:c="24"/>&lt;option value="manual"&gt;Manual Only&lt;/option&gt;</text:p>
      <text:p text:style-name="P1"><text:s text:c="24"/>&lt;option value="1h"&gt;Every Hour&lt;/option&gt;</text:p>
      <text:p text:style-name="P1"><text:s text:c="24"/>&lt;option value="6h"&gt;Every 6 Hours&lt;/option&gt;</text:p>
      <text:p text:style-name="P1"><text:s text:c="24"/>&lt;option value="12h"&gt;Every 12 Hours&lt;/option&gt;</text:p>
      <text:p text:style-name="P1"><text:s text:c="24"/>&lt;option value="24h"&gt;Daily&lt;/option&gt;</text:p>
      <text:p text:style-name="P1"><text:s text:c="22"/>&lt;/select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</text:p>
      <text:p text:style-name="P1"><text:s text:c="26"/>type="checkbox" </text:p>
      <text:p text:style-name="P1"><text:s text:c="26"/>checked={userPreferences.autoExport}</text:p>
      <text:p text:style-name="P1"><text:s text:c="26"/>onChange={(e) =&gt; handlePreferenceChange('autoExport', e.target.checked)}</text:p>
      <text:p text:style-name="P1"><text:s text:c="24"/>/&gt;</text:p>
      <text:p text:style-name="P1"><text:s text:c="24"/>Auto-Export Data Daily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</text:p>
      <text:p text:style-name="P1"><text:s text:c="24"/>Show Data Labels on Chart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</text:p>
      <text:p text:style-name="P1"><text:s text:c="24"/>Enable Animations</text:p>
      <text:p text:style-name="P1"><text:s text:c="22"/>&lt;/label&gt;</text:p>
      <text:p text:style-name="P1"><text:s text:c="20"/>&lt;/div&gt;</text:p>
      <text:p text:style-name="P1"><text:s text:c="18"/>&lt;/div&gt;</text:p>
      <text:p text:style-name="P1"><text:s text:c="16"/>&lt;/div&gt;</text:p>
      <text:p text:style-name="P1"><text:s text:c="16"/></text:p>
      <text:p text:style-name="P1"><text:s text:c="16"/>&lt;div style={{ marginTop: '2rem' }}&gt;</text:p>
      <text:p text:style-name="P1"><text:s text:c="18"/>&lt;button className="btn primary-btn"&gt;</text:p>
      <text:p text:style-name="P1"><text:soft-page-break/><text:s text:c="20"/>&lt;i className="fas fa-save"&gt;&lt;/i&gt; Save Preferences</text:p>
      <text:p text:style-name="P1"><text:s text:c="18"/>&lt;/button&gt;</text:p>
      <text:p text:style-name="P1"><text:s text:c="18"/>&lt;button className="btn secondary-btn" style={{ marginLeft: '1rem' }}&gt;</text:p>
      <text:p text:style-name="P1"><text:s text:c="20"/>&lt;i className="fas fa-undo"&gt;&lt;/i&gt; Reset to Default</text:p>
      <text:p text:style-name="P1"><text:s text:c="18"/>&lt;/button&gt;</text:p>
      <text:p text:style-name="P1"><text:s text:c="16"/>&lt;/div&gt;</text:p>
      <text:p text:style-name="P1"><text:s text:c="14"/>&lt;/div&gt;</text:p>
      <text:p text:style-name="P1"><text:s text:c="12"/>&lt;/div&gt;</text:p>
      <text:p text:style-name="P1"><text:s text:c="10"/>)}</text:p>
      <text:p text:style-name="P1"><text:s text:c="8"/>&lt;/main&gt;</text:p>
      <text:p text:style-name="P1"/>
      <text:p text:style-name="P1"><text:s text:c="8"/>{/* Data Dimensions Sidebar */}</text:p>
      <text:p text:style-name="P1"><text:s text:c="8"/>&lt;aside className="data-dimensions"&gt;</text:p>
      <text:p text:style-name="P1"><text:s text:c="10"/>&lt;div className="filter-header"&gt;</text:p>
      <text:p text:style-name="P1"><text:s text:c="12"/>&lt;h3&gt;&lt;i className="fas fa-filter"&gt;&lt;/i&gt; Data Filters&lt;/h3&gt;</text:p>
      <text:p text:style-name="P1"><text:s text:c="10"/>&lt;/div&gt;</text:p>
      <text:p text:style-name="P1"><text:s text:c="10"/>&lt;div className="filter-body"&gt;</text:p>
      <text:p text:style-name="P1"><text:s text:c="12"/>&lt;div className="filter-section"&gt;</text:p>
      <text:p text:style-name="P1"><text:s text:c="14"/>&lt;h4&gt;&lt;i className="fas fa-sliders-h"&gt;&lt;/i&gt; Filter Dimensions&lt;/h4&gt;</text:p>
      <text:p text:style-name="P1"><text:s text:c="14"/></text:p>
      <text:p text:style-name="P1"><text:s text:c="14"/>&lt;div className="filter-item"&gt;</text:p>
      <text:p text:style-name="P1"><text:s text:c="16"/>&lt;label htmlFor="ageGroup"&gt;Age Group&lt;/label&gt;</text:p>
      <text:p text:style-name="P1"><text:s text:c="16"/>&lt;select </text:p>
      <text:p text:style-name="P1"><text:s text:c="18"/>id="ageGroup" </text:p>
      <text:p text:style-name="P1"><text:s text:c="18"/>className="styled-select"</text:p>
      <text:p text:style-name="P1"><text:s text:c="18"/>value={selectedFilters.ageGroup}</text:p>
      <text:p text:style-name="P1"><text:s text:c="18"/>onChange={(e) =&gt; handleFilterChange('ageGroup', e.target.value)}</text:p>
      <text:p text:style-name="P1"><text:s text:c="16"/>&gt;</text:p>
      <text:p text:style-name="P1"><text:s text:c="18"/>&lt;option value="all"&gt;All Age Groups&lt;/option&gt;</text:p>
      <text:p text:style-name="P1"><text:s text:c="18"/>&lt;option value="0-18"&gt;0-18 years&lt;/option&gt;</text:p>
      <text:p text:style-name="P1"><text:s text:c="18"/>&lt;option value="19-35"&gt;19-35 years&lt;/option&gt;</text:p>
      <text:p text:style-name="P1"><text:s text:c="18"/>&lt;option value="36-50"&gt;36-50 years&lt;/option&gt;</text:p>
      <text:p text:style-name="P1"><text:s text:c="18"/>&lt;option value="51-65"&gt;51-65 years&lt;/option&gt;</text:p>
      <text:p text:style-name="P1"><text:s text:c="18"/>&lt;option value="65+"&gt;65+ years&lt;/option&gt;</text:p>
      <text:p text:style-name="P1"><text:s text:c="16"/>&lt;/select&gt;</text:p>
      <text:p text:style-name="P1"><text:s text:c="14"/>&lt;/div&gt;</text:p>
      <text:p text:style-name="P1"><text:s text:c="14"/></text:p>
      <text:p text:style-name="P1"><text:s text:c="14"/>&lt;div className="filter-item"&gt;</text:p>
      <text:p text:style-name="P1"><text:s text:c="16"/>&lt;label htmlFor="gender"&gt;Gender&lt;/label&gt;</text:p>
      <text:p text:style-name="P1"><text:s text:c="16"/>&lt;select </text:p>
      <text:p text:style-name="P1"><text:s text:c="18"/>id="gender" </text:p>
      <text:p text:style-name="P1"><text:s text:c="18"/>className="styled-select"</text:p>
      <text:p text:style-name="P1"><text:s text:c="18"/>value={selectedFilters.gender}</text:p>
      <text:p text:style-name="P1"><text:s text:c="18"/>onChange={(e) =&gt; handleFilterChange('gender', e.target.value)}</text:p>
      <text:p text:style-name="P1"><text:s text:c="16"/>&gt;</text:p>
      <text:p text:style-name="P1"><text:s text:c="18"/>&lt;option value="all"&gt;All Genders&lt;/option&gt;</text:p>
      <text:p text:style-name="P1"><text:s text:c="18"/>&lt;option value="male"&gt;Male&lt;/option&gt;</text:p>
      <text:p text:style-name="P1"><text:s text:c="18"/>&lt;option value="female"&gt;Female&lt;/option&gt;</text:p>
      <text:p text:style-name="P1"><text:s text:c="18"/>&lt;option value="other"&gt;Other&lt;/option&gt;</text:p>
      <text:p text:style-name="P1"><text:soft-page-break/><text:s text:c="16"/>&lt;/select&gt;</text:p>
      <text:p text:style-name="P1"><text:s text:c="14"/>&lt;/div&gt;</text:p>
      <text:p text:style-name="P1"><text:s text:c="14"/></text:p>
      <text:p text:style-name="P1"><text:s text:c="14"/>&lt;div className="filter-item"&gt;</text:p>
      <text:p text:style-name="P1"><text:s text:c="16"/>&lt;label htmlFor="race"&gt;Race/Ethnicity&lt;/label&gt;</text:p>
      <text:p text:style-name="P1"><text:s text:c="16"/>&lt;select </text:p>
      <text:p text:style-name="P1"><text:s text:c="18"/>id="race" </text:p>
      <text:p text:style-name="P1"><text:s text:c="18"/>className="styled-select"</text:p>
      <text:p text:style-name="P1"><text:s text:c="18"/>value={selectedFilters.race}</text:p>
      <text:p text:style-name="P1"><text:s text:c="18"/>onChange={(e) =&gt; handleFilterChange('race', e.target.value)}</text:p>
      <text:p text:style-name="P1"><text:s text:c="16"/>&gt;</text:p>
      <text:p text:style-name="P1"><text:s text:c="18"/>&lt;option value="all"&gt;All Races&lt;/option&gt;</text:p>
      <text:p text:style-name="P1"><text:s text:c="18"/>&lt;option value="white"&gt;White&lt;/option&gt;</text:p>
      <text:p text:style-name="P1"><text:s text:c="18"/>&lt;option value="black"&gt;Black&lt;/option&gt;</text:p>
      <text:p text:style-name="P1"><text:s text:c="18"/>&lt;option value="asian"&gt;Asian&lt;/option&gt;</text:p>
      <text:p text:style-name="P1"><text:s text:c="18"/>&lt;option value="hispanic"&gt;Hispanic&lt;/option&gt;</text:p>
      <text:p text:style-name="P1"><text:s text:c="18"/>&lt;option value="other"&gt;Other&lt;/option&gt;</text:p>
      <text:p text:style-name="P1"><text:s text:c="16"/>&lt;/select&gt;</text:p>
      <text:p text:style-name="P1"><text:s text:c="14"/>&lt;/div&gt;</text:p>
      <text:p text:style-name="P1"><text:s text:c="14"/></text:p>
      <text:p text:style-name="P1"><text:s text:c="14"/>&lt;div className="filter-item"&gt;</text:p>
      <text:p text:style-name="P1"><text:s text:c="16"/>&lt;label htmlFor="condition"&gt;Condition&lt;/label&gt;</text:p>
      <text:p text:style-name="P1"><text:s text:c="16"/>&lt;select </text:p>
      <text:p text:style-name="P1"><text:s text:c="18"/>id="condition" </text:p>
      <text:p text:style-name="P1"><text:s text:c="18"/>className="styled-select"</text:p>
      <text:p text:style-name="P1"><text:s text:c="18"/>value={selectedFilters.condition}</text:p>
      <text:p text:style-name="P1"><text:s text:c="18"/>onChange={(e) =&gt; handleFilterChange('condition', e.target.value)}</text:p>
      <text:p text:style-name="P1"><text:s text:c="16"/>&gt;</text:p>
      <text:p text:style-name="P1"><text:s text:c="18"/>&lt;option value="all"&gt;All Conditions&lt;/option&gt;</text:p>
      <text:p text:style-name="P1"><text:s text:c="18"/>&lt;option value="diabetes"&gt;Diabetes&lt;/option&gt;</text:p>
      <text:p text:style-name="P1"><text:s text:c="18"/>&lt;option value="hypertension"&gt;Hypertension&lt;/option&gt;</text:p>
      <text:p text:style-name="P1"><text:s text:c="18"/>&lt;option value="asthma"&gt;Asthma&lt;/option&gt;</text:p>
      <text:p text:style-name="P1"><text:s text:c="18"/>&lt;option value="heart"&gt;Heart Conditions&lt;/option&gt;</text:p>
      <text:p text:style-name="P1"><text:s text:c="18"/>&lt;option value="cancer"&gt;Cancer&lt;/option&gt;</text:p>
      <text:p text:style-name="P1"><text:s text:c="16"/>&lt;/select&gt;</text:p>
      <text:p text:style-name="P1"><text:s text:c="14"/>&lt;/div&gt;</text:p>
      <text:p text:style-name="P1"><text:s text:c="14"/></text:p>
      <text:p text:style-name="P1"><text:s text:c="14"/>&lt;div className="filter-item"&gt;</text:p>
      <text:p text:style-name="P1"><text:s text:c="16"/>&lt;label htmlFor="location"&gt;Location&lt;/label&gt;</text:p>
      <text:p text:style-name="P1"><text:s text:c="16"/>&lt;select </text:p>
      <text:p text:style-name="P1"><text:s text:c="18"/>id="location" </text:p>
      <text:p text:style-name="P1"><text:s text:c="18"/>className="styled-select"</text:p>
      <text:p text:style-name="P1"><text:s text:c="18"/>value={selectedFilters.location}</text:p>
      <text:p text:style-name="P1"><text:s text:c="18"/>onChange={(e) =&gt; handleFilterChange('location', e.target.value)}</text:p>
      <text:p text:style-name="P1"><text:s text:c="16"/>&gt;</text:p>
      <text:p text:style-name="P1"><text:s text:c="18"/>&lt;option value="all"&gt;All Locations&lt;/option&gt;</text:p>
      <text:p text:style-name="P1"><text:s text:c="18"/>&lt;option value="hayward"&gt;Hayward&lt;/option&gt;</text:p>
      <text:p text:style-name="P1"><text:s text:c="18"/>&lt;option value="oakland"&gt;Oakland&lt;/option&gt;</text:p>
      <text:p text:style-name="P1"><text:s text:c="18"/>&lt;option value="san_francisco"&gt;San Francisco&lt;/option&gt;</text:p>
      <text:p text:style-name="P1"><text:soft-page-break/><text:s text:c="18"/>&lt;option value="palo_alto"&gt;Palo Alto&lt;/option&gt;</text:p>
      <text:p text:style-name="P1"><text:s text:c="18"/>&lt;option value="san_jose"&gt;San Jose&lt;/option&gt;</text:p>
      <text:p text:style-name="P1"><text:s text:c="16"/>&lt;/select&gt;</text:p>
      <text:p text:style-name="P1"><text:s text:c="14"/>&lt;/div&gt;</text:p>
      <text:p text:style-name="P1"><text:s text:c="14"/></text:p>
      <text:p text:style-name="P1"><text:s text:c="14"/>&lt;div className="filter-item"&gt;</text:p>
      <text:p text:style-name="P1"><text:s text:c="16"/>&lt;label htmlFor="costRange"&gt;Cost Range&lt;/label&gt;</text:p>
      <text:p text:style-name="P1"><text:s text:c="16"/>&lt;select </text:p>
      <text:p text:style-name="P1"><text:s text:c="18"/>id="costRange" </text:p>
      <text:p text:style-name="P1"><text:s text:c="18"/>className="styled-select"</text:p>
      <text:p text:style-name="P1"><text:s text:c="18"/>value={selectedFilters.costRange}</text:p>
      <text:p text:style-name="P1"><text:s text:c="18"/>onChange={(e) =&gt; handleFilterChange('costRange', e.target.value)}</text:p>
      <text:p text:style-name="P1"><text:s text:c="16"/>&gt;</text:p>
      <text:p text:style-name="P1"><text:s text:c="18"/>&lt;option value="all"&gt;All Cost Ranges&lt;/option&gt;</text:p>
      <text:p text:style-name="P1"><text:s text:c="18"/>&lt;option value="low"&gt;Low (&amp;lt; $1,000)&lt;/option&gt;</text:p>
      <text:p text:style-name="P1"><text:s text:c="18"/>&lt;option value="medium"&gt;Medium ($1,000 - $5,000)&lt;/option&gt;</text:p>
      <text:p text:style-name="P1"><text:s text:c="18"/>&lt;option value="high"&gt;High (&amp;gt; $5,000)&lt;/option&gt;</text:p>
      <text:p text:style-name="P1"><text:s text:c="16"/>&lt;/select&gt;</text:p>
      <text:p text:style-name="P1"><text:s text:c="14"/>&lt;/div&gt;</text:p>
      <text:p text:style-name="P1"><text:s text:c="14"/></text:p>
      <text:p text:style-name="P1"><text:s text:c="14"/>&lt;div className="filter-item"&gt;</text:p>
      <text:p text:style-name="P1"><text:s text:c="16"/>&lt;label htmlFor="dateRange"&gt;Date Range&lt;/label&gt;</text:p>
      <text:p text:style-name="P1"><text:s text:c="16"/>&lt;select </text:p>
      <text:p text:style-name="P1"><text:s text:c="18"/>id="dateRange" </text:p>
      <text:p text:style-name="P1"><text:s text:c="18"/>className="styled-select"</text:p>
      <text:p text:style-name="P1"><text:s text:c="18"/>value={selectedFilters.dateRange}</text:p>
      <text:p text:style-name="P1"><text:s text:c="18"/>onChange={(e) =&gt; handleFilterChange('dateRange', e.target.value)}</text:p>
      <text:p text:style-name="P1"><text:s text:c="16"/>&gt;</text:p>
      <text:p text:style-name="P1"><text:s text:c="18"/>&lt;option value="all"&gt;All Dates&lt;/option&gt;</text:p>
      <text:p text:style-name="P1"><text:s text:c="18"/>&lt;option value="current_month"&gt;Current Month&lt;/option&gt;</text:p>
      <text:p text:style-name="P1"><text:s text:c="18"/>&lt;option value="last_month"&gt;Last Month&lt;/option&gt;</text:p>
      <text:p text:style-name="P1"><text:s text:c="18"/>&lt;option value="last_3_months"&gt;Last 3 Months&lt;/option&gt;</text:p>
      <text:p text:style-name="P1"><text:s text:c="18"/>&lt;option value="last_6_months"&gt;Last 6 Months&lt;/option&gt;</text:p>
      <text:p text:style-name="P1"><text:s text:c="18"/>&lt;option value="last_year"&gt;Last Year&lt;/option&gt;</text:p>
      <text:p text:style-name="P1"><text:s text:c="16"/>&lt;/select&gt;</text:p>
      <text:p text:style-name="P1"><text:s text:c="14"/>&lt;/div&gt;</text:p>
      <text:p text:style-name="P1"><text:s text:c="12"/>&lt;/div&gt;</text:p>
      <text:p text:style-name="P1"><text:s text:c="12"/></text:p>
      <text:p text:style-name="P1"><text:s text:c="12"/>&lt;div className="filter-actions"&gt;</text:p>
      <text:p text:style-name="P1"><text:s text:c="14"/>&lt;button className="btn primary-btn" onClick={applyFilters}&gt;</text:p>
      <text:p text:style-name="P1"><text:s text:c="16"/>Apply Filters</text:p>
      <text:p text:style-name="P1"><text:s text:c="14"/>&lt;/button&gt;</text:p>
      <text:p text:style-name="P1"><text:s text:c="14"/>&lt;button className="btn secondary-btn" onClick={resetFilters}&gt;</text:p>
      <text:p text:style-name="P1"><text:s text:c="16"/>Reset</text:p>
      <text:p text:style-name="P1"><text:s text:c="14"/>&lt;/button&gt;</text:p>
      <text:p text:style-name="P1"><text:s text:c="12"/>&lt;/div&gt;</text:p>
      <text:p text:style-name="P1"><text:s text:c="10"/>&lt;/div&gt;</text:p>
      <text:p text:style-name="P1"><text:s text:c="10"/></text:p>
      <text:p text:style-name="P1"><text:s text:c="10"/>&lt;div className="filter-footer"&gt;</text:p>
      <text:p text:style-name="P1"><text:soft-page-break/><text:s text:c="12"/>&lt;div className="selected-filters"&gt;</text:p>
      <text:p text:style-name="P1"><text:s text:c="14"/>&lt;h4&gt;Selected Filters&lt;/h4&gt;</text:p>
      <text:p text:style-name="P1"><text:s text:c="14"/>&lt;div className="filter-tags"&gt;</text:p>
      <text:p text:style-name="P1"><text:s text:c="16"/>{Object.entries(selectedFilters).map(([key, value]) =&gt; </text:p>
      <text:p text:style-name="P1"><text:s text:c="18"/>value !== 'all' ? (</text:p>
      <text:p text:style-name="P1"><text:s text:c="20"/>&lt;div </text:p>
      <text:p text:style-name="P1"><text:s text:c="22"/>key={key} </text:p>
      <text:p text:style-name="P1"><text:s text:c="22"/>className="filter-tag"</text:p>
      <text:p text:style-name="P1"><text:s text:c="22"/>onClick={() =&gt; handleFilterChange(key, 'all')}</text:p>
      <text:p text:style-name="P1"><text:s text:c="20"/>&gt;</text:p>
      <text:p text:style-name="P1"><text:s text:c="22"/>{getFilterLabel(key)}: {value} &lt;i className="fas fa-times"&gt;&lt;/i&gt;</text:p>
      <text:p text:style-name="P1"><text:s text:c="20"/>&lt;/div&gt;</text:p>
      <text:p text:style-name="P1"><text:s text:c="18"/>) : null</text:p>
      <text:p text:style-name="P1"><text:s text:c="16"/>)}</text:p>
      <text:p text:style-name="P1"><text:s text:c="16"/>{Object.values(selectedFilters).every(value =&gt; value === 'all') &amp;&amp; </text:p>
      <text:p text:style-name="P1"><text:s text:c="18"/>&lt;span&gt;No filters selected&lt;/span&gt;</text:p>
      <text:p text:style-name="P1"><text:s text:c="16"/>}</text:p>
      <text:p text:style-name="P1"><text:s text:c="14"/>&lt;/div&gt;</text:p>
      <text:p text:style-name="P1"><text:s text:c="12"/>&lt;/div&gt;</text:p>
      <text:p text:style-name="P1"><text:s text:c="10"/>&lt;/div&gt;</text:p>
      <text:p text:style-name="P1"><text:s text:c="8"/>&lt;/aside&gt;</text:p>
      <text:p text:style-name="P1"><text:s text:c="6"/>&lt;/div&gt;</text:p>
      <text:p text:style-name="P1"/>
      <text:p text:style-name="P1"><text:s text:c="6"/>{/* Help Modal */}</text:p>
      <text:p text:style-name="P1"><text:s text:c="6"/>{showHelp &amp;&amp; (</text:p>
      <text:p text:style-name="P1"><text:s text:c="8"/>&lt;div className="modal-overlay"&gt;</text:p>
      <text:p text:style-name="P1"><text:s text:c="10"/>&lt;div className="modal-content"&gt;</text:p>
      <text:p text:style-name="P1"><text:s text:c="12"/>&lt;div className="modal-header"&gt;</text:p>
      <text:p text:style-name="P1"><text:s text:c="14"/>&lt;h2&gt;&lt;i className="fas fa-question-circle"&gt;&lt;/i&gt; Help &amp; Documentation&lt;/h2&gt;</text:p>
      <text:p text:style-name="P1"><text:s text:c="14"/>&lt;span className="close-btn" onClick={() =&gt; setShowHelp(false)}&gt;&amp;times;&lt;/span&gt;</text:p>
      <text:p text:style-name="P1"><text:s text:c="12"/>&lt;/div&gt;</text:p>
      <text:p text:style-name="P1"><text:s text:c="12"/>&lt;div className="help-content"&gt;</text:p>
      <text:p text:style-name="P1"><text:s text:c="14"/>&lt;div className="help-section"&gt;</text:p>
      <text:p text:style-name="P1"><text:s text:c="16"/>&lt;h3&gt;Getting Started&lt;/h3&gt;</text:p>
      <text:p text:style-name="P1"><text:s text:c="16"/>&lt;p&gt;</text:p>
      <text:p text:style-name="P1"><text:s text:c="18"/>The Healthcare Cost Prediction Dashboard provides insights into healthcare costs, trends, and predictions. </text:p>
      <text:p text:style-name="P1"><text:s text:c="18"/>Use the navigation menu on the left to switch between different views.</text:p>
      <text:p text:style-name="P1"><text:s text:c="16"/>&lt;/p&gt;</text:p>
      <text:p text:style-name="P1"><text:s text:c="16"/>&lt;ul&gt;</text:p>
      <text:p text:style-name="P1"><text:s text:c="18"/>&lt;li&gt;&lt;strong&gt;Overview:&lt;/strong&gt; See all key metrics and charts at a glance&lt;/li&gt;</text:p>
      <text:p text:style-name="P1"><text:s text:c="18"/>&lt;li&gt;&lt;strong&gt;Cost Analysis:&lt;/strong&gt; Detailed breakdown of healthcare costs by various dimensions&lt;/li&gt;</text:p>
      <text:p text:style-name="P1"><text:s text:c="18"/>&lt;li&gt;&lt;strong&gt;Claims:&lt;/strong&gt; View and analyze individual claims data&lt;/li&gt;</text:p>
      <text:p text:style-name="P1"><text:s text:c="18"/>&lt;li&gt;&lt;strong&gt;Prediction:&lt;/strong&gt; Access cost prediction tools based on patient profiles and conditions&lt;/li&gt;</text:p>
      <text:p text:style-name="P1"><text:s text:c="18"/>&lt;li&gt;&lt;strong&gt;Settings:&lt;/strong&gt; Customize your user profile, notifications, and preferences&lt;/li&gt;</text:p>
      <text:p text:style-name="P1"><text:s text:c="16"/>&lt;/ul&gt;</text:p>
      <text:p text:style-name="P1"><text:soft-page-break/><text:s text:c="14"/>&lt;/div&gt;</text:p>
      <text:p text:style-name="P1"><text:s text:c="14"/>&lt;div className="help-section"&gt;</text:p>
      <text:p text:style-name="P1"><text:s text:c="16"/>&lt;h3&gt;Using Filters&lt;/h3&gt;</text:p>
      <text:p text:style-name="P1"><text:s text:c="16"/>&lt;p&gt;</text:p>
      <text:p text:style-name="P1"><text:s text:c="18"/>Use the filters panel on the right to narrow down data by:</text:p>
      <text:p text:style-name="P1"><text:s text:c="16"/>&lt;/p&gt;</text:p>
      <text:p text:style-name="P1"><text:s text:c="16"/>&lt;ul&gt;</text:p>
      <text:p text:style-name="P1"><text:s text:c="18"/>&lt;li&gt;Age Group&lt;/li&gt;</text:p>
      <text:p text:style-name="P1"><text:s text:c="18"/>&lt;li&gt;Gender&lt;/li&gt;</text:p>
      <text:p text:style-name="P1"><text:s text:c="18"/>&lt;li&gt;Race/Ethnicity&lt;/li&gt;</text:p>
      <text:p text:style-name="P1"><text:s text:c="18"/>&lt;li&gt;Condition&lt;/li&gt;</text:p>
      <text:p text:style-name="P1"><text:s text:c="18"/>&lt;li&gt;Location&lt;/li&gt;</text:p>
      <text:p text:style-name="P1"><text:s text:c="18"/>&lt;li&gt;Cost Range&lt;/li&gt;</text:p>
      <text:p text:style-name="P1"><text:s text:c="18"/>&lt;li&gt;Date Range&lt;/li&gt;</text:p>
      <text:p text:style-name="P1"><text:s text:c="16"/>&lt;/ul&gt;</text:p>
      <text:p text:style-name="P1"><text:s text:c="16"/>&lt;p&gt;Click "Apply Filters" to update visualizations or "Reset" to clear all filters.&lt;/p&gt;</text:p>
      <text:p text:style-name="P1"><text:s text:c="14"/>&lt;/div&gt;</text:p>
      <text:p text:style-name="P1"><text:s text:c="14"/>&lt;div className="help-section"&gt;</text:p>
      <text:p text:style-name="P1"><text:s text:c="16"/>&lt;h3&gt;Exporting Data&lt;/h3&gt;</text:p>
      <text:p text:style-name="P1"><text:s text:c="16"/>&lt;p&gt;</text:p>
      <text:p text:style-name="P1"><text:s text:c="18"/>Click the "Export" button in the top-right corner to download data in various formats:</text:p>
      <text:p text:style-name="P1"><text:s text:c="16"/>&lt;/p&gt;</text:p>
      <text:p text:style-name="P1"><text:s text:c="16"/>&lt;ul&gt;</text:p>
      <text:p text:style-name="P1"><text:s text:c="18"/>&lt;li&gt;&lt;strong&gt;JSON:&lt;/strong&gt; For data processing and integration&lt;/li&gt;</text:p>
      <text:p text:style-name="P1"><text:s text:c="18"/>&lt;li&gt;&lt;strong&gt;CSV:&lt;/strong&gt; For spreadsheet analysis&lt;/li&gt;</text:p>
      <text:p text:style-name="P1"><text:s text:c="18"/>&lt;li&gt;&lt;strong&gt;Excel:&lt;/strong&gt; For detailed data manipulation&lt;/li&gt;</text:p>
      <text:p text:style-name="P1"><text:s text:c="18"/>&lt;li&gt;&lt;strong&gt;PDF:&lt;/strong&gt; For reporting and sharing&lt;/li&gt;</text:p>
      <text:p text:style-name="P1"><text:s text:c="16"/>&lt;/ul&gt;</text:p>
      <text:p text:style-name="P1"><text:s text:c="14"/>&lt;/div&gt;</text:p>
      <text:p text:style-name="P1"><text:s text:c="14"/>&lt;div className="help-section"&gt;</text:p>
      <text:p text:style-name="P1"><text:s text:c="16"/>&lt;h3&gt;Cost Prediction&lt;/h3&gt;</text:p>
      <text:p text:style-name="P1"><text:s text:c="16"/>&lt;p&gt;</text:p>
      <text:p text:style-name="P1"><text:s text:c="18"/>The prediction engine uses historical data and machine learning to forecast healthcare costs.</text:p>
      <text:p text:style-name="P1"><text:s text:c="18"/>Enter patient parameters such as age, gender, and condition to generate personalized predictions.</text:p>
      <text:p text:style-name="P1"><text:s text:c="16"/>&lt;/p&gt;</text:p>
      <text:p text:style-name="P1"><text:s text:c="14"/>&lt;/div&gt;</text:p>
      <text:p text:style-name="P1"><text:s text:c="14"/>&lt;div className="help-section"&gt;</text:p>
      <text:p text:style-name="P1"><text:s text:c="16"/>&lt;h3&gt;Need More Help?&lt;/h3&gt;</text:p>
      <text:p text:style-name="P1"><text:s text:c="16"/>&lt;p&gt;</text:p>
      <text:p text:style-name="P1"><text:s text:c="18"/>For additional support, please contact our technical support team at support@healthcare-dashboard.com or</text:p>
      <text:p text:style-name="P1"><text:s text:c="18"/>call (800) 555-1234 during business hours.</text:p>
      <text:p text:style-name="P1"><text:s text:c="16"/>&lt;/p&gt;</text:p>
      <text:p text:style-name="P1"><text:s text:c="14"/>&lt;/div&gt;</text:p>
      <text:p text:style-name="P1"><text:s text:c="12"/>&lt;/div&gt;</text:p>
      <text:p text:style-name="P1"><text:s text:c="10"/>&lt;/div&gt;</text:p>
      <text:p text:style-name="P1"><text:s text:c="8"/>&lt;/div&gt;</text:p>
      <text:p text:style-name="P1"><text:s text:c="6"/>)}</text:p>
      <text:p text:style-name="P1"><text:soft-page-break/></text:p>
      <text:p text:style-name="P1"><text:s text:c="6"/>{/* Export Modal */}</text:p>
      <text:p text:style-name="P1"><text:s text:c="6"/>{showExport &amp;&amp; (</text:p>
      <text:p text:style-name="P1"><text:s text:c="8"/>&lt;div className="modal-overlay"&gt;</text:p>
      <text:p text:style-name="P1"><text:s text:c="10"/>&lt;div className="modal-content"&gt;</text:p>
      <text:p text:style-name="P1"><text:s text:c="12"/>&lt;div className="modal-header"&gt;</text:p>
      <text:p text:style-name="P1"><text:s text:c="14"/>&lt;h2&gt;&lt;i className="fas fa-download"&gt;&lt;/i&gt; Export Dashboard Data&lt;/h2&gt;</text:p>
      <text:p text:style-name="P1"><text:s text:c="14"/>&lt;span className="close-btn" onClick={() =&gt; setShowExport(false)}&gt;&amp;times;&lt;/span&gt;</text:p>
      <text:p text:style-name="P1"><text:s text:c="12"/>&lt;/div&gt;</text:p>
      <text:p text:style-name="P1"><text:s text:c="12"/>&lt;div&gt;</text:p>
      <text:p text:style-name="P1"><text:s text:c="14"/>&lt;div className="export-options"&gt;</text:p>
      <text:p text:style-name="P1"><text:s text:c="16"/>&lt;div </text:p>
      <text:p text:style-name="P1"><text:s text:c="18"/>className={`export-option ${exportFormat === 'json' ? 'active' : ''}`}</text:p>
      <text:p text:style-name="P1"><text:s text:c="18"/>onClick={() =&gt; setExportFormat('json')}</text:p>
      <text:p text:style-name="P1"><text:s text:c="16"/>&gt;</text:p>
      <text:p text:style-name="P1"><text:s text:c="18"/>&lt;i className="fas fa-file-code"&gt;&lt;/i&gt;</text:p>
      <text:p text:style-name="P1"><text:s text:c="18"/>&lt;div&gt;JSON&lt;/div&gt;</text:p>
      <text:p text:style-name="P1"><text:s text:c="16"/>&lt;/div&gt;</text:p>
      <text:p text:style-name="P1"><text:s text:c="16"/>&lt;div </text:p>
      <text:p text:style-name="P1"><text:s text:c="18"/>className={`export-option ${exportFormat === 'csv' ? 'active' : ''}`}</text:p>
      <text:p text:style-name="P1"><text:s text:c="18"/>onClick={() =&gt; setExportFormat('csv')}</text:p>
      <text:p text:style-name="P1"><text:s text:c="16"/>&gt;</text:p>
      <text:p text:style-name="P1"><text:s text:c="18"/>&lt;i className="fas fa-file-csv"&gt;&lt;/i&gt;</text:p>
      <text:p text:style-name="P1"><text:s text:c="18"/>&lt;div&gt;CSV&lt;/div&gt;</text:p>
      <text:p text:style-name="P1"><text:s text:c="16"/>&lt;/div&gt;</text:p>
      <text:p text:style-name="P1"><text:s text:c="16"/>&lt;div </text:p>
      <text:p text:style-name="P1"><text:s text:c="18"/>className={`export-option ${exportFormat === 'excel' ? 'active' : ''}`}</text:p>
      <text:p text:style-name="P1"><text:s text:c="18"/>onClick={() =&gt; setExportFormat('excel')}</text:p>
      <text:p text:style-name="P1"><text:s text:c="16"/>&gt;</text:p>
      <text:p text:style-name="P1"><text:s text:c="18"/>&lt;i className="fas fa-file-excel"&gt;&lt;/i&gt;</text:p>
      <text:p text:style-name="P1"><text:s text:c="18"/>&lt;div&gt;Excel&lt;/div&gt;</text:p>
      <text:p text:style-name="P1"><text:s text:c="16"/>&lt;/div&gt;</text:p>
      <text:p text:style-name="P1"><text:s text:c="16"/>&lt;div </text:p>
      <text:p text:style-name="P1"><text:s text:c="18"/>className={`export-option ${exportFormat === 'pdf' ? 'active' : ''}`}</text:p>
      <text:p text:style-name="P1"><text:s text:c="18"/>onClick={() =&gt; setExportFormat('pdf')}</text:p>
      <text:p text:style-name="P1"><text:s text:c="16"/>&gt;</text:p>
      <text:p text:style-name="P1"><text:s text:c="18"/>&lt;i className="fas fa-file-pdf"&gt;&lt;/i&gt;</text:p>
      <text:p text:style-name="P1"><text:s text:c="18"/>&lt;div&gt;PDF&lt;/div&gt;</text:p>
      <text:p text:style-name="P1"><text:s text:c="16"/>&lt;/div&gt;</text:p>
      <text:p text:style-name="P1"><text:s text:c="14"/>&lt;/div&gt;</text:p>
      <text:p text:style-name="P1"><text:s text:c="14"/></text:p>
      <text:p text:style-name="P1"><text:s text:c="14"/>&lt;div className="export-settings"&gt;</text:p>
      <text:p text:style-name="P1"><text:s text:c="16"/>&lt;h3&gt;Export Settings&lt;/h3&gt;</text:p>
      <text:p text:style-name="P1"><text:s text:c="16"/>&lt;div className="filter-item"&gt;</text:p>
      <text:p text:style-name="P1"><text:s text:c="18"/>&lt;label&gt;</text:p>
      <text:p text:style-name="P1"><text:s text:c="20"/>&lt;input type="checkbox" defaultChecked /&gt; Include KPI metrics</text:p>
      <text:p text:style-name="P1"><text:s text:c="18"/>&lt;/label&gt;</text:p>
      <text:p text:style-name="P1"><text:s text:c="16"/>&lt;/div&gt;</text:p>
      <text:p text:style-name="P1"><text:s text:c="16"/>&lt;div className="filter-item"&gt;</text:p>
      <text:p text:style-name="P1"><text:soft-page-break/><text:s text:c="18"/>&lt;label&gt;</text:p>
      <text:p text:style-name="P1"><text:s text:c="20"/>&lt;input type="checkbox" defaultChecked /&gt; Include charts data</text:p>
      <text:p text:style-name="P1"><text:s text:c="18"/>&lt;/label&gt;</text:p>
      <text:p text:style-name="P1"><text:s text:c="16"/>&lt;/div&gt;</text:p>
      <text:p text:style-name="P1"><text:s text:c="16"/>&lt;div className="filter-item"&gt;</text:p>
      <text:p text:style-name="P1"><text:s text:c="18"/>&lt;label&gt;</text:p>
      <text:p text:style-name="P1"><text:s text:c="20"/>&lt;input type="checkbox" defaultChecked /&gt; Include claims data</text:p>
      <text:p text:style-name="P1"><text:s text:c="18"/>&lt;/label&gt;</text:p>
      <text:p text:style-name="P1"><text:s text:c="16"/>&lt;/div&gt;</text:p>
      <text:p text:style-name="P1"><text:s text:c="16"/>&lt;div className="filter-item"&gt;</text:p>
      <text:p text:style-name="P1"><text:s text:c="18"/>&lt;label&gt;</text:p>
      <text:p text:style-name="P1"><text:s text:c="20"/>&lt;input type="checkbox" defaultChecked /&gt; Include filter settings</text:p>
      <text:p text:style-name="P1"><text:s text:c="18"/>&lt;/label&gt;</text:p>
      <text:p text:style-name="P1"><text:s text:c="16"/>&lt;/div&gt;</text:p>
      <text:p text:style-name="P1"><text:s text:c="16"/></text:p>
      <text:p text:style-name="P1"><text:s text:c="16"/>{exportFormat === 'excel' &amp;&amp; (</text:p>
      <text:p text:style-name="P1"><text:s text:c="18"/>&lt;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 Include formatted table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 Auto-size columns</text:p>
      <text:p text:style-name="P1"><text:s text:c="22"/>&lt;/label&gt;</text:p>
      <text:p text:style-name="P1"><text:s text:c="20"/>&lt;/div&gt;</text:p>
      <text:p text:style-name="P1"><text:s text:c="18"/>&lt;/&gt;</text:p>
      <text:p text:style-name="P1"><text:s text:c="16"/>)}</text:p>
      <text:p text:style-name="P1"><text:s text:c="16"/></text:p>
      <text:p text:style-name="P1"><text:s text:c="16"/>{exportFormat === 'pdf' &amp;&amp; (</text:p>
      <text:p text:style-name="P1"><text:s text:c="18"/>&lt;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 Include visualizations</text:p>
      <text:p text:style-name="P1"><text:s text:c="22"/>&lt;/label&gt;</text:p>
      <text:p text:style-name="P1"><text:s text:c="20"/>&lt;/div&gt;</text:p>
      <text:p text:style-name="P1"><text:s text:c="20"/>&lt;div className="filter-item"&gt;</text:p>
      <text:p text:style-name="P1"><text:s text:c="22"/>&lt;label&gt;</text:p>
      <text:p text:style-name="P1"><text:s text:c="24"/>&lt;input type="checkbox" defaultChecked /&gt; Add page numbers</text:p>
      <text:p text:style-name="P1"><text:s text:c="22"/>&lt;/label&gt;</text:p>
      <text:p text:style-name="P1"><text:s text:c="20"/>&lt;/div&gt;</text:p>
      <text:p text:style-name="P1"><text:s text:c="18"/>&lt;/&gt;</text:p>
      <text:p text:style-name="P1"><text:s text:c="16"/>)}</text:p>
      <text:p text:style-name="P1"><text:s text:c="14"/>&lt;/div&gt;</text:p>
      <text:p text:style-name="P1"><text:s text:c="14"/></text:p>
      <text:p text:style-name="P1"><text:s text:c="14"/>&lt;div className="filter-actions"&gt;</text:p>
      <text:p text:style-name="P1"><text:s text:c="16"/>&lt;button className="btn primary-btn" onClick={exportData}&gt;</text:p>
      <text:p text:style-name="P1"><text:s text:c="18"/>&lt;i className="fas fa-download"&gt;&lt;/i&gt; Export Data ({exportFormat.toUpperCase()})</text:p>
      <text:p text:style-name="P1"><text:soft-page-break/><text:s text:c="16"/>&lt;/button&gt;</text:p>
      <text:p text:style-name="P1"><text:s text:c="16"/>&lt;button className="btn secondary-btn" onClick={() =&gt; setShowExport(false)}&gt;</text:p>
      <text:p text:style-name="P1"><text:s text:c="18"/>Cancel</text:p>
      <text:p text:style-name="P1"><text:s text:c="16"/>&lt;/button&gt;</text:p>
      <text:p text:style-name="P1"><text:s text:c="14"/>&lt;/div&gt;</text:p>
      <text:p text:style-name="P1"><text:s text:c="12"/>&lt;/div&gt;</text:p>
      <text:p text:style-name="P1"><text:s text:c="10"/>&lt;/div&gt;</text:p>
      <text:p text:style-name="P1"><text:s text:c="8"/>&lt;/div&gt;</text:p>
      <text:p text:style-name="P1"><text:s text:c="6"/>)}</text:p>
      <text:p text:style-name="P1"><text:s text:c="4"/>&lt;/div&gt;</text:p>
      <text:p text:style-name="P1"><text:s text:c="2"/>);</text:p>
      <text:p text:style-name="P1">};</text:p>
      <text:p text:style-name="P1"/>
      <text:p text:style-name="P1">export default HealthcareDashboard;</text:p>
      <text:p text:style-name="P1"/>
      <text:p text:style-name="P1"/>
      <text:p text:style-name="P1">index.css</text:p>
      <text:p text:style-name="P1"/>
      <text:p text:style-name="P4"><text:span text:style-name="T22">body</text:span> {</text:p>
      <text:p text:style-name="P5">  <text:span text:style-name="T12">margin</text:span><text:span text:style-name="T15">: </text:span><text:span text:style-name="T18">0</text:span><text:span text:style-name="T15">;</text:span></text:p>
      <text:p text:style-name="P5">  <text:span text:style-name="T12">padding</text:span><text:span text:style-name="T15">: </text:span><text:span text:style-name="T18">0</text:span><text:span text:style-name="T15">;</text:span></text:p>
      <text:p text:style-name="P5">  <text:span text:style-name="T12">font-family</text:span><text:span text:style-name="T15">: </text:span><text:span text:style-name="T10">'Poppins'</text:span><text:span text:style-name="T15">, -apple-system, BlinkMacSystemFont, </text:span><text:span text:style-name="T10">'Segoe UI'</text:span><text:span text:style-name="T15">, </text:span><text:span text:style-name="T10">'Roboto'</text:span><text:span text:style-name="T15">, </text:span><text:span text:style-name="T10">'Oxygen'</text:span><text:span text:style-name="T15">,</text:span></text:p>
      <text:p text:style-name="P5">    <text:span text:style-name="T10">'Ubuntu'</text:span><text:span text:style-name="T15">, </text:span><text:span text:style-name="T10">'Cantarell'</text:span><text:span text:style-name="T15">, </text:span><text:span text:style-name="T10">'Fira Sans'</text:span><text:span text:style-name="T15">, </text:span><text:span text:style-name="T10">'Droid Sans'</text:span><text:span text:style-name="T15">, </text:span><text:span text:style-name="T10">'Helvetica Neue'</text:span><text:span text:style-name="T15">,</text:span></text:p>
      <text:p text:style-name="P5">    <text:span text:style-name="T10">sans-serif</text:span><text:span text:style-name="T15">;</text:span></text:p>
      <text:p text:style-name="P5">  <text:span text:style-name="T12">-webkit-font-smoothing</text:span><text:span text:style-name="T15">: </text:span><text:span text:style-name="T10">antialiased</text:span><text:span text:style-name="T15">;</text:span></text:p>
      <text:p text:style-name="P5">  <text:span text:style-name="T12">-moz-osx-font-smoothing</text:span><text:span text:style-name="T15">: </text:span><text:span text:style-name="T10">grayscale</text:span><text:span text:style-name="T15">;</text:span></text:p>
      <text:p text:style-name="P5">  <text:span text:style-name="T12">box-sizing</text:span><text:span text:style-name="T15">: </text:span><text:span text:style-name="T10">border-box</text:span><text:span text:style-name="T15">;</text:span></text:p>
      <text:p text:style-name="P2">}</text:p>
      <text:p text:style-name="P9"/>
      <text:p text:style-name="P2"><text:span text:style-name="T1">*</text:span> {</text:p>
      <text:p text:style-name="P5">  <text:span text:style-name="T12">box-sizing</text:span><text:span text:style-name="T15">: </text:span><text:span text:style-name="T10">border-box</text:span><text:span text:style-name="T15">;</text:span></text:p>
      <text:p text:style-name="P2">}</text:p>
      <text:p text:style-name="P1"/>
      <text:p text:style-name="P1"/>
      <text:p text:style-name="P1">index.js</text:p>
      <text:p text:style-name="P1"/>
      <text:p text:style-name="P4"><text:span text:style-name="T13">import</text:span> <text:span text:style-name="T11">React</text:span> <text:span text:style-name="T13">from</text:span> <text:span text:style-name="T9">'react'</text:span>;</text:p>
      <text:p text:style-name="P2"><text:span text:style-name="T13">import</text:span> <text:span text:style-name="T11">ReactDOM</text:span> <text:span text:style-name="T13">from</text:span> <text:span text:style-name="T9">'react-dom/client'</text:span>;</text:p>
      <text:p text:style-name="P2"><text:span text:style-name="T13">import</text:span> <text:span text:style-name="T9">'./index.css'</text:span>;</text:p>
      <text:p text:style-name="P2"><text:span text:style-name="T13">import</text:span> <text:span text:style-name="T11">App</text:span> <text:span text:style-name="T13">from</text:span> <text:span text:style-name="T9">'./App'</text:span>;</text:p>
      <text:p text:style-name="P9"/>
      <text:p text:style-name="P2"><text:span text:style-name="T1">const</text:span> <text:span text:style-name="T3">root</text:span> <text:span text:style-name="T5">=</text:span> <text:span text:style-name="T11">ReactDOM</text:span>.<text:span text:style-name="T7">createRoot</text:span>(<text:span text:style-name="T11">document</text:span>.<text:span text:style-name="T7">getElementById</text:span>(<text:span text:style-name="T9">'root'</text:span>));</text:p>
      <text:p text:style-name="P2"><text:span text:style-name="T3">root</text:span>.<text:span text:style-name="T7">render</text:span>(</text:p>
      <text:p text:style-name="P5">  <text:span text:style-name="T24">&lt;</text:span><text:span text:style-name="T20">React.StrictMode</text:span><text:span text:style-name="T24">&gt;</text:span></text:p>
      <text:p text:style-name="P5">    <text:span text:style-name="T24">&lt;</text:span><text:span text:style-name="T20">App</text:span><text:span text:style-name="T15"> </text:span><text:span text:style-name="T24">/&gt;</text:span></text:p>
      <text:p text:style-name="P5">  <text:span text:style-name="T24">&lt;/</text:span><text:span text:style-name="T20">React.StrictMode</text:span><text:span text:style-name="T24">&gt;</text:span></text:p>
      <text:p text:style-name="P2">);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8T15:11:46.136000000</meta:creation-date>
    <dc:date>2025-03-28T15:15:57.769000000</dc:date>
    <meta:editing-duration>PT4M12S</meta:editing-duration>
    <meta:editing-cycles>1</meta:editing-cycles>
    <meta:generator>Neat_Office/6.2.8.2$Windows_x86 LibreOffice_project/</meta:generator>
    <meta:document-statistic meta:table-count="0" meta:image-count="0" meta:object-count="0" meta:page-count="76" meta:paragraph-count="3544" meta:word-count="10289" meta:character-count="130755" meta:non-whitespace-character-count="85495"/>
  </office:meta>
</office:document-meta>
</file>